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0.8925in"/>
    </style:style>
    <style:style style:name="co4" style:family="table-column">
      <style:table-column-properties fo:break-before="auto" style:column-width="1.2126in"/>
    </style:style>
    <style:style style:name="co5" style:family="table-column">
      <style:table-column-properties fo:break-before="auto" style:column-width="0.7209in"/>
    </style:style>
    <style:style style:name="co6" style:family="table-column">
      <style:table-column-properties fo:break-before="auto" style:column-width="1.289in"/>
    </style:style>
    <style:style style:name="co7" style:family="table-column">
      <style:table-column-properties fo:break-before="auto" style:column-width="0.9827in"/>
    </style:style>
    <style:style style:name="co8" style:family="table-column">
      <style:table-column-properties fo:break-before="auto" style:column-width="4.3154in"/>
    </style:style>
    <style:style style:name="co9" style:family="table-column">
      <style:table-column-properties fo:break-before="auto" style:column-width="1.748in"/>
    </style:style>
    <style:style style:name="co10" style:family="table-column">
      <style:table-column-properties fo:break-before="auto" style:column-width="2.6102in"/>
    </style:style>
    <style:style style:name="co11" style:family="table-column">
      <style:table-column-properties fo:break-before="auto" style:column-width="0.8083in"/>
    </style:style>
    <style:style style:name="co12" style:family="table-column">
      <style:table-column-properties fo:break-before="auto" style:column-width="0.8299in"/>
    </style:style>
    <style:style style:name="co13" style:family="table-column">
      <style:table-column-properties fo:break-before="auto" style:column-width="2.3374in"/>
    </style:style>
    <style:style style:name="co14" style:family="table-column">
      <style:table-column-properties fo:break-before="auto" style:column-width="0.95in"/>
    </style:style>
    <style:style style:name="co15" style:family="table-column">
      <style:table-column-properties fo:break-before="auto" style:column-width="0.9173in"/>
    </style:style>
    <style:style style:name="co16" style:family="table-column">
      <style:table-column-properties fo:break-before="auto" style:column-width="0.7425in"/>
    </style:style>
    <style:style style:name="co17" style:family="table-column">
      <style:table-column-properties fo:break-before="auto" style:column-width="1.4417in"/>
    </style:style>
    <style:style style:name="co18" style:family="table-column">
      <style:table-column-properties fo:break-before="auto" style:column-width="3.4193in"/>
    </style:style>
    <style:style style:name="co19" style:family="table-column">
      <style:table-column-properties fo:break-before="auto" style:column-width="0.8736in"/>
    </style:style>
    <style:style style:name="co20" style:family="table-column">
      <style:table-column-properties fo:break-before="auto" style:column-width="0.5571in"/>
    </style:style>
    <style:style style:name="co21" style:family="table-column">
      <style:table-column-properties fo:break-before="auto" style:column-width="1.2563in"/>
    </style:style>
    <style:style style:name="co22" style:family="table-column">
      <style:table-column-properties fo:break-before="auto" style:column-width="1.0598in"/>
    </style:style>
    <style:style style:name="co23" style:family="table-column">
      <style:table-column-properties fo:break-before="auto" style:column-width="1.0811in"/>
    </style:style>
    <style:style style:name="co24" style:family="table-column">
      <style:table-column-properties fo:break-before="auto" style:column-width="1.3217in"/>
    </style:style>
    <style:style style:name="co25" style:family="table-column">
      <style:table-column-properties fo:break-before="auto" style:column-width="2.6543in"/>
    </style:style>
    <style:style style:name="ro1" style:family="table-row">
      <style:table-row-properties style:row-height="0.1783in" fo:break-before="auto" style:use-optimal-row-height="true"/>
    </style:style>
    <style:style style:name="ro2" style:family="table-row">
      <style:table-row-properties style:row-height="0.352in"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6" style:family="table-cell" style:parent-style-name="Default" style:data-style-name="N3"/>
  </office:automatic-styles>
  <office:body>
    <office:spreadsheet>
      <table:table table:name="Random " table:style-name="ta1" table:print="false">
        <office:forms form:automatic-focus="false" form:apply-design-mode="false"/>
        <table:table-column table:style-name="co22" table:default-cell-style-name="Default"/>
        <table:table-column table:style-name="co23" table:default-cell-style-name="Default"/>
        <table:table-column table:style-name="co3" table:number-columns-repeated="1022" table:default-cell-style-name="Default"/>
        <table:table-row table:style-name="ro1">
          <table:table-cell table:number-columns-repeated="1024"/>
        </table:table-row>
        <table:table-row table:style-name="ro1">
          <table:table-cell table:style-name="ce5" office:value-type="string">
            <text:p>begin</text:p>
          </table:table-cell>
          <table:table-cell table:style-name="ce5" office:value-type="string">
            <text:p>end</text:p>
          </table:table-cell>
          <table:table-cell table:style-name="ce2" office:value-type="string">
            <text:p>unit</text:p>
          </table:table-cell>
          <table:table-cell table:style-name="ce2" office:value-type="string">
            <text:p>event</text:p>
          </table:table-cell>
          <table:table-cell table:style-name="ce2" table:number-columns-repeated="1020"/>
        </table:table-row>
        <table:table-row table:style-name="ro1">
          <table:table-cell/>
          <table:table-cell office:value-type="string">
            <text:p>1E1000</text:p>
          </table:table-cell>
          <table:table-cell/>
          <table:table-cell office:value-type="string">
            <text:p>Heat Death</text:p>
          </table:table-cell>
          <table:table-cell table:number-columns-repeated="1020"/>
        </table:table-row>
        <table:table-row table:style-name="ro1">
          <table:table-cell table:number-columns-repeated="1024"/>
        </table:table-row>
        <table:table-row table:style-name="ro1">
          <table:table-cell office:value-type="float" office:value="200000">
            <text:p>200000</text:p>
          </table:table-cell>
          <table:table-cell/>
          <table:table-cell office:value-type="string">
            <text:p>kya</text:p>
          </table:table-cell>
          <table:table-cell office:value-type="string">
            <text:p>Appearance of Homo sapiens</text:p>
          </table:table-cell>
          <table:table-cell table:number-columns-repeated="2"/>
          <table:table-cell office:value-type="string">
            <text:p>200*10E+2</text:p>
          </table:table-cell>
          <table:table-cell office:value-type="float" office:value="3">
            <text:p>3</text:p>
          </table:table-cell>
          <table:table-cell table:formula="of:=[.H5]*[.G5]" office:value-type="float" office:value="0">
            <text:p>#VALUE!</text:p>
          </table:table-cell>
          <table:table-cell table:number-columns-repeated="1015"/>
        </table:table-row>
        <table:table-row table:style-name="ro1">
          <table:table-cell office:value-type="float" office:value="60000">
            <text:p>60000</text:p>
          </table:table-cell>
          <table:table-cell/>
          <table:table-cell office:value-type="string">
            <text:p>kya</text:p>
          </table:table-cell>
          <table:table-cell office:value-type="string">
            <text:p>Out-of-Africa migration</text:p>
          </table:table-cell>
          <table:table-cell table:number-columns-repeated="1020"/>
        </table:table-row>
        <table:table-row table:style-name="ro1">
          <table:table-cell office:value-type="float" office:value="20000">
            <text:p>20000</text:p>
          </table:table-cell>
          <table:table-cell/>
          <table:table-cell office:value-type="string">
            <text:p>kya</text:p>
          </table:table-cell>
          <table:table-cell office:value-type="string">
            <text:p>Last Glacial Maximum</text:p>
          </table:table-cell>
          <table:table-cell table:number-columns-repeated="1020"/>
        </table:table-row>
        <table:table-row table:style-name="ro1">
          <table:table-cell office:value-type="float" office:value="10000">
            <text:p>10000</text:p>
          </table:table-cell>
          <table:table-cell/>
          <table:table-cell office:value-type="string">
            <text:p>kya</text:p>
          </table:table-cell>
          <table:table-cell office:value-type="string">
            <text:p>Neolithic Revolution</text:p>
          </table:table-cell>
          <table:table-cell table:number-columns-repeated="3"/>
          <table:table-cell office:value-type="float" office:value="200000">
            <text:p>200000</text:p>
          </table:table-cell>
          <table:table-cell table:number-columns-repeated="1016"/>
        </table:table-row>
        <table:table-row table:style-name="ro1">
          <table:table-cell table:number-columns-repeated="1024"/>
        </table:table-row>
        <table:table-row table:style-name="ro1">
          <table:table-cell office:value-type="float" office:value="5300000">
            <text:p>5300000</text:p>
          </table:table-cell>
          <table:table-cell office:value-type="float" office:value="2600000000">
            <text:p>2600000000</text:p>
          </table:table-cell>
          <table:table-cell office:value-type="string">
            <text:p>mya</text:p>
          </table:table-cell>
          <table:table-cell office:value-type="string">
            <text:p>Pliocene</text:p>
          </table:table-cell>
          <table:table-cell table:number-columns-repeated="1020"/>
        </table:table-row>
        <table:table-row table:style-name="ro1">
          <table:table-cell office:value-type="float" office:value="780000">
            <text:p>780000</text:p>
          </table:table-cell>
          <table:table-cell/>
          <table:table-cell office:value-type="string">
            <text:p>mya</text:p>
          </table:table-cell>
          <table:table-cell office:value-type="string">
            <text:p>The last geomagnetic reversal</text:p>
          </table:table-cell>
          <table:table-cell table:number-columns-repeated="1020"/>
        </table:table-row>
        <table:table-row table:style-name="ro1">
          <table:table-cell office:value-type="float" office:value="130000">
            <text:p>130000</text:p>
          </table:table-cell>
          <table:table-cell/>
          <table:table-cell office:value-type="string">
            <text:p>mya</text:p>
          </table:table-cell>
          <table:table-cell office:value-type="string">
            <text:p>The (Eemian Stage) Ice Age started</text:p>
          </table:table-cell>
          <table:table-cell table:number-columns-repeated="1020"/>
        </table:table-row>
        <table:table-row table:style-name="ro1">
          <table:table-cell office:value-type="float" office:value="11700">
            <text:p>11700</text:p>
          </table:table-cell>
          <table:table-cell/>
          <table:table-cell office:value-type="string">
            <text:p>mya</text:p>
          </table:table-cell>
          <table:table-cell office:value-type="string">
            <text:p>The Holocene </text:p>
          </table:table-cell>
          <table:table-cell table:number-columns-repeated="1020"/>
        </table:table-row>
        <table:table-row table:style-name="ro1">
          <table:table-cell table:number-columns-repeated="1024"/>
        </table:table-row>
        <table:table-row table:style-name="ro1">
          <table:table-cell office:value-type="float" office:value="2000000000">
            <text:p>2000000000</text:p>
          </table:table-cell>
          <table:table-cell/>
          <table:table-cell office:value-type="string">
            <text:p>bya</text:p>
          </table:table-cell>
          <table:table-cell office:value-type="string">
            <text:p>Oldest Eukaryotes</text:p>
          </table:table-cell>
          <table:table-cell table:number-columns-repeated="1020"/>
        </table:table-row>
        <table:table-row table:style-name="ro1">
          <table:table-cell table:style-name="ce6" office:value-type="float" office:value="4500000000">
            <text:p>4,500,000,000</text:p>
          </table:table-cell>
          <table:table-cell/>
          <table:table-cell office:value-type="string">
            <text:p>bya</text:p>
          </table:table-cell>
          <table:table-cell office:value-type="string">
            <text:p>Age of the Earth</text:p>
          </table:table-cell>
          <table:table-cell table:number-columns-repeated="1020"/>
        </table:table-row>
        <table:table-row table:style-name="ro1">
          <table:table-cell office:value-type="float" office:value="13800000000">
            <text:p>13800000000</text:p>
          </table:table-cell>
          <table:table-cell/>
          <table:table-cell office:value-type="string">
            <text:p>bya</text:p>
          </table:table-cell>
          <table:table-cell office:value-type="string">
            <text:p>Big Bang</text:p>
          </table:table-cell>
          <table:table-cell table:number-columns-repeated="1020"/>
        </table:table-row>
        <table:table-row table:style-name="ro1">
          <table:table-cell table:number-columns-repeated="1024"/>
        </table:table-row>
        <table:table-row table:style-name="ro1">
          <table:table-cell office:value-type="string">
            <text:p>http://en.wikipedia.org/wiki/Geologic_time_scale</text:p>
          </table:table-cell>
          <table:table-cell table:number-columns-repeated="1023"/>
        </table:table-row>
      </table:table>
      <table:table table:name="Geologic" table:style-name="ta1" table:print="false">
        <office:forms form:automatic-focus="false" form:apply-design-mode="false"/>
        <table:table-column table:style-name="co3" table:number-columns-repeated="8" table:default-cell-style-name="Default"/>
        <table:table-row table:style-name="ro1">
          <table:table-cell office:value-type="string">
            <text:p>Supereon</text:p>
          </table:table-cell>
          <table:table-cell office:value-type="string">
            <text:p>Eon</text:p>
          </table:table-cell>
          <table:table-cell office:value-type="string">
            <text:p>Era</text:p>
          </table:table-cell>
          <table:table-cell office:value-type="string">
            <text:p>Period[19]</text:p>
          </table:table-cell>
          <table:table-cell office:value-type="string">
            <text:p>Epoch</text:p>
          </table:table-cell>
          <table:table-cell office:value-type="string">
            <text:p>Age[20]</text:p>
          </table:table-cell>
          <table:table-cell office:value-type="string">
            <text:p>Major events</text:p>
          </table:table-cell>
          <table:table-cell office:value-type="string">
            <text:p>Start, million years ago[20]</text:p>
          </table:table-cell>
        </table:table-row>
        <table:table-row table:style-name="ro1">
          <table:table-cell office:value-type="string" table:number-columns-spanned="1" table:number-rows-spanned="100">
            <text:p>n/a[21]</text:p>
          </table:table-cell>
          <table:table-cell office:value-type="string" table:number-columns-spanned="1" table:number-rows-spanned="100">
            <text:p>Phanerozoic</text:p>
          </table:table-cell>
          <table:table-cell office:value-type="string" table:number-columns-spanned="1" table:number-rows-spanned="22">
            <text:p>Cenozoic[22]</text:p>
          </table:table-cell>
          <table:table-cell office:value-type="string" table:number-columns-spanned="1" table:number-rows-spanned="5">
            <text:p>Quaternary</text:p>
          </table:table-cell>
          <table:table-cell office:value-type="string">
            <text:p>Holocene</text:p>
          </table:table-cell>
          <table:table-cell office:value-type="string">
            <text:p>chrons: Subatlantic ·Subboreal · Atlantic ·Boreal · Preboreal</text:p>
          </table:table-cell>
          <table:table-cell office:value-type="string">
            <text:p>Quaternary Ice Age recedes, and the currentinterglacial begins; rise of human civilization. Saharaforms from savannah, and agriculture begins. Stone Age cultures give way to Bronze Age (3300 BC) andIron Age (1200 BC), giving rise to many pre-historic cultures throughout the world. Little Ice Age (stadial) causes brief cooling in Northern Hemisphere from 1400 to 1850. Following the Industrial Revolution,Atmospheric CO2 levels rise from around 280 parts per million volume (ppmv) to the current level of 400[23] ppmv.[24][25]</text:p>
          </table:table-cell>
          <table:table-cell office:value-type="string">
            <text:p>0.0117[26]</text:p>
          </table:table-cell>
        </table:table-row>
        <table:table-row table:style-name="ro1">
          <table:covered-table-cell table:number-columns-repeated="4"/>
          <table:table-cell office:value-type="string" table:number-columns-spanned="1" table:number-rows-spanned="4">
            <text:p>Pleistocene</text:p>
          </table:table-cell>
          <table:table-cell office:value-type="string">
            <text:p>Late (locally Tarantian ·Tyrrhenian · Eemian ·Sangamonian)</text:p>
          </table:table-cell>
          <table:table-cell office:value-type="string" table:number-columns-spanned="1" table:number-rows-spanned="4">
            <text:p>Flourishing and then extinction of many largemammals (Pleistocene megafauna). Evolution of anatomically modern humans. Quaternary Ice Agecontinues with glaciations and interstadials (and the accompanying fluctuations from 100 to 300 ppmv inatmospheric CO2 levels[24][25]), further intensification of Icehouse Earth conditions, roughly 1.6 Ma. Last glacial maximum (30000 years ago),last glacial period (18000–15000 years ago). Dawn of human stone-age cultures, with increasing technical complexity relative to previous ice age cultures, such as engravings and clay statues (e.g.Venus of Lespugue), particularly in theMediterranean and Europe. Lake Toba supervolcanoerupts 75000 years before present, causing avolcanic winter that pushes humanity to the brink of extinction. Pleistocene ends with Oldest Dryas,Older Dryas/Allerød and Younger Dryas climate events, with Younger Dryas forming the boundary with the Holocene.</text:p>
          </table:table-cell>
          <table:table-cell office:value-type="float" office:value="0.126">
            <text:p>0.13</text:p>
          </table:table-cell>
        </table:table-row>
        <table:table-row table:style-name="ro1">
          <table:covered-table-cell table:number-columns-repeated="5"/>
          <table:table-cell office:value-type="string">
            <text:p>Middle (formerly Ionian)</text:p>
          </table:table-cell>
          <table:covered-table-cell/>
          <table:table-cell office:value-type="float" office:value="0.781">
            <text:p>0.78</text:p>
          </table:table-cell>
        </table:table-row>
        <table:table-row table:style-name="ro1">
          <table:covered-table-cell table:number-columns-repeated="5"/>
          <table:table-cell office:value-type="string">
            <text:p>Calabrian</text:p>
          </table:table-cell>
          <table:covered-table-cell/>
          <table:table-cell office:value-type="string">
            <text:p>1.806*</text:p>
          </table:table-cell>
        </table:table-row>
        <table:table-row table:style-name="ro1">
          <table:covered-table-cell table:number-columns-repeated="5"/>
          <table:table-cell office:value-type="string">
            <text:p>Gelasian</text:p>
          </table:table-cell>
          <table:covered-table-cell/>
          <table:table-cell office:value-type="string">
            <text:p>2.588*</text:p>
          </table:table-cell>
        </table:table-row>
        <table:table-row table:style-name="ro1">
          <table:covered-table-cell table:number-columns-repeated="3"/>
          <table:table-cell office:value-type="string" table:number-columns-spanned="1" table:number-rows-spanned="8">
            <text:p>Neogene</text:p>
          </table:table-cell>
          <table:table-cell office:value-type="string" table:number-columns-spanned="1" table:number-rows-spanned="2">
            <text:p>Pliocene</text:p>
          </table:table-cell>
          <table:table-cell office:value-type="string">
            <text:p>Piacenzian/Blancan</text:p>
          </table:table-cell>
          <table:table-cell office:value-type="string" table:number-columns-spanned="1" table:number-rows-spanned="2">
            <text:p>Intensification of present Icehouse conditions,present (Quaternary) ice age begins roughly 2.58 Ma; cool and dry climate. Australopithecines, many of the existing genera of mammals, and recentmollusks appear. Homo habilis appears.</text:p>
          </table:table-cell>
          <table:table-cell office:value-type="string">
            <text:p>3.600*</text:p>
          </table:table-cell>
        </table:table-row>
        <table:table-row table:style-name="ro1">
          <table:covered-table-cell table:number-columns-repeated="5"/>
          <table:table-cell office:value-type="string">
            <text:p>Zanclean</text:p>
          </table:table-cell>
          <table:covered-table-cell/>
          <table:table-cell office:value-type="string">
            <text:p>5.333*</text:p>
          </table:table-cell>
        </table:table-row>
        <table:table-row table:style-name="ro1">
          <table:covered-table-cell table:number-columns-repeated="4"/>
          <table:table-cell office:value-type="string" table:number-columns-spanned="1" table:number-rows-spanned="6">
            <text:p>Miocene</text:p>
          </table:table-cell>
          <table:table-cell office:value-type="string">
            <text:p>Messinian</text:p>
          </table:table-cell>
          <table:table-cell office:value-type="string" table:number-columns-spanned="1" table:number-rows-spanned="6">
            <text:p>Moderate Icehouse climate, punctuated by ice ages;Orogeny in northern hemisphere. Modern mammaland bird families become recognizable. Horses andmastodons diverse. Grasses become ubiquitous. First apes appear (for reference see the article: "Sahelanthropus tchadensis"). Kaikoura Orogenyforms Southern Alps in New Zealand, continues today. Orogeny of the Alps in Europe slows, but continues to this day. Carpathian orogeny formsCarpathian Mountains in Central and Eastern Europe. Hellenic orogeny in Greece and Aegean Sea slows, but continues to this day. Middle Miocene Disruption occurs. Widespread forests slowly draw in massive amounts of CO2, gradually lowering the level of atmospheric CO2 from 650 ppmv down to around 100 ppmv.[24][25]</text:p>
          </table:table-cell>
          <table:table-cell office:value-type="string">
            <text:p>7.246*</text:p>
          </table:table-cell>
        </table:table-row>
        <table:table-row table:style-name="ro1">
          <table:covered-table-cell table:number-columns-repeated="5"/>
          <table:table-cell office:value-type="string">
            <text:p>Tortonian</text:p>
          </table:table-cell>
          <table:covered-table-cell/>
          <table:table-cell office:value-type="string">
            <text:p>11.62*</text:p>
          </table:table-cell>
        </table:table-row>
        <table:table-row table:style-name="ro1">
          <table:covered-table-cell table:number-columns-repeated="5"/>
          <table:table-cell office:value-type="string">
            <text:p>Serravallian</text:p>
          </table:table-cell>
          <table:covered-table-cell/>
          <table:table-cell office:value-type="string">
            <text:p>13.82*</text:p>
          </table:table-cell>
        </table:table-row>
        <table:table-row table:style-name="ro1">
          <table:covered-table-cell table:number-columns-repeated="5"/>
          <table:table-cell office:value-type="string">
            <text:p>Langhian</text:p>
          </table:table-cell>
          <table:covered-table-cell/>
          <table:table-cell office:value-type="float" office:value="15.97">
            <text:p>15.97</text:p>
          </table:table-cell>
        </table:table-row>
        <table:table-row table:style-name="ro1">
          <table:covered-table-cell table:number-columns-repeated="5"/>
          <table:table-cell office:value-type="string">
            <text:p>Burdigalian</text:p>
          </table:table-cell>
          <table:covered-table-cell/>
          <table:table-cell office:value-type="float" office:value="20.44">
            <text:p>20.44</text:p>
          </table:table-cell>
        </table:table-row>
        <table:table-row table:style-name="ro1">
          <table:covered-table-cell table:number-columns-repeated="5"/>
          <table:table-cell office:value-type="string">
            <text:p>Aquitanian</text:p>
          </table:table-cell>
          <table:covered-table-cell/>
          <table:table-cell office:value-type="string">
            <text:p>23.03*</text:p>
          </table:table-cell>
        </table:table-row>
        <table:table-row table:style-name="ro1">
          <table:covered-table-cell table:number-columns-repeated="3"/>
          <table:table-cell office:value-type="string" table:number-columns-spanned="1" table:number-rows-spanned="9">
            <text:p>Paleogene</text:p>
          </table:table-cell>
          <table:table-cell office:value-type="string" table:number-columns-spanned="1" table:number-rows-spanned="2">
            <text:p>Oligocene</text:p>
          </table:table-cell>
          <table:table-cell office:value-type="string">
            <text:p>Chattian</text:p>
          </table:table-cell>
          <table:table-cell office:value-type="string" table:number-columns-spanned="1" table:number-rows-spanned="2">
            <text:p>Warm but cooling climate, moving towards Icehouse; Rapid evolution and diversification of fauna, especially mammals. Major evolution and dispersal of modern types of flowering plants</text:p>
          </table:table-cell>
          <table:table-cell office:value-type="float" office:value="28.1">
            <text:p>28.1</text:p>
          </table:table-cell>
        </table:table-row>
        <table:table-row table:style-name="ro1">
          <table:covered-table-cell table:number-columns-repeated="5"/>
          <table:table-cell office:value-type="string">
            <text:p>Rupelian</text:p>
          </table:table-cell>
          <table:covered-table-cell/>
          <table:table-cell office:value-type="string">
            <text:p>33.9*</text:p>
          </table:table-cell>
        </table:table-row>
        <table:table-row table:style-name="ro1">
          <table:covered-table-cell table:number-columns-repeated="4"/>
          <table:table-cell office:value-type="string" table:number-columns-spanned="1" table:number-rows-spanned="4">
            <text:p>Eocene</text:p>
          </table:table-cell>
          <table:table-cell office:value-type="string">
            <text:p>Priabonian</text:p>
          </table:table-cell>
          <table:table-cell office:value-type="string" table:number-columns-spanned="1" table:number-rows-spanned="4">
            <text:p>Moderate, cooling climate. Archaic mammals (e.g.Creodonts, Condylarths, Uintatheres, etc.) flourish and continue to develop during the epoch. Appearance of several "modern" mammal families. Primitive whales diversify. First grasses. Reglaciation of Antarctica and formation of its ice cap; Azolla event triggers ice age, and the Icehouse Earth climate that would follow it to this day, from the settlement and decay of seafloor algae drawing in massive amounts of atmospheric carbon dioxide,[24][25] lowering it from 3800 ppmv down to 650 ppmv. End of Laramide and Sevier Orogenies of the Rocky Mountains in North America. Orogeny of the Alps in Europe begins. Hellenic Orogeny begins in Greece and Aegean Sea.</text:p>
          </table:table-cell>
          <table:table-cell office:value-type="float" office:value="38">
            <text:p>38</text:p>
          </table:table-cell>
        </table:table-row>
        <table:table-row table:style-name="ro1">
          <table:covered-table-cell table:number-columns-repeated="5"/>
          <table:table-cell office:value-type="string">
            <text:p>Bartonian</text:p>
          </table:table-cell>
          <table:covered-table-cell/>
          <table:table-cell office:value-type="float" office:value="41.3">
            <text:p>41.3</text:p>
          </table:table-cell>
        </table:table-row>
        <table:table-row table:style-name="ro1">
          <table:covered-table-cell table:number-columns-repeated="5"/>
          <table:table-cell office:value-type="string">
            <text:p>Lutetian</text:p>
          </table:table-cell>
          <table:covered-table-cell/>
          <table:table-cell office:value-type="string">
            <text:p>47.8*</text:p>
          </table:table-cell>
        </table:table-row>
        <table:table-row table:style-name="ro1">
          <table:covered-table-cell table:number-columns-repeated="5"/>
          <table:table-cell office:value-type="string">
            <text:p>Ypresian</text:p>
          </table:table-cell>
          <table:covered-table-cell/>
          <table:table-cell office:value-type="string">
            <text:p>56.0*</text:p>
          </table:table-cell>
        </table:table-row>
        <table:table-row table:style-name="ro1">
          <table:covered-table-cell table:number-columns-repeated="4"/>
          <table:table-cell office:value-type="string" table:number-columns-spanned="1" table:number-rows-spanned="3">
            <text:p>Paleocene</text:p>
          </table:table-cell>
          <table:table-cell office:value-type="string">
            <text:p>Thanetian</text:p>
          </table:table-cell>
          <table:table-cell office:value-type="string" table:number-columns-spanned="1" table:number-rows-spanned="3">
            <text:p>Climate tropical. Modern plants appear; Mammalsdiversify into a number of primitive lineages following the extinction of the dinosaurs. First large mammals (up to bear or small hippo size). Alpine orogeny in Europe and Asia begins. Indian Subcontinent collides with Asia 55 Ma, Himalayan Orogeny starts between 52 and 48 Ma.</text:p>
          </table:table-cell>
          <table:table-cell office:value-type="string">
            <text:p>59.2*</text:p>
          </table:table-cell>
        </table:table-row>
        <table:table-row table:style-name="ro1">
          <table:covered-table-cell table:number-columns-repeated="5"/>
          <table:table-cell office:value-type="string">
            <text:p>Selandian</text:p>
          </table:table-cell>
          <table:covered-table-cell/>
          <table:table-cell office:value-type="string">
            <text:p>61.6*</text:p>
          </table:table-cell>
        </table:table-row>
        <table:table-row table:style-name="ro1">
          <table:covered-table-cell table:number-columns-repeated="5"/>
          <table:table-cell office:value-type="string">
            <text:p>Danian</text:p>
          </table:table-cell>
          <table:covered-table-cell/>
          <table:table-cell office:value-type="string">
            <text:p>66.0*</text:p>
          </table:table-cell>
        </table:table-row>
        <table:table-row table:style-name="ro1">
          <table:covered-table-cell table:number-columns-repeated="2"/>
          <table:table-cell office:value-type="string" table:number-columns-spanned="1" table:number-rows-spanned="30">
            <text:p>Mesozoic</text:p>
          </table:table-cell>
          <table:table-cell office:value-type="string" table:number-columns-spanned="1" table:number-rows-spanned="12">
            <text:p>Cretaceous</text:p>
          </table:table-cell>
          <table:table-cell office:value-type="string" table:number-columns-spanned="1" table:number-rows-spanned="6">
            <text:p>Late</text:p>
          </table:table-cell>
          <table:table-cell office:value-type="string">
            <text:p>Maastrichtian</text:p>
          </table:table-cell>
          <table:table-cell office:value-type="string" table:number-columns-spanned="1" table:number-rows-spanned="12">
            <text:p>Flowering plants proliferate, along with new types ofinsects. More modern teleost fish begin to appear.Ammonoidea, belemnites, rudist bivalves, echinoidsand sponges all common. Many new types ofdinosaurs (e.g. Tyrannosaurs, Titanosaurs, duck bills, and horned dinosaurs) evolve on land, as doEusuchia (modern crocodilians); and mosasaursand modern sharks appear in the sea. Primitivebirds gradually replace pterosaurs. Monotremes,marsupials and placental mammals appear. Break up of Gondwana. Beginning of Laramide and Sevier Orogenies of the Rocky Mountains. AtmosphericCO2 close to present-day levels.</text:p>
          </table:table-cell>
          <table:table-cell office:value-type="string">
            <text:p>72.1 ± 0.2*</text:p>
          </table:table-cell>
        </table:table-row>
        <table:table-row table:style-name="ro1">
          <table:covered-table-cell table:number-columns-repeated="5"/>
          <table:table-cell office:value-type="string">
            <text:p>Campanian</text:p>
          </table:table-cell>
          <table:covered-table-cell/>
          <table:table-cell office:value-type="string">
            <text:p>83.6 ± 0.2</text:p>
          </table:table-cell>
        </table:table-row>
        <table:table-row table:style-name="ro1">
          <table:covered-table-cell table:number-columns-repeated="5"/>
          <table:table-cell office:value-type="string">
            <text:p>Santonian</text:p>
          </table:table-cell>
          <table:covered-table-cell/>
          <table:table-cell office:value-type="string">
            <text:p>86.3 ± 0.5</text:p>
          </table:table-cell>
        </table:table-row>
        <table:table-row table:style-name="ro1">
          <table:covered-table-cell table:number-columns-repeated="5"/>
          <table:table-cell office:value-type="string">
            <text:p>Coniacian</text:p>
          </table:table-cell>
          <table:covered-table-cell/>
          <table:table-cell office:value-type="string">
            <text:p>89.8 ± 0.3</text:p>
          </table:table-cell>
        </table:table-row>
        <table:table-row table:style-name="ro1">
          <table:covered-table-cell table:number-columns-repeated="5"/>
          <table:table-cell office:value-type="string">
            <text:p>Turonian</text:p>
          </table:table-cell>
          <table:covered-table-cell/>
          <table:table-cell office:value-type="string">
            <text:p>93.9*</text:p>
          </table:table-cell>
        </table:table-row>
        <table:table-row table:style-name="ro1">
          <table:covered-table-cell table:number-columns-repeated="5"/>
          <table:table-cell office:value-type="string">
            <text:p>Cenomanian</text:p>
          </table:table-cell>
          <table:covered-table-cell/>
          <table:table-cell office:value-type="string">
            <text:p>100.5*</text:p>
          </table:table-cell>
        </table:table-row>
        <table:table-row table:style-name="ro1">
          <table:covered-table-cell table:number-columns-repeated="4"/>
          <table:table-cell office:value-type="string" table:number-columns-spanned="1" table:number-rows-spanned="6">
            <text:p>Early</text:p>
          </table:table-cell>
          <table:table-cell office:value-type="string">
            <text:p>Albian</text:p>
          </table:table-cell>
          <table:covered-table-cell/>
          <table:table-cell office:value-type="string">
            <text:p>c. 113.0</text:p>
          </table:table-cell>
        </table:table-row>
        <table:table-row table:style-name="ro1">
          <table:covered-table-cell table:number-columns-repeated="5"/>
          <table:table-cell office:value-type="string">
            <text:p>Aptian</text:p>
          </table:table-cell>
          <table:covered-table-cell/>
          <table:table-cell office:value-type="string">
            <text:p>c. 125.0</text:p>
          </table:table-cell>
        </table:table-row>
        <table:table-row table:style-name="ro1">
          <table:covered-table-cell table:number-columns-repeated="5"/>
          <table:table-cell office:value-type="string">
            <text:p>Barremian</text:p>
          </table:table-cell>
          <table:covered-table-cell/>
          <table:table-cell office:value-type="string">
            <text:p>c. 129.4</text:p>
          </table:table-cell>
        </table:table-row>
        <table:table-row table:style-name="ro1">
          <table:covered-table-cell table:number-columns-repeated="5"/>
          <table:table-cell office:value-type="string">
            <text:p>Hauterivian</text:p>
          </table:table-cell>
          <table:covered-table-cell/>
          <table:table-cell office:value-type="string">
            <text:p>c. 132.9</text:p>
          </table:table-cell>
        </table:table-row>
        <table:table-row table:style-name="ro1">
          <table:covered-table-cell table:number-columns-repeated="5"/>
          <table:table-cell office:value-type="string">
            <text:p>Valanginian</text:p>
          </table:table-cell>
          <table:covered-table-cell/>
          <table:table-cell office:value-type="string">
            <text:p>c. 139.8</text:p>
          </table:table-cell>
        </table:table-row>
        <table:table-row table:style-name="ro1">
          <table:covered-table-cell table:number-columns-repeated="5"/>
          <table:table-cell office:value-type="string">
            <text:p>Berriasian</text:p>
          </table:table-cell>
          <table:covered-table-cell/>
          <table:table-cell office:value-type="string">
            <text:p>c. 145.0</text:p>
          </table:table-cell>
        </table:table-row>
        <table:table-row table:style-name="ro1">
          <table:covered-table-cell table:number-columns-repeated="3"/>
          <table:table-cell office:value-type="string" table:number-columns-spanned="1" table:number-rows-spanned="11">
            <text:p>Jurassic</text:p>
          </table:table-cell>
          <table:table-cell office:value-type="string" table:number-columns-spanned="1" table:number-rows-spanned="3">
            <text:p>Late</text:p>
          </table:table-cell>
          <table:table-cell office:value-type="string">
            <text:p>Tithonian</text:p>
          </table:table-cell>
          <table:table-cell office:value-type="string" table:number-columns-spanned="1" table:number-rows-spanned="11">
            <text:p>Gymnosperms (especially conifers, Bennettitalesand cycads) and ferns common. Many types ofdinosaurs, such as sauropods, carnosaurs, andstegosaurs. Mammals common but small. Firstbirds and lizards. Ichthyosaurs and plesiosaursdiverse. Bivalves, Ammonites and belemnitesabundant. Sea urchins very common, along withcrinoids, starfish, sponges, and terebratulid andrhynchonellid brachiopods. Breakup of Pangaea intoGondwana and Laurasia. Nevadan orogeny in North America. Rantigata and Cimmerian Orogenies taper off. Atmospheric CO2 levels 4–5 times the present day levels (1200–1500 ppmv, compared to today's 385 ppmv[24][25]).</text:p>
          </table:table-cell>
          <table:table-cell office:value-type="string">
            <text:p>152.1 ± 0.9</text:p>
          </table:table-cell>
        </table:table-row>
        <table:table-row table:style-name="ro1">
          <table:covered-table-cell table:number-columns-repeated="5"/>
          <table:table-cell office:value-type="string">
            <text:p>Kimmeridgian</text:p>
          </table:table-cell>
          <table:covered-table-cell/>
          <table:table-cell office:value-type="string">
            <text:p>157.3 ± 1.0</text:p>
          </table:table-cell>
        </table:table-row>
        <table:table-row table:style-name="ro1">
          <table:covered-table-cell table:number-columns-repeated="5"/>
          <table:table-cell office:value-type="string">
            <text:p>Oxfordian</text:p>
          </table:table-cell>
          <table:covered-table-cell/>
          <table:table-cell office:value-type="string">
            <text:p>163.5 ± 1.0</text:p>
          </table:table-cell>
        </table:table-row>
        <table:table-row table:style-name="ro1">
          <table:covered-table-cell table:number-columns-repeated="4"/>
          <table:table-cell office:value-type="string" table:number-columns-spanned="1" table:number-rows-spanned="4">
            <text:p>Middle</text:p>
          </table:table-cell>
          <table:table-cell office:value-type="string">
            <text:p>Callovian</text:p>
          </table:table-cell>
          <table:covered-table-cell/>
          <table:table-cell office:value-type="string">
            <text:p>166.1 ± 1.2</text:p>
          </table:table-cell>
        </table:table-row>
        <table:table-row table:style-name="ro1">
          <table:covered-table-cell table:number-columns-repeated="5"/>
          <table:table-cell office:value-type="string">
            <text:p>Bathonian</text:p>
          </table:table-cell>
          <table:covered-table-cell/>
          <table:table-cell office:value-type="string">
            <text:p>168.3 ± 1.3*</text:p>
          </table:table-cell>
        </table:table-row>
        <table:table-row table:style-name="ro1">
          <table:covered-table-cell table:number-columns-repeated="5"/>
          <table:table-cell office:value-type="string">
            <text:p>Bajocian</text:p>
          </table:table-cell>
          <table:covered-table-cell/>
          <table:table-cell office:value-type="string">
            <text:p>170.3 ± 1.4*</text:p>
          </table:table-cell>
        </table:table-row>
        <table:table-row table:style-name="ro1">
          <table:covered-table-cell table:number-columns-repeated="5"/>
          <table:table-cell office:value-type="string">
            <text:p>Aalenian</text:p>
          </table:table-cell>
          <table:covered-table-cell/>
          <table:table-cell office:value-type="string">
            <text:p>174.1 ± 1.0*</text:p>
          </table:table-cell>
        </table:table-row>
        <table:table-row table:style-name="ro1">
          <table:covered-table-cell table:number-columns-repeated="4"/>
          <table:table-cell office:value-type="string" table:number-columns-spanned="1" table:number-rows-spanned="4">
            <text:p>Early</text:p>
          </table:table-cell>
          <table:table-cell office:value-type="string">
            <text:p>Toarcian</text:p>
          </table:table-cell>
          <table:covered-table-cell/>
          <table:table-cell office:value-type="string">
            <text:p>182.7 ± 0.7</text:p>
          </table:table-cell>
        </table:table-row>
        <table:table-row table:style-name="ro1">
          <table:covered-table-cell table:number-columns-repeated="5"/>
          <table:table-cell office:value-type="string">
            <text:p>Pliensbachian</text:p>
          </table:table-cell>
          <table:covered-table-cell/>
          <table:table-cell office:value-type="string">
            <text:p>190.8 ± 1.0*</text:p>
          </table:table-cell>
        </table:table-row>
        <table:table-row table:style-name="ro1">
          <table:covered-table-cell table:number-columns-repeated="5"/>
          <table:table-cell office:value-type="string">
            <text:p>Sinemurian</text:p>
          </table:table-cell>
          <table:covered-table-cell/>
          <table:table-cell office:value-type="string">
            <text:p>199.3 ± 0.3*</text:p>
          </table:table-cell>
        </table:table-row>
        <table:table-row table:style-name="ro1">
          <table:covered-table-cell table:number-columns-repeated="5"/>
          <table:table-cell office:value-type="string">
            <text:p>Hettangian</text:p>
          </table:table-cell>
          <table:covered-table-cell/>
          <table:table-cell office:value-type="string">
            <text:p>201.3 ± 0.2*</text:p>
          </table:table-cell>
        </table:table-row>
        <table:table-row table:style-name="ro1">
          <table:covered-table-cell table:number-columns-repeated="3"/>
          <table:table-cell office:value-type="string" table:number-columns-spanned="1" table:number-rows-spanned="7">
            <text:p>Triassic</text:p>
          </table:table-cell>
          <table:table-cell office:value-type="string" table:number-columns-spanned="1" table:number-rows-spanned="3">
            <text:p>Late</text:p>
          </table:table-cell>
          <table:table-cell office:value-type="string">
            <text:p>Rhaetian</text:p>
          </table:table-cell>
          <table:table-cell office:value-type="string" table:number-columns-spanned="1" table:number-rows-spanned="7">
            <text:p>Archosaurs dominant on land as dinosaurs, in the oceans as Ichthyosaurs and nothosaurs, and in the air as pterosaurs. Cynodonts become smaller and more mammal-like, while first mammals andcrocodilia appear. Dicroidiumflora common on land. Many large aquatic temnospondyl amphibians.Ceratitic ammonoids extremely common. Modern corals and teleost fish appear, as do many moderninsect clades. Andean Orogeny in South America.Cimmerian Orogeny in Asia. Rangitata Orogenybegins in New Zealand. Hunter-Bowen Orogeny inNorthern Australia, Queensland and New South Wales ends, (c. 260–225 Ma)</text:p>
          </table:table-cell>
          <table:table-cell office:value-type="string">
            <text:p>c. 208.5</text:p>
          </table:table-cell>
        </table:table-row>
        <table:table-row table:style-name="ro1">
          <table:covered-table-cell table:number-columns-repeated="5"/>
          <table:table-cell office:value-type="string">
            <text:p>Norian</text:p>
          </table:table-cell>
          <table:covered-table-cell/>
          <table:table-cell office:value-type="string">
            <text:p>c. 228</text:p>
          </table:table-cell>
        </table:table-row>
        <table:table-row table:style-name="ro1">
          <table:covered-table-cell table:number-columns-repeated="5"/>
          <table:table-cell office:value-type="string">
            <text:p>Carnian</text:p>
          </table:table-cell>
          <table:covered-table-cell/>
          <table:table-cell office:value-type="string">
            <text:p>c. 235*</text:p>
          </table:table-cell>
        </table:table-row>
        <table:table-row table:style-name="ro1">
          <table:covered-table-cell table:number-columns-repeated="4"/>
          <table:table-cell office:value-type="string" table:number-columns-spanned="1" table:number-rows-spanned="2">
            <text:p>Middle</text:p>
          </table:table-cell>
          <table:table-cell office:value-type="string">
            <text:p>Ladinian</text:p>
          </table:table-cell>
          <table:covered-table-cell/>
          <table:table-cell office:value-type="string">
            <text:p>c. 242*</text:p>
          </table:table-cell>
        </table:table-row>
        <table:table-row table:style-name="ro1">
          <table:covered-table-cell table:number-columns-repeated="5"/>
          <table:table-cell office:value-type="string">
            <text:p>Anisian</text:p>
          </table:table-cell>
          <table:covered-table-cell/>
          <table:table-cell office:value-type="float" office:value="247.2">
            <text:p>247.2</text:p>
          </table:table-cell>
        </table:table-row>
        <table:table-row table:style-name="ro1">
          <table:covered-table-cell table:number-columns-repeated="4"/>
          <table:table-cell office:value-type="string" table:number-columns-spanned="1" table:number-rows-spanned="2">
            <text:p>Early</text:p>
          </table:table-cell>
          <table:table-cell office:value-type="string">
            <text:p>Olenekian</text:p>
          </table:table-cell>
          <table:covered-table-cell/>
          <table:table-cell office:value-type="float" office:value="251.2">
            <text:p>251.2</text:p>
          </table:table-cell>
        </table:table-row>
        <table:table-row table:style-name="ro1">
          <table:covered-table-cell table:number-columns-repeated="5"/>
          <table:table-cell office:value-type="string">
            <text:p>Induan</text:p>
          </table:table-cell>
          <table:covered-table-cell/>
          <table:table-cell office:value-type="string">
            <text:p>252.2 ± 0.5*</text:p>
          </table:table-cell>
        </table:table-row>
        <table:table-row table:style-name="ro1">
          <table:covered-table-cell table:number-columns-repeated="2"/>
          <table:table-cell office:value-type="string" table:number-columns-spanned="1" table:number-rows-spanned="48">
            <text:p>Paleozoic</text:p>
          </table:table-cell>
          <table:table-cell office:value-type="string" table:number-columns-spanned="1" table:number-rows-spanned="9">
            <text:p>Permian</text:p>
          </table:table-cell>
          <table:table-cell office:value-type="string" table:number-columns-spanned="1" table:number-rows-spanned="2">
            <text:p>Lopingian</text:p>
          </table:table-cell>
          <table:table-cell office:value-type="string">
            <text:p>Changhsingian</text:p>
          </table:table-cell>
          <table:table-cell office:value-type="string" table:number-columns-spanned="1" table:number-rows-spanned="9">
            <text:p>Landmasses unite into supercontinent Pangaea, creating the Appalachians. End of Permo-Carboniferous glaciation. Synapsid reptiles(pelycosaurs and therapsids) become plentiful, while parareptiles and temnospondyl amphibiansremain common. In the mid-Permian, coal-age flora are replaced by cone-bearing gymnosperms (the first true seed plants) and by the first true mosses.Beetles and flies evolve. Marine life flourishes in warm shallow reefs; productid and spiriferidbrachiopods, bivalves, forams, and ammonoids all abundant. Permian-Triassic extinction event occurs 251Ma: 95% of life on Earth becomes extinct, including all trilobites, graptolites, and blastoids.Ouachita and Innuitian orogenies in North America.Uralian orogeny in Europe/Asia tapers off. Altaidorogeny in Asia. Hunter-Bowen Orogeny onAustralian Continent begins (c. 260–225 Ma), forming the MacDonnell Ranges.</text:p>
          </table:table-cell>
          <table:table-cell office:value-type="string">
            <text:p>254.2 ± 0.1*</text:p>
          </table:table-cell>
        </table:table-row>
        <table:table-row table:style-name="ro1">
          <table:covered-table-cell table:number-columns-repeated="5"/>
          <table:table-cell office:value-type="string">
            <text:p>Wuchiapingian</text:p>
          </table:table-cell>
          <table:covered-table-cell/>
          <table:table-cell office:value-type="string">
            <text:p>259.9 ± 0.4*</text:p>
          </table:table-cell>
        </table:table-row>
        <table:table-row table:style-name="ro1">
          <table:covered-table-cell table:number-columns-repeated="4"/>
          <table:table-cell office:value-type="string" table:number-columns-spanned="1" table:number-rows-spanned="3">
            <text:p>Guadalupian</text:p>
          </table:table-cell>
          <table:table-cell office:value-type="string">
            <text:p>Capitanian</text:p>
          </table:table-cell>
          <table:covered-table-cell/>
          <table:table-cell office:value-type="string">
            <text:p>265.1 ± 0.4*</text:p>
          </table:table-cell>
        </table:table-row>
        <table:table-row table:style-name="ro1">
          <table:covered-table-cell table:number-columns-repeated="5"/>
          <table:table-cell office:value-type="string">
            <text:p>Wordian/Kazanian</text:p>
          </table:table-cell>
          <table:covered-table-cell/>
          <table:table-cell office:value-type="string">
            <text:p>268.8 ± 0.5*</text:p>
          </table:table-cell>
        </table:table-row>
        <table:table-row table:style-name="ro1">
          <table:covered-table-cell table:number-columns-repeated="5"/>
          <table:table-cell office:value-type="string">
            <text:p>Roadian/Ufimian</text:p>
          </table:table-cell>
          <table:covered-table-cell/>
          <table:table-cell office:value-type="string">
            <text:p>272.3 ± 0.5*</text:p>
          </table:table-cell>
        </table:table-row>
        <table:table-row table:style-name="ro1">
          <table:covered-table-cell table:number-columns-repeated="4"/>
          <table:table-cell office:value-type="string" table:number-columns-spanned="1" table:number-rows-spanned="4">
            <text:p>Cisuralian</text:p>
          </table:table-cell>
          <table:table-cell office:value-type="string">
            <text:p>Kungurian</text:p>
          </table:table-cell>
          <table:covered-table-cell/>
          <table:table-cell office:value-type="string">
            <text:p>279.3 ± 0.6</text:p>
          </table:table-cell>
        </table:table-row>
        <table:table-row table:style-name="ro1">
          <table:covered-table-cell table:number-columns-repeated="5"/>
          <table:table-cell office:value-type="string">
            <text:p>Artinskian</text:p>
          </table:table-cell>
          <table:covered-table-cell/>
          <table:table-cell office:value-type="string">
            <text:p>290.1 ± 0.1</text:p>
          </table:table-cell>
        </table:table-row>
        <table:table-row table:style-name="ro1">
          <table:covered-table-cell table:number-columns-repeated="5"/>
          <table:table-cell office:value-type="string">
            <text:p>Sakmarian</text:p>
          </table:table-cell>
          <table:covered-table-cell/>
          <table:table-cell office:value-type="string">
            <text:p>295.5 ± 0.4</text:p>
          </table:table-cell>
        </table:table-row>
        <table:table-row table:style-name="ro1">
          <table:covered-table-cell table:number-columns-repeated="5"/>
          <table:table-cell office:value-type="string">
            <text:p>Asselian</text:p>
          </table:table-cell>
          <table:covered-table-cell/>
          <table:table-cell office:value-type="string">
            <text:p>298.9 ± 0.2*</text:p>
          </table:table-cell>
        </table:table-row>
        <table:table-row table:style-name="ro1">
          <table:covered-table-cell table:number-columns-repeated="3"/>
          <table:table-cell office:value-type="string" table:number-columns-spanned="1" table:number-rows-spanned="7">
            <text:p>Carbon-iferous[27]</text:p>
          </table:table-cell>
          <table:table-cell office:value-type="string" table:number-columns-spanned="1" table:number-rows-spanned="4">
            <text:p>Pennsylvanian</text:p>
          </table:table-cell>
          <table:table-cell office:value-type="string">
            <text:p>Gzhelian</text:p>
          </table:table-cell>
          <table:table-cell office:value-type="string" table:number-columns-spanned="1" table:number-rows-spanned="4">
            <text:p>Winged insects radiate suddenly; some (esp.Protodonata and Palaeodictyoptera) are quite large.Amphibians common and diverse. First reptiles andcoal forests (scale trees, ferns, club trees, giant horsetails, Cordaites, etc.). Highest-everatmospheric oxygen levels. Goniatites, brachiopods, bryozoa, bivalves, and corals plentiful in the seas and oceans. Testate forams proliferate. Uralian orogeny in Europe and Asia. Variscan orogenyoccurs towards middle and late Mississippian Periods.</text:p>
          </table:table-cell>
          <table:table-cell office:value-type="string">
            <text:p>303.7 ± 0.1</text:p>
          </table:table-cell>
        </table:table-row>
        <table:table-row table:style-name="ro1">
          <table:covered-table-cell table:number-columns-repeated="5"/>
          <table:table-cell office:value-type="string">
            <text:p>Kasimovian</text:p>
          </table:table-cell>
          <table:covered-table-cell/>
          <table:table-cell office:value-type="string">
            <text:p>307.0 ± 0.1</text:p>
          </table:table-cell>
        </table:table-row>
        <table:table-row table:style-name="ro1">
          <table:covered-table-cell table:number-columns-repeated="5"/>
          <table:table-cell office:value-type="string">
            <text:p>Moscovian</text:p>
          </table:table-cell>
          <table:covered-table-cell/>
          <table:table-cell office:value-type="string">
            <text:p>315.2 ± 0.2</text:p>
          </table:table-cell>
        </table:table-row>
        <table:table-row table:style-name="ro1">
          <table:covered-table-cell table:number-columns-repeated="5"/>
          <table:table-cell office:value-type="string">
            <text:p>Bashkirian</text:p>
          </table:table-cell>
          <table:covered-table-cell/>
          <table:table-cell office:value-type="string">
            <text:p>323.2 ± 0.4*</text:p>
          </table:table-cell>
        </table:table-row>
        <table:table-row table:style-name="ro1">
          <table:covered-table-cell table:number-columns-repeated="4"/>
          <table:table-cell office:value-type="string" table:number-columns-spanned="1" table:number-rows-spanned="3">
            <text:p>Mississippian</text:p>
          </table:table-cell>
          <table:table-cell office:value-type="string">
            <text:p>Serpukhovian</text:p>
          </table:table-cell>
          <table:table-cell office:value-type="string" table:number-columns-spanned="1" table:number-rows-spanned="3">
            <text:p>Large primitive trees, first land vertebrates, and amphibious sea-scorpions live amid coal-forming coastal swamps. Lobe-finned rhizodonts are dominant big fresh-water predators. In the oceans, early sharks are common and quite diverse;echinoderms (especially crinoids and blastoids) abundant. Corals, bryozoa, goniatites and brachiopods (Productida, Spiriferida, etc.) very common, but trilobites and nautiloids decline.Glaciation in East Gondwana. Tuhua Orogeny in New Zealand tapers off.</text:p>
          </table:table-cell>
          <table:table-cell office:value-type="string">
            <text:p>330.9 ± 0.2</text:p>
          </table:table-cell>
        </table:table-row>
        <table:table-row table:style-name="ro1">
          <table:covered-table-cell table:number-columns-repeated="5"/>
          <table:table-cell office:value-type="string">
            <text:p>Viséan</text:p>
          </table:table-cell>
          <table:covered-table-cell/>
          <table:table-cell office:value-type="string">
            <text:p>346.7 ± 0.4*</text:p>
          </table:table-cell>
        </table:table-row>
        <table:table-row table:style-name="ro1">
          <table:covered-table-cell table:number-columns-repeated="5"/>
          <table:table-cell office:value-type="string">
            <text:p>Tournaisian</text:p>
          </table:table-cell>
          <table:covered-table-cell/>
          <table:table-cell office:value-type="string">
            <text:p>358.9 ± 0.4*</text:p>
          </table:table-cell>
        </table:table-row>
        <table:table-row table:style-name="ro1">
          <table:covered-table-cell table:number-columns-repeated="3"/>
          <table:table-cell office:value-type="string" table:number-columns-spanned="1" table:number-rows-spanned="7">
            <text:p>Devonian</text:p>
          </table:table-cell>
          <table:table-cell office:value-type="string" table:number-columns-spanned="1" table:number-rows-spanned="2">
            <text:p>Late</text:p>
          </table:table-cell>
          <table:table-cell office:value-type="string">
            <text:p>Famennian</text:p>
          </table:table-cell>
          <table:table-cell office:value-type="string" table:number-columns-spanned="1" table:number-rows-spanned="7">
            <text:p>First clubmosses, horsetails and ferns appear, as do the first seed-bearing plants (progymnosperms), first trees (the progymnosperm Archaeopteris), and first (wingless) insects. Strophomenid and atrypidbrachiopods, rugose and tabulate corals, andcrinoids are all abundant in the oceans. Goniatiteammonoids are plentiful, while squid-like coleoidsarise. Trilobites and armoured agnaths decline, while jawed fishes (placoderms, lobe-finned andray-finned fish, and early sharks) rule the seas. Firstamphibians still aquatic. "Old Red Continent" ofEuramerica. Beginning of Acadian Orogeny for Anti-Atlas Mountains of North Africa, and Appalachian Mountains of North America, also the Antler,Variscan, and Tuhua Orogeny in New Zealand.</text:p>
          </table:table-cell>
          <table:table-cell office:value-type="string">
            <text:p>372.2 ± 1.6*</text:p>
          </table:table-cell>
        </table:table-row>
        <table:table-row table:style-name="ro1">
          <table:covered-table-cell table:number-columns-repeated="5"/>
          <table:table-cell office:value-type="string">
            <text:p>Frasnian</text:p>
          </table:table-cell>
          <table:covered-table-cell/>
          <table:table-cell office:value-type="string">
            <text:p>382.7 ± 1.6*</text:p>
          </table:table-cell>
        </table:table-row>
        <table:table-row table:style-name="ro1">
          <table:covered-table-cell table:number-columns-repeated="4"/>
          <table:table-cell office:value-type="string" table:number-columns-spanned="1" table:number-rows-spanned="2">
            <text:p>Middle</text:p>
          </table:table-cell>
          <table:table-cell office:value-type="string">
            <text:p>Givetian</text:p>
          </table:table-cell>
          <table:covered-table-cell/>
          <table:table-cell office:value-type="string">
            <text:p>387.7 ± 0.8*</text:p>
          </table:table-cell>
        </table:table-row>
        <table:table-row table:style-name="ro1">
          <table:covered-table-cell table:number-columns-repeated="5"/>
          <table:table-cell office:value-type="string">
            <text:p>Eifelian</text:p>
          </table:table-cell>
          <table:covered-table-cell/>
          <table:table-cell office:value-type="string">
            <text:p>393.3 ± 1.2*</text:p>
          </table:table-cell>
        </table:table-row>
        <table:table-row table:style-name="ro1">
          <table:covered-table-cell table:number-columns-repeated="4"/>
          <table:table-cell office:value-type="string" table:number-columns-spanned="1" table:number-rows-spanned="3">
            <text:p>Early</text:p>
          </table:table-cell>
          <table:table-cell office:value-type="string">
            <text:p>Emsian</text:p>
          </table:table-cell>
          <table:covered-table-cell/>
          <table:table-cell office:value-type="string">
            <text:p>407.6 ± 2.6*</text:p>
          </table:table-cell>
        </table:table-row>
        <table:table-row table:style-name="ro1">
          <table:covered-table-cell table:number-columns-repeated="5"/>
          <table:table-cell office:value-type="string">
            <text:p>Pragian</text:p>
          </table:table-cell>
          <table:covered-table-cell/>
          <table:table-cell office:value-type="string">
            <text:p>410.8 ± 2.8*</text:p>
          </table:table-cell>
        </table:table-row>
        <table:table-row table:style-name="ro1">
          <table:covered-table-cell table:number-columns-repeated="5"/>
          <table:table-cell office:value-type="string">
            <text:p>Lochkovian</text:p>
          </table:table-cell>
          <table:covered-table-cell/>
          <table:table-cell office:value-type="string">
            <text:p>419.2 ± 3.2*</text:p>
          </table:table-cell>
        </table:table-row>
        <table:table-row table:style-name="ro1">
          <table:covered-table-cell table:number-columns-repeated="3"/>
          <table:table-cell office:value-type="string" table:number-columns-spanned="1" table:number-rows-spanned="8">
            <text:p>Silurian</text:p>
          </table:table-cell>
          <table:table-cell office:value-type="string" table:number-columns-spanned="2" table:number-rows-spanned="1">
            <text:p>Pridoli</text:p>
          </table:table-cell>
          <table:covered-table-cell/>
          <table:table-cell office:value-type="string" table:number-columns-spanned="1" table:number-rows-spanned="8">
            <text:p>First Vascular plants (the rhyniophytes and their relatives), first millipedes and arthropleurids on land. First jawed fishes, as well as many armouredjawless fish, populate the seas. Sea-scorpionsreach large size. Tabulate and rugose corals,brachiopods (Pentamerida, Rhynchonellida, etc.), and crinoids all abundant. Trilobites and mollusksdiverse; graptolites not as varied. Beginning ofCaledonian Orogeny for hills in England, Ireland, Wales, Scotland, and the Scandinavian Mountains. Also continued into Devonian period as the Acadian Orogeny, above. Taconic Orogeny tapers off. Lachlan Orogeny on Australian Continent tapers off.</text:p>
          </table:table-cell>
          <table:table-cell office:value-type="string">
            <text:p>423.0 ± 2.3*</text:p>
          </table:table-cell>
        </table:table-row>
        <table:table-row table:style-name="ro1">
          <table:covered-table-cell table:number-columns-repeated="4"/>
          <table:table-cell office:value-type="string" table:number-columns-spanned="1" table:number-rows-spanned="2">
            <text:p>Ludlow/Cayugan</text:p>
          </table:table-cell>
          <table:table-cell office:value-type="string">
            <text:p>Ludfordian</text:p>
          </table:table-cell>
          <table:covered-table-cell/>
          <table:table-cell office:value-type="string">
            <text:p>425.6 ± 0.9*</text:p>
          </table:table-cell>
        </table:table-row>
        <table:table-row table:style-name="ro1">
          <table:covered-table-cell table:number-columns-repeated="5"/>
          <table:table-cell office:value-type="string">
            <text:p>Gorstian</text:p>
          </table:table-cell>
          <table:covered-table-cell/>
          <table:table-cell office:value-type="string">
            <text:p>427.4 ± 0.5*</text:p>
          </table:table-cell>
        </table:table-row>
        <table:table-row table:style-name="ro1">
          <table:covered-table-cell table:number-columns-repeated="4"/>
          <table:table-cell office:value-type="string" table:number-columns-spanned="1" table:number-rows-spanned="2">
            <text:p>Wenlock</text:p>
          </table:table-cell>
          <table:table-cell office:value-type="string">
            <text:p>Homerian/Lockportian</text:p>
          </table:table-cell>
          <table:covered-table-cell/>
          <table:table-cell office:value-type="string">
            <text:p>430.5 ± 0.7*</text:p>
          </table:table-cell>
        </table:table-row>
        <table:table-row table:style-name="ro1">
          <table:covered-table-cell table:number-columns-repeated="5"/>
          <table:table-cell office:value-type="string">
            <text:p>Sheinwoodian/Tonawandan</text:p>
          </table:table-cell>
          <table:covered-table-cell/>
          <table:table-cell office:value-type="string">
            <text:p>433.4 ± 0.8*</text:p>
          </table:table-cell>
        </table:table-row>
        <table:table-row table:style-name="ro1">
          <table:covered-table-cell table:number-columns-repeated="4"/>
          <table:table-cell office:value-type="string" table:number-columns-spanned="1" table:number-rows-spanned="3">
            <text:p>Llandovery/</text:p>
            <text:p>Alexandrian</text:p>
          </table:table-cell>
          <table:table-cell office:value-type="string">
            <text:p>Telychian/Ontarian</text:p>
          </table:table-cell>
          <table:covered-table-cell/>
          <table:table-cell office:value-type="string">
            <text:p>438.5 ± 1.1*</text:p>
          </table:table-cell>
        </table:table-row>
        <table:table-row table:style-name="ro1">
          <table:covered-table-cell table:number-columns-repeated="5"/>
          <table:table-cell office:value-type="string">
            <text:p>Aeronian</text:p>
          </table:table-cell>
          <table:covered-table-cell/>
          <table:table-cell office:value-type="string">
            <text:p>440.8 ± 1.2*</text:p>
          </table:table-cell>
        </table:table-row>
        <table:table-row table:style-name="ro1">
          <table:covered-table-cell table:number-columns-repeated="5"/>
          <table:table-cell office:value-type="string">
            <text:p>Rhuddanian</text:p>
          </table:table-cell>
          <table:covered-table-cell/>
          <table:table-cell office:value-type="string">
            <text:p>443.4 ± 1.5*</text:p>
          </table:table-cell>
        </table:table-row>
        <table:table-row table:style-name="ro1">
          <table:covered-table-cell table:number-columns-repeated="3"/>
          <table:table-cell office:value-type="string" table:number-columns-spanned="1" table:number-rows-spanned="7">
            <text:p>Ordovician</text:p>
          </table:table-cell>
          <table:table-cell office:value-type="string" table:number-columns-spanned="1" table:number-rows-spanned="3">
            <text:p>Late</text:p>
          </table:table-cell>
          <table:table-cell office:value-type="string">
            <text:p>Hirnantian</text:p>
          </table:table-cell>
          <table:table-cell office:value-type="string" table:number-columns-spanned="1" table:number-rows-spanned="7">
            <text:p>Invertebrates diversify into many new types (e.g., long straight-shelled cephalopods). Early corals, articulate brachiopods (Orthida, Strophomenida, etc.), bivalves, nautiloids, trilobites, ostracods,bryozoa, many types of echinoderms (crinoids,cystoids, starfish, etc.), branched graptolites, and other taxa all common. Conodonts (early planktonicvertebrates) appear. First green plants and fungi on land. Ice age at end of period.</text:p>
          </table:table-cell>
          <table:table-cell office:value-type="string">
            <text:p>445.2 ± 1.4*</text:p>
          </table:table-cell>
        </table:table-row>
        <table:table-row table:style-name="ro1">
          <table:covered-table-cell table:number-columns-repeated="5"/>
          <table:table-cell office:value-type="string">
            <text:p>Katian</text:p>
          </table:table-cell>
          <table:covered-table-cell/>
          <table:table-cell office:value-type="string">
            <text:p>453.0 ± 0.7*</text:p>
          </table:table-cell>
        </table:table-row>
        <table:table-row table:style-name="ro1">
          <table:covered-table-cell table:number-columns-repeated="5"/>
          <table:table-cell office:value-type="string">
            <text:p>Sandbian</text:p>
          </table:table-cell>
          <table:covered-table-cell/>
          <table:table-cell office:value-type="string">
            <text:p>458.4 ± 0.9*</text:p>
          </table:table-cell>
        </table:table-row>
        <table:table-row table:style-name="ro1">
          <table:covered-table-cell table:number-columns-repeated="4"/>
          <table:table-cell office:value-type="string" table:number-columns-spanned="1" table:number-rows-spanned="2">
            <text:p>Middle</text:p>
          </table:table-cell>
          <table:table-cell office:value-type="string">
            <text:p>Darriwilian</text:p>
          </table:table-cell>
          <table:covered-table-cell/>
          <table:table-cell office:value-type="string">
            <text:p>467.3 ± 1.1*</text:p>
          </table:table-cell>
        </table:table-row>
        <table:table-row table:style-name="ro1">
          <table:covered-table-cell table:number-columns-repeated="5"/>
          <table:table-cell office:value-type="string">
            <text:p>Dapingian</text:p>
          </table:table-cell>
          <table:covered-table-cell/>
          <table:table-cell office:value-type="string">
            <text:p>470.0 ± 1.4*</text:p>
          </table:table-cell>
        </table:table-row>
        <table:table-row table:style-name="ro2">
          <table:covered-table-cell table:number-columns-repeated="4"/>
          <table:table-cell office:value-type="string" table:number-columns-spanned="1" table:number-rows-spanned="2">
            <text:p>Early</text:p>
          </table:table-cell>
          <table:table-cell office:value-type="string">
            <text:p>Floian</text:p>
            <text:p>(formerly Arenig)</text:p>
          </table:table-cell>
          <table:covered-table-cell/>
          <table:table-cell office:value-type="string">
            <text:p>477.7 ± 1.4*</text:p>
          </table:table-cell>
        </table:table-row>
        <table:table-row table:style-name="ro1">
          <table:covered-table-cell table:number-columns-repeated="5"/>
          <table:table-cell office:value-type="string">
            <text:p>Tremadocian</text:p>
          </table:table-cell>
          <table:covered-table-cell/>
          <table:table-cell office:value-type="string">
            <text:p>485.4 ± 1.9*</text:p>
          </table:table-cell>
        </table:table-row>
        <table:table-row table:style-name="ro1">
          <table:covered-table-cell table:number-columns-repeated="3"/>
          <table:table-cell office:value-type="string" table:number-columns-spanned="1" table:number-rows-spanned="10">
            <text:p>Cambrian</text:p>
          </table:table-cell>
          <table:table-cell office:value-type="string" table:number-columns-spanned="1" table:number-rows-spanned="3">
            <text:p>Furongian</text:p>
          </table:table-cell>
          <table:table-cell office:value-type="string">
            <text:p>Stage 10</text:p>
          </table:table-cell>
          <table:table-cell office:value-type="string" table:number-columns-spanned="1" table:number-rows-spanned="10">
            <text:p>Major diversification of life in the Cambrian Explosion. Numerous fossils; most modern animalphyla appear. First chordates appear, along with a number of extinct, problematic phyla. Reef-buildingArchaeocyatha abundant; then vanish. Trilobites,priapulid worms, sponges, inarticulate brachiopods(unhinged lampshells), and many other animals numerous. Anomalocarids are giant predators, while many Ediacaran fauna die out. Prokaryotes,protists (e.g., forams), fungi and algae continue to present day. Gondwana emerges. Petermann Orogeny on the Australian Continent tapers off (550–535 Ma). Ross Orogeny in Antarctica. Adelaide Geosyncline (Delamerian Orogeny), majority of orogenic activity from 514–500Ma. Lachlan Orogenyon Australian Continent, c. 540–440Ma. AtmosphericCO2 content roughly 20–35 times present-day (Holocene) levels (6000 ppmv compared to today's 385 ppmv)[24][25]</text:p>
          </table:table-cell>
          <table:table-cell office:value-type="string">
            <text:p>c. 489.5</text:p>
          </table:table-cell>
        </table:table-row>
        <table:table-row table:style-name="ro1">
          <table:covered-table-cell table:number-columns-repeated="5"/>
          <table:table-cell office:value-type="string">
            <text:p>Jiangshanian</text:p>
          </table:table-cell>
          <table:covered-table-cell/>
          <table:table-cell office:value-type="string">
            <text:p>c. 494*</text:p>
          </table:table-cell>
        </table:table-row>
        <table:table-row table:style-name="ro1">
          <table:covered-table-cell table:number-columns-repeated="5"/>
          <table:table-cell office:value-type="string">
            <text:p>Paibian</text:p>
          </table:table-cell>
          <table:covered-table-cell/>
          <table:table-cell office:value-type="string">
            <text:p>c. 497*</text:p>
          </table:table-cell>
        </table:table-row>
        <table:table-row table:style-name="ro1">
          <table:covered-table-cell table:number-columns-repeated="4"/>
          <table:table-cell office:value-type="string" table:number-columns-spanned="1" table:number-rows-spanned="3">
            <text:p>Series 3</text:p>
          </table:table-cell>
          <table:table-cell office:value-type="string">
            <text:p>Guzhangian</text:p>
          </table:table-cell>
          <table:covered-table-cell/>
          <table:table-cell office:value-type="string">
            <text:p>c. 500.5*</text:p>
          </table:table-cell>
        </table:table-row>
        <table:table-row table:style-name="ro1">
          <table:covered-table-cell table:number-columns-repeated="5"/>
          <table:table-cell office:value-type="string">
            <text:p>Drumian</text:p>
          </table:table-cell>
          <table:covered-table-cell/>
          <table:table-cell office:value-type="string">
            <text:p>c. 504.5*</text:p>
          </table:table-cell>
        </table:table-row>
        <table:table-row table:style-name="ro1">
          <table:covered-table-cell table:number-columns-repeated="5"/>
          <table:table-cell office:value-type="string">
            <text:p>Stage 5</text:p>
          </table:table-cell>
          <table:covered-table-cell/>
          <table:table-cell office:value-type="string">
            <text:p>c. 509</text:p>
          </table:table-cell>
        </table:table-row>
        <table:table-row table:style-name="ro1">
          <table:covered-table-cell table:number-columns-repeated="4"/>
          <table:table-cell office:value-type="string" table:number-columns-spanned="1" table:number-rows-spanned="2">
            <text:p>Series 2</text:p>
          </table:table-cell>
          <table:table-cell office:value-type="string">
            <text:p>Stage 4</text:p>
          </table:table-cell>
          <table:covered-table-cell/>
          <table:table-cell office:value-type="string">
            <text:p>c. 514</text:p>
          </table:table-cell>
        </table:table-row>
        <table:table-row table:style-name="ro1">
          <table:covered-table-cell table:number-columns-repeated="5"/>
          <table:table-cell office:value-type="string">
            <text:p>Stage 3</text:p>
          </table:table-cell>
          <table:covered-table-cell/>
          <table:table-cell office:value-type="string">
            <text:p>c. 521</text:p>
          </table:table-cell>
        </table:table-row>
        <table:table-row table:style-name="ro1">
          <table:covered-table-cell table:number-columns-repeated="4"/>
          <table:table-cell office:value-type="string" table:number-columns-spanned="1" table:number-rows-spanned="2">
            <text:p>Terreneuvian</text:p>
          </table:table-cell>
          <table:table-cell office:value-type="string">
            <text:p>Stage 2</text:p>
          </table:table-cell>
          <table:covered-table-cell/>
          <table:table-cell office:value-type="string">
            <text:p>c. 529</text:p>
          </table:table-cell>
        </table:table-row>
        <table:table-row table:style-name="ro1">
          <table:covered-table-cell table:number-columns-repeated="5"/>
          <table:table-cell office:value-type="string">
            <text:p>Fortunian</text:p>
          </table:table-cell>
          <table:covered-table-cell/>
          <table:table-cell office:value-type="string">
            <text:p>541.0 ± 1.0*</text:p>
          </table:table-cell>
        </table:table-row>
        <table:table-row table:style-name="ro1">
          <table:table-cell office:value-type="string" table:number-columns-spanned="1" table:number-rows-spanned="18">
            <text:p>Precam-brian[28]</text:p>
          </table:table-cell>
          <table:table-cell office:value-type="string" table:number-columns-spanned="1" table:number-rows-spanned="10">
            <text:p>Proter-ozoic[29]</text:p>
          </table:table-cell>
          <table:table-cell office:value-type="string" table:number-columns-spanned="1" table:number-rows-spanned="3">
            <text:p>Neo-proterozoic[29]</text:p>
          </table:table-cell>
          <table:table-cell office:value-type="string">
            <text:p>Ediacaran</text:p>
          </table:table-cell>
          <table:table-cell office:value-type="string" table:number-columns-spanned="3" table:number-rows-spanned="1">
            <text:p>Good fossils of the first multi-celled animals. Ediacaran biota flourish worldwide in seas. Simpletrace fossils of possible worm-like Trichophycus, etc. First sponges and trilobitomorphs. Enigmatic forms include many soft-jellied creatures shaped like bags, disks, or quilts (likeDickinsonia).Taconic Orogeny in North America. Aravalli Range orogeny in Indian Subcontinent. Beginning ofPetermann Orogeny on Australian Continent. Beardmore Orogeny in Antarctica, 633–620Ma.</text:p>
          </table:table-cell>
          <table:covered-table-cell table:number-columns-repeated="2"/>
          <table:table-cell office:value-type="string">
            <text:p>c. 635*</text:p>
          </table:table-cell>
        </table:table-row>
        <table:table-row table:style-name="ro1">
          <table:covered-table-cell table:number-columns-repeated="3"/>
          <table:table-cell office:value-type="string">
            <text:p>Cryogenian</text:p>
          </table:table-cell>
          <table:table-cell office:value-type="string" table:number-columns-spanned="3" table:number-rows-spanned="1">
            <text:p>Possible "Snowball Earth" period. Fossils still rare. Rodinia landmass begins to break up. Late Ruker / Nimrod Orogeny in Antarctica tapers off.</text:p>
          </table:table-cell>
          <table:covered-table-cell table:number-columns-repeated="2"/>
          <table:table-cell office:value-type="string">
            <text:p>850[30]</text:p>
          </table:table-cell>
        </table:table-row>
        <table:table-row table:style-name="ro1">
          <table:covered-table-cell table:number-columns-repeated="3"/>
          <table:table-cell office:value-type="string">
            <text:p>Tonian</text:p>
          </table:table-cell>
          <table:table-cell office:value-type="string" table:number-columns-spanned="3" table:number-rows-spanned="1">
            <text:p>Rodinia supercontinent persists. Trace fossils of simple multi-celled eukaryotes. First radiation ofdinoflagellate-like acritarchs. Grenville Orogeny tapers off in North America. Pan-African orogeny in Africa. Lake Ruker / Nimrod Orogeny in Antarctica, 1000 ± 150 Ma. Edmundian Orogeny (c. 920 - 850Ma), Gascoyne Complex, Western Australia. Adelaide Geosyncline laid down on Australian Continent, beginning of Adelaide Geosyncline (Delamerian Orogeny) in that continent.</text:p>
          </table:table-cell>
          <table:covered-table-cell table:number-columns-repeated="2"/>
          <table:table-cell office:value-type="string">
            <text:p>1000[30]</text:p>
          </table:table-cell>
        </table:table-row>
        <table:table-row table:style-name="ro1">
          <table:covered-table-cell table:number-columns-repeated="2"/>
          <table:table-cell office:value-type="string" table:number-columns-spanned="1" table:number-rows-spanned="3">
            <text:p>Meso-proterozoic[29]</text:p>
          </table:table-cell>
          <table:table-cell office:value-type="string">
            <text:p>Stenian</text:p>
          </table:table-cell>
          <table:table-cell office:value-type="string" table:number-columns-spanned="3" table:number-rows-spanned="1">
            <text:p>Narrow highly metamorphic belts due to orogeny as Rodinia forms. Late Ruker / Nimrod Orogeny in Antarctica possibly begins. Musgrave Orogeny (c. 1080 Ma), Musgrave Block, Central Australia.</text:p>
          </table:table-cell>
          <table:covered-table-cell table:number-columns-repeated="2"/>
          <table:table-cell office:value-type="string">
            <text:p>1200[30]</text:p>
          </table:table-cell>
        </table:table-row>
        <table:table-row table:style-name="ro1">
          <table:covered-table-cell table:number-columns-repeated="3"/>
          <table:table-cell office:value-type="string">
            <text:p>Ectasian</text:p>
          </table:table-cell>
          <table:table-cell office:value-type="string" table:number-columns-spanned="3" table:number-rows-spanned="1">
            <text:p>Platform covers continue to expand. Green algae colonies in the seas. Grenville Orogeny in North America.</text:p>
          </table:table-cell>
          <table:covered-table-cell table:number-columns-repeated="2"/>
          <table:table-cell office:value-type="string">
            <text:p>1400[30]</text:p>
          </table:table-cell>
        </table:table-row>
        <table:table-row table:style-name="ro1">
          <table:covered-table-cell table:number-columns-repeated="3"/>
          <table:table-cell office:value-type="string">
            <text:p>Calymmian</text:p>
          </table:table-cell>
          <table:table-cell office:value-type="string" table:number-columns-spanned="3" table:number-rows-spanned="1">
            <text:p>Platform covers expand. Barramundi Orogeny, McArthur Basin, Northern Australia, and Isan Orogeny, c.1600 Ma, Mount Isa Block, Queensland</text:p>
          </table:table-cell>
          <table:covered-table-cell table:number-columns-repeated="2"/>
          <table:table-cell office:value-type="string">
            <text:p>1600[30]</text:p>
          </table:table-cell>
        </table:table-row>
        <table:table-row table:style-name="ro1">
          <table:covered-table-cell table:number-columns-repeated="2"/>
          <table:table-cell office:value-type="string" table:number-columns-spanned="1" table:number-rows-spanned="4">
            <text:p>Paleo-proterozoic[29]</text:p>
          </table:table-cell>
          <table:table-cell office:value-type="string">
            <text:p>Statherian</text:p>
          </table:table-cell>
          <table:table-cell office:value-type="string" table:number-columns-spanned="3" table:number-rows-spanned="1">
            <text:p>First complex single-celled life: protists with nuclei. Columbia is the primordial supercontinent. Kimban Orogeny in Australian Continent ends. Yapungku Orogeny on Yilgarn craton, in Western Australia. Mangaroon Orogeny, 1680–1620 Ma, on the Gascoyne Complex in Western Australia. Kararan Orogeny (1650-Ma), Gawler Craton, South Australia.</text:p>
          </table:table-cell>
          <table:covered-table-cell table:number-columns-repeated="2"/>
          <table:table-cell office:value-type="string">
            <text:p>1800[30]</text:p>
          </table:table-cell>
        </table:table-row>
        <table:table-row table:style-name="ro1">
          <table:covered-table-cell table:number-columns-repeated="3"/>
          <table:table-cell office:value-type="string">
            <text:p>Orosirian</text:p>
          </table:table-cell>
          <table:table-cell office:value-type="string" table:number-columns-spanned="3" table:number-rows-spanned="1">
            <text:p>The atmosphere becomes oxygenic. Vredefort and Sudbury Basin asteroid impacts. Much orogeny.Penokean and Trans-Hudsonian Orogenies in North America. Early Ruker Orogeny in Antarctica, 2000 - 1700 Ma. Glenburgh Orogeny, Glenburgh Terrane, Australian Continent c. 2005–1920 Ma. Kimban Orogeny, Gawler craton in Australian Continent begins.</text:p>
          </table:table-cell>
          <table:covered-table-cell table:number-columns-repeated="2"/>
          <table:table-cell office:value-type="string">
            <text:p>2050[30]</text:p>
          </table:table-cell>
        </table:table-row>
        <table:table-row table:style-name="ro1">
          <table:covered-table-cell table:number-columns-repeated="3"/>
          <table:table-cell office:value-type="string">
            <text:p>Rhyacian</text:p>
          </table:table-cell>
          <table:table-cell office:value-type="string" table:number-columns-spanned="3" table:number-rows-spanned="1">
            <text:p>Bushveld Igneous Complex forms. Huronian glaciation.</text:p>
          </table:table-cell>
          <table:covered-table-cell table:number-columns-repeated="2"/>
          <table:table-cell office:value-type="string">
            <text:p>2300[30]</text:p>
          </table:table-cell>
        </table:table-row>
        <table:table-row table:style-name="ro1">
          <table:covered-table-cell table:number-columns-repeated="3"/>
          <table:table-cell office:value-type="string">
            <text:p>Siderian</text:p>
          </table:table-cell>
          <table:table-cell office:value-type="string" table:number-columns-spanned="3" table:number-rows-spanned="1">
            <text:p>Oxygen catastrophe: banded iron formations forms. Sleaford Orogeny on Australian Continent,Gawler Craton 2440–2420 Ma.</text:p>
          </table:table-cell>
          <table:covered-table-cell table:number-columns-repeated="2"/>
          <table:table-cell office:value-type="string">
            <text:p>2500[30]</text:p>
          </table:table-cell>
        </table:table-row>
        <table:table-row table:style-name="ro1">
          <table:covered-table-cell/>
          <table:table-cell office:value-type="string" table:number-columns-spanned="1" table:number-rows-spanned="4">
            <text:p>Archean[29]</text:p>
          </table:table-cell>
          <table:table-cell office:value-type="string">
            <text:p>Neoarchean[29]</text:p>
          </table:table-cell>
          <table:table-cell office:value-type="string" table:number-columns-spanned="4" table:number-rows-spanned="1">
            <text:p>Stabilization of most modern cratons; possible mantle overturn event. Insell Orogeny, 2650 ± 150 Ma. Abitibi greenstone belt in present-day Ontario and Quebec begins to form, stabilizes by 2600 Ma.</text:p>
          </table:table-cell>
          <table:covered-table-cell table:number-columns-repeated="3"/>
          <table:table-cell office:value-type="string">
            <text:p>2800[30]</text:p>
          </table:table-cell>
        </table:table-row>
        <table:table-row table:style-name="ro1">
          <table:covered-table-cell table:number-columns-repeated="2"/>
          <table:table-cell office:value-type="string">
            <text:p>Mesoarchean[29]</text:p>
          </table:table-cell>
          <table:table-cell office:value-type="string" table:number-columns-spanned="4" table:number-rows-spanned="1">
            <text:p>First stromatolites (probably colonial cyanobacteria). Oldest macrofossils. Humboldt Orogeny in Antarctica.Blake River Megacaldera Complex begins to form in present-day Ontario and Quebec, ends by roughly 2696Ma.</text:p>
          </table:table-cell>
          <table:covered-table-cell table:number-columns-repeated="3"/>
          <table:table-cell office:value-type="string">
            <text:p>3200[30]</text:p>
          </table:table-cell>
        </table:table-row>
        <table:table-row table:style-name="ro1">
          <table:covered-table-cell table:number-columns-repeated="2"/>
          <table:table-cell office:value-type="string">
            <text:p>Paleoarchean[29]</text:p>
          </table:table-cell>
          <table:table-cell office:value-type="string" table:number-columns-spanned="4" table:number-rows-spanned="1">
            <text:p>First known oxygen-producing bacteria. Oldest definitive microfossils. Oldest cratons on Earth (such as theCanadian Shield and the Pilbara Craton) may have formed during this period[31]. Rayner Orogeny in Antarctica.</text:p>
          </table:table-cell>
          <table:covered-table-cell table:number-columns-repeated="3"/>
          <table:table-cell office:value-type="string">
            <text:p>3600[30]</text:p>
          </table:table-cell>
        </table:table-row>
        <table:table-row table:style-name="ro1">
          <table:covered-table-cell table:number-columns-repeated="2"/>
          <table:table-cell office:value-type="string">
            <text:p>Eoarchean[29]</text:p>
          </table:table-cell>
          <table:table-cell office:value-type="string" table:number-columns-spanned="4" table:number-rows-spanned="1">
            <text:p>Simple single-celled life (probably bacteria and archaea). Oldest probable microfossils.</text:p>
          </table:table-cell>
          <table:covered-table-cell table:number-columns-repeated="3"/>
          <table:table-cell office:value-type="float" office:value="4000">
            <text:p>4000</text:p>
          </table:table-cell>
        </table:table-row>
        <table:table-row table:style-name="ro1">
          <table:covered-table-cell/>
          <table:table-cell office:value-type="string" table:number-columns-spanned="1" table:number-rows-spanned="4">
            <text:p>Hadean</text:p>
            <text:p>[29][32]</text:p>
          </table:table-cell>
          <table:table-cell office:value-type="string">
            <text:p>Early Imbrian[29][33]</text:p>
          </table:table-cell>
          <table:table-cell office:value-type="string" table:number-columns-spanned="4" table:number-rows-spanned="1">
            <text:p>Indirect photosynthetic evidence (e.g., kerogen) of primordial life. This era overlaps the end of the Late Heavy Bombardment of the inner solar system.</text:p>
          </table:table-cell>
          <table:covered-table-cell table:number-columns-repeated="3"/>
          <table:table-cell office:value-type="string">
            <text:p>c.4100</text:p>
          </table:table-cell>
        </table:table-row>
        <table:table-row table:style-name="ro1">
          <table:covered-table-cell table:number-columns-repeated="2"/>
          <table:table-cell office:value-type="string">
            <text:p>Nectarian[29][33]</text:p>
          </table:table-cell>
          <table:table-cell office:value-type="string" table:number-columns-spanned="4" table:number-rows-spanned="1">
            <text:p>This unit gets its name from the lunar geologic timescale when the Nectaris Basin and other greater lunar basins form by big impact events.</text:p>
          </table:table-cell>
          <table:covered-table-cell table:number-columns-repeated="3"/>
          <table:table-cell office:value-type="string">
            <text:p>c.4300</text:p>
          </table:table-cell>
        </table:table-row>
        <table:table-row table:style-name="ro1">
          <table:covered-table-cell table:number-columns-repeated="2"/>
          <table:table-cell office:value-type="string">
            <text:p>Basin Groups[29][33]</text:p>
          </table:table-cell>
          <table:table-cell office:value-type="string" table:number-columns-spanned="4" table:number-rows-spanned="1">
            <text:p>Oldest known rock (4030 Ma)[34]. The first life forms and self-replicating RNA molecules evolve around 4000 Ma, after the Late Heavy Bombardment ends on Earth. Napier Orogeny in Antarctica, 4000 ± 200 Ma.</text:p>
          </table:table-cell>
          <table:covered-table-cell table:number-columns-repeated="3"/>
          <table:table-cell office:value-type="string">
            <text:p>c.4500</text:p>
          </table:table-cell>
        </table:table-row>
        <table:table-row table:style-name="ro1">
          <table:covered-table-cell table:number-columns-repeated="2"/>
          <table:table-cell office:value-type="string">
            <text:p>Cryptic[29][33]</text:p>
          </table:table-cell>
          <table:table-cell office:value-type="string" table:number-columns-spanned="4" table:number-rows-spanned="1">
            <text:p>Oldest known mineral (Zircon, 4404 ± 8 Ma).[35] Formation of Moon(4533 Ma), probably from giant impact. Formation of Earth (4567.17 to 4570Ma)</text:p>
          </table:table-cell>
          <table:covered-table-cell table:number-columns-repeated="3"/>
          <table:table-cell office:value-type="string">
            <text:p>c.4567</text:p>
          </table:table-cell>
        </table:table-row>
      </table:table>
      <table:table table:name="Age" table:style-name="ta1" table:print="false">
        <office:forms form:automatic-focus="false" form:apply-design-mode="false"/>
        <table:table-column table:style-name="co4" table:default-cell-style-name="Default"/>
        <table:table-column table:style-name="co5" table:number-columns-repeated="2" table:default-cell-style-name="Default"/>
        <table:table-column table:style-name="co6" table:default-cell-style-name="Default"/>
        <table:table-column table:style-name="co7" table:default-cell-style-name="Default"/>
        <table:table-column table:style-name="co5" table:default-cell-style-name="Default"/>
        <table:table-column table:style-name="co8" table:default-cell-style-name="Default"/>
        <table:table-column table:style-name="co3" table:default-cell-style-name="ce4"/>
        <table:table-row table:style-name="ro1">
          <table:table-cell table:style-name="ce2" office:value-type="string">
            <text:p>Start Year</text:p>
          </table:table-cell>
          <table:table-cell table:style-name="ce2" office:value-type="string">
            <text:p>Start StDev</text:p>
          </table:table-cell>
          <table:table-cell table:style-name="ce2" office:value-type="string">
            <text:p>Start Note</text:p>
          </table:table-cell>
          <table:table-cell table:style-name="ce2" office:value-type="string">
            <text:p>End Year</text:p>
          </table:table-cell>
          <table:table-cell table:style-name="ce2" office:value-type="string">
            <text:p>End StDev</text:p>
          </table:table-cell>
          <table:table-cell table:style-name="ce2" office:value-type="string">
            <text:p>End Note</text:p>
          </table:table-cell>
          <table:table-cell table:style-name="ce2" office:value-type="string">
            <text:p>Age</text:p>
          </table:table-cell>
          <table:table-cell table:style-name="ce3"/>
        </table:table-row>
        <table:table-row table:style-name="ro1">
          <table:table-cell office:value-type="float" office:value="11700">
            <text:p>11700</text:p>
          </table:table-cell>
          <table:table-cell table:number-columns-repeated="2"/>
          <table:table-cell office:value-type="float" office:value="0">
            <text:p>0</text:p>
          </table:table-cell>
          <table:table-cell table:number-columns-repeated="2"/>
          <table:table-cell office:value-type="string">
            <text:p>chrons: Subatlantic ·Subboreal · Atlantic ·Boreal · Preboreal</text:p>
          </table:table-cell>
          <table:table-cell/>
        </table:table-row>
        <table:table-row table:style-name="ro1">
          <table:table-cell office:value-type="float" office:value="126000">
            <text:p>126000</text:p>
          </table:table-cell>
          <table:table-cell table:number-columns-repeated="2"/>
          <table:table-cell office:value-type="float" office:value="11700">
            <text:p>11700</text:p>
          </table:table-cell>
          <table:table-cell table:number-columns-repeated="2"/>
          <table:table-cell office:value-type="string">
            <text:p>Late (locally Tarantian ·Tyrrhenian · Eemian ·Sangamonian)</text:p>
          </table:table-cell>
          <table:table-cell/>
        </table:table-row>
        <table:table-row table:style-name="ro1">
          <table:table-cell office:value-type="float" office:value="781000">
            <text:p>781000</text:p>
          </table:table-cell>
          <table:table-cell table:number-columns-repeated="2"/>
          <table:table-cell office:value-type="float" office:value="126000">
            <text:p>126000</text:p>
          </table:table-cell>
          <table:table-cell table:number-columns-repeated="2"/>
          <table:table-cell office:value-type="string">
            <text:p>Middle (formerly Ionian)</text:p>
          </table:table-cell>
          <table:table-cell/>
        </table:table-row>
        <table:table-row table:style-name="ro1">
          <table:table-cell office:value-type="float" office:value="1806000">
            <text:p>1806000</text:p>
          </table:table-cell>
          <table:table-cell table:number-columns-repeated="2"/>
          <table:table-cell office:value-type="float" office:value="781000">
            <text:p>781000</text:p>
          </table:table-cell>
          <table:table-cell table:number-columns-repeated="2"/>
          <table:table-cell office:value-type="string">
            <text:p>Calabrian</text:p>
          </table:table-cell>
          <table:table-cell/>
        </table:table-row>
        <table:table-row table:style-name="ro1">
          <table:table-cell office:value-type="float" office:value="2588000">
            <text:p>2588000</text:p>
          </table:table-cell>
          <table:table-cell table:number-columns-repeated="2"/>
          <table:table-cell office:value-type="float" office:value="1806000">
            <text:p>1806000</text:p>
          </table:table-cell>
          <table:table-cell table:number-columns-repeated="2"/>
          <table:table-cell office:value-type="string">
            <text:p>Gelasian</text:p>
          </table:table-cell>
          <table:table-cell/>
        </table:table-row>
        <table:table-row table:style-name="ro1">
          <table:table-cell office:value-type="float" office:value="3600000">
            <text:p>3600000</text:p>
          </table:table-cell>
          <table:table-cell table:number-columns-repeated="2"/>
          <table:table-cell office:value-type="float" office:value="2588000">
            <text:p>2588000</text:p>
          </table:table-cell>
          <table:table-cell table:number-columns-repeated="2"/>
          <table:table-cell office:value-type="string">
            <text:p>Piacenzian/Blancan</text:p>
          </table:table-cell>
          <table:table-cell/>
        </table:table-row>
        <table:table-row table:style-name="ro1">
          <table:table-cell office:value-type="float" office:value="5333000">
            <text:p>5333000</text:p>
          </table:table-cell>
          <table:table-cell table:number-columns-repeated="2"/>
          <table:table-cell office:value-type="float" office:value="3600000">
            <text:p>3600000</text:p>
          </table:table-cell>
          <table:table-cell table:number-columns-repeated="2"/>
          <table:table-cell office:value-type="string">
            <text:p>Zanclean</text:p>
          </table:table-cell>
          <table:table-cell/>
        </table:table-row>
        <table:table-row table:style-name="ro1">
          <table:table-cell office:value-type="float" office:value="7246000">
            <text:p>7246000</text:p>
          </table:table-cell>
          <table:table-cell table:number-columns-repeated="2"/>
          <table:table-cell office:value-type="float" office:value="5333000">
            <text:p>5333000</text:p>
          </table:table-cell>
          <table:table-cell table:number-columns-repeated="2"/>
          <table:table-cell office:value-type="string">
            <text:p>Messinian</text:p>
          </table:table-cell>
          <table:table-cell/>
        </table:table-row>
        <table:table-row table:style-name="ro1">
          <table:table-cell office:value-type="float" office:value="11620000">
            <text:p>11620000</text:p>
          </table:table-cell>
          <table:table-cell table:number-columns-repeated="2"/>
          <table:table-cell office:value-type="float" office:value="7246000">
            <text:p>7246000</text:p>
          </table:table-cell>
          <table:table-cell table:number-columns-repeated="2"/>
          <table:table-cell office:value-type="string">
            <text:p>Tortonian</text:p>
          </table:table-cell>
          <table:table-cell/>
        </table:table-row>
        <table:table-row table:style-name="ro1">
          <table:table-cell office:value-type="float" office:value="13820000">
            <text:p>13820000</text:p>
          </table:table-cell>
          <table:table-cell table:number-columns-repeated="2"/>
          <table:table-cell office:value-type="float" office:value="11620000">
            <text:p>11620000</text:p>
          </table:table-cell>
          <table:table-cell table:number-columns-repeated="2"/>
          <table:table-cell office:value-type="string">
            <text:p>Serravallian</text:p>
          </table:table-cell>
          <table:table-cell/>
        </table:table-row>
        <table:table-row table:style-name="ro1">
          <table:table-cell office:value-type="float" office:value="15970000">
            <text:p>15970000</text:p>
          </table:table-cell>
          <table:table-cell table:number-columns-repeated="2"/>
          <table:table-cell office:value-type="float" office:value="13820000">
            <text:p>13820000</text:p>
          </table:table-cell>
          <table:table-cell table:number-columns-repeated="2"/>
          <table:table-cell office:value-type="string">
            <text:p>Langhian</text:p>
          </table:table-cell>
          <table:table-cell/>
        </table:table-row>
        <table:table-row table:style-name="ro1">
          <table:table-cell office:value-type="float" office:value="20440000">
            <text:p>20440000</text:p>
          </table:table-cell>
          <table:table-cell table:number-columns-repeated="2"/>
          <table:table-cell office:value-type="float" office:value="15970000">
            <text:p>15970000</text:p>
          </table:table-cell>
          <table:table-cell table:number-columns-repeated="2"/>
          <table:table-cell office:value-type="string">
            <text:p>Burdigalian</text:p>
          </table:table-cell>
          <table:table-cell/>
        </table:table-row>
        <table:table-row table:style-name="ro1">
          <table:table-cell office:value-type="float" office:value="23030000">
            <text:p>23030000</text:p>
          </table:table-cell>
          <table:table-cell table:number-columns-repeated="2"/>
          <table:table-cell office:value-type="float" office:value="20440000">
            <text:p>20440000</text:p>
          </table:table-cell>
          <table:table-cell table:number-columns-repeated="2"/>
          <table:table-cell office:value-type="string">
            <text:p>Aquitanian</text:p>
          </table:table-cell>
          <table:table-cell/>
        </table:table-row>
        <table:table-row table:style-name="ro1">
          <table:table-cell office:value-type="float" office:value="28100000">
            <text:p>28100000</text:p>
          </table:table-cell>
          <table:table-cell table:number-columns-repeated="2"/>
          <table:table-cell office:value-type="float" office:value="23030000">
            <text:p>23030000</text:p>
          </table:table-cell>
          <table:table-cell table:number-columns-repeated="2"/>
          <table:table-cell office:value-type="string">
            <text:p>Chattian</text:p>
          </table:table-cell>
          <table:table-cell/>
        </table:table-row>
        <table:table-row table:style-name="ro1">
          <table:table-cell office:value-type="float" office:value="33900000">
            <text:p>33900000</text:p>
          </table:table-cell>
          <table:table-cell table:number-columns-repeated="2"/>
          <table:table-cell office:value-type="float" office:value="28100000">
            <text:p>28100000</text:p>
          </table:table-cell>
          <table:table-cell table:number-columns-repeated="2"/>
          <table:table-cell office:value-type="string">
            <text:p>Rupelian</text:p>
          </table:table-cell>
          <table:table-cell/>
        </table:table-row>
        <table:table-row table:style-name="ro1">
          <table:table-cell office:value-type="float" office:value="38000000">
            <text:p>38000000</text:p>
          </table:table-cell>
          <table:table-cell table:number-columns-repeated="2"/>
          <table:table-cell office:value-type="float" office:value="33900000">
            <text:p>33900000</text:p>
          </table:table-cell>
          <table:table-cell table:number-columns-repeated="2"/>
          <table:table-cell office:value-type="string">
            <text:p>Priabonian</text:p>
          </table:table-cell>
          <table:table-cell/>
        </table:table-row>
        <table:table-row table:style-name="ro1">
          <table:table-cell office:value-type="float" office:value="41300000">
            <text:p>41300000</text:p>
          </table:table-cell>
          <table:table-cell table:number-columns-repeated="2"/>
          <table:table-cell office:value-type="float" office:value="38000000">
            <text:p>38000000</text:p>
          </table:table-cell>
          <table:table-cell table:number-columns-repeated="2"/>
          <table:table-cell office:value-type="string">
            <text:p>Bartonian</text:p>
          </table:table-cell>
          <table:table-cell/>
        </table:table-row>
        <table:table-row table:style-name="ro1">
          <table:table-cell office:value-type="float" office:value="47800000">
            <text:p>47800000</text:p>
          </table:table-cell>
          <table:table-cell table:number-columns-repeated="2"/>
          <table:table-cell office:value-type="float" office:value="41300000">
            <text:p>41300000</text:p>
          </table:table-cell>
          <table:table-cell table:number-columns-repeated="2"/>
          <table:table-cell office:value-type="string">
            <text:p>Lutetian</text:p>
          </table:table-cell>
          <table:table-cell/>
        </table:table-row>
        <table:table-row table:style-name="ro1">
          <table:table-cell office:value-type="float" office:value="56000000">
            <text:p>56000000</text:p>
          </table:table-cell>
          <table:table-cell table:number-columns-repeated="2"/>
          <table:table-cell office:value-type="float" office:value="47800000">
            <text:p>47800000</text:p>
          </table:table-cell>
          <table:table-cell table:number-columns-repeated="2"/>
          <table:table-cell office:value-type="string">
            <text:p>Ypresian</text:p>
          </table:table-cell>
          <table:table-cell/>
        </table:table-row>
        <table:table-row table:style-name="ro1">
          <table:table-cell office:value-type="float" office:value="59200000">
            <text:p>59200000</text:p>
          </table:table-cell>
          <table:table-cell table:number-columns-repeated="2"/>
          <table:table-cell office:value-type="float" office:value="56000000">
            <text:p>56000000</text:p>
          </table:table-cell>
          <table:table-cell table:number-columns-repeated="2"/>
          <table:table-cell office:value-type="string">
            <text:p>Thanetian</text:p>
          </table:table-cell>
          <table:table-cell/>
        </table:table-row>
        <table:table-row table:style-name="ro1">
          <table:table-cell office:value-type="float" office:value="61600000">
            <text:p>61600000</text:p>
          </table:table-cell>
          <table:table-cell table:number-columns-repeated="2"/>
          <table:table-cell office:value-type="float" office:value="59200000">
            <text:p>59200000</text:p>
          </table:table-cell>
          <table:table-cell table:number-columns-repeated="2"/>
          <table:table-cell office:value-type="string">
            <text:p>Selandian</text:p>
          </table:table-cell>
          <table:table-cell/>
        </table:table-row>
        <table:table-row table:style-name="ro1">
          <table:table-cell office:value-type="float" office:value="66000000">
            <text:p>66000000</text:p>
          </table:table-cell>
          <table:table-cell table:number-columns-repeated="2"/>
          <table:table-cell office:value-type="float" office:value="61600000">
            <text:p>61600000</text:p>
          </table:table-cell>
          <table:table-cell table:number-columns-repeated="2"/>
          <table:table-cell office:value-type="string">
            <text:p>Danian</text:p>
          </table:table-cell>
          <table:table-cell/>
        </table:table-row>
        <table:table-row table:style-name="ro1">
          <table:table-cell office:value-type="float" office:value="72100000">
            <text:p>72100000</text:p>
          </table:table-cell>
          <table:table-cell table:number-columns-repeated="2"/>
          <table:table-cell office:value-type="float" office:value="66000000">
            <text:p>66000000</text:p>
          </table:table-cell>
          <table:table-cell table:number-columns-repeated="2"/>
          <table:table-cell office:value-type="string">
            <text:p>Maastrichtian</text:p>
          </table:table-cell>
          <table:table-cell/>
        </table:table-row>
        <table:table-row table:style-name="ro1">
          <table:table-cell office:value-type="float" office:value="83600000">
            <text:p>83600000</text:p>
          </table:table-cell>
          <table:table-cell office:value-type="float" office:value="200000">
            <text:p>200000</text:p>
          </table:table-cell>
          <table:table-cell/>
          <table:table-cell office:value-type="float" office:value="72100000">
            <text:p>72100000</text:p>
          </table:table-cell>
          <table:table-cell table:number-columns-repeated="2"/>
          <table:table-cell office:value-type="string">
            <text:p>Campanian</text:p>
          </table:table-cell>
          <table:table-cell/>
        </table:table-row>
        <table:table-row table:style-name="ro1">
          <table:table-cell office:value-type="float" office:value="86300000">
            <text:p>86300000</text:p>
          </table:table-cell>
          <table:table-cell office:value-type="float" office:value="500000">
            <text:p>500000</text:p>
          </table:table-cell>
          <table:table-cell/>
          <table:table-cell office:value-type="float" office:value="83600000">
            <text:p>83600000</text:p>
          </table:table-cell>
          <table:table-cell office:value-type="float" office:value="200000">
            <text:p>200000</text:p>
          </table:table-cell>
          <table:table-cell/>
          <table:table-cell office:value-type="string">
            <text:p>Santonian</text:p>
          </table:table-cell>
          <table:table-cell/>
        </table:table-row>
        <table:table-row table:style-name="ro1">
          <table:table-cell office:value-type="float" office:value="89800000">
            <text:p>89800000</text:p>
          </table:table-cell>
          <table:table-cell office:value-type="float" office:value="300000">
            <text:p>300000</text:p>
          </table:table-cell>
          <table:table-cell/>
          <table:table-cell office:value-type="float" office:value="86300000">
            <text:p>86300000</text:p>
          </table:table-cell>
          <table:table-cell office:value-type="float" office:value="500000">
            <text:p>500000</text:p>
          </table:table-cell>
          <table:table-cell/>
          <table:table-cell office:value-type="string">
            <text:p>Coniacian</text:p>
          </table:table-cell>
          <table:table-cell/>
        </table:table-row>
        <table:table-row table:style-name="ro1">
          <table:table-cell office:value-type="float" office:value="93900000">
            <text:p>93900000</text:p>
          </table:table-cell>
          <table:table-cell table:number-columns-repeated="2"/>
          <table:table-cell office:value-type="float" office:value="89800000">
            <text:p>89800000</text:p>
          </table:table-cell>
          <table:table-cell office:value-type="float" office:value="300000">
            <text:p>300000</text:p>
          </table:table-cell>
          <table:table-cell/>
          <table:table-cell office:value-type="string">
            <text:p>Turonian</text:p>
          </table:table-cell>
          <table:table-cell/>
        </table:table-row>
        <table:table-row table:style-name="ro1">
          <table:table-cell office:value-type="float" office:value="100500000">
            <text:p>100500000</text:p>
          </table:table-cell>
          <table:table-cell table:number-columns-repeated="2"/>
          <table:table-cell office:value-type="float" office:value="93900000">
            <text:p>93900000</text:p>
          </table:table-cell>
          <table:table-cell table:number-columns-repeated="2"/>
          <table:table-cell office:value-type="string">
            <text:p>Cenomanian</text:p>
          </table:table-cell>
          <table:table-cell/>
        </table:table-row>
        <table:table-row table:style-name="ro1">
          <table:table-cell office:value-type="float" office:value="113000000">
            <text:p>113000000</text:p>
          </table:table-cell>
          <table:table-cell/>
          <table:table-cell office:value-type="string">
            <text:p>c</text:p>
          </table:table-cell>
          <table:table-cell office:value-type="float" office:value="100500000">
            <text:p>100500000</text:p>
          </table:table-cell>
          <table:table-cell table:number-columns-repeated="2"/>
          <table:table-cell office:value-type="string">
            <text:p>Albian</text:p>
          </table:table-cell>
          <table:table-cell/>
        </table:table-row>
        <table:table-row table:style-name="ro1">
          <table:table-cell office:value-type="float" office:value="125000000">
            <text:p>125000000</text:p>
          </table:table-cell>
          <table:table-cell/>
          <table:table-cell office:value-type="string">
            <text:p>c</text:p>
          </table:table-cell>
          <table:table-cell office:value-type="float" office:value="113000000">
            <text:p>113000000</text:p>
          </table:table-cell>
          <table:table-cell/>
          <table:table-cell office:value-type="string">
            <text:p>c</text:p>
          </table:table-cell>
          <table:table-cell office:value-type="string">
            <text:p>Aptian</text:p>
          </table:table-cell>
          <table:table-cell/>
        </table:table-row>
        <table:table-row table:style-name="ro1">
          <table:table-cell office:value-type="float" office:value="129400000">
            <text:p>129400000</text:p>
          </table:table-cell>
          <table:table-cell/>
          <table:table-cell office:value-type="string">
            <text:p>c</text:p>
          </table:table-cell>
          <table:table-cell office:value-type="float" office:value="125000000">
            <text:p>125000000</text:p>
          </table:table-cell>
          <table:table-cell/>
          <table:table-cell office:value-type="string">
            <text:p>c</text:p>
          </table:table-cell>
          <table:table-cell office:value-type="string">
            <text:p>Barremian</text:p>
          </table:table-cell>
          <table:table-cell/>
        </table:table-row>
        <table:table-row table:style-name="ro1">
          <table:table-cell office:value-type="float" office:value="132900000">
            <text:p>132900000</text:p>
          </table:table-cell>
          <table:table-cell/>
          <table:table-cell office:value-type="string">
            <text:p>c</text:p>
          </table:table-cell>
          <table:table-cell office:value-type="float" office:value="129400000">
            <text:p>129400000</text:p>
          </table:table-cell>
          <table:table-cell/>
          <table:table-cell office:value-type="string">
            <text:p>c</text:p>
          </table:table-cell>
          <table:table-cell office:value-type="string">
            <text:p>Hauterivian</text:p>
          </table:table-cell>
          <table:table-cell/>
        </table:table-row>
        <table:table-row table:style-name="ro1">
          <table:table-cell office:value-type="float" office:value="139800000">
            <text:p>139800000</text:p>
          </table:table-cell>
          <table:table-cell/>
          <table:table-cell office:value-type="string">
            <text:p>c</text:p>
          </table:table-cell>
          <table:table-cell office:value-type="float" office:value="132900000">
            <text:p>132900000</text:p>
          </table:table-cell>
          <table:table-cell/>
          <table:table-cell office:value-type="string">
            <text:p>c</text:p>
          </table:table-cell>
          <table:table-cell office:value-type="string">
            <text:p>Valanginian</text:p>
          </table:table-cell>
          <table:table-cell/>
        </table:table-row>
        <table:table-row table:style-name="ro1">
          <table:table-cell office:value-type="float" office:value="145000000">
            <text:p>145000000</text:p>
          </table:table-cell>
          <table:table-cell/>
          <table:table-cell office:value-type="string">
            <text:p>c</text:p>
          </table:table-cell>
          <table:table-cell office:value-type="float" office:value="139800000">
            <text:p>139800000</text:p>
          </table:table-cell>
          <table:table-cell/>
          <table:table-cell office:value-type="string">
            <text:p>c</text:p>
          </table:table-cell>
          <table:table-cell office:value-type="string">
            <text:p>Berriasian</text:p>
          </table:table-cell>
          <table:table-cell/>
        </table:table-row>
        <table:table-row table:style-name="ro1">
          <table:table-cell office:value-type="float" office:value="152100000">
            <text:p>152100000</text:p>
          </table:table-cell>
          <table:table-cell office:value-type="float" office:value="900000">
            <text:p>900000</text:p>
          </table:table-cell>
          <table:table-cell/>
          <table:table-cell office:value-type="float" office:value="145000000">
            <text:p>145000000</text:p>
          </table:table-cell>
          <table:table-cell/>
          <table:table-cell office:value-type="string">
            <text:p>c</text:p>
          </table:table-cell>
          <table:table-cell office:value-type="string">
            <text:p>Tithonian</text:p>
          </table:table-cell>
          <table:table-cell/>
        </table:table-row>
        <table:table-row table:style-name="ro1">
          <table:table-cell office:value-type="float" office:value="157300000">
            <text:p>157300000</text:p>
          </table:table-cell>
          <table:table-cell office:value-type="float" office:value="1000000">
            <text:p>1000000</text:p>
          </table:table-cell>
          <table:table-cell/>
          <table:table-cell office:value-type="float" office:value="152100000">
            <text:p>152100000</text:p>
          </table:table-cell>
          <table:table-cell office:value-type="float" office:value="900000">
            <text:p>900000</text:p>
          </table:table-cell>
          <table:table-cell/>
          <table:table-cell office:value-type="string">
            <text:p>Kimmeridgian</text:p>
          </table:table-cell>
          <table:table-cell/>
        </table:table-row>
        <table:table-row table:style-name="ro1">
          <table:table-cell office:value-type="float" office:value="163500000">
            <text:p>163500000</text:p>
          </table:table-cell>
          <table:table-cell office:value-type="float" office:value="1000000">
            <text:p>1000000</text:p>
          </table:table-cell>
          <table:table-cell/>
          <table:table-cell office:value-type="float" office:value="157300000">
            <text:p>157300000</text:p>
          </table:table-cell>
          <table:table-cell office:value-type="float" office:value="1000000">
            <text:p>1000000</text:p>
          </table:table-cell>
          <table:table-cell/>
          <table:table-cell office:value-type="string">
            <text:p>Oxfordian</text:p>
          </table:table-cell>
          <table:table-cell/>
        </table:table-row>
        <table:table-row table:style-name="ro1">
          <table:table-cell office:value-type="float" office:value="166100000">
            <text:p>166100000</text:p>
          </table:table-cell>
          <table:table-cell office:value-type="float" office:value="1200000">
            <text:p>1200000</text:p>
          </table:table-cell>
          <table:table-cell/>
          <table:table-cell office:value-type="float" office:value="163500000">
            <text:p>163500000</text:p>
          </table:table-cell>
          <table:table-cell office:value-type="float" office:value="1000000">
            <text:p>1000000</text:p>
          </table:table-cell>
          <table:table-cell/>
          <table:table-cell office:value-type="string">
            <text:p>Callovian</text:p>
          </table:table-cell>
          <table:table-cell/>
        </table:table-row>
        <table:table-row table:style-name="ro1">
          <table:table-cell office:value-type="float" office:value="168300000">
            <text:p>168300000</text:p>
          </table:table-cell>
          <table:table-cell office:value-type="float" office:value="1300000">
            <text:p>1300000</text:p>
          </table:table-cell>
          <table:table-cell/>
          <table:table-cell office:value-type="float" office:value="166100000">
            <text:p>166100000</text:p>
          </table:table-cell>
          <table:table-cell office:value-type="float" office:value="1200000">
            <text:p>1200000</text:p>
          </table:table-cell>
          <table:table-cell/>
          <table:table-cell office:value-type="string">
            <text:p>Bathonian</text:p>
          </table:table-cell>
          <table:table-cell/>
        </table:table-row>
        <table:table-row table:style-name="ro1">
          <table:table-cell office:value-type="float" office:value="170300000">
            <text:p>170300000</text:p>
          </table:table-cell>
          <table:table-cell office:value-type="float" office:value="1400000">
            <text:p>1400000</text:p>
          </table:table-cell>
          <table:table-cell/>
          <table:table-cell office:value-type="float" office:value="168300000">
            <text:p>168300000</text:p>
          </table:table-cell>
          <table:table-cell office:value-type="float" office:value="1300000">
            <text:p>1300000</text:p>
          </table:table-cell>
          <table:table-cell/>
          <table:table-cell office:value-type="string">
            <text:p>Bajocian</text:p>
          </table:table-cell>
          <table:table-cell/>
        </table:table-row>
        <table:table-row table:style-name="ro1">
          <table:table-cell office:value-type="float" office:value="174100000">
            <text:p>174100000</text:p>
          </table:table-cell>
          <table:table-cell office:value-type="float" office:value="1000000">
            <text:p>1000000</text:p>
          </table:table-cell>
          <table:table-cell/>
          <table:table-cell office:value-type="float" office:value="170300000">
            <text:p>170300000</text:p>
          </table:table-cell>
          <table:table-cell office:value-type="float" office:value="1400000">
            <text:p>1400000</text:p>
          </table:table-cell>
          <table:table-cell/>
          <table:table-cell office:value-type="string">
            <text:p>Aalenian</text:p>
          </table:table-cell>
          <table:table-cell/>
        </table:table-row>
        <table:table-row table:style-name="ro1">
          <table:table-cell office:value-type="float" office:value="182700000">
            <text:p>182700000</text:p>
          </table:table-cell>
          <table:table-cell office:value-type="float" office:value="700000">
            <text:p>700000</text:p>
          </table:table-cell>
          <table:table-cell/>
          <table:table-cell office:value-type="float" office:value="174100000">
            <text:p>174100000</text:p>
          </table:table-cell>
          <table:table-cell office:value-type="float" office:value="1000000">
            <text:p>1000000</text:p>
          </table:table-cell>
          <table:table-cell/>
          <table:table-cell office:value-type="string">
            <text:p>Toarcian</text:p>
          </table:table-cell>
          <table:table-cell/>
        </table:table-row>
        <table:table-row table:style-name="ro1">
          <table:table-cell office:value-type="float" office:value="190800000">
            <text:p>190800000</text:p>
          </table:table-cell>
          <table:table-cell office:value-type="float" office:value="1000000">
            <text:p>1000000</text:p>
          </table:table-cell>
          <table:table-cell/>
          <table:table-cell office:value-type="float" office:value="182700000">
            <text:p>182700000</text:p>
          </table:table-cell>
          <table:table-cell office:value-type="float" office:value="700000">
            <text:p>700000</text:p>
          </table:table-cell>
          <table:table-cell/>
          <table:table-cell office:value-type="string">
            <text:p>Pliensbachian</text:p>
          </table:table-cell>
          <table:table-cell/>
        </table:table-row>
        <table:table-row table:style-name="ro1">
          <table:table-cell office:value-type="float" office:value="199300000">
            <text:p>199300000</text:p>
          </table:table-cell>
          <table:table-cell office:value-type="float" office:value="300000">
            <text:p>300000</text:p>
          </table:table-cell>
          <table:table-cell/>
          <table:table-cell office:value-type="float" office:value="190800000">
            <text:p>190800000</text:p>
          </table:table-cell>
          <table:table-cell office:value-type="float" office:value="1000000">
            <text:p>1000000</text:p>
          </table:table-cell>
          <table:table-cell/>
          <table:table-cell office:value-type="string">
            <text:p>Sinemurian</text:p>
          </table:table-cell>
          <table:table-cell/>
        </table:table-row>
        <table:table-row table:style-name="ro1">
          <table:table-cell office:value-type="float" office:value="201300000">
            <text:p>201300000</text:p>
          </table:table-cell>
          <table:table-cell office:value-type="float" office:value="200000">
            <text:p>200000</text:p>
          </table:table-cell>
          <table:table-cell/>
          <table:table-cell office:value-type="float" office:value="199300000">
            <text:p>199300000</text:p>
          </table:table-cell>
          <table:table-cell office:value-type="float" office:value="300000">
            <text:p>300000</text:p>
          </table:table-cell>
          <table:table-cell/>
          <table:table-cell office:value-type="string">
            <text:p>Hettangian</text:p>
          </table:table-cell>
          <table:table-cell/>
        </table:table-row>
        <table:table-row table:style-name="ro1">
          <table:table-cell office:value-type="float" office:value="208500000">
            <text:p>208500000</text:p>
          </table:table-cell>
          <table:table-cell/>
          <table:table-cell office:value-type="string">
            <text:p>c</text:p>
          </table:table-cell>
          <table:table-cell office:value-type="float" office:value="201300000">
            <text:p>201300000</text:p>
          </table:table-cell>
          <table:table-cell office:value-type="float" office:value="200000">
            <text:p>200000</text:p>
          </table:table-cell>
          <table:table-cell/>
          <table:table-cell office:value-type="string">
            <text:p>Rhaetian</text:p>
          </table:table-cell>
          <table:table-cell/>
        </table:table-row>
        <table:table-row table:style-name="ro1">
          <table:table-cell office:value-type="float" office:value="228000000">
            <text:p>228000000</text:p>
          </table:table-cell>
          <table:table-cell/>
          <table:table-cell office:value-type="string">
            <text:p>c</text:p>
          </table:table-cell>
          <table:table-cell office:value-type="float" office:value="208500000">
            <text:p>208500000</text:p>
          </table:table-cell>
          <table:table-cell/>
          <table:table-cell office:value-type="string">
            <text:p>c</text:p>
          </table:table-cell>
          <table:table-cell office:value-type="string">
            <text:p>Norian</text:p>
          </table:table-cell>
          <table:table-cell/>
        </table:table-row>
        <table:table-row table:style-name="ro1">
          <table:table-cell office:value-type="float" office:value="235000000">
            <text:p>235000000</text:p>
          </table:table-cell>
          <table:table-cell/>
          <table:table-cell office:value-type="string">
            <text:p>c</text:p>
          </table:table-cell>
          <table:table-cell office:value-type="float" office:value="228000000">
            <text:p>228000000</text:p>
          </table:table-cell>
          <table:table-cell/>
          <table:table-cell office:value-type="string">
            <text:p>c</text:p>
          </table:table-cell>
          <table:table-cell office:value-type="string">
            <text:p>Carnian</text:p>
          </table:table-cell>
          <table:table-cell/>
        </table:table-row>
        <table:table-row table:style-name="ro1">
          <table:table-cell office:value-type="float" office:value="242000000">
            <text:p>242000000</text:p>
          </table:table-cell>
          <table:table-cell/>
          <table:table-cell office:value-type="string">
            <text:p>c</text:p>
          </table:table-cell>
          <table:table-cell office:value-type="float" office:value="235000000">
            <text:p>235000000</text:p>
          </table:table-cell>
          <table:table-cell/>
          <table:table-cell office:value-type="string">
            <text:p>c</text:p>
          </table:table-cell>
          <table:table-cell office:value-type="string">
            <text:p>Ladinian</text:p>
          </table:table-cell>
          <table:table-cell/>
        </table:table-row>
        <table:table-row table:style-name="ro1">
          <table:table-cell office:value-type="float" office:value="247200000">
            <text:p>247200000</text:p>
          </table:table-cell>
          <table:table-cell table:number-columns-repeated="2"/>
          <table:table-cell office:value-type="float" office:value="242000000">
            <text:p>242000000</text:p>
          </table:table-cell>
          <table:table-cell/>
          <table:table-cell office:value-type="string">
            <text:p>c</text:p>
          </table:table-cell>
          <table:table-cell office:value-type="string">
            <text:p>Anisian</text:p>
          </table:table-cell>
          <table:table-cell/>
        </table:table-row>
        <table:table-row table:style-name="ro1">
          <table:table-cell office:value-type="float" office:value="251200000">
            <text:p>251200000</text:p>
          </table:table-cell>
          <table:table-cell table:number-columns-repeated="2"/>
          <table:table-cell office:value-type="float" office:value="247200000">
            <text:p>247200000</text:p>
          </table:table-cell>
          <table:table-cell table:number-columns-repeated="2"/>
          <table:table-cell office:value-type="string">
            <text:p>Olenekian</text:p>
          </table:table-cell>
          <table:table-cell/>
        </table:table-row>
        <table:table-row table:style-name="ro1">
          <table:table-cell office:value-type="float" office:value="252200000">
            <text:p>252200000</text:p>
          </table:table-cell>
          <table:table-cell office:value-type="float" office:value="500000">
            <text:p>500000</text:p>
          </table:table-cell>
          <table:table-cell/>
          <table:table-cell office:value-type="float" office:value="251200000">
            <text:p>251200000</text:p>
          </table:table-cell>
          <table:table-cell table:number-columns-repeated="2"/>
          <table:table-cell office:value-type="string">
            <text:p>Induan</text:p>
          </table:table-cell>
          <table:table-cell/>
        </table:table-row>
        <table:table-row table:style-name="ro1">
          <table:table-cell office:value-type="float" office:value="254200000">
            <text:p>254200000</text:p>
          </table:table-cell>
          <table:table-cell office:value-type="float" office:value="100000">
            <text:p>100000</text:p>
          </table:table-cell>
          <table:table-cell/>
          <table:table-cell office:value-type="float" office:value="252200000">
            <text:p>252200000</text:p>
          </table:table-cell>
          <table:table-cell office:value-type="float" office:value="500000">
            <text:p>500000</text:p>
          </table:table-cell>
          <table:table-cell/>
          <table:table-cell office:value-type="string">
            <text:p>Changhsingian</text:p>
          </table:table-cell>
          <table:table-cell/>
        </table:table-row>
        <table:table-row table:style-name="ro1">
          <table:table-cell office:value-type="float" office:value="259900000">
            <text:p>259900000</text:p>
          </table:table-cell>
          <table:table-cell office:value-type="float" office:value="400000">
            <text:p>400000</text:p>
          </table:table-cell>
          <table:table-cell/>
          <table:table-cell office:value-type="float" office:value="254200000">
            <text:p>254200000</text:p>
          </table:table-cell>
          <table:table-cell office:value-type="float" office:value="100000">
            <text:p>100000</text:p>
          </table:table-cell>
          <table:table-cell/>
          <table:table-cell office:value-type="string">
            <text:p>Wuchiapingian</text:p>
          </table:table-cell>
          <table:table-cell/>
        </table:table-row>
        <table:table-row table:style-name="ro1">
          <table:table-cell office:value-type="float" office:value="265100000">
            <text:p>265100000</text:p>
          </table:table-cell>
          <table:table-cell office:value-type="float" office:value="400000">
            <text:p>400000</text:p>
          </table:table-cell>
          <table:table-cell/>
          <table:table-cell office:value-type="float" office:value="259900000">
            <text:p>259900000</text:p>
          </table:table-cell>
          <table:table-cell office:value-type="float" office:value="400000">
            <text:p>400000</text:p>
          </table:table-cell>
          <table:table-cell/>
          <table:table-cell office:value-type="string">
            <text:p>Capitanian</text:p>
          </table:table-cell>
          <table:table-cell/>
        </table:table-row>
        <table:table-row table:style-name="ro1">
          <table:table-cell office:value-type="float" office:value="268800000">
            <text:p>268800000</text:p>
          </table:table-cell>
          <table:table-cell office:value-type="float" office:value="500000">
            <text:p>500000</text:p>
          </table:table-cell>
          <table:table-cell/>
          <table:table-cell office:value-type="float" office:value="265100000">
            <text:p>265100000</text:p>
          </table:table-cell>
          <table:table-cell office:value-type="float" office:value="400000">
            <text:p>400000</text:p>
          </table:table-cell>
          <table:table-cell/>
          <table:table-cell office:value-type="string">
            <text:p>Wordian/Kazanian</text:p>
          </table:table-cell>
          <table:table-cell/>
        </table:table-row>
        <table:table-row table:style-name="ro1">
          <table:table-cell office:value-type="float" office:value="272300000">
            <text:p>272300000</text:p>
          </table:table-cell>
          <table:table-cell office:value-type="float" office:value="500000">
            <text:p>500000</text:p>
          </table:table-cell>
          <table:table-cell/>
          <table:table-cell office:value-type="float" office:value="268800000">
            <text:p>268800000</text:p>
          </table:table-cell>
          <table:table-cell office:value-type="float" office:value="500000">
            <text:p>500000</text:p>
          </table:table-cell>
          <table:table-cell/>
          <table:table-cell office:value-type="string">
            <text:p>Roadian/Ufimian</text:p>
          </table:table-cell>
          <table:table-cell/>
        </table:table-row>
        <table:table-row table:style-name="ro1">
          <table:table-cell office:value-type="float" office:value="279300000">
            <text:p>279300000</text:p>
          </table:table-cell>
          <table:table-cell office:value-type="float" office:value="600000">
            <text:p>600000</text:p>
          </table:table-cell>
          <table:table-cell/>
          <table:table-cell office:value-type="float" office:value="272300000">
            <text:p>272300000</text:p>
          </table:table-cell>
          <table:table-cell office:value-type="float" office:value="500000">
            <text:p>500000</text:p>
          </table:table-cell>
          <table:table-cell/>
          <table:table-cell office:value-type="string">
            <text:p>Kungurian</text:p>
          </table:table-cell>
          <table:table-cell/>
        </table:table-row>
        <table:table-row table:style-name="ro1">
          <table:table-cell office:value-type="float" office:value="290100000">
            <text:p>290100000</text:p>
          </table:table-cell>
          <table:table-cell office:value-type="float" office:value="100000">
            <text:p>100000</text:p>
          </table:table-cell>
          <table:table-cell/>
          <table:table-cell office:value-type="float" office:value="279300000">
            <text:p>279300000</text:p>
          </table:table-cell>
          <table:table-cell office:value-type="float" office:value="600000">
            <text:p>600000</text:p>
          </table:table-cell>
          <table:table-cell/>
          <table:table-cell office:value-type="string">
            <text:p>Artinskian</text:p>
          </table:table-cell>
          <table:table-cell/>
        </table:table-row>
        <table:table-row table:style-name="ro1">
          <table:table-cell office:value-type="float" office:value="295500000">
            <text:p>295500000</text:p>
          </table:table-cell>
          <table:table-cell office:value-type="float" office:value="400000">
            <text:p>400000</text:p>
          </table:table-cell>
          <table:table-cell/>
          <table:table-cell office:value-type="float" office:value="290100000">
            <text:p>290100000</text:p>
          </table:table-cell>
          <table:table-cell office:value-type="float" office:value="100000">
            <text:p>100000</text:p>
          </table:table-cell>
          <table:table-cell/>
          <table:table-cell office:value-type="string">
            <text:p>Sakmarian</text:p>
          </table:table-cell>
          <table:table-cell/>
        </table:table-row>
        <table:table-row table:style-name="ro1">
          <table:table-cell office:value-type="float" office:value="298900000">
            <text:p>298900000</text:p>
          </table:table-cell>
          <table:table-cell office:value-type="float" office:value="200000">
            <text:p>200000</text:p>
          </table:table-cell>
          <table:table-cell/>
          <table:table-cell office:value-type="float" office:value="295500000">
            <text:p>295500000</text:p>
          </table:table-cell>
          <table:table-cell office:value-type="float" office:value="400000">
            <text:p>400000</text:p>
          </table:table-cell>
          <table:table-cell/>
          <table:table-cell office:value-type="string">
            <text:p>Asselian</text:p>
          </table:table-cell>
          <table:table-cell/>
        </table:table-row>
        <table:table-row table:style-name="ro1">
          <table:table-cell office:value-type="float" office:value="303700000">
            <text:p>303700000</text:p>
          </table:table-cell>
          <table:table-cell office:value-type="float" office:value="100000">
            <text:p>100000</text:p>
          </table:table-cell>
          <table:table-cell/>
          <table:table-cell office:value-type="float" office:value="298900000">
            <text:p>298900000</text:p>
          </table:table-cell>
          <table:table-cell office:value-type="float" office:value="200000">
            <text:p>200000</text:p>
          </table:table-cell>
          <table:table-cell/>
          <table:table-cell office:value-type="string">
            <text:p>Gzhelian</text:p>
          </table:table-cell>
          <table:table-cell/>
        </table:table-row>
        <table:table-row table:style-name="ro1">
          <table:table-cell office:value-type="float" office:value="307000000">
            <text:p>307000000</text:p>
          </table:table-cell>
          <table:table-cell office:value-type="float" office:value="100000">
            <text:p>100000</text:p>
          </table:table-cell>
          <table:table-cell/>
          <table:table-cell office:value-type="float" office:value="303700000">
            <text:p>303700000</text:p>
          </table:table-cell>
          <table:table-cell office:value-type="float" office:value="100000">
            <text:p>100000</text:p>
          </table:table-cell>
          <table:table-cell/>
          <table:table-cell office:value-type="string">
            <text:p>Kasimovian</text:p>
          </table:table-cell>
          <table:table-cell/>
        </table:table-row>
        <table:table-row table:style-name="ro1">
          <table:table-cell office:value-type="float" office:value="315200000">
            <text:p>315200000</text:p>
          </table:table-cell>
          <table:table-cell office:value-type="float" office:value="200000">
            <text:p>200000</text:p>
          </table:table-cell>
          <table:table-cell/>
          <table:table-cell office:value-type="float" office:value="307000000">
            <text:p>307000000</text:p>
          </table:table-cell>
          <table:table-cell office:value-type="float" office:value="100000">
            <text:p>100000</text:p>
          </table:table-cell>
          <table:table-cell/>
          <table:table-cell office:value-type="string">
            <text:p>Moscovian</text:p>
          </table:table-cell>
          <table:table-cell/>
        </table:table-row>
        <table:table-row table:style-name="ro1">
          <table:table-cell office:value-type="float" office:value="323200000">
            <text:p>323200000</text:p>
          </table:table-cell>
          <table:table-cell office:value-type="float" office:value="400000">
            <text:p>400000</text:p>
          </table:table-cell>
          <table:table-cell/>
          <table:table-cell office:value-type="float" office:value="315200000">
            <text:p>315200000</text:p>
          </table:table-cell>
          <table:table-cell office:value-type="float" office:value="200000">
            <text:p>200000</text:p>
          </table:table-cell>
          <table:table-cell/>
          <table:table-cell office:value-type="string">
            <text:p>Bashkirian</text:p>
          </table:table-cell>
          <table:table-cell/>
        </table:table-row>
        <table:table-row table:style-name="ro1">
          <table:table-cell office:value-type="float" office:value="330900000">
            <text:p>330900000</text:p>
          </table:table-cell>
          <table:table-cell office:value-type="float" office:value="200000">
            <text:p>200000</text:p>
          </table:table-cell>
          <table:table-cell/>
          <table:table-cell office:value-type="float" office:value="323200000">
            <text:p>323200000</text:p>
          </table:table-cell>
          <table:table-cell office:value-type="float" office:value="400000">
            <text:p>400000</text:p>
          </table:table-cell>
          <table:table-cell/>
          <table:table-cell office:value-type="string">
            <text:p>Serpukhovian</text:p>
          </table:table-cell>
          <table:table-cell/>
        </table:table-row>
        <table:table-row table:style-name="ro1">
          <table:table-cell office:value-type="float" office:value="346700000">
            <text:p>346700000</text:p>
          </table:table-cell>
          <table:table-cell office:value-type="float" office:value="400000">
            <text:p>400000</text:p>
          </table:table-cell>
          <table:table-cell/>
          <table:table-cell office:value-type="float" office:value="330900000">
            <text:p>330900000</text:p>
          </table:table-cell>
          <table:table-cell office:value-type="float" office:value="200000">
            <text:p>200000</text:p>
          </table:table-cell>
          <table:table-cell/>
          <table:table-cell office:value-type="string">
            <text:p>Viséan</text:p>
          </table:table-cell>
          <table:table-cell/>
        </table:table-row>
        <table:table-row table:style-name="ro1">
          <table:table-cell office:value-type="float" office:value="358900000">
            <text:p>358900000</text:p>
          </table:table-cell>
          <table:table-cell office:value-type="float" office:value="400000">
            <text:p>400000</text:p>
          </table:table-cell>
          <table:table-cell/>
          <table:table-cell office:value-type="float" office:value="346700000">
            <text:p>346700000</text:p>
          </table:table-cell>
          <table:table-cell office:value-type="float" office:value="400000">
            <text:p>400000</text:p>
          </table:table-cell>
          <table:table-cell/>
          <table:table-cell office:value-type="string">
            <text:p>Tournaisian</text:p>
          </table:table-cell>
          <table:table-cell/>
        </table:table-row>
        <table:table-row table:style-name="ro1">
          <table:table-cell office:value-type="float" office:value="372200000">
            <text:p>372200000</text:p>
          </table:table-cell>
          <table:table-cell office:value-type="float" office:value="1600000">
            <text:p>1600000</text:p>
          </table:table-cell>
          <table:table-cell/>
          <table:table-cell office:value-type="float" office:value="358900000">
            <text:p>358900000</text:p>
          </table:table-cell>
          <table:table-cell office:value-type="float" office:value="400000">
            <text:p>400000</text:p>
          </table:table-cell>
          <table:table-cell/>
          <table:table-cell office:value-type="string">
            <text:p>Famennian</text:p>
          </table:table-cell>
          <table:table-cell/>
        </table:table-row>
        <table:table-row table:style-name="ro1">
          <table:table-cell office:value-type="float" office:value="382700000">
            <text:p>382700000</text:p>
          </table:table-cell>
          <table:table-cell office:value-type="float" office:value="1600000">
            <text:p>1600000</text:p>
          </table:table-cell>
          <table:table-cell/>
          <table:table-cell office:value-type="float" office:value="372200000">
            <text:p>372200000</text:p>
          </table:table-cell>
          <table:table-cell office:value-type="float" office:value="1600000">
            <text:p>1600000</text:p>
          </table:table-cell>
          <table:table-cell/>
          <table:table-cell office:value-type="string">
            <text:p>Frasnian</text:p>
          </table:table-cell>
          <table:table-cell/>
        </table:table-row>
        <table:table-row table:style-name="ro1">
          <table:table-cell office:value-type="float" office:value="387700000">
            <text:p>387700000</text:p>
          </table:table-cell>
          <table:table-cell office:value-type="float" office:value="800000">
            <text:p>800000</text:p>
          </table:table-cell>
          <table:table-cell/>
          <table:table-cell office:value-type="float" office:value="382700000">
            <text:p>382700000</text:p>
          </table:table-cell>
          <table:table-cell office:value-type="float" office:value="1600000">
            <text:p>1600000</text:p>
          </table:table-cell>
          <table:table-cell/>
          <table:table-cell office:value-type="string">
            <text:p>Givetian</text:p>
          </table:table-cell>
          <table:table-cell/>
        </table:table-row>
        <table:table-row table:style-name="ro1">
          <table:table-cell office:value-type="float" office:value="393300000">
            <text:p>393300000</text:p>
          </table:table-cell>
          <table:table-cell office:value-type="float" office:value="1200000">
            <text:p>1200000</text:p>
          </table:table-cell>
          <table:table-cell/>
          <table:table-cell office:value-type="float" office:value="387700000">
            <text:p>387700000</text:p>
          </table:table-cell>
          <table:table-cell office:value-type="float" office:value="800000">
            <text:p>800000</text:p>
          </table:table-cell>
          <table:table-cell/>
          <table:table-cell office:value-type="string">
            <text:p>Eifelian</text:p>
          </table:table-cell>
          <table:table-cell/>
        </table:table-row>
        <table:table-row table:style-name="ro1">
          <table:table-cell office:value-type="float" office:value="407600000">
            <text:p>407600000</text:p>
          </table:table-cell>
          <table:table-cell office:value-type="float" office:value="2600000">
            <text:p>2600000</text:p>
          </table:table-cell>
          <table:table-cell/>
          <table:table-cell office:value-type="float" office:value="393300000">
            <text:p>393300000</text:p>
          </table:table-cell>
          <table:table-cell office:value-type="float" office:value="1200000">
            <text:p>1200000</text:p>
          </table:table-cell>
          <table:table-cell/>
          <table:table-cell office:value-type="string">
            <text:p>Emsian</text:p>
          </table:table-cell>
          <table:table-cell/>
        </table:table-row>
        <table:table-row table:style-name="ro1">
          <table:table-cell office:value-type="float" office:value="410800000">
            <text:p>410800000</text:p>
          </table:table-cell>
          <table:table-cell office:value-type="float" office:value="2800000">
            <text:p>2800000</text:p>
          </table:table-cell>
          <table:table-cell/>
          <table:table-cell office:value-type="float" office:value="407600000">
            <text:p>407600000</text:p>
          </table:table-cell>
          <table:table-cell office:value-type="float" office:value="2600000">
            <text:p>2600000</text:p>
          </table:table-cell>
          <table:table-cell/>
          <table:table-cell office:value-type="string">
            <text:p>Pragian</text:p>
          </table:table-cell>
          <table:table-cell/>
        </table:table-row>
        <table:table-row table:style-name="ro1">
          <table:table-cell office:value-type="float" office:value="419200000">
            <text:p>419200000</text:p>
          </table:table-cell>
          <table:table-cell office:value-type="float" office:value="3200000">
            <text:p>3200000</text:p>
          </table:table-cell>
          <table:table-cell/>
          <table:table-cell office:value-type="float" office:value="410800000">
            <text:p>410800000</text:p>
          </table:table-cell>
          <table:table-cell office:value-type="float" office:value="2800000">
            <text:p>2800000</text:p>
          </table:table-cell>
          <table:table-cell/>
          <table:table-cell office:value-type="string">
            <text:p>Lochkovian</text:p>
          </table:table-cell>
          <table:table-cell/>
        </table:table-row>
        <table:table-row table:style-name="ro1">
          <table:table-cell office:value-type="float" office:value="423000000">
            <text:p>423000000</text:p>
          </table:table-cell>
          <table:table-cell office:value-type="float" office:value="2300000">
            <text:p>2300000</text:p>
          </table:table-cell>
          <table:table-cell/>
          <table:table-cell office:value-type="float" office:value="419200000">
            <text:p>419200000</text:p>
          </table:table-cell>
          <table:table-cell office:value-type="float" office:value="3200000">
            <text:p>3200000</text:p>
          </table:table-cell>
          <table:table-cell/>
          <table:table-cell office:value-type="string">
            <text:p>Pridoli</text:p>
          </table:table-cell>
          <table:table-cell/>
        </table:table-row>
        <table:table-row table:style-name="ro1">
          <table:table-cell office:value-type="float" office:value="425600000">
            <text:p>425600000</text:p>
          </table:table-cell>
          <table:table-cell office:value-type="float" office:value="900000">
            <text:p>900000</text:p>
          </table:table-cell>
          <table:table-cell/>
          <table:table-cell office:value-type="float" office:value="423000000">
            <text:p>423000000</text:p>
          </table:table-cell>
          <table:table-cell office:value-type="float" office:value="2300000">
            <text:p>2300000</text:p>
          </table:table-cell>
          <table:table-cell/>
          <table:table-cell office:value-type="string">
            <text:p>Ludfordian</text:p>
          </table:table-cell>
          <table:table-cell/>
        </table:table-row>
        <table:table-row table:style-name="ro1">
          <table:table-cell office:value-type="float" office:value="427400000">
            <text:p>427400000</text:p>
          </table:table-cell>
          <table:table-cell office:value-type="float" office:value="500000">
            <text:p>500000</text:p>
          </table:table-cell>
          <table:table-cell/>
          <table:table-cell office:value-type="float" office:value="425600000">
            <text:p>425600000</text:p>
          </table:table-cell>
          <table:table-cell office:value-type="float" office:value="900000">
            <text:p>900000</text:p>
          </table:table-cell>
          <table:table-cell/>
          <table:table-cell office:value-type="string">
            <text:p>Gorstian</text:p>
          </table:table-cell>
          <table:table-cell/>
        </table:table-row>
        <table:table-row table:style-name="ro1">
          <table:table-cell office:value-type="float" office:value="430500000">
            <text:p>430500000</text:p>
          </table:table-cell>
          <table:table-cell office:value-type="float" office:value="700000">
            <text:p>700000</text:p>
          </table:table-cell>
          <table:table-cell/>
          <table:table-cell office:value-type="float" office:value="427400000">
            <text:p>427400000</text:p>
          </table:table-cell>
          <table:table-cell office:value-type="float" office:value="500000">
            <text:p>500000</text:p>
          </table:table-cell>
          <table:table-cell/>
          <table:table-cell office:value-type="string">
            <text:p>Homerian/Lockportian</text:p>
          </table:table-cell>
          <table:table-cell/>
        </table:table-row>
        <table:table-row table:style-name="ro1">
          <table:table-cell office:value-type="float" office:value="433400000">
            <text:p>433400000</text:p>
          </table:table-cell>
          <table:table-cell office:value-type="float" office:value="800000">
            <text:p>800000</text:p>
          </table:table-cell>
          <table:table-cell/>
          <table:table-cell office:value-type="float" office:value="430500000">
            <text:p>430500000</text:p>
          </table:table-cell>
          <table:table-cell office:value-type="float" office:value="700000">
            <text:p>700000</text:p>
          </table:table-cell>
          <table:table-cell/>
          <table:table-cell office:value-type="string">
            <text:p>Sheinwoodian/Tonawandan</text:p>
          </table:table-cell>
          <table:table-cell/>
        </table:table-row>
        <table:table-row table:style-name="ro1">
          <table:table-cell office:value-type="float" office:value="438500000">
            <text:p>438500000</text:p>
          </table:table-cell>
          <table:table-cell office:value-type="float" office:value="1100000">
            <text:p>1100000</text:p>
          </table:table-cell>
          <table:table-cell/>
          <table:table-cell office:value-type="float" office:value="433400000">
            <text:p>433400000</text:p>
          </table:table-cell>
          <table:table-cell office:value-type="float" office:value="800000">
            <text:p>800000</text:p>
          </table:table-cell>
          <table:table-cell/>
          <table:table-cell office:value-type="string">
            <text:p>Telychian/Ontarian</text:p>
          </table:table-cell>
          <table:table-cell/>
        </table:table-row>
        <table:table-row table:style-name="ro1">
          <table:table-cell office:value-type="float" office:value="440800000">
            <text:p>440800000</text:p>
          </table:table-cell>
          <table:table-cell office:value-type="float" office:value="1200000">
            <text:p>1200000</text:p>
          </table:table-cell>
          <table:table-cell/>
          <table:table-cell office:value-type="float" office:value="438500000">
            <text:p>438500000</text:p>
          </table:table-cell>
          <table:table-cell office:value-type="float" office:value="1100000">
            <text:p>1100000</text:p>
          </table:table-cell>
          <table:table-cell/>
          <table:table-cell office:value-type="string">
            <text:p>Aeronian</text:p>
          </table:table-cell>
          <table:table-cell/>
        </table:table-row>
        <table:table-row table:style-name="ro1">
          <table:table-cell office:value-type="float" office:value="443400000">
            <text:p>443400000</text:p>
          </table:table-cell>
          <table:table-cell office:value-type="float" office:value="1500000">
            <text:p>1500000</text:p>
          </table:table-cell>
          <table:table-cell/>
          <table:table-cell office:value-type="float" office:value="440800000">
            <text:p>440800000</text:p>
          </table:table-cell>
          <table:table-cell office:value-type="float" office:value="1200000">
            <text:p>1200000</text:p>
          </table:table-cell>
          <table:table-cell/>
          <table:table-cell office:value-type="string">
            <text:p>Rhuddanian</text:p>
          </table:table-cell>
          <table:table-cell/>
        </table:table-row>
        <table:table-row table:style-name="ro1">
          <table:table-cell office:value-type="float" office:value="445200000">
            <text:p>445200000</text:p>
          </table:table-cell>
          <table:table-cell office:value-type="float" office:value="1400000">
            <text:p>1400000</text:p>
          </table:table-cell>
          <table:table-cell/>
          <table:table-cell office:value-type="float" office:value="443400000">
            <text:p>443400000</text:p>
          </table:table-cell>
          <table:table-cell office:value-type="float" office:value="1500000">
            <text:p>1500000</text:p>
          </table:table-cell>
          <table:table-cell/>
          <table:table-cell office:value-type="string">
            <text:p>Hirnantian</text:p>
          </table:table-cell>
          <table:table-cell/>
        </table:table-row>
        <table:table-row table:style-name="ro1">
          <table:table-cell office:value-type="float" office:value="453000000">
            <text:p>453000000</text:p>
          </table:table-cell>
          <table:table-cell office:value-type="float" office:value="700000">
            <text:p>700000</text:p>
          </table:table-cell>
          <table:table-cell/>
          <table:table-cell office:value-type="float" office:value="445200000">
            <text:p>445200000</text:p>
          </table:table-cell>
          <table:table-cell office:value-type="float" office:value="1400000">
            <text:p>1400000</text:p>
          </table:table-cell>
          <table:table-cell/>
          <table:table-cell office:value-type="string">
            <text:p>Katian</text:p>
          </table:table-cell>
          <table:table-cell/>
        </table:table-row>
        <table:table-row table:style-name="ro1">
          <table:table-cell office:value-type="float" office:value="458400000">
            <text:p>458400000</text:p>
          </table:table-cell>
          <table:table-cell office:value-type="float" office:value="900000">
            <text:p>900000</text:p>
          </table:table-cell>
          <table:table-cell/>
          <table:table-cell office:value-type="float" office:value="453000000">
            <text:p>453000000</text:p>
          </table:table-cell>
          <table:table-cell office:value-type="float" office:value="700000">
            <text:p>700000</text:p>
          </table:table-cell>
          <table:table-cell/>
          <table:table-cell office:value-type="string">
            <text:p>Sandbian</text:p>
          </table:table-cell>
          <table:table-cell/>
        </table:table-row>
        <table:table-row table:style-name="ro1">
          <table:table-cell office:value-type="float" office:value="467300000">
            <text:p>467300000</text:p>
          </table:table-cell>
          <table:table-cell office:value-type="float" office:value="1100000">
            <text:p>1100000</text:p>
          </table:table-cell>
          <table:table-cell/>
          <table:table-cell office:value-type="float" office:value="458400000">
            <text:p>458400000</text:p>
          </table:table-cell>
          <table:table-cell office:value-type="float" office:value="900000">
            <text:p>900000</text:p>
          </table:table-cell>
          <table:table-cell/>
          <table:table-cell office:value-type="string">
            <text:p>Darriwilian</text:p>
          </table:table-cell>
          <table:table-cell/>
        </table:table-row>
        <table:table-row table:style-name="ro1">
          <table:table-cell office:value-type="float" office:value="470000000">
            <text:p>470000000</text:p>
          </table:table-cell>
          <table:table-cell office:value-type="float" office:value="1400000">
            <text:p>1400000</text:p>
          </table:table-cell>
          <table:table-cell/>
          <table:table-cell office:value-type="float" office:value="467300000">
            <text:p>467300000</text:p>
          </table:table-cell>
          <table:table-cell office:value-type="float" office:value="1100000">
            <text:p>1100000</text:p>
          </table:table-cell>
          <table:table-cell/>
          <table:table-cell office:value-type="string">
            <text:p>Dapingian</text:p>
          </table:table-cell>
          <table:table-cell/>
        </table:table-row>
        <table:table-row table:style-name="ro1">
          <table:table-cell office:value-type="float" office:value="477700000">
            <text:p>477700000</text:p>
          </table:table-cell>
          <table:table-cell office:value-type="float" office:value="1400000">
            <text:p>1400000</text:p>
          </table:table-cell>
          <table:table-cell/>
          <table:table-cell office:value-type="float" office:value="470000000">
            <text:p>470000000</text:p>
          </table:table-cell>
          <table:table-cell office:value-type="float" office:value="1400000">
            <text:p>1400000</text:p>
          </table:table-cell>
          <table:table-cell/>
          <table:table-cell office:value-type="string">
            <text:p>Floian (formerly Arenig)</text:p>
          </table:table-cell>
          <table:table-cell/>
        </table:table-row>
        <table:table-row table:style-name="ro1">
          <table:table-cell office:value-type="float" office:value="485400000">
            <text:p>485400000</text:p>
          </table:table-cell>
          <table:table-cell office:value-type="float" office:value="1900000">
            <text:p>1900000</text:p>
          </table:table-cell>
          <table:table-cell/>
          <table:table-cell office:value-type="float" office:value="477700000">
            <text:p>477700000</text:p>
          </table:table-cell>
          <table:table-cell office:value-type="float" office:value="1400000">
            <text:p>1400000</text:p>
          </table:table-cell>
          <table:table-cell/>
          <table:table-cell office:value-type="string">
            <text:p>Tremadocian</text:p>
          </table:table-cell>
          <table:table-cell/>
        </table:table-row>
        <table:table-row table:style-name="ro1">
          <table:table-cell office:value-type="float" office:value="489500000">
            <text:p>489500000</text:p>
          </table:table-cell>
          <table:table-cell/>
          <table:table-cell office:value-type="string">
            <text:p>c</text:p>
          </table:table-cell>
          <table:table-cell office:value-type="float" office:value="485400000">
            <text:p>485400000</text:p>
          </table:table-cell>
          <table:table-cell office:value-type="float" office:value="1900000">
            <text:p>1900000</text:p>
          </table:table-cell>
          <table:table-cell/>
          <table:table-cell office:value-type="string">
            <text:p>Stage 10</text:p>
          </table:table-cell>
          <table:table-cell/>
        </table:table-row>
        <table:table-row table:style-name="ro1">
          <table:table-cell office:value-type="float" office:value="494000000">
            <text:p>494000000</text:p>
          </table:table-cell>
          <table:table-cell/>
          <table:table-cell office:value-type="string">
            <text:p>c</text:p>
          </table:table-cell>
          <table:table-cell office:value-type="float" office:value="489500000">
            <text:p>489500000</text:p>
          </table:table-cell>
          <table:table-cell/>
          <table:table-cell office:value-type="string">
            <text:p>c</text:p>
          </table:table-cell>
          <table:table-cell office:value-type="string">
            <text:p>Jiangshanian</text:p>
          </table:table-cell>
          <table:table-cell/>
        </table:table-row>
        <table:table-row table:style-name="ro1">
          <table:table-cell office:value-type="float" office:value="497000000">
            <text:p>497000000</text:p>
          </table:table-cell>
          <table:table-cell/>
          <table:table-cell office:value-type="string">
            <text:p>c</text:p>
          </table:table-cell>
          <table:table-cell office:value-type="float" office:value="494000000">
            <text:p>494000000</text:p>
          </table:table-cell>
          <table:table-cell/>
          <table:table-cell office:value-type="string">
            <text:p>c</text:p>
          </table:table-cell>
          <table:table-cell office:value-type="string">
            <text:p>Paibian</text:p>
          </table:table-cell>
          <table:table-cell/>
        </table:table-row>
        <table:table-row table:style-name="ro1">
          <table:table-cell office:value-type="float" office:value="500500000">
            <text:p>500500000</text:p>
          </table:table-cell>
          <table:table-cell/>
          <table:table-cell office:value-type="string">
            <text:p>c</text:p>
          </table:table-cell>
          <table:table-cell office:value-type="float" office:value="497000000">
            <text:p>497000000</text:p>
          </table:table-cell>
          <table:table-cell/>
          <table:table-cell office:value-type="string">
            <text:p>c</text:p>
          </table:table-cell>
          <table:table-cell office:value-type="string">
            <text:p>Guzhangian</text:p>
          </table:table-cell>
          <table:table-cell/>
        </table:table-row>
        <table:table-row table:style-name="ro1">
          <table:table-cell office:value-type="float" office:value="504500000">
            <text:p>504500000</text:p>
          </table:table-cell>
          <table:table-cell/>
          <table:table-cell office:value-type="string">
            <text:p>c</text:p>
          </table:table-cell>
          <table:table-cell office:value-type="float" office:value="500500000">
            <text:p>500500000</text:p>
          </table:table-cell>
          <table:table-cell/>
          <table:table-cell office:value-type="string">
            <text:p>c</text:p>
          </table:table-cell>
          <table:table-cell office:value-type="string">
            <text:p>Drumian</text:p>
          </table:table-cell>
          <table:table-cell/>
        </table:table-row>
        <table:table-row table:style-name="ro1">
          <table:table-cell office:value-type="float" office:value="509000000">
            <text:p>509000000</text:p>
          </table:table-cell>
          <table:table-cell/>
          <table:table-cell office:value-type="string">
            <text:p>c</text:p>
          </table:table-cell>
          <table:table-cell office:value-type="float" office:value="504500000">
            <text:p>504500000</text:p>
          </table:table-cell>
          <table:table-cell/>
          <table:table-cell office:value-type="string">
            <text:p>c</text:p>
          </table:table-cell>
          <table:table-cell office:value-type="string">
            <text:p>Stage 5</text:p>
          </table:table-cell>
          <table:table-cell/>
        </table:table-row>
        <table:table-row table:style-name="ro1">
          <table:table-cell office:value-type="float" office:value="514000000">
            <text:p>514000000</text:p>
          </table:table-cell>
          <table:table-cell/>
          <table:table-cell office:value-type="string">
            <text:p>c</text:p>
          </table:table-cell>
          <table:table-cell office:value-type="float" office:value="509000000">
            <text:p>509000000</text:p>
          </table:table-cell>
          <table:table-cell/>
          <table:table-cell office:value-type="string">
            <text:p>c</text:p>
          </table:table-cell>
          <table:table-cell office:value-type="string">
            <text:p>Stage 4</text:p>
          </table:table-cell>
          <table:table-cell/>
        </table:table-row>
        <table:table-row table:style-name="ro1">
          <table:table-cell office:value-type="float" office:value="521000000">
            <text:p>521000000</text:p>
          </table:table-cell>
          <table:table-cell/>
          <table:table-cell office:value-type="string">
            <text:p>c</text:p>
          </table:table-cell>
          <table:table-cell office:value-type="float" office:value="514000000">
            <text:p>514000000</text:p>
          </table:table-cell>
          <table:table-cell/>
          <table:table-cell office:value-type="string">
            <text:p>c</text:p>
          </table:table-cell>
          <table:table-cell office:value-type="string">
            <text:p>Stage 3</text:p>
          </table:table-cell>
          <table:table-cell/>
        </table:table-row>
        <table:table-row table:style-name="ro1">
          <table:table-cell office:value-type="float" office:value="529000000">
            <text:p>529000000</text:p>
          </table:table-cell>
          <table:table-cell/>
          <table:table-cell office:value-type="string">
            <text:p>c</text:p>
          </table:table-cell>
          <table:table-cell office:value-type="float" office:value="521000000">
            <text:p>521000000</text:p>
          </table:table-cell>
          <table:table-cell/>
          <table:table-cell office:value-type="string">
            <text:p>c</text:p>
          </table:table-cell>
          <table:table-cell office:value-type="string">
            <text:p>Stage 2</text:p>
          </table:table-cell>
          <table:table-cell/>
        </table:table-row>
        <table:table-row table:style-name="ro1">
          <table:table-cell office:value-type="float" office:value="541000000">
            <text:p>541000000</text:p>
          </table:table-cell>
          <table:table-cell office:value-type="float" office:value="1000000">
            <text:p>1000000</text:p>
          </table:table-cell>
          <table:table-cell/>
          <table:table-cell office:value-type="float" office:value="529000000">
            <text:p>529000000</text:p>
          </table:table-cell>
          <table:table-cell/>
          <table:table-cell office:value-type="string">
            <text:p>c</text:p>
          </table:table-cell>
          <table:table-cell office:value-type="string">
            <text:p>Fortunian</text:p>
          </table:table-cell>
          <table:table-cell/>
        </table:table-row>
        <table:table-row table:style-name="ro1" table:number-rows-repeated="17">
          <table:table-cell table:number-columns-repeated="8"/>
        </table:table-row>
        <table:table-row table:style-name="ro1">
          <table:table-cell table:number-columns-repeated="8"/>
        </table:table-row>
      </table:table>
      <table:table table:name="Epoch" table:style-name="ta1" table:print="false">
        <office:forms form:automatic-focus="false" form:apply-design-mode="false"/>
        <table:table-column table:style-name="co4" table:default-cell-style-name="Default"/>
        <table:table-column table:style-name="co5" table:number-columns-repeated="2" table:default-cell-style-name="Default"/>
        <table:table-column table:style-name="co3" table:number-columns-repeated="3" table:default-cell-style-name="Default"/>
        <table:table-column table:style-name="co9" table:default-cell-style-name="Default"/>
        <table:table-column table:style-name="co10" table:default-cell-style-name="Default"/>
        <table:table-column table:style-name="co3" table:number-columns-repeated="1014" table:default-cell-style-name="Default"/>
        <table:table-row table:style-name="ro1">
          <table:table-cell table:style-name="ce2" office:value-type="string">
            <text:p>Start Year</text:p>
          </table:table-cell>
          <table:table-cell table:style-name="ce2" office:value-type="string">
            <text:p>Start StDev</text:p>
          </table:table-cell>
          <table:table-cell table:style-name="ce2" office:value-type="string">
            <text:p>Start Note</text:p>
          </table:table-cell>
          <table:table-cell table:style-name="ce2" office:value-type="string">
            <text:p>End Year</text:p>
          </table:table-cell>
          <table:table-cell table:style-name="ce2" office:value-type="string">
            <text:p>End StDev</text:p>
          </table:table-cell>
          <table:table-cell table:style-name="ce2" office:value-type="string">
            <text:p>EndNote</text:p>
          </table:table-cell>
          <table:table-cell table:style-name="ce2" office:value-type="string">
            <text:p>Epoch</text:p>
          </table:table-cell>
          <table:table-cell table:style-name="ce2" office:value-type="string">
            <text:p>Story</text:p>
          </table:table-cell>
          <table:table-cell table:style-name="ce2" table:number-columns-repeated="1014"/>
        </table:table-row>
        <table:table-row table:style-name="ro1">
          <table:table-cell office:value-type="float" office:value="11700">
            <text:p>11700</text:p>
          </table:table-cell>
          <table:table-cell table:number-columns-repeated="2"/>
          <table:table-cell office:value-type="float" office:value="0">
            <text:p>0</text:p>
          </table:table-cell>
          <table:table-cell table:number-columns-repeated="2"/>
          <table:table-cell office:value-type="string">
            <text:p>Holocene</text:p>
          </table:table-cell>
          <table:table-cell office:value-type="string">
            <text:p>Quaternary Ice Age recedes, and the currentinterglacial begins; rise of human civilization. Saharaforms from savannah, and agriculture begins. Stone Age cultures give way to Bronze Age (3300 BC) andIron Age (1200 BC), giving rise to many pre-historic cultures throughout the world. Little Ice Age (stadial) causes brief cooling in Northern Hemisphere from 1400 to 1850. Following the Industrial Revolution,Atmospheric CO2 levels rise from around 280 parts per million volume (ppmv) to the current level of 400[23] ppmv.[24][25]</text:p>
          </table:table-cell>
          <table:table-cell table:number-columns-repeated="1014"/>
        </table:table-row>
        <table:table-row table:style-name="ro1">
          <table:table-cell office:value-type="float" office:value="2588000">
            <text:p>2588000</text:p>
          </table:table-cell>
          <table:table-cell table:number-columns-repeated="2"/>
          <table:table-cell office:value-type="float" office:value="11700">
            <text:p>11700</text:p>
          </table:table-cell>
          <table:table-cell table:number-columns-repeated="2"/>
          <table:table-cell office:value-type="string">
            <text:p>Pleistocene</text:p>
          </table:table-cell>
          <table:table-cell office:value-type="string">
            <text:p>Flourishing and then extinction of many largemammals (Pleistocene megafauna). Evolution of anatomically modern humans. Quaternary Ice Agecontinues with glaciations and interstadials (and the accompanying fluctuations from 100 to 300 ppmv inatmospheric CO2 levels[24][25]), further intensification of Icehouse Earth conditions, roughly 1.6 Ma. Last glacial maximum (30000 years ago),last glacial period (18000–15000 years ago). Dawn of human stone-age cultures, with increasing technical complexity relative to previous ice age cultures, such as engravings and clay statues (e.g.Venus of Lespugue), particularly in theMediterranean and Europe. Lake Toba supervolcanoerupts 75000 years before present, causing avolcanic winter that pushes humanity to the brink of extinction. Pleistocene ends with Oldest Dryas,Older Dryas/Allerød and Younger Dryas climate events, with Younger Dryas forming the boundary with the Holocene.</text:p>
          </table:table-cell>
          <table:table-cell table:number-columns-repeated="1014"/>
        </table:table-row>
        <table:table-row table:style-name="ro1">
          <table:table-cell office:value-type="float" office:value="5333000">
            <text:p>5333000</text:p>
          </table:table-cell>
          <table:table-cell table:number-columns-repeated="2"/>
          <table:table-cell office:value-type="float" office:value="2588000">
            <text:p>2588000</text:p>
          </table:table-cell>
          <table:table-cell table:number-columns-repeated="2"/>
          <table:table-cell office:value-type="string">
            <text:p>Pliocene</text:p>
          </table:table-cell>
          <table:table-cell office:value-type="string">
            <text:p>Intensification of present Icehouse conditions,present (Quaternary) ice age begins roughly 2.58 Ma; cool and dry climate. Australopithecines, many of the existing genera of mammals, and recentmollusks appear. Homo habilis appears.</text:p>
          </table:table-cell>
          <table:table-cell table:number-columns-repeated="1014"/>
        </table:table-row>
        <table:table-row table:style-name="ro1">
          <table:table-cell office:value-type="float" office:value="23030000">
            <text:p>23030000</text:p>
          </table:table-cell>
          <table:table-cell table:number-columns-repeated="2"/>
          <table:table-cell office:value-type="float" office:value="5333000">
            <text:p>5333000</text:p>
          </table:table-cell>
          <table:table-cell table:number-columns-repeated="2"/>
          <table:table-cell office:value-type="string">
            <text:p>Miocene</text:p>
          </table:table-cell>
          <table:table-cell office:value-type="string">
            <text:p>Moderate Icehouse climate, punctuated by ice ages;Orogeny in northern hemisphere. Modern mammaland bird families become recognizable. Horses andmastodons diverse. Grasses become ubiquitous. First apes appear (for reference see the article: "Sahelanthropus tchadensis"). Kaikoura Orogenyforms Southern Alps in New Zealand, continues today. Orogeny of the Alps in Europe slows, but continues to this day. Carpathian orogeny formsCarpathian Mountains in Central and Eastern Europe. Hellenic orogeny in Greece and Aegean Sea slows, but continues to this day. Middle Miocene Disruption occurs. Widespread forests slowly draw in massive amounts of CO2, gradually lowering the level of atmospheric CO2 from 650 ppmv down to around 100 ppmv.[24][25]</text:p>
          </table:table-cell>
          <table:table-cell table:number-columns-repeated="1014"/>
        </table:table-row>
        <table:table-row table:style-name="ro1">
          <table:table-cell office:value-type="float" office:value="33900000">
            <text:p>33900000</text:p>
          </table:table-cell>
          <table:table-cell table:number-columns-repeated="2"/>
          <table:table-cell office:value-type="float" office:value="23030000">
            <text:p>23030000</text:p>
          </table:table-cell>
          <table:table-cell table:number-columns-repeated="2"/>
          <table:table-cell office:value-type="string">
            <text:p>Oligocene</text:p>
          </table:table-cell>
          <table:table-cell office:value-type="string">
            <text:p>Warm but cooling climate, moving towards Icehouse; Rapid evolution and diversification of fauna, especially mammals. Major evolution and dispersal of modern types of flowering plants</text:p>
          </table:table-cell>
          <table:table-cell table:number-columns-repeated="1014"/>
        </table:table-row>
        <table:table-row table:style-name="ro1">
          <table:table-cell office:value-type="float" office:value="56000000">
            <text:p>56000000</text:p>
          </table:table-cell>
          <table:table-cell table:number-columns-repeated="2"/>
          <table:table-cell office:value-type="float" office:value="33900000">
            <text:p>33900000</text:p>
          </table:table-cell>
          <table:table-cell table:number-columns-repeated="2"/>
          <table:table-cell office:value-type="string">
            <text:p>Eocene</text:p>
          </table:table-cell>
          <table:table-cell office:value-type="string">
            <text:p>Moderate, cooling climate. Archaic mammals (e.g.Creodonts, Condylarths, Uintatheres, etc.) flourish and continue to develop during the epoch. Appearance of several "modern" mammal families. Primitive whales diversify. First grasses. Reglaciation of Antarctica and formation of its ice cap; Azolla event triggers ice age, and the Icehouse Earth climate that would follow it to this day, from the settlement and decay of seafloor algae drawing in massive amounts of atmospheric carbon dioxide,[24][25] lowering it from 3800 ppmv down to 650 ppmv. End of Laramide and Sevier Orogenies of the Rocky Mountains in North America. Orogeny of the Alps in Europe begins. Hellenic Orogeny begins in Greece and Aegean Sea.</text:p>
          </table:table-cell>
          <table:table-cell table:number-columns-repeated="1014"/>
        </table:table-row>
        <table:table-row table:style-name="ro1">
          <table:table-cell office:value-type="float" office:value="66000000">
            <text:p>66000000</text:p>
          </table:table-cell>
          <table:table-cell table:number-columns-repeated="2"/>
          <table:table-cell office:value-type="float" office:value="56000000">
            <text:p>56000000</text:p>
          </table:table-cell>
          <table:table-cell table:number-columns-repeated="2"/>
          <table:table-cell office:value-type="string">
            <text:p>Paleocene</text:p>
          </table:table-cell>
          <table:table-cell office:value-type="string">
            <text:p>Climate tropical. Modern plants appear; Mammalsdiversify into a number of primitive lineages following the extinction of the dinosaurs. First large mammals (up to bear or small hippo size). Alpine orogeny in Europe and Asia begins. Indian Subcontinent collides with Asia 55 Ma, Himalayan Orogeny starts between 52 and 48 Ma.</text:p>
          </table:table-cell>
          <table:table-cell table:number-columns-repeated="1014"/>
        </table:table-row>
        <table:table-row table:style-name="ro1">
          <table:table-cell office:value-type="float" office:value="100500000">
            <text:p>100500000</text:p>
          </table:table-cell>
          <table:table-cell table:number-columns-repeated="2"/>
          <table:table-cell office:value-type="float" office:value="66000000">
            <text:p>66000000</text:p>
          </table:table-cell>
          <table:table-cell table:number-columns-repeated="2"/>
          <table:table-cell office:value-type="string">
            <text:p>Late</text:p>
          </table:table-cell>
          <table:table-cell table:number-columns-repeated="1015"/>
        </table:table-row>
        <table:table-row table:style-name="ro1">
          <table:table-cell office:value-type="float" office:value="145000000">
            <text:p>145000000</text:p>
          </table:table-cell>
          <table:table-cell/>
          <table:table-cell office:value-type="string">
            <text:p>c</text:p>
          </table:table-cell>
          <table:table-cell office:value-type="float" office:value="100500000">
            <text:p>100500000</text:p>
          </table:table-cell>
          <table:table-cell table:number-columns-repeated="2"/>
          <table:table-cell office:value-type="string">
            <text:p>Early</text:p>
          </table:table-cell>
          <table:table-cell table:number-columns-repeated="1015"/>
        </table:table-row>
        <table:table-row table:style-name="ro1">
          <table:table-cell office:value-type="float" office:value="163500000">
            <text:p>163500000</text:p>
          </table:table-cell>
          <table:table-cell office:value-type="float" office:value="1000000">
            <text:p>1000000</text:p>
          </table:table-cell>
          <table:table-cell/>
          <table:table-cell office:value-type="float" office:value="145000000">
            <text:p>145000000</text:p>
          </table:table-cell>
          <table:table-cell/>
          <table:table-cell office:value-type="string">
            <text:p>c</text:p>
          </table:table-cell>
          <table:table-cell office:value-type="string">
            <text:p>Late</text:p>
          </table:table-cell>
          <table:table-cell table:number-columns-repeated="1015"/>
        </table:table-row>
        <table:table-row table:style-name="ro1">
          <table:table-cell office:value-type="float" office:value="174100000">
            <text:p>174100000</text:p>
          </table:table-cell>
          <table:table-cell office:value-type="float" office:value="1000000">
            <text:p>1000000</text:p>
          </table:table-cell>
          <table:table-cell/>
          <table:table-cell office:value-type="float" office:value="163500000">
            <text:p>163500000</text:p>
          </table:table-cell>
          <table:table-cell office:value-type="float" office:value="1000000">
            <text:p>1000000</text:p>
          </table:table-cell>
          <table:table-cell/>
          <table:table-cell office:value-type="string">
            <text:p>Middle</text:p>
          </table:table-cell>
          <table:table-cell table:number-columns-repeated="1015"/>
        </table:table-row>
        <table:table-row table:style-name="ro1">
          <table:table-cell office:value-type="float" office:value="201300000">
            <text:p>201300000</text:p>
          </table:table-cell>
          <table:table-cell office:value-type="float" office:value="200000">
            <text:p>200000</text:p>
          </table:table-cell>
          <table:table-cell/>
          <table:table-cell office:value-type="float" office:value="174100000">
            <text:p>174100000</text:p>
          </table:table-cell>
          <table:table-cell office:value-type="float" office:value="1000000">
            <text:p>1000000</text:p>
          </table:table-cell>
          <table:table-cell/>
          <table:table-cell office:value-type="string">
            <text:p>Early</text:p>
          </table:table-cell>
          <table:table-cell table:number-columns-repeated="1015"/>
        </table:table-row>
        <table:table-row table:style-name="ro1">
          <table:table-cell office:value-type="float" office:value="235000000">
            <text:p>235000000</text:p>
          </table:table-cell>
          <table:table-cell/>
          <table:table-cell office:value-type="string">
            <text:p>c</text:p>
          </table:table-cell>
          <table:table-cell office:value-type="float" office:value="201300000">
            <text:p>201300000</text:p>
          </table:table-cell>
          <table:table-cell office:value-type="float" office:value="200000">
            <text:p>200000</text:p>
          </table:table-cell>
          <table:table-cell/>
          <table:table-cell office:value-type="string">
            <text:p>Late</text:p>
          </table:table-cell>
          <table:table-cell table:number-columns-repeated="1015"/>
        </table:table-row>
        <table:table-row table:style-name="ro1">
          <table:table-cell office:value-type="float" office:value="247200000">
            <text:p>247200000</text:p>
          </table:table-cell>
          <table:table-cell table:number-columns-repeated="2"/>
          <table:table-cell office:value-type="float" office:value="235000000">
            <text:p>235000000</text:p>
          </table:table-cell>
          <table:table-cell/>
          <table:table-cell office:value-type="string">
            <text:p>c</text:p>
          </table:table-cell>
          <table:table-cell office:value-type="string">
            <text:p>Middle</text:p>
          </table:table-cell>
          <table:table-cell table:number-columns-repeated="1015"/>
        </table:table-row>
        <table:table-row table:style-name="ro1">
          <table:table-cell office:value-type="float" office:value="252200000">
            <text:p>252200000</text:p>
          </table:table-cell>
          <table:table-cell office:value-type="float" office:value="500000">
            <text:p>500000</text:p>
          </table:table-cell>
          <table:table-cell/>
          <table:table-cell office:value-type="float" office:value="247200000">
            <text:p>247200000</text:p>
          </table:table-cell>
          <table:table-cell table:number-columns-repeated="2"/>
          <table:table-cell office:value-type="string">
            <text:p>Early</text:p>
          </table:table-cell>
          <table:table-cell table:number-columns-repeated="1015"/>
        </table:table-row>
        <table:table-row table:style-name="ro1">
          <table:table-cell office:value-type="float" office:value="259900000">
            <text:p>259900000</text:p>
          </table:table-cell>
          <table:table-cell office:value-type="float" office:value="400000">
            <text:p>400000</text:p>
          </table:table-cell>
          <table:table-cell/>
          <table:table-cell office:value-type="float" office:value="252200000">
            <text:p>252200000</text:p>
          </table:table-cell>
          <table:table-cell office:value-type="float" office:value="500000">
            <text:p>500000</text:p>
          </table:table-cell>
          <table:table-cell/>
          <table:table-cell office:value-type="string">
            <text:p>Lopingian</text:p>
          </table:table-cell>
          <table:table-cell table:number-columns-repeated="1015"/>
        </table:table-row>
        <table:table-row table:style-name="ro1">
          <table:table-cell office:value-type="float" office:value="272300000">
            <text:p>272300000</text:p>
          </table:table-cell>
          <table:table-cell office:value-type="float" office:value="500000">
            <text:p>500000</text:p>
          </table:table-cell>
          <table:table-cell/>
          <table:table-cell office:value-type="float" office:value="259900000">
            <text:p>259900000</text:p>
          </table:table-cell>
          <table:table-cell office:value-type="float" office:value="400000">
            <text:p>400000</text:p>
          </table:table-cell>
          <table:table-cell/>
          <table:table-cell office:value-type="string">
            <text:p>Guadalupian</text:p>
          </table:table-cell>
          <table:table-cell table:number-columns-repeated="1015"/>
        </table:table-row>
        <table:table-row table:style-name="ro1">
          <table:table-cell office:value-type="float" office:value="298900000">
            <text:p>298900000</text:p>
          </table:table-cell>
          <table:table-cell office:value-type="float" office:value="200000">
            <text:p>200000</text:p>
          </table:table-cell>
          <table:table-cell/>
          <table:table-cell office:value-type="float" office:value="272300000">
            <text:p>272300000</text:p>
          </table:table-cell>
          <table:table-cell office:value-type="float" office:value="500000">
            <text:p>500000</text:p>
          </table:table-cell>
          <table:table-cell/>
          <table:table-cell office:value-type="string">
            <text:p>Cisuralian</text:p>
          </table:table-cell>
          <table:table-cell table:number-columns-repeated="1015"/>
        </table:table-row>
        <table:table-row table:style-name="ro1">
          <table:table-cell office:value-type="float" office:value="323200000">
            <text:p>323200000</text:p>
          </table:table-cell>
          <table:table-cell office:value-type="float" office:value="400000">
            <text:p>400000</text:p>
          </table:table-cell>
          <table:table-cell/>
          <table:table-cell office:value-type="float" office:value="298900000">
            <text:p>298900000</text:p>
          </table:table-cell>
          <table:table-cell office:value-type="float" office:value="200000">
            <text:p>200000</text:p>
          </table:table-cell>
          <table:table-cell/>
          <table:table-cell office:value-type="string">
            <text:p>Pennsylvanian</text:p>
          </table:table-cell>
          <table:table-cell office:value-type="string">
            <text:p>Winged insects radiate suddenly; some (esp.Protodonata and Palaeodictyoptera) are quite large.Amphibians common and diverse. First reptiles andcoal forests (scale trees, ferns, club trees, giant horsetails, Cordaites, etc.). Highest-everatmospheric oxygen levels. Goniatites, brachiopods, bryozoa, bivalves, and corals plentiful in the seas and oceans. Testate forams proliferate. Uralian orogeny in Europe and Asia. Variscan orogenyoccurs towards middle and late Mississippian Periods.</text:p>
          </table:table-cell>
          <table:table-cell table:number-columns-repeated="1014"/>
        </table:table-row>
        <table:table-row table:style-name="ro1">
          <table:table-cell office:value-type="float" office:value="358900000">
            <text:p>358900000</text:p>
          </table:table-cell>
          <table:table-cell office:value-type="float" office:value="400000">
            <text:p>400000</text:p>
          </table:table-cell>
          <table:table-cell/>
          <table:table-cell office:value-type="float" office:value="323200000">
            <text:p>323200000</text:p>
          </table:table-cell>
          <table:table-cell office:value-type="float" office:value="400000">
            <text:p>400000</text:p>
          </table:table-cell>
          <table:table-cell/>
          <table:table-cell office:value-type="string">
            <text:p>Mississippian</text:p>
          </table:table-cell>
          <table:table-cell office:value-type="string">
            <text:p>Large primitive trees, first land vertebrates, and amphibious sea-scorpions live amid coal-forming coastal swamps. Lobe-finned rhizodonts are dominant big fresh-water predators. In the oceans, early sharks are common and quite diverse;echinoderms (especially crinoids and blastoids) abundant. Corals, bryozoa, goniatites and brachiopods (Productida, Spiriferida, etc.) very common, but trilobites and nautiloids decline.Glaciation in East Gondwana. Tuhua Orogeny in New Zealand tapers off.</text:p>
          </table:table-cell>
          <table:table-cell table:number-columns-repeated="1014"/>
        </table:table-row>
        <table:table-row table:style-name="ro1">
          <table:table-cell office:value-type="float" office:value="382700000">
            <text:p>382700000</text:p>
          </table:table-cell>
          <table:table-cell office:value-type="float" office:value="1600000">
            <text:p>1600000</text:p>
          </table:table-cell>
          <table:table-cell/>
          <table:table-cell office:value-type="float" office:value="358900000">
            <text:p>358900000</text:p>
          </table:table-cell>
          <table:table-cell office:value-type="float" office:value="400000">
            <text:p>400000</text:p>
          </table:table-cell>
          <table:table-cell/>
          <table:table-cell office:value-type="string">
            <text:p>Late</text:p>
          </table:table-cell>
          <table:table-cell table:number-columns-repeated="1015"/>
        </table:table-row>
        <table:table-row table:style-name="ro1">
          <table:table-cell office:value-type="float" office:value="393300000">
            <text:p>393300000</text:p>
          </table:table-cell>
          <table:table-cell office:value-type="float" office:value="1200000">
            <text:p>1200000</text:p>
          </table:table-cell>
          <table:table-cell/>
          <table:table-cell office:value-type="float" office:value="382700000">
            <text:p>382700000</text:p>
          </table:table-cell>
          <table:table-cell office:value-type="float" office:value="1600000">
            <text:p>1600000</text:p>
          </table:table-cell>
          <table:table-cell/>
          <table:table-cell office:value-type="string">
            <text:p>Middle</text:p>
          </table:table-cell>
          <table:table-cell table:number-columns-repeated="1015"/>
        </table:table-row>
        <table:table-row table:style-name="ro1">
          <table:table-cell office:value-type="float" office:value="419200000">
            <text:p>419200000</text:p>
          </table:table-cell>
          <table:table-cell office:value-type="float" office:value="3200000">
            <text:p>3200000</text:p>
          </table:table-cell>
          <table:table-cell/>
          <table:table-cell office:value-type="float" office:value="393300000">
            <text:p>393300000</text:p>
          </table:table-cell>
          <table:table-cell office:value-type="float" office:value="1200000">
            <text:p>1200000</text:p>
          </table:table-cell>
          <table:table-cell/>
          <table:table-cell office:value-type="string">
            <text:p>Early</text:p>
          </table:table-cell>
          <table:table-cell table:number-columns-repeated="1015"/>
        </table:table-row>
        <table:table-row table:style-name="ro1">
          <table:table-cell office:value-type="float" office:value="423000000">
            <text:p>423000000</text:p>
          </table:table-cell>
          <table:table-cell office:value-type="float" office:value="2300000">
            <text:p>2300000</text:p>
          </table:table-cell>
          <table:table-cell/>
          <table:table-cell office:value-type="float" office:value="419200000">
            <text:p>419200000</text:p>
          </table:table-cell>
          <table:table-cell office:value-type="float" office:value="3200000">
            <text:p>3200000</text:p>
          </table:table-cell>
          <table:table-cell/>
          <table:table-cell office:value-type="string">
            <text:p>Pridoli</text:p>
          </table:table-cell>
          <table:table-cell table:number-columns-repeated="1015"/>
        </table:table-row>
        <table:table-row table:style-name="ro1">
          <table:table-cell office:value-type="float" office:value="427400000">
            <text:p>427400000</text:p>
          </table:table-cell>
          <table:table-cell office:value-type="float" office:value="500000">
            <text:p>500000</text:p>
          </table:table-cell>
          <table:table-cell/>
          <table:table-cell office:value-type="float" office:value="423000000">
            <text:p>423000000</text:p>
          </table:table-cell>
          <table:table-cell office:value-type="float" office:value="2300000">
            <text:p>2300000</text:p>
          </table:table-cell>
          <table:table-cell/>
          <table:table-cell office:value-type="string">
            <text:p>Ludlow/Cayugan</text:p>
          </table:table-cell>
          <table:table-cell table:number-columns-repeated="1015"/>
        </table:table-row>
        <table:table-row table:style-name="ro1">
          <table:table-cell office:value-type="float" office:value="433400000">
            <text:p>433400000</text:p>
          </table:table-cell>
          <table:table-cell office:value-type="float" office:value="800000">
            <text:p>800000</text:p>
          </table:table-cell>
          <table:table-cell/>
          <table:table-cell office:value-type="float" office:value="427400000">
            <text:p>427400000</text:p>
          </table:table-cell>
          <table:table-cell office:value-type="float" office:value="500000">
            <text:p>500000</text:p>
          </table:table-cell>
          <table:table-cell/>
          <table:table-cell office:value-type="string">
            <text:p>Wenlock</text:p>
          </table:table-cell>
          <table:table-cell table:number-columns-repeated="1015"/>
        </table:table-row>
        <table:table-row table:style-name="ro1">
          <table:table-cell office:value-type="float" office:value="443400000">
            <text:p>443400000</text:p>
          </table:table-cell>
          <table:table-cell office:value-type="float" office:value="1500000">
            <text:p>1500000</text:p>
          </table:table-cell>
          <table:table-cell/>
          <table:table-cell office:value-type="float" office:value="433400000">
            <text:p>433400000</text:p>
          </table:table-cell>
          <table:table-cell office:value-type="float" office:value="800000">
            <text:p>800000</text:p>
          </table:table-cell>
          <table:table-cell/>
          <table:table-cell office:value-type="string">
            <text:p>Llandovery/Alexandrian</text:p>
          </table:table-cell>
          <table:table-cell table:number-columns-repeated="1015"/>
        </table:table-row>
        <table:table-row table:style-name="ro1">
          <table:table-cell office:value-type="float" office:value="458400000">
            <text:p>458400000</text:p>
          </table:table-cell>
          <table:table-cell office:value-type="float" office:value="900000">
            <text:p>900000</text:p>
          </table:table-cell>
          <table:table-cell/>
          <table:table-cell office:value-type="float" office:value="443400000">
            <text:p>443400000</text:p>
          </table:table-cell>
          <table:table-cell office:value-type="float" office:value="1500000">
            <text:p>1500000</text:p>
          </table:table-cell>
          <table:table-cell/>
          <table:table-cell office:value-type="string">
            <text:p>Late</text:p>
          </table:table-cell>
          <table:table-cell table:number-columns-repeated="1015"/>
        </table:table-row>
        <table:table-row table:style-name="ro1">
          <table:table-cell office:value-type="float" office:value="470000000">
            <text:p>470000000</text:p>
          </table:table-cell>
          <table:table-cell office:value-type="float" office:value="1400000">
            <text:p>1400000</text:p>
          </table:table-cell>
          <table:table-cell/>
          <table:table-cell office:value-type="float" office:value="458400000">
            <text:p>458400000</text:p>
          </table:table-cell>
          <table:table-cell office:value-type="float" office:value="900000">
            <text:p>900000</text:p>
          </table:table-cell>
          <table:table-cell/>
          <table:table-cell office:value-type="string">
            <text:p>Middle</text:p>
          </table:table-cell>
          <table:table-cell table:number-columns-repeated="1015"/>
        </table:table-row>
        <table:table-row table:style-name="ro1">
          <table:table-cell office:value-type="float" office:value="485400000">
            <text:p>485400000</text:p>
          </table:table-cell>
          <table:table-cell office:value-type="float" office:value="1900000">
            <text:p>1900000</text:p>
          </table:table-cell>
          <table:table-cell/>
          <table:table-cell office:value-type="float" office:value="470000000">
            <text:p>470000000</text:p>
          </table:table-cell>
          <table:table-cell office:value-type="float" office:value="1400000">
            <text:p>1400000</text:p>
          </table:table-cell>
          <table:table-cell/>
          <table:table-cell office:value-type="string">
            <text:p>Early</text:p>
          </table:table-cell>
          <table:table-cell table:number-columns-repeated="1015"/>
        </table:table-row>
        <table:table-row table:style-name="ro1">
          <table:table-cell office:value-type="float" office:value="497000000">
            <text:p>497000000</text:p>
          </table:table-cell>
          <table:table-cell/>
          <table:table-cell office:value-type="string">
            <text:p>c</text:p>
          </table:table-cell>
          <table:table-cell office:value-type="float" office:value="485400000">
            <text:p>485400000</text:p>
          </table:table-cell>
          <table:table-cell office:value-type="float" office:value="1900000">
            <text:p>1900000</text:p>
          </table:table-cell>
          <table:table-cell/>
          <table:table-cell office:value-type="string">
            <text:p>Furongian</text:p>
          </table:table-cell>
          <table:table-cell table:number-columns-repeated="1015"/>
        </table:table-row>
        <table:table-row table:style-name="ro1">
          <table:table-cell office:value-type="float" office:value="509000000">
            <text:p>509000000</text:p>
          </table:table-cell>
          <table:table-cell/>
          <table:table-cell office:value-type="string">
            <text:p>c</text:p>
          </table:table-cell>
          <table:table-cell office:value-type="float" office:value="497000000">
            <text:p>497000000</text:p>
          </table:table-cell>
          <table:table-cell/>
          <table:table-cell office:value-type="string">
            <text:p>c</text:p>
          </table:table-cell>
          <table:table-cell office:value-type="string">
            <text:p>Series 3</text:p>
          </table:table-cell>
          <table:table-cell table:number-columns-repeated="1015"/>
        </table:table-row>
        <table:table-row table:style-name="ro1">
          <table:table-cell office:value-type="float" office:value="521000000">
            <text:p>521000000</text:p>
          </table:table-cell>
          <table:table-cell/>
          <table:table-cell office:value-type="string">
            <text:p>c</text:p>
          </table:table-cell>
          <table:table-cell office:value-type="float" office:value="509000000">
            <text:p>509000000</text:p>
          </table:table-cell>
          <table:table-cell/>
          <table:table-cell office:value-type="string">
            <text:p>c</text:p>
          </table:table-cell>
          <table:table-cell office:value-type="string">
            <text:p>Series 2</text:p>
          </table:table-cell>
          <table:table-cell table:number-columns-repeated="1015"/>
        </table:table-row>
        <table:table-row table:style-name="ro1">
          <table:table-cell office:value-type="float" office:value="541000000">
            <text:p>541000000</text:p>
          </table:table-cell>
          <table:table-cell office:value-type="float" office:value="1000000">
            <text:p>1000000</text:p>
          </table:table-cell>
          <table:table-cell/>
          <table:table-cell office:value-type="float" office:value="521000000">
            <text:p>521000000</text:p>
          </table:table-cell>
          <table:table-cell/>
          <table:table-cell office:value-type="string">
            <text:p>c</text:p>
          </table:table-cell>
          <table:table-cell office:value-type="string">
            <text:p>Terreneuvian</text:p>
          </table:table-cell>
          <table:table-cell table:number-columns-repeated="1015"/>
        </table:table-row>
      </table:table>
      <table:table table:name="Period" table:style-name="ta1" table:print="false">
        <office:forms form:automatic-focus="false" form:apply-design-mode="false"/>
        <table:table-column table:style-name="co4" table:default-cell-style-name="Default"/>
        <table:table-column table:style-name="co5" table:number-columns-repeated="2" table:default-cell-style-name="Default"/>
        <table:table-column table:style-name="co3"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row table:style-name="ro1">
          <table:table-cell table:style-name="ce2" office:value-type="string">
            <text:p>Start Year</text:p>
          </table:table-cell>
          <table:table-cell table:style-name="ce2" office:value-type="string">
            <text:p>Start StDev</text:p>
          </table:table-cell>
          <table:table-cell table:style-name="ce2" office:value-type="string">
            <text:p>Start Note</text:p>
          </table:table-cell>
          <table:table-cell table:style-name="ce2" office:value-type="string">
            <text:p>End Year</text:p>
          </table:table-cell>
          <table:table-cell table:style-name="ce2" office:value-type="string">
            <text:p>End StDev</text:p>
          </table:table-cell>
          <table:table-cell table:style-name="ce2" office:value-type="string">
            <text:p>End Note</text:p>
          </table:table-cell>
          <table:table-cell table:style-name="ce2" office:value-type="string">
            <text:p>Period</text:p>
          </table:table-cell>
          <table:table-cell table:style-name="ce2" office:value-type="string">
            <text:p>Story</text:p>
          </table:table-cell>
        </table:table-row>
        <table:table-row table:style-name="ro1">
          <table:table-cell office:value-type="float" office:value="2588000">
            <text:p>2588000</text:p>
          </table:table-cell>
          <table:table-cell table:number-columns-repeated="2"/>
          <table:table-cell office:value-type="float" office:value="0">
            <text:p>0</text:p>
          </table:table-cell>
          <table:table-cell table:number-columns-repeated="2"/>
          <table:table-cell office:value-type="string">
            <text:p>Quaternary</text:p>
          </table:table-cell>
          <table:table-cell/>
        </table:table-row>
        <table:table-row table:style-name="ro1">
          <table:table-cell office:value-type="float" office:value="23030000">
            <text:p>23030000</text:p>
          </table:table-cell>
          <table:table-cell table:number-columns-repeated="2"/>
          <table:table-cell office:value-type="float" office:value="2588000">
            <text:p>2588000</text:p>
          </table:table-cell>
          <table:table-cell table:number-columns-repeated="2"/>
          <table:table-cell office:value-type="string">
            <text:p>Neogene</text:p>
          </table:table-cell>
          <table:table-cell/>
        </table:table-row>
        <table:table-row table:style-name="ro1">
          <table:table-cell office:value-type="float" office:value="66000000">
            <text:p>66000000</text:p>
          </table:table-cell>
          <table:table-cell table:number-columns-repeated="2"/>
          <table:table-cell office:value-type="float" office:value="23030000">
            <text:p>23030000</text:p>
          </table:table-cell>
          <table:table-cell table:number-columns-repeated="2"/>
          <table:table-cell office:value-type="string">
            <text:p>Paleogene</text:p>
          </table:table-cell>
          <table:table-cell/>
        </table:table-row>
        <table:table-row table:style-name="ro1">
          <table:table-cell office:value-type="float" office:value="145000000">
            <text:p>145000000</text:p>
          </table:table-cell>
          <table:table-cell/>
          <table:table-cell office:value-type="string">
            <text:p>c</text:p>
          </table:table-cell>
          <table:table-cell office:value-type="float" office:value="66000000">
            <text:p>66000000</text:p>
          </table:table-cell>
          <table:table-cell table:number-columns-repeated="2"/>
          <table:table-cell office:value-type="string">
            <text:p>Cretaceous</text:p>
          </table:table-cell>
          <table:table-cell office:value-type="string">
            <text:p>Flowering plants proliferate, along with new types ofinsects. More modern teleost fish begin to appear.Ammonoidea, belemnites, rudist bivalves, echinoidsand sponges all common. Many new types ofdinosaurs (e.g. Tyrannosaurs, Titanosaurs, duck bills, and horned dinosaurs) evolve on land, as doEusuchia (modern crocodilians); and mosasaursand modern sharks appear in the sea. Primitivebirds gradually replace pterosaurs. Monotremes,marsupials and placental mammals appear. Break up of Gondwana. Beginning of Laramide and Sevier Orogenies of the Rocky Mountains. AtmosphericCO2 close to present-day levels.</text:p>
          </table:table-cell>
        </table:table-row>
        <table:table-row table:style-name="ro1">
          <table:table-cell office:value-type="float" office:value="201300000">
            <text:p>201300000</text:p>
          </table:table-cell>
          <table:table-cell office:value-type="float" office:value="200000">
            <text:p>200000</text:p>
          </table:table-cell>
          <table:table-cell/>
          <table:table-cell office:value-type="float" office:value="145000000">
            <text:p>145000000</text:p>
          </table:table-cell>
          <table:table-cell/>
          <table:table-cell office:value-type="string">
            <text:p>c</text:p>
          </table:table-cell>
          <table:table-cell office:value-type="string">
            <text:p>Jurassic</text:p>
          </table:table-cell>
          <table:table-cell office:value-type="string">
            <text:p>Gymnosperms (especially conifers, Bennettitalesand cycads) and ferns common. Many types ofdinosaurs, such as sauropods, carnosaurs, andstegosaurs. Mammals common but small. Firstbirds and lizards. Ichthyosaurs and plesiosaursdiverse. Bivalves, Ammonites and belemnitesabundant. Sea urchins very common, along withcrinoids, starfish, sponges, and terebratulid andrhynchonellid brachiopods. Breakup of Pangaea intoGondwana and Laurasia. Nevadan orogeny in North America. Rantigata and Cimmerian Orogenies taper off. Atmospheric CO2 levels 4–5 times the present day levels (1200–1500 ppmv, compared to today's 385 ppmv[24][25]).</text:p>
          </table:table-cell>
        </table:table-row>
        <table:table-row table:style-name="ro1">
          <table:table-cell office:value-type="float" office:value="252200000">
            <text:p>252200000</text:p>
          </table:table-cell>
          <table:table-cell office:value-type="float" office:value="500000">
            <text:p>500000</text:p>
          </table:table-cell>
          <table:table-cell/>
          <table:table-cell office:value-type="float" office:value="201300000">
            <text:p>201300000</text:p>
          </table:table-cell>
          <table:table-cell office:value-type="float" office:value="200000">
            <text:p>200000</text:p>
          </table:table-cell>
          <table:table-cell/>
          <table:table-cell office:value-type="string">
            <text:p>Triassic</text:p>
          </table:table-cell>
          <table:table-cell office:value-type="string">
            <text:p>Archosaurs dominant on land as dinosaurs, in the oceans as Ichthyosaurs and nothosaurs, and in the air as pterosaurs. Cynodonts become smaller and more mammal-like, while first mammals andcrocodilia appear. Dicroidiumflora common on land. Many large aquatic temnospondyl amphibians.Ceratitic ammonoids extremely common. Modern corals and teleost fish appear, as do many moderninsect clades. Andean Orogeny in South America.Cimmerian Orogeny in Asia. Rangitata Orogenybegins in New Zealand. Hunter-Bowen Orogeny inNorthern Australia, Queensland and New South Wales ends, (c. 260–225 Ma)</text:p>
          </table:table-cell>
        </table:table-row>
        <table:table-row table:style-name="ro1">
          <table:table-cell office:value-type="float" office:value="298900000">
            <text:p>298900000</text:p>
          </table:table-cell>
          <table:table-cell office:value-type="float" office:value="200000">
            <text:p>200000</text:p>
          </table:table-cell>
          <table:table-cell/>
          <table:table-cell office:value-type="float" office:value="252200000">
            <text:p>252200000</text:p>
          </table:table-cell>
          <table:table-cell office:value-type="float" office:value="500000">
            <text:p>500000</text:p>
          </table:table-cell>
          <table:table-cell/>
          <table:table-cell office:value-type="string">
            <text:p>Permian</text:p>
          </table:table-cell>
          <table:table-cell office:value-type="string">
            <text:p>Landmasses unite into supercontinent Pangaea, creating the Appalachians. End of Permo-Carboniferous glaciation. Synapsid reptiles(pelycosaurs and therapsids) become plentiful, while parareptiles and temnospondyl amphibiansremain common. In the mid-Permian, coal-age flora are replaced by cone-bearing gymnosperms (the first true seed plants) and by the first true mosses.Beetles and flies evolve. Marine life flourishes in warm shallow reefs; productid and spiriferidbrachiopods, bivalves, forams, and ammonoids all abundant. Permian-Triassic extinction event occurs 251Ma: 95% of life on Earth becomes extinct, including all trilobites, graptolites, and blastoids.Ouachita and Innuitian orogenies in North America.Uralian orogeny in Europe/Asia tapers off. Altaidorogeny in Asia. Hunter-Bowen Orogeny onAustralian Continent begins (c. 260–225 Ma), forming the MacDonnell Ranges.</text:p>
          </table:table-cell>
        </table:table-row>
        <table:table-row table:style-name="ro1">
          <table:table-cell office:value-type="float" office:value="358900000">
            <text:p>358900000</text:p>
          </table:table-cell>
          <table:table-cell office:value-type="float" office:value="400000">
            <text:p>400000</text:p>
          </table:table-cell>
          <table:table-cell/>
          <table:table-cell office:value-type="float" office:value="298900000">
            <text:p>298900000</text:p>
          </table:table-cell>
          <table:table-cell office:value-type="float" office:value="200000">
            <text:p>200000</text:p>
          </table:table-cell>
          <table:table-cell/>
          <table:table-cell office:value-type="string">
            <text:p>Carboniferous</text:p>
          </table:table-cell>
          <table:table-cell/>
        </table:table-row>
        <table:table-row table:style-name="ro1">
          <table:table-cell office:value-type="float" office:value="419200000">
            <text:p>419200000</text:p>
          </table:table-cell>
          <table:table-cell office:value-type="float" office:value="3200000">
            <text:p>3200000</text:p>
          </table:table-cell>
          <table:table-cell/>
          <table:table-cell office:value-type="float" office:value="358900000">
            <text:p>358900000</text:p>
          </table:table-cell>
          <table:table-cell office:value-type="float" office:value="400000">
            <text:p>400000</text:p>
          </table:table-cell>
          <table:table-cell/>
          <table:table-cell office:value-type="string">
            <text:p>Devonian</text:p>
          </table:table-cell>
          <table:table-cell office:value-type="string">
            <text:p>First clubmosses, horsetails and ferns appear, as do the first seed-bearing plants (progymnosperms), first trees (the progymnosperm Archaeopteris), and first (wingless) insects. Strophomenid and atrypidbrachiopods, rugose and tabulate corals, andcrinoids are all abundant in the oceans. Goniatiteammonoids are plentiful, while squid-like coleoidsarise. Trilobites and armoured agnaths decline, while jawed fishes (placoderms, lobe-finned andray-finned fish, and early sharks) rule the seas. Firstamphibians still aquatic. "Old Red Continent" ofEuramerica. Beginning of Acadian Orogeny for Anti-Atlas Mountains of North Africa, and Appalachian Mountains of North America, also the Antler,Variscan, and Tuhua Orogeny in New Zealand.</text:p>
          </table:table-cell>
        </table:table-row>
        <table:table-row table:style-name="ro1">
          <table:table-cell office:value-type="float" office:value="443400000">
            <text:p>443400000</text:p>
          </table:table-cell>
          <table:table-cell office:value-type="float" office:value="1500000">
            <text:p>1500000</text:p>
          </table:table-cell>
          <table:table-cell/>
          <table:table-cell office:value-type="float" office:value="419200000">
            <text:p>419200000</text:p>
          </table:table-cell>
          <table:table-cell office:value-type="float" office:value="3200000">
            <text:p>3200000</text:p>
          </table:table-cell>
          <table:table-cell/>
          <table:table-cell office:value-type="string">
            <text:p>Silurian</text:p>
          </table:table-cell>
          <table:table-cell office:value-type="string">
            <text:p>First Vascular plants (the rhyniophytes and their relatives), first millipedes and arthropleurids on land. First jawed fishes, as well as many armouredjawless fish, populate the seas. Sea-scorpionsreach large size. Tabulate and rugose corals,brachiopods (Pentamerida, Rhynchonellida, etc.), and crinoids all abundant. Trilobites and mollusksdiverse; graptolites not as varied. Beginning ofCaledonian Orogeny for hills in England, Ireland, Wales, Scotland, and the Scandinavian Mountains. Also continued into Devonian period as the Acadian Orogeny, above. Taconic Orogeny tapers off. Lachlan Orogeny on Australian Continent tapers off.</text:p>
          </table:table-cell>
        </table:table-row>
        <table:table-row table:style-name="ro1">
          <table:table-cell office:value-type="float" office:value="485400000">
            <text:p>485400000</text:p>
          </table:table-cell>
          <table:table-cell office:value-type="float" office:value="1900000">
            <text:p>1900000</text:p>
          </table:table-cell>
          <table:table-cell/>
          <table:table-cell office:value-type="float" office:value="443400000">
            <text:p>443400000</text:p>
          </table:table-cell>
          <table:table-cell office:value-type="float" office:value="1500000">
            <text:p>1500000</text:p>
          </table:table-cell>
          <table:table-cell/>
          <table:table-cell office:value-type="string">
            <text:p>Ordovician</text:p>
          </table:table-cell>
          <table:table-cell office:value-type="string">
            <text:p>Invertebrates diversify into many new types (e.g., long straight-shelled cephalopods). Early corals, articulate brachiopods (Orthida, Strophomenida, etc.), bivalves, nautiloids, trilobites, ostracods,bryozoa, many types of echinoderms (crinoids,cystoids, starfish, etc.), branched graptolites, and other taxa all common. Conodonts (early planktonicvertebrates) appear. First green plants and fungi on land. Ice age at end of period.</text:p>
          </table:table-cell>
        </table:table-row>
        <table:table-row table:style-name="ro1">
          <table:table-cell office:value-type="float" office:value="541000000">
            <text:p>541000000</text:p>
          </table:table-cell>
          <table:table-cell office:value-type="float" office:value="1000000">
            <text:p>1000000</text:p>
          </table:table-cell>
          <table:table-cell/>
          <table:table-cell office:value-type="float" office:value="485400000">
            <text:p>485400000</text:p>
          </table:table-cell>
          <table:table-cell office:value-type="float" office:value="1900000">
            <text:p>1900000</text:p>
          </table:table-cell>
          <table:table-cell/>
          <table:table-cell office:value-type="string">
            <text:p>Cambrian</text:p>
          </table:table-cell>
          <table:table-cell office:value-type="string">
            <text:p>Major diversification of life in the Cambrian Explosion. Numerous fossils; most modern animalphyla appear. First chordates appear, along with a number of extinct, problematic phyla. Reef-buildingArchaeocyatha abundant; then vanish. Trilobites,priapulid worms, sponges, inarticulate brachiopods(unhinged lampshells), and many other animals numerous. Anomalocarids are giant predators, while many Ediacaran fauna die out. Prokaryotes,protists (e.g., forams), fungi and algae continue to present day. Gondwana emerges. Petermann Orogeny on the Australian Continent tapers off (550–535 Ma). Ross Orogeny in Antarctica. Adelaide Geosyncline (Delamerian Orogeny), majority of orogenic activity from 514–500Ma. Lachlan Orogenyon Australian Continent, c. 540–440Ma. AtmosphericCO2 content roughly 20–35 times present-day (Holocene) levels (6000 ppmv compared to today's 385 ppmv)[24][25]</text:p>
          </table:table-cell>
        </table:table-row>
        <table:table-row table:style-name="ro1">
          <table:table-cell office:value-type="float" office:value="635000000">
            <text:p>635000000</text:p>
          </table:table-cell>
          <table:table-cell/>
          <table:table-cell office:value-type="string">
            <text:p>c</text:p>
          </table:table-cell>
          <table:table-cell office:value-type="float" office:value="541000000">
            <text:p>541000000</text:p>
          </table:table-cell>
          <table:table-cell office:value-type="float" office:value="1000000">
            <text:p>1000000</text:p>
          </table:table-cell>
          <table:table-cell/>
          <table:table-cell office:value-type="string">
            <text:p>Ediacaran</text:p>
          </table:table-cell>
          <table:table-cell office:value-type="string">
            <text:p>Good fossils of the first multi-celled animals. Ediacaran biota flourish worldwide in seas. Simpletrace fossils of possible worm-like Trichophycus, etc. First sponges and trilobitomorphs. Enigmatic forms include many soft-jellied creatures shaped like bags, disks, or quilts (likeDickinsonia).Taconic Orogeny in North America. Aravalli Range orogeny in Indian Subcontinent. Beginning ofPetermann Orogeny on Australian Continent. Beardmore Orogeny in Antarctica, 633–620Ma.</text:p>
          </table:table-cell>
        </table:table-row>
        <table:table-row table:style-name="ro1">
          <table:table-cell office:value-type="float" office:value="850000000">
            <text:p>850000000</text:p>
          </table:table-cell>
          <table:table-cell/>
          <table:table-cell office:value-type="string">
            <text:p>GSSA</text:p>
          </table:table-cell>
          <table:table-cell office:value-type="float" office:value="635000000">
            <text:p>635000000</text:p>
          </table:table-cell>
          <table:table-cell/>
          <table:table-cell office:value-type="string">
            <text:p>c</text:p>
          </table:table-cell>
          <table:table-cell office:value-type="string">
            <text:p>Cryogenian</text:p>
          </table:table-cell>
          <table:table-cell office:value-type="string">
            <text:p>Possible "Snowball Earth" period. Fossils still rare. Rodinia landmass begins to break up. Late Ruker / Nimrod Orogeny in Antarctica tapers off.</text:p>
          </table:table-cell>
        </table:table-row>
        <table:table-row table:style-name="ro1">
          <table:table-cell office:value-type="float" office:value="1000000000">
            <text:p>1000000000</text:p>
          </table:table-cell>
          <table:table-cell/>
          <table:table-cell office:value-type="string">
            <text:p>GSSA</text:p>
          </table:table-cell>
          <table:table-cell office:value-type="float" office:value="850000000">
            <text:p>850000000</text:p>
          </table:table-cell>
          <table:table-cell/>
          <table:table-cell office:value-type="string">
            <text:p>GSSA</text:p>
          </table:table-cell>
          <table:table-cell office:value-type="string">
            <text:p>Tonian</text:p>
          </table:table-cell>
          <table:table-cell office:value-type="string">
            <text:p>Rodinia supercontinent persists. Trace fossils of simple multi-celled eukaryotes. First radiation ofdinoflagellate-like acritarchs. Grenville Orogeny tapers off in North America. Pan-African orogeny in Africa. Lake Ruker / Nimrod Orogeny in Antarctica, 1000 ± 150 Ma. Edmundian Orogeny (c. 920 - 850Ma), Gascoyne Complex, Western Australia. Adelaide Geosyncline laid down on Australian Continent, beginning of Adelaide Geosyncline (Delamerian Orogeny) in that continent.</text:p>
          </table:table-cell>
        </table:table-row>
        <table:table-row table:style-name="ro1">
          <table:table-cell office:value-type="float" office:value="1200000000">
            <text:p>1200000000</text:p>
          </table:table-cell>
          <table:table-cell/>
          <table:table-cell office:value-type="string">
            <text:p>GSSA</text:p>
          </table:table-cell>
          <table:table-cell office:value-type="float" office:value="1000000000">
            <text:p>1000000000</text:p>
          </table:table-cell>
          <table:table-cell/>
          <table:table-cell office:value-type="string">
            <text:p>GSSA</text:p>
          </table:table-cell>
          <table:table-cell office:value-type="string">
            <text:p>Stenian</text:p>
          </table:table-cell>
          <table:table-cell office:value-type="string">
            <text:p>Narrow highly metamorphic belts due to orogeny as Rodinia forms. Late Ruker / Nimrod Orogeny in Antarctica possibly begins. Musgrave Orogeny (c. 1080 Ma), Musgrave Block, Central Australia.</text:p>
          </table:table-cell>
        </table:table-row>
        <table:table-row table:style-name="ro1">
          <table:table-cell office:value-type="float" office:value="1400000000">
            <text:p>1400000000</text:p>
          </table:table-cell>
          <table:table-cell/>
          <table:table-cell office:value-type="string">
            <text:p>GSSA</text:p>
          </table:table-cell>
          <table:table-cell office:value-type="float" office:value="1200000000">
            <text:p>1200000000</text:p>
          </table:table-cell>
          <table:table-cell/>
          <table:table-cell office:value-type="string">
            <text:p>GSSA</text:p>
          </table:table-cell>
          <table:table-cell office:value-type="string">
            <text:p>Ectasian</text:p>
          </table:table-cell>
          <table:table-cell office:value-type="string">
            <text:p>Platform covers continue to expand. Green algae colonies in the seas. Grenville Orogeny in North America.</text:p>
          </table:table-cell>
        </table:table-row>
        <table:table-row table:style-name="ro1">
          <table:table-cell office:value-type="float" office:value="1600000000">
            <text:p>1600000000</text:p>
          </table:table-cell>
          <table:table-cell/>
          <table:table-cell office:value-type="string">
            <text:p>GSSA</text:p>
          </table:table-cell>
          <table:table-cell office:value-type="float" office:value="1400000000">
            <text:p>1400000000</text:p>
          </table:table-cell>
          <table:table-cell/>
          <table:table-cell office:value-type="string">
            <text:p>GSSA</text:p>
          </table:table-cell>
          <table:table-cell office:value-type="string">
            <text:p>Calymmian</text:p>
          </table:table-cell>
          <table:table-cell office:value-type="string">
            <text:p>Platform covers expand. Barramundi Orogeny, McArthur Basin, Northern Australia, and Isan Orogeny, c.1600 Ma, Mount Isa Block, Queensland</text:p>
          </table:table-cell>
        </table:table-row>
        <table:table-row table:style-name="ro1">
          <table:table-cell office:value-type="float" office:value="1800000000">
            <text:p>1800000000</text:p>
          </table:table-cell>
          <table:table-cell/>
          <table:table-cell office:value-type="string">
            <text:p>GSSA</text:p>
          </table:table-cell>
          <table:table-cell office:value-type="float" office:value="1600000000">
            <text:p>1600000000</text:p>
          </table:table-cell>
          <table:table-cell/>
          <table:table-cell office:value-type="string">
            <text:p>GSSA</text:p>
          </table:table-cell>
          <table:table-cell office:value-type="string">
            <text:p>Statherian</text:p>
          </table:table-cell>
          <table:table-cell office:value-type="string">
            <text:p>First complex single-celled life: protists with nuclei. Columbia is the primordial supercontinent. Kimban Orogeny in Australian Continent ends. Yapungku Orogeny on Yilgarn craton, in Western Australia. Mangaroon Orogeny, 1680–1620 Ma, on the Gascoyne Complex in Western Australia. Kararan Orogeny (1650-Ma), Gawler Craton, South Australia.</text:p>
          </table:table-cell>
        </table:table-row>
        <table:table-row table:style-name="ro1">
          <table:table-cell office:value-type="float" office:value="2050000000">
            <text:p>2050000000</text:p>
          </table:table-cell>
          <table:table-cell/>
          <table:table-cell office:value-type="string">
            <text:p>GSSA</text:p>
          </table:table-cell>
          <table:table-cell office:value-type="float" office:value="1800000000">
            <text:p>1800000000</text:p>
          </table:table-cell>
          <table:table-cell/>
          <table:table-cell office:value-type="string">
            <text:p>GSSA</text:p>
          </table:table-cell>
          <table:table-cell office:value-type="string">
            <text:p>Orosirian</text:p>
          </table:table-cell>
          <table:table-cell office:value-type="string">
            <text:p>The atmosphere becomes oxygenic. Vredefort and Sudbury Basin asteroid impacts. Much orogeny.Penokean and Trans-Hudsonian Orogenies in North America. Early Ruker Orogeny in Antarctica, 2000 - 1700 Ma. Glenburgh Orogeny, Glenburgh Terrane, Australian Continent c. 2005–1920 Ma. Kimban Orogeny, Gawler craton in Australian Continent begins.</text:p>
          </table:table-cell>
        </table:table-row>
        <table:table-row table:style-name="ro1">
          <table:table-cell office:value-type="float" office:value="2300000000">
            <text:p>2300000000</text:p>
          </table:table-cell>
          <table:table-cell/>
          <table:table-cell office:value-type="string">
            <text:p>GSSA</text:p>
          </table:table-cell>
          <table:table-cell office:value-type="float" office:value="2050000000">
            <text:p>2050000000</text:p>
          </table:table-cell>
          <table:table-cell/>
          <table:table-cell office:value-type="string">
            <text:p>GSSA</text:p>
          </table:table-cell>
          <table:table-cell office:value-type="string">
            <text:p>Rhyacian</text:p>
          </table:table-cell>
          <table:table-cell office:value-type="string">
            <text:p>Bushveld Igneous Complex forms. Huronian glaciation.</text:p>
          </table:table-cell>
        </table:table-row>
        <table:table-row table:style-name="ro1">
          <table:table-cell office:value-type="float" office:value="2500000000">
            <text:p>2500000000</text:p>
          </table:table-cell>
          <table:table-cell/>
          <table:table-cell office:value-type="string">
            <text:p>GSSA</text:p>
          </table:table-cell>
          <table:table-cell office:value-type="float" office:value="2300000000">
            <text:p>2300000000</text:p>
          </table:table-cell>
          <table:table-cell/>
          <table:table-cell office:value-type="string">
            <text:p>GSSA</text:p>
          </table:table-cell>
          <table:table-cell office:value-type="string">
            <text:p>Siderian</text:p>
          </table:table-cell>
          <table:table-cell office:value-type="string">
            <text:p>Oxygen catastrophe: banded iron formations forms. Sleaford Orogeny on Australian Continent,Gawler Craton 2440–2420 Ma.</text:p>
          </table:table-cell>
        </table:table-row>
      </table:table>
      <table:table table:name="Era" table:style-name="ta1" table:print="false">
        <office:forms form:automatic-focus="false" form:apply-design-mode="false"/>
        <table:table-column table:style-name="co4" table:default-cell-style-name="Default"/>
        <table:table-column table:style-name="co5" table:number-columns-repeated="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3" table:number-columns-repeated="1016" table:default-cell-style-name="Default"/>
        <table:table-row table:style-name="ro1">
          <table:table-cell table:style-name="ce2" office:value-type="string">
            <text:p>Start Year</text:p>
          </table:table-cell>
          <table:table-cell table:style-name="ce2" office:value-type="string">
            <text:p>Start StDev</text:p>
          </table:table-cell>
          <table:table-cell table:style-name="ce2" office:value-type="string">
            <text:p>Start Note</text:p>
          </table:table-cell>
          <table:table-cell table:style-name="ce2" office:value-type="string">
            <text:p>End Year</text:p>
          </table:table-cell>
          <table:table-cell table:style-name="ce2" office:value-type="string">
            <text:p>End StDev</text:p>
          </table:table-cell>
          <table:table-cell table:style-name="ce2" office:value-type="string">
            <text:p>End Note</text:p>
          </table:table-cell>
          <table:table-cell table:style-name="ce2" office:value-type="string">
            <text:p>Era</text:p>
          </table:table-cell>
          <table:table-cell table:style-name="ce2" office:value-type="string">
            <text:p>Story</text:p>
          </table:table-cell>
          <table:table-cell table:style-name="ce2" table:number-columns-repeated="1016"/>
        </table:table-row>
        <table:table-row table:style-name="ro1">
          <table:table-cell office:value-type="float" office:value="66000000">
            <text:p>66000000</text:p>
          </table:table-cell>
          <table:table-cell table:number-columns-repeated="2"/>
          <table:table-cell office:value-type="float" office:value="0">
            <text:p>0</text:p>
          </table:table-cell>
          <table:table-cell table:number-columns-repeated="2"/>
          <table:table-cell office:value-type="string">
            <text:p>Cenozoic</text:p>
          </table:table-cell>
          <table:table-cell table:number-columns-repeated="1017"/>
        </table:table-row>
        <table:table-row table:style-name="ro1">
          <table:table-cell office:value-type="float" office:value="252200000">
            <text:p>252200000</text:p>
          </table:table-cell>
          <table:table-cell office:value-type="float" office:value="500000">
            <text:p>500000</text:p>
          </table:table-cell>
          <table:table-cell/>
          <table:table-cell office:value-type="float" office:value="66000000">
            <text:p>66000000</text:p>
          </table:table-cell>
          <table:table-cell table:number-columns-repeated="2"/>
          <table:table-cell office:value-type="string">
            <text:p>Mesozoic</text:p>
          </table:table-cell>
          <table:table-cell table:number-columns-repeated="1017"/>
        </table:table-row>
        <table:table-row table:style-name="ro1">
          <table:table-cell office:value-type="float" office:value="541000000">
            <text:p>541000000</text:p>
          </table:table-cell>
          <table:table-cell office:value-type="float" office:value="1000000">
            <text:p>1000000</text:p>
          </table:table-cell>
          <table:table-cell/>
          <table:table-cell office:value-type="float" office:value="252200000">
            <text:p>252200000</text:p>
          </table:table-cell>
          <table:table-cell office:value-type="float" office:value="500000">
            <text:p>500000</text:p>
          </table:table-cell>
          <table:table-cell/>
          <table:table-cell office:value-type="string">
            <text:p>Paleozoic</text:p>
          </table:table-cell>
          <table:table-cell table:number-columns-repeated="1017"/>
        </table:table-row>
        <table:table-row table:style-name="ro1">
          <table:table-cell office:value-type="float" office:value="1000000000">
            <text:p>1000000000</text:p>
          </table:table-cell>
          <table:table-cell/>
          <table:table-cell office:value-type="string">
            <text:p>GSSA</text:p>
          </table:table-cell>
          <table:table-cell office:value-type="float" office:value="541000000">
            <text:p>541000000</text:p>
          </table:table-cell>
          <table:table-cell office:value-type="float" office:value="1000000">
            <text:p>1000000</text:p>
          </table:table-cell>
          <table:table-cell/>
          <table:table-cell office:value-type="string">
            <text:p>Neo-proterozoic</text:p>
          </table:table-cell>
          <table:table-cell table:number-columns-repeated="1017"/>
        </table:table-row>
        <table:table-row table:style-name="ro1">
          <table:table-cell office:value-type="float" office:value="1600000000">
            <text:p>1600000000</text:p>
          </table:table-cell>
          <table:table-cell/>
          <table:table-cell office:value-type="string">
            <text:p>GSSA</text:p>
          </table:table-cell>
          <table:table-cell office:value-type="float" office:value="1000000000">
            <text:p>1000000000</text:p>
          </table:table-cell>
          <table:table-cell/>
          <table:table-cell office:value-type="string">
            <text:p>GSSA</text:p>
          </table:table-cell>
          <table:table-cell office:value-type="string">
            <text:p>Meso-proterozoic</text:p>
          </table:table-cell>
          <table:table-cell table:number-columns-repeated="1017"/>
        </table:table-row>
        <table:table-row table:style-name="ro1">
          <table:table-cell office:value-type="float" office:value="2500000000">
            <text:p>2500000000</text:p>
          </table:table-cell>
          <table:table-cell/>
          <table:table-cell office:value-type="string">
            <text:p>GSSA</text:p>
          </table:table-cell>
          <table:table-cell office:value-type="float" office:value="1600000000">
            <text:p>1600000000</text:p>
          </table:table-cell>
          <table:table-cell/>
          <table:table-cell office:value-type="string">
            <text:p>GSSA</text:p>
          </table:table-cell>
          <table:table-cell office:value-type="string">
            <text:p>Paleo-proterozoic</text:p>
          </table:table-cell>
          <table:table-cell table:number-columns-repeated="1017"/>
        </table:table-row>
        <table:table-row table:style-name="ro1">
          <table:table-cell office:value-type="float" office:value="2800000000">
            <text:p>2800000000</text:p>
          </table:table-cell>
          <table:table-cell/>
          <table:table-cell office:value-type="string">
            <text:p>GSSA</text:p>
          </table:table-cell>
          <table:table-cell office:value-type="float" office:value="2500000000">
            <text:p>2500000000</text:p>
          </table:table-cell>
          <table:table-cell/>
          <table:table-cell office:value-type="string">
            <text:p>GSSA</text:p>
          </table:table-cell>
          <table:table-cell office:value-type="string">
            <text:p>Neoarchean</text:p>
          </table:table-cell>
          <table:table-cell office:value-type="string">
            <text:p>Stabilization of most modern cratons; possible mantle overturn event. Insell Orogeny, 2650 ± 150 Ma. Abitibi greenstone belt in present-day Ontario and Quebec begins to form, stabilizes by 2600 Ma.</text:p>
          </table:table-cell>
          <table:table-cell table:number-columns-repeated="1016"/>
        </table:table-row>
        <table:table-row table:style-name="ro1">
          <table:table-cell office:value-type="float" office:value="3200000000">
            <text:p>3200000000</text:p>
          </table:table-cell>
          <table:table-cell/>
          <table:table-cell office:value-type="string">
            <text:p>GSSA</text:p>
          </table:table-cell>
          <table:table-cell office:value-type="float" office:value="2800000000">
            <text:p>2800000000</text:p>
          </table:table-cell>
          <table:table-cell/>
          <table:table-cell office:value-type="string">
            <text:p>GSSA</text:p>
          </table:table-cell>
          <table:table-cell office:value-type="string">
            <text:p>Mesoarchean</text:p>
          </table:table-cell>
          <table:table-cell office:value-type="string">
            <text:p>First stromatolites (probably colonial cyanobacteria). Oldest macrofossils. Humboldt Orogeny in Antarctica.Blake River Megacaldera Complex begins to form in present-day Ontario and Quebec, ends by roughly 2696Ma.</text:p>
          </table:table-cell>
          <table:table-cell table:number-columns-repeated="1016"/>
        </table:table-row>
        <table:table-row table:style-name="ro1">
          <table:table-cell office:value-type="float" office:value="3600000000">
            <text:p>3600000000</text:p>
          </table:table-cell>
          <table:table-cell/>
          <table:table-cell office:value-type="string">
            <text:p>GSSA</text:p>
          </table:table-cell>
          <table:table-cell office:value-type="float" office:value="3200000000">
            <text:p>3200000000</text:p>
          </table:table-cell>
          <table:table-cell/>
          <table:table-cell office:value-type="string">
            <text:p>GSSA</text:p>
          </table:table-cell>
          <table:table-cell office:value-type="string">
            <text:p>Paleoarchean</text:p>
          </table:table-cell>
          <table:table-cell office:value-type="string">
            <text:p>First known oxygen-producing bacteria. Oldest definitive microfossils. Oldest cratons on Earth (such as theCanadian Shield and the Pilbara Craton) may have formed during this period[31]. Rayner Orogeny in Antarctica.</text:p>
          </table:table-cell>
          <table:table-cell table:number-columns-repeated="1016"/>
        </table:table-row>
        <table:table-row table:style-name="ro1">
          <table:table-cell office:value-type="float" office:value="4000000000">
            <text:p>4000000000</text:p>
          </table:table-cell>
          <table:table-cell table:number-columns-repeated="2"/>
          <table:table-cell office:value-type="float" office:value="3600000000">
            <text:p>3600000000</text:p>
          </table:table-cell>
          <table:table-cell/>
          <table:table-cell office:value-type="string">
            <text:p>GSSA</text:p>
          </table:table-cell>
          <table:table-cell office:value-type="string">
            <text:p>Eoarchean</text:p>
          </table:table-cell>
          <table:table-cell office:value-type="string">
            <text:p>Simple single-celled life (probably bacteria and archaea). Oldest probable microfossils.</text:p>
          </table:table-cell>
          <table:table-cell table:number-columns-repeated="1016"/>
        </table:table-row>
        <table:table-row table:style-name="ro1">
          <table:table-cell office:value-type="float" office:value="4100000000">
            <text:p>4100000000</text:p>
          </table:table-cell>
          <table:table-cell/>
          <table:table-cell office:value-type="string">
            <text:p>c</text:p>
          </table:table-cell>
          <table:table-cell office:value-type="float" office:value="4000000000">
            <text:p>4000000000</text:p>
          </table:table-cell>
          <table:table-cell table:number-columns-repeated="2"/>
          <table:table-cell office:value-type="string">
            <text:p>Early Imbrian</text:p>
          </table:table-cell>
          <table:table-cell office:value-type="string">
            <text:p>Indirect photosynthetic evidence (e.g., kerogen) of primordial life. This era overlaps the end of the Late Heavy Bombardment of the inner solar system.</text:p>
          </table:table-cell>
          <table:table-cell table:number-columns-repeated="1016"/>
        </table:table-row>
        <table:table-row table:style-name="ro1">
          <table:table-cell office:value-type="float" office:value="4300000000">
            <text:p>4300000000</text:p>
          </table:table-cell>
          <table:table-cell/>
          <table:table-cell office:value-type="string">
            <text:p>c</text:p>
          </table:table-cell>
          <table:table-cell office:value-type="float" office:value="4100000000">
            <text:p>4100000000</text:p>
          </table:table-cell>
          <table:table-cell/>
          <table:table-cell office:value-type="string">
            <text:p>c</text:p>
          </table:table-cell>
          <table:table-cell office:value-type="string">
            <text:p>Nectarian</text:p>
          </table:table-cell>
          <table:table-cell office:value-type="string">
            <text:p>This unit gets its name from the lunar geologic timescale when the Nectaris Basin and other greater lunar basins form by big impact events.</text:p>
          </table:table-cell>
          <table:table-cell table:number-columns-repeated="1016"/>
        </table:table-row>
        <table:table-row table:style-name="ro1">
          <table:table-cell office:value-type="float" office:value="4500000000">
            <text:p>4500000000</text:p>
          </table:table-cell>
          <table:table-cell/>
          <table:table-cell office:value-type="string">
            <text:p>c</text:p>
          </table:table-cell>
          <table:table-cell office:value-type="float" office:value="4300000000">
            <text:p>4300000000</text:p>
          </table:table-cell>
          <table:table-cell/>
          <table:table-cell office:value-type="string">
            <text:p>c</text:p>
          </table:table-cell>
          <table:table-cell office:value-type="string">
            <text:p>Basin Groups</text:p>
          </table:table-cell>
          <table:table-cell office:value-type="string">
            <text:p>Oldest known rock (4030 Ma)[34]. The first life forms and self-replicating RNA molecules evolve around 4000 Ma, after the Late Heavy Bombardment ends on Earth. Napier Orogeny in Antarctica, 4000 ± 200 Ma.</text:p>
          </table:table-cell>
          <table:table-cell table:number-columns-repeated="1016"/>
        </table:table-row>
        <table:table-row table:style-name="ro1">
          <table:table-cell office:value-type="float" office:value="4567000000">
            <text:p>4567000000</text:p>
          </table:table-cell>
          <table:table-cell/>
          <table:table-cell office:value-type="string">
            <text:p>c</text:p>
          </table:table-cell>
          <table:table-cell office:value-type="float" office:value="4500000000">
            <text:p>4500000000</text:p>
          </table:table-cell>
          <table:table-cell/>
          <table:table-cell office:value-type="string">
            <text:p>c</text:p>
          </table:table-cell>
          <table:table-cell office:value-type="string">
            <text:p>Cryptic</text:p>
          </table:table-cell>
          <table:table-cell office:value-type="string">
            <text:p>Oldest known mineral (Zircon, 4404 ± 8 Ma).[35] Formation of Moon(4533 Ma), probably from giant impact. Formation of Earth (4567.17 to 4570Ma)</text:p>
          </table:table-cell>
          <table:table-cell table:number-columns-repeated="1016"/>
        </table:table-row>
      </table:table>
      <table:table table:name="Eon" table:style-name="ta1" table:print="false">
        <office:forms form:automatic-focus="false" form:apply-design-mode="false"/>
        <table:table-column table:style-name="co4" table:default-cell-style-name="Default"/>
        <table:table-column table:style-name="co5" table:number-columns-repeated="2" table:default-cell-style-name="Default"/>
        <table:table-column table:style-name="co15" table:default-cell-style-name="Default"/>
        <table:table-column table:style-name="co19" table:default-cell-style-name="Default"/>
        <table:table-column table:style-name="co20" table:default-cell-style-name="Default"/>
        <table:table-column table:style-name="co21" table:default-cell-style-name="Default"/>
        <table:table-column table:style-name="co3" table:number-columns-repeated="1016" table:default-cell-style-name="Default"/>
        <table:table-row table:style-name="ro1">
          <table:table-cell table:style-name="ce2" office:value-type="string">
            <text:p>Start Year</text:p>
          </table:table-cell>
          <table:table-cell table:style-name="ce2" office:value-type="string">
            <text:p>Start StDev</text:p>
          </table:table-cell>
          <table:table-cell table:style-name="ce2" office:value-type="string">
            <text:p>Start Note</text:p>
          </table:table-cell>
          <table:table-cell table:style-name="ce2" office:value-type="string">
            <text:p>End Year</text:p>
          </table:table-cell>
          <table:table-cell table:style-name="ce2" office:value-type="string">
            <text:p>End StDev</text:p>
          </table:table-cell>
          <table:table-cell table:style-name="ce2" office:value-type="string">
            <text:p>End Note</text:p>
          </table:table-cell>
          <table:table-cell table:style-name="ce2" office:value-type="string">
            <text:p>Eon</text:p>
          </table:table-cell>
          <table:table-cell table:style-name="ce2" table:number-columns-repeated="1016"/>
        </table:table-row>
        <table:table-row table:style-name="ro1">
          <table:table-cell office:value-type="float" office:value="11700">
            <text:p>11700</text:p>
          </table:table-cell>
          <table:table-cell table:number-columns-repeated="2"/>
          <table:table-cell office:value-type="float" office:value="0">
            <text:p>0</text:p>
          </table:table-cell>
          <table:table-cell table:number-columns-repeated="1019"/>
        </table:table-row>
        <table:table-row table:style-name="ro1">
          <table:table-cell office:value-type="float" office:value="541000000">
            <text:p>541000000</text:p>
          </table:table-cell>
          <table:table-cell office:value-type="float" office:value="1000000">
            <text:p>1000000</text:p>
          </table:table-cell>
          <table:table-cell/>
          <table:table-cell office:value-type="float" office:value="11700">
            <text:p>11700</text:p>
          </table:table-cell>
          <table:table-cell table:number-columns-repeated="2"/>
          <table:table-cell office:value-type="string">
            <text:p>Phanerozoic</text:p>
          </table:table-cell>
          <table:table-cell table:number-columns-repeated="1016"/>
        </table:table-row>
        <table:table-row table:style-name="ro1">
          <table:table-cell office:value-type="float" office:value="2500000000">
            <text:p>2500000000</text:p>
          </table:table-cell>
          <table:table-cell/>
          <table:table-cell office:value-type="string">
            <text:p>GSSA</text:p>
          </table:table-cell>
          <table:table-cell office:value-type="float" office:value="541000000">
            <text:p>541000000</text:p>
          </table:table-cell>
          <table:table-cell office:value-type="float" office:value="1000000">
            <text:p>1000000</text:p>
          </table:table-cell>
          <table:table-cell/>
          <table:table-cell office:value-type="string">
            <text:p>Proter-ozoic</text:p>
          </table:table-cell>
          <table:table-cell table:number-columns-repeated="1016"/>
        </table:table-row>
        <table:table-row table:style-name="ro1">
          <table:table-cell office:value-type="float" office:value="4000000000">
            <text:p>4000000000</text:p>
          </table:table-cell>
          <table:table-cell table:number-columns-repeated="2"/>
          <table:table-cell office:value-type="float" office:value="2500000000">
            <text:p>2500000000</text:p>
          </table:table-cell>
          <table:table-cell/>
          <table:table-cell office:value-type="string">
            <text:p>GSSA</text:p>
          </table:table-cell>
          <table:table-cell office:value-type="string">
            <text:p>Archean</text:p>
          </table:table-cell>
          <table:table-cell table:number-columns-repeated="1016"/>
        </table:table-row>
        <table:table-row table:style-name="ro1">
          <table:table-cell office:value-type="float" office:value="4567000000">
            <text:p>4567000000</text:p>
          </table:table-cell>
          <table:table-cell/>
          <table:table-cell office:value-type="string">
            <text:p>c</text:p>
          </table:table-cell>
          <table:table-cell office:value-type="float" office:value="4000000000">
            <text:p>4000000000</text:p>
          </table:table-cell>
          <table:table-cell table:number-columns-repeated="2"/>
          <table:table-cell office:value-type="string">
            <text:p>Hadean</text:p>
          </table:table-cell>
          <table:table-cell table:number-columns-repeated="1016"/>
        </table:table-row>
      </table:table>
      <table:table table:name="SuperEon" table:style-name="ta1" table:print="false">
        <office:forms form:automatic-focus="false" form:apply-design-mode="false"/>
        <table:table-column table:style-name="co4" table:default-cell-style-name="ce2"/>
        <table:table-column table:style-name="co5" table:number-columns-repeated="2" table:default-cell-style-name="ce2"/>
        <table:table-column table:style-name="co3" table:number-columns-repeated="1021" table:default-cell-style-name="ce2"/>
        <table:table-row table:style-name="ro1">
          <table:table-cell office:value-type="string">
            <text:p>Start Year</text:p>
          </table:table-cell>
          <table:table-cell office:value-type="string">
            <text:p>Start StDev</text:p>
          </table:table-cell>
          <table:table-cell office:value-type="string">
            <text:p>Start Note</text:p>
          </table:table-cell>
          <table:table-cell office:value-type="string">
            <text:p>End Year</text:p>
          </table:table-cell>
          <table:table-cell office:value-type="string">
            <text:p>End StDev</text:p>
          </table:table-cell>
          <table:table-cell office:value-type="string">
            <text:p>End Note</text:p>
          </table:table-cell>
          <table:table-cell office:value-type="string">
            <text:p>Supereon</text:p>
          </table:table-cell>
          <table:table-cell table:number-columns-repeated="1017"/>
        </table:table-row>
        <table:table-row table:style-name="ro1">
          <table:table-cell table:style-name="Default" office:value-type="float" office:value="4567000000">
            <text:p>4567000000</text:p>
          </table:table-cell>
          <table:table-cell table:style-name="Default"/>
          <table:table-cell table:style-name="Default" office:value-type="string">
            <text:p>c</text:p>
          </table:table-cell>
          <table:table-cell table:style-name="Default" office:value-type="float" office:value="635000000">
            <text:p>635000000</text:p>
          </table:table-cell>
          <table:table-cell table:style-name="Default"/>
          <table:table-cell table:style-name="Default" office:value-type="string">
            <text:p>c</text:p>
          </table:table-cell>
          <table:table-cell table:style-name="Default" office:value-type="string">
            <text:p>Precambrian</text:p>
          </table:table-cell>
          <table:table-cell table:style-name="Default" table:number-columns-repeated="1017"/>
        </table:table-row>
      </table:table>
      <table:table table:name="Geologic Table" table:style-name="ta1" table:print="false">
        <office:forms form:automatic-focus="false" form:apply-design-mode="false"/>
        <table:table-column table:style-name="co3" table:number-columns-repeated="7" table:default-cell-style-name="Default"/>
        <table:table-column table:style-name="co24" table:default-cell-style-name="Default"/>
        <table:table-column table:style-name="co25" table:default-cell-style-name="Default"/>
        <table:table-column table:style-name="co3" table:number-columns-repeated="1015" table:default-cell-style-name="Default"/>
        <table:table-row table:style-name="ro1">
          <table:table-cell table:style-name="ce2" office:value-type="string">
            <text:p>Scale</text:p>
          </table:table-cell>
          <table:table-cell table:style-name="ce2" office:value-type="string">
            <text:p>Start Year</text:p>
          </table:table-cell>
          <table:table-cell table:style-name="ce2" office:value-type="string">
            <text:p>Start StDev</text:p>
          </table:table-cell>
          <table:table-cell table:style-name="ce2" office:value-type="string">
            <text:p>Start Note</text:p>
          </table:table-cell>
          <table:table-cell table:style-name="ce2" office:value-type="string">
            <text:p>End Year</text:p>
          </table:table-cell>
          <table:table-cell table:style-name="ce2" office:value-type="string">
            <text:p>End StDev</text:p>
          </table:table-cell>
          <table:table-cell table:style-name="ce2" office:value-type="string">
            <text:p>End Note</text:p>
          </table:table-cell>
          <table:table-cell table:style-name="ce2" office:value-type="string">
            <text:p>Headline</text:p>
          </table:table-cell>
          <table:table-cell table:style-name="ce2" office:value-type="string">
            <text:p>Story</text:p>
          </table:table-cell>
          <table:table-cell table:style-name="ce2" table:number-columns-repeated="1015"/>
        </table:table-row>
        <table:table-row table:style-name="ro1">
          <table:table-cell office:value-type="string">
            <text:p>SuperEon</text:p>
          </table:table-cell>
          <table:table-cell office:value-type="float" office:value="4567000000">
            <text:p>4567000000</text:p>
          </table:table-cell>
          <table:table-cell/>
          <table:table-cell office:value-type="string">
            <text:p>c</text:p>
          </table:table-cell>
          <table:table-cell office:value-type="float" office:value="635000000">
            <text:p>635000000</text:p>
          </table:table-cell>
          <table:table-cell/>
          <table:table-cell office:value-type="string">
            <text:p>c</text:p>
          </table:table-cell>
          <table:table-cell office:value-type="string">
            <text:p>Precambrian</text:p>
          </table:table-cell>
          <table:table-cell table:number-columns-repeated="1016"/>
        </table:table-row>
        <table:table-row table:style-name="ro1">
          <table:table-cell office:value-type="string">
            <text:p>Eon</text:p>
          </table:table-cell>
          <table:table-cell office:value-type="float" office:value="11700">
            <text:p>11700</text:p>
          </table:table-cell>
          <table:table-cell table:number-columns-repeated="2"/>
          <table:table-cell office:value-type="float" office:value="0">
            <text:p>0</text:p>
          </table:table-cell>
          <table:table-cell table:number-columns-repeated="1019"/>
        </table:table-row>
        <table:table-row table:style-name="ro1">
          <table:table-cell office:value-type="string">
            <text:p>Eon</text:p>
          </table:table-cell>
          <table:table-cell office:value-type="float" office:value="541000000">
            <text:p>541000000</text:p>
          </table:table-cell>
          <table:table-cell office:value-type="float" office:value="1000000">
            <text:p>1000000</text:p>
          </table:table-cell>
          <table:table-cell/>
          <table:table-cell office:value-type="float" office:value="11700">
            <text:p>11700</text:p>
          </table:table-cell>
          <table:table-cell table:number-columns-repeated="2"/>
          <table:table-cell office:value-type="string">
            <text:p>Phanerozoic</text:p>
          </table:table-cell>
          <table:table-cell table:number-columns-repeated="1016"/>
        </table:table-row>
        <table:table-row table:style-name="ro1">
          <table:table-cell office:value-type="string">
            <text:p>Eon</text:p>
          </table:table-cell>
          <table:table-cell office:value-type="float" office:value="2500000000">
            <text:p>2500000000</text:p>
          </table:table-cell>
          <table:table-cell/>
          <table:table-cell office:value-type="string">
            <text:p>GSSA</text:p>
          </table:table-cell>
          <table:table-cell office:value-type="float" office:value="541000000">
            <text:p>541000000</text:p>
          </table:table-cell>
          <table:table-cell office:value-type="float" office:value="1000000">
            <text:p>1000000</text:p>
          </table:table-cell>
          <table:table-cell/>
          <table:table-cell office:value-type="string">
            <text:p>Proter-ozoic</text:p>
          </table:table-cell>
          <table:table-cell table:number-columns-repeated="1016"/>
        </table:table-row>
        <table:table-row table:style-name="ro1">
          <table:table-cell office:value-type="string">
            <text:p>Eon</text:p>
          </table:table-cell>
          <table:table-cell office:value-type="float" office:value="4000000000">
            <text:p>4000000000</text:p>
          </table:table-cell>
          <table:table-cell table:number-columns-repeated="2"/>
          <table:table-cell office:value-type="float" office:value="2500000000">
            <text:p>2500000000</text:p>
          </table:table-cell>
          <table:table-cell/>
          <table:table-cell office:value-type="string">
            <text:p>GSSA</text:p>
          </table:table-cell>
          <table:table-cell office:value-type="string">
            <text:p>Archean</text:p>
          </table:table-cell>
          <table:table-cell table:number-columns-repeated="1016"/>
        </table:table-row>
        <table:table-row table:style-name="ro1">
          <table:table-cell office:value-type="string">
            <text:p>Eon</text:p>
          </table:table-cell>
          <table:table-cell office:value-type="float" office:value="4567000000">
            <text:p>4567000000</text:p>
          </table:table-cell>
          <table:table-cell/>
          <table:table-cell office:value-type="string">
            <text:p>c</text:p>
          </table:table-cell>
          <table:table-cell office:value-type="float" office:value="4000000000">
            <text:p>4000000000</text:p>
          </table:table-cell>
          <table:table-cell table:number-columns-repeated="2"/>
          <table:table-cell office:value-type="string">
            <text:p>Hadean</text:p>
          </table:table-cell>
          <table:table-cell table:number-columns-repeated="1016"/>
        </table:table-row>
        <table:table-row table:style-name="ro1">
          <table:table-cell office:value-type="string">
            <text:p>Era</text:p>
          </table:table-cell>
          <table:table-cell office:value-type="float" office:value="66000000">
            <text:p>66000000</text:p>
          </table:table-cell>
          <table:table-cell table:number-columns-repeated="2"/>
          <table:table-cell office:value-type="float" office:value="0">
            <text:p>0</text:p>
          </table:table-cell>
          <table:table-cell table:number-columns-repeated="2"/>
          <table:table-cell office:value-type="string">
            <text:p>Cenozoic</text:p>
          </table:table-cell>
          <table:table-cell table:number-columns-repeated="1016"/>
        </table:table-row>
        <table:table-row table:style-name="ro1">
          <table:table-cell office:value-type="string">
            <text:p>Era</text:p>
          </table:table-cell>
          <table:table-cell office:value-type="float" office:value="252200000">
            <text:p>252200000</text:p>
          </table:table-cell>
          <table:table-cell office:value-type="float" office:value="500000">
            <text:p>500000</text:p>
          </table:table-cell>
          <table:table-cell/>
          <table:table-cell office:value-type="float" office:value="66000000">
            <text:p>66000000</text:p>
          </table:table-cell>
          <table:table-cell table:number-columns-repeated="2"/>
          <table:table-cell office:value-type="string">
            <text:p>Mesozoic</text:p>
          </table:table-cell>
          <table:table-cell table:number-columns-repeated="1016"/>
        </table:table-row>
        <table:table-row table:style-name="ro1">
          <table:table-cell office:value-type="string">
            <text:p>Era</text:p>
          </table:table-cell>
          <table:table-cell office:value-type="float" office:value="541000000">
            <text:p>541000000</text:p>
          </table:table-cell>
          <table:table-cell office:value-type="float" office:value="1000000">
            <text:p>1000000</text:p>
          </table:table-cell>
          <table:table-cell/>
          <table:table-cell office:value-type="float" office:value="252200000">
            <text:p>252200000</text:p>
          </table:table-cell>
          <table:table-cell office:value-type="float" office:value="500000">
            <text:p>500000</text:p>
          </table:table-cell>
          <table:table-cell/>
          <table:table-cell office:value-type="string">
            <text:p>Paleozoic</text:p>
          </table:table-cell>
          <table:table-cell table:number-columns-repeated="1016"/>
        </table:table-row>
        <table:table-row table:style-name="ro1">
          <table:table-cell office:value-type="string">
            <text:p>Era</text:p>
          </table:table-cell>
          <table:table-cell office:value-type="float" office:value="1000000000">
            <text:p>1000000000</text:p>
          </table:table-cell>
          <table:table-cell/>
          <table:table-cell office:value-type="string">
            <text:p>GSSA</text:p>
          </table:table-cell>
          <table:table-cell office:value-type="float" office:value="541000000">
            <text:p>541000000</text:p>
          </table:table-cell>
          <table:table-cell office:value-type="float" office:value="1000000">
            <text:p>1000000</text:p>
          </table:table-cell>
          <table:table-cell/>
          <table:table-cell office:value-type="string">
            <text:p>Neo-proterozoic</text:p>
          </table:table-cell>
          <table:table-cell table:number-columns-repeated="1016"/>
        </table:table-row>
        <table:table-row table:style-name="ro1">
          <table:table-cell office:value-type="string">
            <text:p>Era</text:p>
          </table:table-cell>
          <table:table-cell office:value-type="float" office:value="1600000000">
            <text:p>1600000000</text:p>
          </table:table-cell>
          <table:table-cell/>
          <table:table-cell office:value-type="string">
            <text:p>GSSA</text:p>
          </table:table-cell>
          <table:table-cell office:value-type="float" office:value="1000000000">
            <text:p>1000000000</text:p>
          </table:table-cell>
          <table:table-cell/>
          <table:table-cell office:value-type="string">
            <text:p>GSSA</text:p>
          </table:table-cell>
          <table:table-cell office:value-type="string">
            <text:p>Meso-proterozoic</text:p>
          </table:table-cell>
          <table:table-cell table:number-columns-repeated="1016"/>
        </table:table-row>
        <table:table-row table:style-name="ro1">
          <table:table-cell office:value-type="string">
            <text:p>Era</text:p>
          </table:table-cell>
          <table:table-cell office:value-type="float" office:value="2500000000">
            <text:p>2500000000</text:p>
          </table:table-cell>
          <table:table-cell/>
          <table:table-cell office:value-type="string">
            <text:p>GSSA</text:p>
          </table:table-cell>
          <table:table-cell office:value-type="float" office:value="1600000000">
            <text:p>1600000000</text:p>
          </table:table-cell>
          <table:table-cell/>
          <table:table-cell office:value-type="string">
            <text:p>GSSA</text:p>
          </table:table-cell>
          <table:table-cell office:value-type="string">
            <text:p>Paleo-proterozoic</text:p>
          </table:table-cell>
          <table:table-cell table:number-columns-repeated="1016"/>
        </table:table-row>
        <table:table-row table:style-name="ro1">
          <table:table-cell office:value-type="string">
            <text:p>Era</text:p>
          </table:table-cell>
          <table:table-cell office:value-type="float" office:value="2800000000">
            <text:p>2800000000</text:p>
          </table:table-cell>
          <table:table-cell/>
          <table:table-cell office:value-type="string">
            <text:p>GSSA</text:p>
          </table:table-cell>
          <table:table-cell office:value-type="float" office:value="2500000000">
            <text:p>2500000000</text:p>
          </table:table-cell>
          <table:table-cell/>
          <table:table-cell office:value-type="string">
            <text:p>GSSA</text:p>
          </table:table-cell>
          <table:table-cell office:value-type="string">
            <text:p>Neoarchean</text:p>
          </table:table-cell>
          <table:table-cell office:value-type="string">
            <text:p>Stabilization of most modern cratons; possible mantle overturn event. Insell Orogeny, 2650 ± 150 Ma. Abitibi greenstone belt in present-day Ontario and Quebec begins to form, stabilizes by 2600 Ma.</text:p>
          </table:table-cell>
          <table:table-cell table:number-columns-repeated="1015"/>
        </table:table-row>
        <table:table-row table:style-name="ro1">
          <table:table-cell office:value-type="string">
            <text:p>Era</text:p>
          </table:table-cell>
          <table:table-cell office:value-type="float" office:value="3200000000">
            <text:p>3200000000</text:p>
          </table:table-cell>
          <table:table-cell/>
          <table:table-cell office:value-type="string">
            <text:p>GSSA</text:p>
          </table:table-cell>
          <table:table-cell office:value-type="float" office:value="2800000000">
            <text:p>2800000000</text:p>
          </table:table-cell>
          <table:table-cell/>
          <table:table-cell office:value-type="string">
            <text:p>GSSA</text:p>
          </table:table-cell>
          <table:table-cell office:value-type="string">
            <text:p>Mesoarchean</text:p>
          </table:table-cell>
          <table:table-cell office:value-type="string">
            <text:p>First stromatolites (probably colonial cyanobacteria). Oldest macrofossils. Humboldt Orogeny in Antarctica.Blake River Megacaldera Complex begins to form in present-day Ontario and Quebec, ends by roughly 2696Ma.</text:p>
          </table:table-cell>
          <table:table-cell table:number-columns-repeated="1015"/>
        </table:table-row>
        <table:table-row table:style-name="ro1">
          <table:table-cell office:value-type="string">
            <text:p>Era</text:p>
          </table:table-cell>
          <table:table-cell office:value-type="float" office:value="3600000000">
            <text:p>3600000000</text:p>
          </table:table-cell>
          <table:table-cell/>
          <table:table-cell office:value-type="string">
            <text:p>GSSA</text:p>
          </table:table-cell>
          <table:table-cell office:value-type="float" office:value="3200000000">
            <text:p>3200000000</text:p>
          </table:table-cell>
          <table:table-cell/>
          <table:table-cell office:value-type="string">
            <text:p>GSSA</text:p>
          </table:table-cell>
          <table:table-cell office:value-type="string">
            <text:p>Paleoarchean</text:p>
          </table:table-cell>
          <table:table-cell office:value-type="string">
            <text:p>First known oxygen-producing bacteria. Oldest definitive microfossils. Oldest cratons on Earth (such as theCanadian Shield and the Pilbara Craton) may have formed during this period[31]. Rayner Orogeny in Antarctica.</text:p>
          </table:table-cell>
          <table:table-cell table:number-columns-repeated="1015"/>
        </table:table-row>
        <table:table-row table:style-name="ro1">
          <table:table-cell office:value-type="string">
            <text:p>Era</text:p>
          </table:table-cell>
          <table:table-cell office:value-type="float" office:value="4000000000">
            <text:p>4000000000</text:p>
          </table:table-cell>
          <table:table-cell table:number-columns-repeated="2"/>
          <table:table-cell office:value-type="float" office:value="3600000000">
            <text:p>3600000000</text:p>
          </table:table-cell>
          <table:table-cell/>
          <table:table-cell office:value-type="string">
            <text:p>GSSA</text:p>
          </table:table-cell>
          <table:table-cell office:value-type="string">
            <text:p>Eoarchean</text:p>
          </table:table-cell>
          <table:table-cell office:value-type="string">
            <text:p>Simple single-celled life (probably bacteria and archaea). Oldest probable microfossils.</text:p>
          </table:table-cell>
          <table:table-cell table:number-columns-repeated="1015"/>
        </table:table-row>
        <table:table-row table:style-name="ro1">
          <table:table-cell office:value-type="string">
            <text:p>Era</text:p>
          </table:table-cell>
          <table:table-cell office:value-type="float" office:value="4100000000">
            <text:p>4100000000</text:p>
          </table:table-cell>
          <table:table-cell/>
          <table:table-cell office:value-type="string">
            <text:p>c</text:p>
          </table:table-cell>
          <table:table-cell office:value-type="float" office:value="4000000000">
            <text:p>4000000000</text:p>
          </table:table-cell>
          <table:table-cell table:number-columns-repeated="2"/>
          <table:table-cell office:value-type="string">
            <text:p>Early Imbrian</text:p>
          </table:table-cell>
          <table:table-cell office:value-type="string">
            <text:p>Indirect photosynthetic evidence (e.g., kerogen) of primordial life. This era overlaps the end of the Late Heavy Bombardment of the inner solar system.</text:p>
          </table:table-cell>
          <table:table-cell table:number-columns-repeated="1015"/>
        </table:table-row>
        <table:table-row table:style-name="ro1">
          <table:table-cell office:value-type="string">
            <text:p>Era</text:p>
          </table:table-cell>
          <table:table-cell office:value-type="float" office:value="4300000000">
            <text:p>4300000000</text:p>
          </table:table-cell>
          <table:table-cell/>
          <table:table-cell office:value-type="string">
            <text:p>c</text:p>
          </table:table-cell>
          <table:table-cell office:value-type="float" office:value="4100000000">
            <text:p>4100000000</text:p>
          </table:table-cell>
          <table:table-cell/>
          <table:table-cell office:value-type="string">
            <text:p>c</text:p>
          </table:table-cell>
          <table:table-cell office:value-type="string">
            <text:p>Nectarian</text:p>
          </table:table-cell>
          <table:table-cell office:value-type="string">
            <text:p>This unit gets its name from the lunar geologic timescale when the Nectaris Basin and other greater lunar basins form by big impact events.</text:p>
          </table:table-cell>
          <table:table-cell table:number-columns-repeated="1015"/>
        </table:table-row>
        <table:table-row table:style-name="ro1">
          <table:table-cell office:value-type="string">
            <text:p>Era</text:p>
          </table:table-cell>
          <table:table-cell office:value-type="float" office:value="4500000000">
            <text:p>4500000000</text:p>
          </table:table-cell>
          <table:table-cell/>
          <table:table-cell office:value-type="string">
            <text:p>c</text:p>
          </table:table-cell>
          <table:table-cell office:value-type="float" office:value="4300000000">
            <text:p>4300000000</text:p>
          </table:table-cell>
          <table:table-cell/>
          <table:table-cell office:value-type="string">
            <text:p>c</text:p>
          </table:table-cell>
          <table:table-cell office:value-type="string">
            <text:p>Basin Groups</text:p>
          </table:table-cell>
          <table:table-cell office:value-type="string">
            <text:p>Oldest known rock (4030 Ma)[34]. The first life forms and self-replicating RNA molecules evolve around 4000 Ma, after the Late Heavy Bombardment ends on Earth. Napier Orogeny in Antarctica, 4000 ± 200 Ma.</text:p>
          </table:table-cell>
          <table:table-cell table:number-columns-repeated="1015"/>
        </table:table-row>
        <table:table-row table:style-name="ro1">
          <table:table-cell office:value-type="string">
            <text:p>Era</text:p>
          </table:table-cell>
          <table:table-cell office:value-type="float" office:value="4567000000">
            <text:p>4567000000</text:p>
          </table:table-cell>
          <table:table-cell/>
          <table:table-cell office:value-type="string">
            <text:p>c</text:p>
          </table:table-cell>
          <table:table-cell office:value-type="float" office:value="4500000000">
            <text:p>4500000000</text:p>
          </table:table-cell>
          <table:table-cell/>
          <table:table-cell office:value-type="string">
            <text:p>c</text:p>
          </table:table-cell>
          <table:table-cell office:value-type="string">
            <text:p>Cryptic</text:p>
          </table:table-cell>
          <table:table-cell office:value-type="string">
            <text:p>Oldest known mineral (Zircon, 4404 ± 8 Ma).[35] Formation of Moon(4533 Ma), probably from giant impact. Formation of Earth (4567.17 to 4570Ma)</text:p>
          </table:table-cell>
          <table:table-cell table:number-columns-repeated="1015"/>
        </table:table-row>
        <table:table-row table:style-name="ro1">
          <table:table-cell office:value-type="string">
            <text:p>Period</text:p>
          </table:table-cell>
          <table:table-cell office:value-type="float" office:value="2588000">
            <text:p>2588000</text:p>
          </table:table-cell>
          <table:table-cell table:number-columns-repeated="2"/>
          <table:table-cell office:value-type="float" office:value="0">
            <text:p>0</text:p>
          </table:table-cell>
          <table:table-cell table:number-columns-repeated="2"/>
          <table:table-cell office:value-type="string">
            <text:p>Quaternary</text:p>
          </table:table-cell>
          <table:table-cell table:number-columns-repeated="1016"/>
        </table:table-row>
        <table:table-row table:style-name="ro1">
          <table:table-cell office:value-type="string">
            <text:p>Period</text:p>
          </table:table-cell>
          <table:table-cell office:value-type="float" office:value="23030000">
            <text:p>23030000</text:p>
          </table:table-cell>
          <table:table-cell table:number-columns-repeated="2"/>
          <table:table-cell office:value-type="float" office:value="2588000">
            <text:p>2588000</text:p>
          </table:table-cell>
          <table:table-cell table:number-columns-repeated="2"/>
          <table:table-cell office:value-type="string">
            <text:p>Neogene</text:p>
          </table:table-cell>
          <table:table-cell table:number-columns-repeated="1016"/>
        </table:table-row>
        <table:table-row table:style-name="ro1">
          <table:table-cell office:value-type="string">
            <text:p>Period</text:p>
          </table:table-cell>
          <table:table-cell office:value-type="float" office:value="66000000">
            <text:p>66000000</text:p>
          </table:table-cell>
          <table:table-cell table:number-columns-repeated="2"/>
          <table:table-cell office:value-type="float" office:value="23030000">
            <text:p>23030000</text:p>
          </table:table-cell>
          <table:table-cell table:number-columns-repeated="2"/>
          <table:table-cell office:value-type="string">
            <text:p>Paleogene</text:p>
          </table:table-cell>
          <table:table-cell table:number-columns-repeated="1016"/>
        </table:table-row>
        <table:table-row table:style-name="ro1">
          <table:table-cell office:value-type="string">
            <text:p>Period</text:p>
          </table:table-cell>
          <table:table-cell office:value-type="float" office:value="145000000">
            <text:p>145000000</text:p>
          </table:table-cell>
          <table:table-cell/>
          <table:table-cell office:value-type="string">
            <text:p>c</text:p>
          </table:table-cell>
          <table:table-cell office:value-type="float" office:value="66000000">
            <text:p>66000000</text:p>
          </table:table-cell>
          <table:table-cell table:number-columns-repeated="2"/>
          <table:table-cell office:value-type="string">
            <text:p>Cretaceous</text:p>
          </table:table-cell>
          <table:table-cell office:value-type="string">
            <text:p>Flowering plants proliferate, along with new types ofinsects. More modern teleost fish begin to appear.Ammonoidea, belemnites, rudist bivalves, echinoidsand sponges all common. Many new types ofdinosaurs (e.g. Tyrannosaurs, Titanosaurs, duck bills, and horned dinosaurs) evolve on land, as doEusuchia (modern crocodilians); and mosasaursand modern sharks appear in the sea. Primitivebirds gradually replace pterosaurs. Monotremes,marsupials and placental mammals appear. Break up of Gondwana. Beginning of Laramide and Sevier Orogenies of the Rocky Mountains. AtmosphericCO2 close to present-day levels.</text:p>
          </table:table-cell>
          <table:table-cell table:number-columns-repeated="1015"/>
        </table:table-row>
        <table:table-row table:style-name="ro1">
          <table:table-cell office:value-type="string">
            <text:p>Period</text:p>
          </table:table-cell>
          <table:table-cell office:value-type="float" office:value="201300000">
            <text:p>201300000</text:p>
          </table:table-cell>
          <table:table-cell office:value-type="float" office:value="200000">
            <text:p>200000</text:p>
          </table:table-cell>
          <table:table-cell/>
          <table:table-cell office:value-type="float" office:value="145000000">
            <text:p>145000000</text:p>
          </table:table-cell>
          <table:table-cell/>
          <table:table-cell office:value-type="string">
            <text:p>c</text:p>
          </table:table-cell>
          <table:table-cell office:value-type="string">
            <text:p>Jurassic</text:p>
          </table:table-cell>
          <table:table-cell office:value-type="string">
            <text:p>Gymnosperms (especially conifers, Bennettitalesand cycads) and ferns common. Many types ofdinosaurs, such as sauropods, carnosaurs, andstegosaurs. Mammals common but small. Firstbirds and lizards. Ichthyosaurs and plesiosaursdiverse. Bivalves, Ammonites and belemnitesabundant. Sea urchins very common, along withcrinoids, starfish, sponges, and terebratulid andrhynchonellid brachiopods. Breakup of Pangaea intoGondwana and Laurasia. Nevadan orogeny in North America. Rantigata and Cimmerian Orogenies taper off. Atmospheric CO2 levels 4–5 times the present day levels (1200–1500 ppmv, compared to today's 385 ppmv[24][25]).</text:p>
          </table:table-cell>
          <table:table-cell table:number-columns-repeated="1015"/>
        </table:table-row>
        <table:table-row table:style-name="ro1">
          <table:table-cell office:value-type="string">
            <text:p>Period</text:p>
          </table:table-cell>
          <table:table-cell office:value-type="float" office:value="252200000">
            <text:p>252200000</text:p>
          </table:table-cell>
          <table:table-cell office:value-type="float" office:value="500000">
            <text:p>500000</text:p>
          </table:table-cell>
          <table:table-cell/>
          <table:table-cell office:value-type="float" office:value="201300000">
            <text:p>201300000</text:p>
          </table:table-cell>
          <table:table-cell office:value-type="float" office:value="200000">
            <text:p>200000</text:p>
          </table:table-cell>
          <table:table-cell/>
          <table:table-cell office:value-type="string">
            <text:p>Triassic</text:p>
          </table:table-cell>
          <table:table-cell office:value-type="string">
            <text:p>Archosaurs dominant on land as dinosaurs, in the oceans as Ichthyosaurs and nothosaurs, and in the air as pterosaurs. Cynodonts become smaller and more mammal-like, while first mammals andcrocodilia appear. Dicroidiumflora common on land. Many large aquatic temnospondyl amphibians.Ceratitic ammonoids extremely common. Modern corals and teleost fish appear, as do many moderninsect clades. Andean Orogeny in South America.Cimmerian Orogeny in Asia. Rangitata Orogenybegins in New Zealand. Hunter-Bowen Orogeny inNorthern Australia, Queensland and New South Wales ends, (c. 260–225 Ma)</text:p>
          </table:table-cell>
          <table:table-cell table:number-columns-repeated="1015"/>
        </table:table-row>
        <table:table-row table:style-name="ro1">
          <table:table-cell office:value-type="string">
            <text:p>Period</text:p>
          </table:table-cell>
          <table:table-cell office:value-type="float" office:value="298900000">
            <text:p>298900000</text:p>
          </table:table-cell>
          <table:table-cell office:value-type="float" office:value="200000">
            <text:p>200000</text:p>
          </table:table-cell>
          <table:table-cell/>
          <table:table-cell office:value-type="float" office:value="252200000">
            <text:p>252200000</text:p>
          </table:table-cell>
          <table:table-cell office:value-type="float" office:value="500000">
            <text:p>500000</text:p>
          </table:table-cell>
          <table:table-cell/>
          <table:table-cell office:value-type="string">
            <text:p>Permian</text:p>
          </table:table-cell>
          <table:table-cell office:value-type="string">
            <text:p>Landmasses unite into supercontinent Pangaea, creating the Appalachians. End of Permo-Carboniferous glaciation. Synapsid reptiles(pelycosaurs and therapsids) become plentiful, while parareptiles and temnospondyl amphibiansremain common. In the mid-Permian, coal-age flora are replaced by cone-bearing gymnosperms (the first true seed plants) and by the first true mosses.Beetles and flies evolve. Marine life flourishes in warm shallow reefs; productid and spiriferidbrachiopods, bivalves, forams, and ammonoids all abundant. Permian-Triassic extinction event occurs 251Ma: 95% of life on Earth becomes extinct, including all trilobites, graptolites, and blastoids.Ouachita and Innuitian orogenies in North America.Uralian orogeny in Europe/Asia tapers off. Altaidorogeny in Asia. Hunter-Bowen Orogeny onAustralian Continent begins (c. 260–225 Ma), forming the MacDonnell Ranges.</text:p>
          </table:table-cell>
          <table:table-cell table:number-columns-repeated="1015"/>
        </table:table-row>
        <table:table-row table:style-name="ro1">
          <table:table-cell office:value-type="string">
            <text:p>Period</text:p>
          </table:table-cell>
          <table:table-cell office:value-type="float" office:value="358900000">
            <text:p>358900000</text:p>
          </table:table-cell>
          <table:table-cell office:value-type="float" office:value="400000">
            <text:p>400000</text:p>
          </table:table-cell>
          <table:table-cell/>
          <table:table-cell office:value-type="float" office:value="298900000">
            <text:p>298900000</text:p>
          </table:table-cell>
          <table:table-cell office:value-type="float" office:value="200000">
            <text:p>200000</text:p>
          </table:table-cell>
          <table:table-cell/>
          <table:table-cell office:value-type="string">
            <text:p>Carboniferous</text:p>
          </table:table-cell>
          <table:table-cell table:number-columns-repeated="1016"/>
        </table:table-row>
        <table:table-row table:style-name="ro1">
          <table:table-cell office:value-type="string">
            <text:p>Period</text:p>
          </table:table-cell>
          <table:table-cell office:value-type="float" office:value="419200000">
            <text:p>419200000</text:p>
          </table:table-cell>
          <table:table-cell office:value-type="float" office:value="3200000">
            <text:p>3200000</text:p>
          </table:table-cell>
          <table:table-cell/>
          <table:table-cell office:value-type="float" office:value="358900000">
            <text:p>358900000</text:p>
          </table:table-cell>
          <table:table-cell office:value-type="float" office:value="400000">
            <text:p>400000</text:p>
          </table:table-cell>
          <table:table-cell/>
          <table:table-cell office:value-type="string">
            <text:p>Devonian</text:p>
          </table:table-cell>
          <table:table-cell office:value-type="string">
            <text:p>First clubmosses, horsetails and ferns appear, as do the first seed-bearing plants (progymnosperms), first trees (the progymnosperm Archaeopteris), and first (wingless) insects. Strophomenid and atrypidbrachiopods, rugose and tabulate corals, andcrinoids are all abundant in the oceans. Goniatiteammonoids are plentiful, while squid-like coleoidsarise. Trilobites and armoured agnaths decline, while jawed fishes (placoderms, lobe-finned andray-finned fish, and early sharks) rule the seas. Firstamphibians still aquatic. "Old Red Continent" ofEuramerica. Beginning of Acadian Orogeny for Anti-Atlas Mountains of North Africa, and Appalachian Mountains of North America, also the Antler,Variscan, and Tuhua Orogeny in New Zealand.</text:p>
          </table:table-cell>
          <table:table-cell table:number-columns-repeated="1015"/>
        </table:table-row>
        <table:table-row table:style-name="ro1">
          <table:table-cell office:value-type="string">
            <text:p>Period</text:p>
          </table:table-cell>
          <table:table-cell office:value-type="float" office:value="443400000">
            <text:p>443400000</text:p>
          </table:table-cell>
          <table:table-cell office:value-type="float" office:value="1500000">
            <text:p>1500000</text:p>
          </table:table-cell>
          <table:table-cell/>
          <table:table-cell office:value-type="float" office:value="419200000">
            <text:p>419200000</text:p>
          </table:table-cell>
          <table:table-cell office:value-type="float" office:value="3200000">
            <text:p>3200000</text:p>
          </table:table-cell>
          <table:table-cell/>
          <table:table-cell office:value-type="string">
            <text:p>Silurian</text:p>
          </table:table-cell>
          <table:table-cell office:value-type="string">
            <text:p>First Vascular plants (the rhyniophytes and their relatives), first millipedes and arthropleurids on land. First jawed fishes, as well as many armouredjawless fish, populate the seas. Sea-scorpionsreach large size. Tabulate and rugose corals,brachiopods (Pentamerida, Rhynchonellida, etc.), and crinoids all abundant. Trilobites and mollusksdiverse; graptolites not as varied. Beginning ofCaledonian Orogeny for hills in England, Ireland, Wales, Scotland, and the Scandinavian Mountains. Also continued into Devonian period as the Acadian Orogeny, above. Taconic Orogeny tapers off. Lachlan Orogeny on Australian Continent tapers off.</text:p>
          </table:table-cell>
          <table:table-cell table:number-columns-repeated="1015"/>
        </table:table-row>
        <table:table-row table:style-name="ro1">
          <table:table-cell office:value-type="string">
            <text:p>Period</text:p>
          </table:table-cell>
          <table:table-cell office:value-type="float" office:value="485400000">
            <text:p>485400000</text:p>
          </table:table-cell>
          <table:table-cell office:value-type="float" office:value="1900000">
            <text:p>1900000</text:p>
          </table:table-cell>
          <table:table-cell/>
          <table:table-cell office:value-type="float" office:value="443400000">
            <text:p>443400000</text:p>
          </table:table-cell>
          <table:table-cell office:value-type="float" office:value="1500000">
            <text:p>1500000</text:p>
          </table:table-cell>
          <table:table-cell/>
          <table:table-cell office:value-type="string">
            <text:p>Ordovician</text:p>
          </table:table-cell>
          <table:table-cell office:value-type="string">
            <text:p>Invertebrates diversify into many new types (e.g., long straight-shelled cephalopods). Early corals, articulate brachiopods (Orthida, Strophomenida, etc.), bivalves, nautiloids, trilobites, ostracods,bryozoa, many types of echinoderms (crinoids,cystoids, starfish, etc.), branched graptolites, and other taxa all common. Conodonts (early planktonicvertebrates) appear. First green plants and fungi on land. Ice age at end of period.</text:p>
          </table:table-cell>
          <table:table-cell table:number-columns-repeated="1015"/>
        </table:table-row>
        <table:table-row table:style-name="ro1">
          <table:table-cell office:value-type="string">
            <text:p>Period</text:p>
          </table:table-cell>
          <table:table-cell office:value-type="float" office:value="541000000">
            <text:p>541000000</text:p>
          </table:table-cell>
          <table:table-cell office:value-type="float" office:value="1000000">
            <text:p>1000000</text:p>
          </table:table-cell>
          <table:table-cell/>
          <table:table-cell office:value-type="float" office:value="485400000">
            <text:p>485400000</text:p>
          </table:table-cell>
          <table:table-cell office:value-type="float" office:value="1900000">
            <text:p>1900000</text:p>
          </table:table-cell>
          <table:table-cell/>
          <table:table-cell office:value-type="string">
            <text:p>Cambrian</text:p>
          </table:table-cell>
          <table:table-cell office:value-type="string">
            <text:p>Major diversification of life in the Cambrian Explosion. Numerous fossils; most modern animalphyla appear. First chordates appear, along with a number of extinct, problematic phyla. Reef-buildingArchaeocyatha abundant; then vanish. Trilobites,priapulid worms, sponges, inarticulate brachiopods(unhinged lampshells), and many other animals numerous. Anomalocarids are giant predators, while many Ediacaran fauna die out. Prokaryotes,protists (e.g., forams), fungi and algae continue to present day. Gondwana emerges. Petermann Orogeny on the Australian Continent tapers off (550–535 Ma). Ross Orogeny in Antarctica. Adelaide Geosyncline (Delamerian Orogeny), majority of orogenic activity from 514–500Ma. Lachlan Orogenyon Australian Continent, c. 540–440Ma. AtmosphericCO2 content roughly 20–35 times present-day (Holocene) levels (6000 ppmv compared to today's 385 ppmv)[24][25]</text:p>
          </table:table-cell>
          <table:table-cell table:number-columns-repeated="1015"/>
        </table:table-row>
        <table:table-row table:style-name="ro1">
          <table:table-cell office:value-type="string">
            <text:p>Period</text:p>
          </table:table-cell>
          <table:table-cell office:value-type="float" office:value="635000000">
            <text:p>635000000</text:p>
          </table:table-cell>
          <table:table-cell/>
          <table:table-cell office:value-type="string">
            <text:p>c</text:p>
          </table:table-cell>
          <table:table-cell office:value-type="float" office:value="541000000">
            <text:p>541000000</text:p>
          </table:table-cell>
          <table:table-cell office:value-type="float" office:value="1000000">
            <text:p>1000000</text:p>
          </table:table-cell>
          <table:table-cell/>
          <table:table-cell office:value-type="string">
            <text:p>Ediacaran</text:p>
          </table:table-cell>
          <table:table-cell office:value-type="string">
            <text:p>Good fossils of the first multi-celled animals. Ediacaran biota flourish worldwide in seas. Simpletrace fossils of possible worm-like Trichophycus, etc. First sponges and trilobitomorphs. Enigmatic forms include many soft-jellied creatures shaped like bags, disks, or quilts (likeDickinsonia).Taconic Orogeny in North America. Aravalli Range orogeny in Indian Subcontinent. Beginning ofPetermann Orogeny on Australian Continent. Beardmore Orogeny in Antarctica, 633–620Ma.</text:p>
          </table:table-cell>
          <table:table-cell table:number-columns-repeated="1015"/>
        </table:table-row>
        <table:table-row table:style-name="ro1">
          <table:table-cell office:value-type="string">
            <text:p>Period</text:p>
          </table:table-cell>
          <table:table-cell office:value-type="float" office:value="850000000">
            <text:p>850000000</text:p>
          </table:table-cell>
          <table:table-cell/>
          <table:table-cell office:value-type="string">
            <text:p>GSSA</text:p>
          </table:table-cell>
          <table:table-cell office:value-type="float" office:value="635000000">
            <text:p>635000000</text:p>
          </table:table-cell>
          <table:table-cell/>
          <table:table-cell office:value-type="string">
            <text:p>c</text:p>
          </table:table-cell>
          <table:table-cell office:value-type="string">
            <text:p>Cryogenian</text:p>
          </table:table-cell>
          <table:table-cell office:value-type="string">
            <text:p>Possible "Snowball Earth" period. Fossils still rare. Rodinia landmass begins to break up. Late Ruker / Nimrod Orogeny in Antarctica tapers off.</text:p>
          </table:table-cell>
          <table:table-cell table:number-columns-repeated="1015"/>
        </table:table-row>
        <table:table-row table:style-name="ro1">
          <table:table-cell office:value-type="string">
            <text:p>Period</text:p>
          </table:table-cell>
          <table:table-cell office:value-type="float" office:value="1000000000">
            <text:p>1000000000</text:p>
          </table:table-cell>
          <table:table-cell/>
          <table:table-cell office:value-type="string">
            <text:p>GSSA</text:p>
          </table:table-cell>
          <table:table-cell office:value-type="float" office:value="850000000">
            <text:p>850000000</text:p>
          </table:table-cell>
          <table:table-cell/>
          <table:table-cell office:value-type="string">
            <text:p>GSSA</text:p>
          </table:table-cell>
          <table:table-cell office:value-type="string">
            <text:p>Tonian</text:p>
          </table:table-cell>
          <table:table-cell office:value-type="string">
            <text:p>Rodinia supercontinent persists. Trace fossils of simple multi-celled eukaryotes. First radiation ofdinoflagellate-like acritarchs. Grenville Orogeny tapers off in North America. Pan-African orogeny in Africa. Lake Ruker / Nimrod Orogeny in Antarctica, 1000 ± 150 Ma. Edmundian Orogeny (c. 920 - 850Ma), Gascoyne Complex, Western Australia. Adelaide Geosyncline laid down on Australian Continent, beginning of Adelaide Geosyncline (Delamerian Orogeny) in that continent.</text:p>
          </table:table-cell>
          <table:table-cell table:number-columns-repeated="1015"/>
        </table:table-row>
        <table:table-row table:style-name="ro1">
          <table:table-cell office:value-type="string">
            <text:p>Period</text:p>
          </table:table-cell>
          <table:table-cell office:value-type="float" office:value="1200000000">
            <text:p>1200000000</text:p>
          </table:table-cell>
          <table:table-cell/>
          <table:table-cell office:value-type="string">
            <text:p>GSSA</text:p>
          </table:table-cell>
          <table:table-cell office:value-type="float" office:value="1000000000">
            <text:p>1000000000</text:p>
          </table:table-cell>
          <table:table-cell/>
          <table:table-cell office:value-type="string">
            <text:p>GSSA</text:p>
          </table:table-cell>
          <table:table-cell office:value-type="string">
            <text:p>Stenian</text:p>
          </table:table-cell>
          <table:table-cell office:value-type="string">
            <text:p>Narrow highly metamorphic belts due to orogeny as Rodinia forms. Late Ruker / Nimrod Orogeny in Antarctica possibly begins. Musgrave Orogeny (c. 1080 Ma), Musgrave Block, Central Australia.</text:p>
          </table:table-cell>
          <table:table-cell table:number-columns-repeated="1015"/>
        </table:table-row>
        <table:table-row table:style-name="ro1">
          <table:table-cell office:value-type="string">
            <text:p>Period</text:p>
          </table:table-cell>
          <table:table-cell office:value-type="float" office:value="1400000000">
            <text:p>1400000000</text:p>
          </table:table-cell>
          <table:table-cell/>
          <table:table-cell office:value-type="string">
            <text:p>GSSA</text:p>
          </table:table-cell>
          <table:table-cell office:value-type="float" office:value="1200000000">
            <text:p>1200000000</text:p>
          </table:table-cell>
          <table:table-cell/>
          <table:table-cell office:value-type="string">
            <text:p>GSSA</text:p>
          </table:table-cell>
          <table:table-cell office:value-type="string">
            <text:p>Ectasian</text:p>
          </table:table-cell>
          <table:table-cell office:value-type="string">
            <text:p>Platform covers continue to expand. Green algae colonies in the seas. Grenville Orogeny in North America.</text:p>
          </table:table-cell>
          <table:table-cell table:number-columns-repeated="1015"/>
        </table:table-row>
        <table:table-row table:style-name="ro1">
          <table:table-cell office:value-type="string">
            <text:p>Period</text:p>
          </table:table-cell>
          <table:table-cell office:value-type="float" office:value="1600000000">
            <text:p>1600000000</text:p>
          </table:table-cell>
          <table:table-cell/>
          <table:table-cell office:value-type="string">
            <text:p>GSSA</text:p>
          </table:table-cell>
          <table:table-cell office:value-type="float" office:value="1400000000">
            <text:p>1400000000</text:p>
          </table:table-cell>
          <table:table-cell/>
          <table:table-cell office:value-type="string">
            <text:p>GSSA</text:p>
          </table:table-cell>
          <table:table-cell office:value-type="string">
            <text:p>Calymmian</text:p>
          </table:table-cell>
          <table:table-cell office:value-type="string">
            <text:p>Platform covers expand. Barramundi Orogeny, McArthur Basin, Northern Australia, and Isan Orogeny, c.1600 Ma, Mount Isa Block, Queensland</text:p>
          </table:table-cell>
          <table:table-cell table:number-columns-repeated="1015"/>
        </table:table-row>
        <table:table-row table:style-name="ro1">
          <table:table-cell office:value-type="string">
            <text:p>Period</text:p>
          </table:table-cell>
          <table:table-cell office:value-type="float" office:value="1800000000">
            <text:p>1800000000</text:p>
          </table:table-cell>
          <table:table-cell/>
          <table:table-cell office:value-type="string">
            <text:p>GSSA</text:p>
          </table:table-cell>
          <table:table-cell office:value-type="float" office:value="1600000000">
            <text:p>1600000000</text:p>
          </table:table-cell>
          <table:table-cell/>
          <table:table-cell office:value-type="string">
            <text:p>GSSA</text:p>
          </table:table-cell>
          <table:table-cell office:value-type="string">
            <text:p>Statherian</text:p>
          </table:table-cell>
          <table:table-cell office:value-type="string">
            <text:p>First complex single-celled life: protists with nuclei. Columbia is the primordial supercontinent. Kimban Orogeny in Australian Continent ends. Yapungku Orogeny on Yilgarn craton, in Western Australia. Mangaroon Orogeny, 1680–1620 Ma, on the Gascoyne Complex in Western Australia. Kararan Orogeny (1650-Ma), Gawler Craton, South Australia.</text:p>
          </table:table-cell>
          <table:table-cell table:number-columns-repeated="1015"/>
        </table:table-row>
        <table:table-row table:style-name="ro1">
          <table:table-cell office:value-type="string">
            <text:p>Period</text:p>
          </table:table-cell>
          <table:table-cell office:value-type="float" office:value="2050000000">
            <text:p>2050000000</text:p>
          </table:table-cell>
          <table:table-cell/>
          <table:table-cell office:value-type="string">
            <text:p>GSSA</text:p>
          </table:table-cell>
          <table:table-cell office:value-type="float" office:value="1800000000">
            <text:p>1800000000</text:p>
          </table:table-cell>
          <table:table-cell/>
          <table:table-cell office:value-type="string">
            <text:p>GSSA</text:p>
          </table:table-cell>
          <table:table-cell office:value-type="string">
            <text:p>Orosirian</text:p>
          </table:table-cell>
          <table:table-cell office:value-type="string">
            <text:p>The atmosphere becomes oxygenic. Vredefort and Sudbury Basin asteroid impacts. Much orogeny.Penokean and Trans-Hudsonian Orogenies in North America. Early Ruker Orogeny in Antarctica, 2000 - 1700 Ma. Glenburgh Orogeny, Glenburgh Terrane, Australian Continent c. 2005–1920 Ma. Kimban Orogeny, Gawler craton in Australian Continent begins.</text:p>
          </table:table-cell>
          <table:table-cell table:number-columns-repeated="1015"/>
        </table:table-row>
        <table:table-row table:style-name="ro1">
          <table:table-cell office:value-type="string">
            <text:p>Period</text:p>
          </table:table-cell>
          <table:table-cell office:value-type="float" office:value="2300000000">
            <text:p>2300000000</text:p>
          </table:table-cell>
          <table:table-cell/>
          <table:table-cell office:value-type="string">
            <text:p>GSSA</text:p>
          </table:table-cell>
          <table:table-cell office:value-type="float" office:value="2050000000">
            <text:p>2050000000</text:p>
          </table:table-cell>
          <table:table-cell/>
          <table:table-cell office:value-type="string">
            <text:p>GSSA</text:p>
          </table:table-cell>
          <table:table-cell office:value-type="string">
            <text:p>Rhyacian</text:p>
          </table:table-cell>
          <table:table-cell office:value-type="string">
            <text:p>Bushveld Igneous Complex forms. Huronian glaciation.</text:p>
          </table:table-cell>
          <table:table-cell table:number-columns-repeated="1015"/>
        </table:table-row>
        <table:table-row table:style-name="ro1">
          <table:table-cell office:value-type="string">
            <text:p>Period</text:p>
          </table:table-cell>
          <table:table-cell office:value-type="float" office:value="2500000000">
            <text:p>2500000000</text:p>
          </table:table-cell>
          <table:table-cell/>
          <table:table-cell office:value-type="string">
            <text:p>GSSA</text:p>
          </table:table-cell>
          <table:table-cell office:value-type="float" office:value="2300000000">
            <text:p>2300000000</text:p>
          </table:table-cell>
          <table:table-cell/>
          <table:table-cell office:value-type="string">
            <text:p>GSSA</text:p>
          </table:table-cell>
          <table:table-cell office:value-type="string">
            <text:p>Siderian</text:p>
          </table:table-cell>
          <table:table-cell office:value-type="string">
            <text:p>Oxygen catastrophe: banded iron formations forms. Sleaford Orogeny on Australian Continent,Gawler Craton 2440–2420 Ma.</text:p>
          </table:table-cell>
          <table:table-cell table:number-columns-repeated="1015"/>
        </table:table-row>
        <table:table-row table:style-name="ro1">
          <table:table-cell office:value-type="string">
            <text:p>Epoch</text:p>
          </table:table-cell>
          <table:table-cell office:value-type="float" office:value="11700">
            <text:p>11700</text:p>
          </table:table-cell>
          <table:table-cell table:number-columns-repeated="2"/>
          <table:table-cell office:value-type="float" office:value="0">
            <text:p>0</text:p>
          </table:table-cell>
          <table:table-cell table:number-columns-repeated="2"/>
          <table:table-cell office:value-type="string">
            <text:p>Holocene</text:p>
          </table:table-cell>
          <table:table-cell office:value-type="string">
            <text:p>Quaternary Ice Age recedes, and the currentinterglacial begins; rise of human civilization. Saharaforms from savannah, and agriculture begins. Stone Age cultures give way to Bronze Age (3300 BC) andIron Age (1200 BC), giving rise to many pre-historic cultures throughout the world. Little Ice Age (stadial) causes brief cooling in Northern Hemisphere from 1400 to 1850. Following the Industrial Revolution,Atmospheric CO2 levels rise from around 280 parts per million volume (ppmv) to the current level of 400[23] ppmv.[24][25]</text:p>
          </table:table-cell>
          <table:table-cell table:number-columns-repeated="1015"/>
        </table:table-row>
        <table:table-row table:style-name="ro1">
          <table:table-cell office:value-type="string">
            <text:p>Epoch</text:p>
          </table:table-cell>
          <table:table-cell office:value-type="float" office:value="2588000">
            <text:p>2588000</text:p>
          </table:table-cell>
          <table:table-cell table:number-columns-repeated="2"/>
          <table:table-cell office:value-type="float" office:value="11700">
            <text:p>11700</text:p>
          </table:table-cell>
          <table:table-cell table:number-columns-repeated="2"/>
          <table:table-cell office:value-type="string">
            <text:p>Pleistocene</text:p>
          </table:table-cell>
          <table:table-cell office:value-type="string">
            <text:p>Flourishing and then extinction of many largemammals (Pleistocene megafauna). Evolution of anatomically modern humans. Quaternary Ice Agecontinues with glaciations and interstadials (and the accompanying fluctuations from 100 to 300 ppmv inatmospheric CO2 levels[24][25]), further intensification of Icehouse Earth conditions, roughly 1.6 Ma. Last glacial maximum (30000 years ago),last glacial period (18000–15000 years ago). Dawn of human stone-age cultures, with increasing technical complexity relative to previous ice age cultures, such as engravings and clay statues (e.g.Venus of Lespugue), particularly in theMediterranean and Europe. Lake Toba supervolcanoerupts 75000 years before present, causing avolcanic winter that pushes humanity to the brink of extinction. Pleistocene ends with Oldest Dryas,Older Dryas/Allerød and Younger Dryas climate events, with Younger Dryas forming the boundary with the Holocene.</text:p>
          </table:table-cell>
          <table:table-cell table:number-columns-repeated="1015"/>
        </table:table-row>
        <table:table-row table:style-name="ro1">
          <table:table-cell office:value-type="string">
            <text:p>Epoch</text:p>
          </table:table-cell>
          <table:table-cell office:value-type="float" office:value="5333000">
            <text:p>5333000</text:p>
          </table:table-cell>
          <table:table-cell table:number-columns-repeated="2"/>
          <table:table-cell office:value-type="float" office:value="2588000">
            <text:p>2588000</text:p>
          </table:table-cell>
          <table:table-cell table:number-columns-repeated="2"/>
          <table:table-cell office:value-type="string">
            <text:p>Pliocene</text:p>
          </table:table-cell>
          <table:table-cell office:value-type="string">
            <text:p>Intensification of present Icehouse conditions,present (Quaternary) ice age begins roughly 2.58 Ma; cool and dry climate. Australopithecines, many of the existing genera of mammals, and recentmollusks appear. Homo habilis appears.</text:p>
          </table:table-cell>
          <table:table-cell table:number-columns-repeated="1015"/>
        </table:table-row>
        <table:table-row table:style-name="ro1">
          <table:table-cell office:value-type="string">
            <text:p>Epoch</text:p>
          </table:table-cell>
          <table:table-cell office:value-type="float" office:value="23030000">
            <text:p>23030000</text:p>
          </table:table-cell>
          <table:table-cell table:number-columns-repeated="2"/>
          <table:table-cell office:value-type="float" office:value="5333000">
            <text:p>5333000</text:p>
          </table:table-cell>
          <table:table-cell table:number-columns-repeated="2"/>
          <table:table-cell office:value-type="string">
            <text:p>Miocene</text:p>
          </table:table-cell>
          <table:table-cell office:value-type="string">
            <text:p>Moderate Icehouse climate, punctuated by ice ages;Orogeny in northern hemisphere. Modern mammaland bird families become recognizable. Horses andmastodons diverse. Grasses become ubiquitous. First apes appear (for reference see the article: "Sahelanthropus tchadensis"). Kaikoura Orogenyforms Southern Alps in New Zealand, continues today. Orogeny of the Alps in Europe slows, but continues to this day. Carpathian orogeny formsCarpathian Mountains in Central and Eastern Europe. Hellenic orogeny in Greece and Aegean Sea slows, but continues to this day. Middle Miocene Disruption occurs. Widespread forests slowly draw in massive amounts of CO2, gradually lowering the level of atmospheric CO2 from 650 ppmv down to around 100 ppmv.[24][25]</text:p>
          </table:table-cell>
          <table:table-cell table:number-columns-repeated="1015"/>
        </table:table-row>
        <table:table-row table:style-name="ro1">
          <table:table-cell office:value-type="string">
            <text:p>Epoch</text:p>
          </table:table-cell>
          <table:table-cell office:value-type="float" office:value="33900000">
            <text:p>33900000</text:p>
          </table:table-cell>
          <table:table-cell table:number-columns-repeated="2"/>
          <table:table-cell office:value-type="float" office:value="23030000">
            <text:p>23030000</text:p>
          </table:table-cell>
          <table:table-cell table:number-columns-repeated="2"/>
          <table:table-cell office:value-type="string">
            <text:p>Oligocene</text:p>
          </table:table-cell>
          <table:table-cell office:value-type="string">
            <text:p>Warm but cooling climate, moving towards Icehouse; Rapid evolution and diversification of fauna, especially mammals. Major evolution and dispersal of modern types of flowering plants</text:p>
          </table:table-cell>
          <table:table-cell table:number-columns-repeated="1015"/>
        </table:table-row>
        <table:table-row table:style-name="ro1">
          <table:table-cell office:value-type="string">
            <text:p>Epoch</text:p>
          </table:table-cell>
          <table:table-cell office:value-type="float" office:value="56000000">
            <text:p>56000000</text:p>
          </table:table-cell>
          <table:table-cell table:number-columns-repeated="2"/>
          <table:table-cell office:value-type="float" office:value="33900000">
            <text:p>33900000</text:p>
          </table:table-cell>
          <table:table-cell table:number-columns-repeated="2"/>
          <table:table-cell office:value-type="string">
            <text:p>Eocene</text:p>
          </table:table-cell>
          <table:table-cell office:value-type="string">
            <text:p>Moderate, cooling climate. Archaic mammals (e.g.Creodonts, Condylarths, Uintatheres, etc.) flourish and continue to develop during the epoch. Appearance of several "modern" mammal families. Primitive whales diversify. First grasses. Reglaciation of Antarctica and formation of its ice cap; Azolla event triggers ice age, and the Icehouse Earth climate that would follow it to this day, from the settlement and decay of seafloor algae drawing in massive amounts of atmospheric carbon dioxide,[24][25] lowering it from 3800 ppmv down to 650 ppmv. End of Laramide and Sevier Orogenies of the Rocky Mountains in North America. Orogeny of the Alps in Europe begins. Hellenic Orogeny begins in Greece and Aegean Sea.</text:p>
          </table:table-cell>
          <table:table-cell table:number-columns-repeated="1015"/>
        </table:table-row>
        <table:table-row table:style-name="ro1">
          <table:table-cell office:value-type="string">
            <text:p>Epoch</text:p>
          </table:table-cell>
          <table:table-cell office:value-type="float" office:value="66000000">
            <text:p>66000000</text:p>
          </table:table-cell>
          <table:table-cell table:number-columns-repeated="2"/>
          <table:table-cell office:value-type="float" office:value="56000000">
            <text:p>56000000</text:p>
          </table:table-cell>
          <table:table-cell table:number-columns-repeated="2"/>
          <table:table-cell office:value-type="string">
            <text:p>Paleocene</text:p>
          </table:table-cell>
          <table:table-cell office:value-type="string">
            <text:p>Climate tropical. Modern plants appear; Mammalsdiversify into a number of primitive lineages following the extinction of the dinosaurs. First large mammals (up to bear or small hippo size). Alpine orogeny in Europe and Asia begins. Indian Subcontinent collides with Asia 55 Ma, Himalayan Orogeny starts between 52 and 48 Ma.</text:p>
          </table:table-cell>
          <table:table-cell table:number-columns-repeated="1015"/>
        </table:table-row>
        <table:table-row table:style-name="ro1">
          <table:table-cell office:value-type="string">
            <text:p>Epoch</text:p>
          </table:table-cell>
          <table:table-cell office:value-type="float" office:value="100500000">
            <text:p>100500000</text:p>
          </table:table-cell>
          <table:table-cell table:number-columns-repeated="2"/>
          <table:table-cell office:value-type="float" office:value="66000000">
            <text:p>66000000</text:p>
          </table:table-cell>
          <table:table-cell table:number-columns-repeated="2"/>
          <table:table-cell office:value-type="string">
            <text:p>Late</text:p>
          </table:table-cell>
          <table:table-cell table:number-columns-repeated="1016"/>
        </table:table-row>
        <table:table-row table:style-name="ro1">
          <table:table-cell office:value-type="string">
            <text:p>Epoch</text:p>
          </table:table-cell>
          <table:table-cell office:value-type="float" office:value="145000000">
            <text:p>145000000</text:p>
          </table:table-cell>
          <table:table-cell/>
          <table:table-cell office:value-type="string">
            <text:p>c</text:p>
          </table:table-cell>
          <table:table-cell office:value-type="float" office:value="100500000">
            <text:p>100500000</text:p>
          </table:table-cell>
          <table:table-cell table:number-columns-repeated="2"/>
          <table:table-cell office:value-type="string">
            <text:p>Early</text:p>
          </table:table-cell>
          <table:table-cell table:number-columns-repeated="1016"/>
        </table:table-row>
        <table:table-row table:style-name="ro1">
          <table:table-cell office:value-type="string">
            <text:p>Epoch</text:p>
          </table:table-cell>
          <table:table-cell office:value-type="float" office:value="163500000">
            <text:p>163500000</text:p>
          </table:table-cell>
          <table:table-cell office:value-type="float" office:value="1000000">
            <text:p>1000000</text:p>
          </table:table-cell>
          <table:table-cell/>
          <table:table-cell office:value-type="float" office:value="145000000">
            <text:p>145000000</text:p>
          </table:table-cell>
          <table:table-cell/>
          <table:table-cell office:value-type="string">
            <text:p>c</text:p>
          </table:table-cell>
          <table:table-cell office:value-type="string">
            <text:p>Late</text:p>
          </table:table-cell>
          <table:table-cell table:number-columns-repeated="1016"/>
        </table:table-row>
        <table:table-row table:style-name="ro1">
          <table:table-cell office:value-type="string">
            <text:p>Epoch</text:p>
          </table:table-cell>
          <table:table-cell office:value-type="float" office:value="174100000">
            <text:p>174100000</text:p>
          </table:table-cell>
          <table:table-cell office:value-type="float" office:value="1000000">
            <text:p>1000000</text:p>
          </table:table-cell>
          <table:table-cell/>
          <table:table-cell office:value-type="float" office:value="163500000">
            <text:p>163500000</text:p>
          </table:table-cell>
          <table:table-cell office:value-type="float" office:value="1000000">
            <text:p>1000000</text:p>
          </table:table-cell>
          <table:table-cell/>
          <table:table-cell office:value-type="string">
            <text:p>Middle</text:p>
          </table:table-cell>
          <table:table-cell table:number-columns-repeated="1016"/>
        </table:table-row>
        <table:table-row table:style-name="ro1">
          <table:table-cell office:value-type="string">
            <text:p>Epoch</text:p>
          </table:table-cell>
          <table:table-cell office:value-type="float" office:value="201300000">
            <text:p>201300000</text:p>
          </table:table-cell>
          <table:table-cell office:value-type="float" office:value="200000">
            <text:p>200000</text:p>
          </table:table-cell>
          <table:table-cell/>
          <table:table-cell office:value-type="float" office:value="174100000">
            <text:p>174100000</text:p>
          </table:table-cell>
          <table:table-cell office:value-type="float" office:value="1000000">
            <text:p>1000000</text:p>
          </table:table-cell>
          <table:table-cell/>
          <table:table-cell office:value-type="string">
            <text:p>Early</text:p>
          </table:table-cell>
          <table:table-cell table:number-columns-repeated="1016"/>
        </table:table-row>
        <table:table-row table:style-name="ro1">
          <table:table-cell office:value-type="string">
            <text:p>Epoch</text:p>
          </table:table-cell>
          <table:table-cell office:value-type="float" office:value="235000000">
            <text:p>235000000</text:p>
          </table:table-cell>
          <table:table-cell/>
          <table:table-cell office:value-type="string">
            <text:p>c</text:p>
          </table:table-cell>
          <table:table-cell office:value-type="float" office:value="201300000">
            <text:p>201300000</text:p>
          </table:table-cell>
          <table:table-cell office:value-type="float" office:value="200000">
            <text:p>200000</text:p>
          </table:table-cell>
          <table:table-cell/>
          <table:table-cell office:value-type="string">
            <text:p>Late</text:p>
          </table:table-cell>
          <table:table-cell table:number-columns-repeated="1016"/>
        </table:table-row>
        <table:table-row table:style-name="ro1">
          <table:table-cell office:value-type="string">
            <text:p>Epoch</text:p>
          </table:table-cell>
          <table:table-cell office:value-type="float" office:value="247200000">
            <text:p>247200000</text:p>
          </table:table-cell>
          <table:table-cell table:number-columns-repeated="2"/>
          <table:table-cell office:value-type="float" office:value="235000000">
            <text:p>235000000</text:p>
          </table:table-cell>
          <table:table-cell/>
          <table:table-cell office:value-type="string">
            <text:p>c</text:p>
          </table:table-cell>
          <table:table-cell office:value-type="string">
            <text:p>Middle</text:p>
          </table:table-cell>
          <table:table-cell table:number-columns-repeated="1016"/>
        </table:table-row>
        <table:table-row table:style-name="ro1">
          <table:table-cell office:value-type="string">
            <text:p>Epoch</text:p>
          </table:table-cell>
          <table:table-cell office:value-type="float" office:value="252200000">
            <text:p>252200000</text:p>
          </table:table-cell>
          <table:table-cell office:value-type="float" office:value="500000">
            <text:p>500000</text:p>
          </table:table-cell>
          <table:table-cell/>
          <table:table-cell office:value-type="float" office:value="247200000">
            <text:p>247200000</text:p>
          </table:table-cell>
          <table:table-cell table:number-columns-repeated="2"/>
          <table:table-cell office:value-type="string">
            <text:p>Early</text:p>
          </table:table-cell>
          <table:table-cell table:number-columns-repeated="1016"/>
        </table:table-row>
        <table:table-row table:style-name="ro1">
          <table:table-cell office:value-type="string">
            <text:p>Epoch</text:p>
          </table:table-cell>
          <table:table-cell office:value-type="float" office:value="259900000">
            <text:p>259900000</text:p>
          </table:table-cell>
          <table:table-cell office:value-type="float" office:value="400000">
            <text:p>400000</text:p>
          </table:table-cell>
          <table:table-cell/>
          <table:table-cell office:value-type="float" office:value="252200000">
            <text:p>252200000</text:p>
          </table:table-cell>
          <table:table-cell office:value-type="float" office:value="500000">
            <text:p>500000</text:p>
          </table:table-cell>
          <table:table-cell/>
          <table:table-cell office:value-type="string">
            <text:p>Lopingian</text:p>
          </table:table-cell>
          <table:table-cell table:number-columns-repeated="1016"/>
        </table:table-row>
        <table:table-row table:style-name="ro1">
          <table:table-cell office:value-type="string">
            <text:p>Epoch</text:p>
          </table:table-cell>
          <table:table-cell office:value-type="float" office:value="272300000">
            <text:p>272300000</text:p>
          </table:table-cell>
          <table:table-cell office:value-type="float" office:value="500000">
            <text:p>500000</text:p>
          </table:table-cell>
          <table:table-cell/>
          <table:table-cell office:value-type="float" office:value="259900000">
            <text:p>259900000</text:p>
          </table:table-cell>
          <table:table-cell office:value-type="float" office:value="400000">
            <text:p>400000</text:p>
          </table:table-cell>
          <table:table-cell/>
          <table:table-cell office:value-type="string">
            <text:p>Guadalupian</text:p>
          </table:table-cell>
          <table:table-cell table:number-columns-repeated="1016"/>
        </table:table-row>
        <table:table-row table:style-name="ro1">
          <table:table-cell office:value-type="string">
            <text:p>Epoch</text:p>
          </table:table-cell>
          <table:table-cell office:value-type="float" office:value="298900000">
            <text:p>298900000</text:p>
          </table:table-cell>
          <table:table-cell office:value-type="float" office:value="200000">
            <text:p>200000</text:p>
          </table:table-cell>
          <table:table-cell/>
          <table:table-cell office:value-type="float" office:value="272300000">
            <text:p>272300000</text:p>
          </table:table-cell>
          <table:table-cell office:value-type="float" office:value="500000">
            <text:p>500000</text:p>
          </table:table-cell>
          <table:table-cell/>
          <table:table-cell office:value-type="string">
            <text:p>Cisuralian</text:p>
          </table:table-cell>
          <table:table-cell table:number-columns-repeated="1016"/>
        </table:table-row>
        <table:table-row table:style-name="ro1">
          <table:table-cell office:value-type="string">
            <text:p>Epoch</text:p>
          </table:table-cell>
          <table:table-cell office:value-type="float" office:value="323200000">
            <text:p>323200000</text:p>
          </table:table-cell>
          <table:table-cell office:value-type="float" office:value="400000">
            <text:p>400000</text:p>
          </table:table-cell>
          <table:table-cell/>
          <table:table-cell office:value-type="float" office:value="298900000">
            <text:p>298900000</text:p>
          </table:table-cell>
          <table:table-cell office:value-type="float" office:value="200000">
            <text:p>200000</text:p>
          </table:table-cell>
          <table:table-cell/>
          <table:table-cell office:value-type="string">
            <text:p>Pennsylvanian</text:p>
          </table:table-cell>
          <table:table-cell office:value-type="string">
            <text:p>Winged insects radiate suddenly; some (esp.Protodonata and Palaeodictyoptera) are quite large.Amphibians common and diverse. First reptiles andcoal forests (scale trees, ferns, club trees, giant horsetails, Cordaites, etc.). Highest-everatmospheric oxygen levels. Goniatites, brachiopods, bryozoa, bivalves, and corals plentiful in the seas and oceans. Testate forams proliferate. Uralian orogeny in Europe and Asia. Variscan orogenyoccurs towards middle and late Mississippian Periods.</text:p>
          </table:table-cell>
          <table:table-cell table:number-columns-repeated="1015"/>
        </table:table-row>
        <table:table-row table:style-name="ro1">
          <table:table-cell office:value-type="string">
            <text:p>Epoch</text:p>
          </table:table-cell>
          <table:table-cell office:value-type="float" office:value="358900000">
            <text:p>358900000</text:p>
          </table:table-cell>
          <table:table-cell office:value-type="float" office:value="400000">
            <text:p>400000</text:p>
          </table:table-cell>
          <table:table-cell/>
          <table:table-cell office:value-type="float" office:value="323200000">
            <text:p>323200000</text:p>
          </table:table-cell>
          <table:table-cell office:value-type="float" office:value="400000">
            <text:p>400000</text:p>
          </table:table-cell>
          <table:table-cell/>
          <table:table-cell office:value-type="string">
            <text:p>Mississippian</text:p>
          </table:table-cell>
          <table:table-cell office:value-type="string">
            <text:p>Large primitive trees, first land vertebrates, and amphibious sea-scorpions live amid coal-forming coastal swamps. Lobe-finned rhizodonts are dominant big fresh-water predators. In the oceans, early sharks are common and quite diverse;echinoderms (especially crinoids and blastoids) abundant. Corals, bryozoa, goniatites and brachiopods (Productida, Spiriferida, etc.) very common, but trilobites and nautiloids decline.Glaciation in East Gondwana. Tuhua Orogeny in New Zealand tapers off.</text:p>
          </table:table-cell>
          <table:table-cell table:number-columns-repeated="1015"/>
        </table:table-row>
        <table:table-row table:style-name="ro1">
          <table:table-cell office:value-type="string">
            <text:p>Epoch</text:p>
          </table:table-cell>
          <table:table-cell office:value-type="float" office:value="382700000">
            <text:p>382700000</text:p>
          </table:table-cell>
          <table:table-cell office:value-type="float" office:value="1600000">
            <text:p>1600000</text:p>
          </table:table-cell>
          <table:table-cell/>
          <table:table-cell office:value-type="float" office:value="358900000">
            <text:p>358900000</text:p>
          </table:table-cell>
          <table:table-cell office:value-type="float" office:value="400000">
            <text:p>400000</text:p>
          </table:table-cell>
          <table:table-cell/>
          <table:table-cell office:value-type="string">
            <text:p>Late</text:p>
          </table:table-cell>
          <table:table-cell table:number-columns-repeated="1016"/>
        </table:table-row>
        <table:table-row table:style-name="ro1">
          <table:table-cell office:value-type="string">
            <text:p>Epoch</text:p>
          </table:table-cell>
          <table:table-cell office:value-type="float" office:value="393300000">
            <text:p>393300000</text:p>
          </table:table-cell>
          <table:table-cell office:value-type="float" office:value="1200000">
            <text:p>1200000</text:p>
          </table:table-cell>
          <table:table-cell/>
          <table:table-cell office:value-type="float" office:value="382700000">
            <text:p>382700000</text:p>
          </table:table-cell>
          <table:table-cell office:value-type="float" office:value="1600000">
            <text:p>1600000</text:p>
          </table:table-cell>
          <table:table-cell/>
          <table:table-cell office:value-type="string">
            <text:p>Middle</text:p>
          </table:table-cell>
          <table:table-cell table:number-columns-repeated="1016"/>
        </table:table-row>
        <table:table-row table:style-name="ro1">
          <table:table-cell office:value-type="string">
            <text:p>Epoch</text:p>
          </table:table-cell>
          <table:table-cell office:value-type="float" office:value="419200000">
            <text:p>419200000</text:p>
          </table:table-cell>
          <table:table-cell office:value-type="float" office:value="3200000">
            <text:p>3200000</text:p>
          </table:table-cell>
          <table:table-cell/>
          <table:table-cell office:value-type="float" office:value="393300000">
            <text:p>393300000</text:p>
          </table:table-cell>
          <table:table-cell office:value-type="float" office:value="1200000">
            <text:p>1200000</text:p>
          </table:table-cell>
          <table:table-cell/>
          <table:table-cell office:value-type="string">
            <text:p>Early</text:p>
          </table:table-cell>
          <table:table-cell table:number-columns-repeated="1016"/>
        </table:table-row>
        <table:table-row table:style-name="ro1">
          <table:table-cell office:value-type="string">
            <text:p>Epoch</text:p>
          </table:table-cell>
          <table:table-cell office:value-type="float" office:value="423000000">
            <text:p>423000000</text:p>
          </table:table-cell>
          <table:table-cell office:value-type="float" office:value="2300000">
            <text:p>2300000</text:p>
          </table:table-cell>
          <table:table-cell/>
          <table:table-cell office:value-type="float" office:value="419200000">
            <text:p>419200000</text:p>
          </table:table-cell>
          <table:table-cell office:value-type="float" office:value="3200000">
            <text:p>3200000</text:p>
          </table:table-cell>
          <table:table-cell/>
          <table:table-cell office:value-type="string">
            <text:p>Pridoli</text:p>
          </table:table-cell>
          <table:table-cell table:number-columns-repeated="1016"/>
        </table:table-row>
        <table:table-row table:style-name="ro1">
          <table:table-cell office:value-type="string">
            <text:p>Epoch</text:p>
          </table:table-cell>
          <table:table-cell office:value-type="float" office:value="427400000">
            <text:p>427400000</text:p>
          </table:table-cell>
          <table:table-cell office:value-type="float" office:value="500000">
            <text:p>500000</text:p>
          </table:table-cell>
          <table:table-cell/>
          <table:table-cell office:value-type="float" office:value="423000000">
            <text:p>423000000</text:p>
          </table:table-cell>
          <table:table-cell office:value-type="float" office:value="2300000">
            <text:p>2300000</text:p>
          </table:table-cell>
          <table:table-cell/>
          <table:table-cell office:value-type="string">
            <text:p>Ludlow/Cayugan</text:p>
          </table:table-cell>
          <table:table-cell table:number-columns-repeated="1016"/>
        </table:table-row>
        <table:table-row table:style-name="ro1">
          <table:table-cell office:value-type="string">
            <text:p>Epoch</text:p>
          </table:table-cell>
          <table:table-cell office:value-type="float" office:value="433400000">
            <text:p>433400000</text:p>
          </table:table-cell>
          <table:table-cell office:value-type="float" office:value="800000">
            <text:p>800000</text:p>
          </table:table-cell>
          <table:table-cell/>
          <table:table-cell office:value-type="float" office:value="427400000">
            <text:p>427400000</text:p>
          </table:table-cell>
          <table:table-cell office:value-type="float" office:value="500000">
            <text:p>500000</text:p>
          </table:table-cell>
          <table:table-cell/>
          <table:table-cell office:value-type="string">
            <text:p>Wenlock</text:p>
          </table:table-cell>
          <table:table-cell table:number-columns-repeated="1016"/>
        </table:table-row>
        <table:table-row table:style-name="ro1">
          <table:table-cell office:value-type="string">
            <text:p>Epoch</text:p>
          </table:table-cell>
          <table:table-cell office:value-type="float" office:value="443400000">
            <text:p>443400000</text:p>
          </table:table-cell>
          <table:table-cell office:value-type="float" office:value="1500000">
            <text:p>1500000</text:p>
          </table:table-cell>
          <table:table-cell/>
          <table:table-cell office:value-type="float" office:value="433400000">
            <text:p>433400000</text:p>
          </table:table-cell>
          <table:table-cell office:value-type="float" office:value="800000">
            <text:p>800000</text:p>
          </table:table-cell>
          <table:table-cell/>
          <table:table-cell office:value-type="string">
            <text:p>Llandovery/Alexandrian</text:p>
          </table:table-cell>
          <table:table-cell table:number-columns-repeated="1016"/>
        </table:table-row>
        <table:table-row table:style-name="ro1">
          <table:table-cell office:value-type="string">
            <text:p>Epoch</text:p>
          </table:table-cell>
          <table:table-cell office:value-type="float" office:value="458400000">
            <text:p>458400000</text:p>
          </table:table-cell>
          <table:table-cell office:value-type="float" office:value="900000">
            <text:p>900000</text:p>
          </table:table-cell>
          <table:table-cell/>
          <table:table-cell office:value-type="float" office:value="443400000">
            <text:p>443400000</text:p>
          </table:table-cell>
          <table:table-cell office:value-type="float" office:value="1500000">
            <text:p>1500000</text:p>
          </table:table-cell>
          <table:table-cell/>
          <table:table-cell office:value-type="string">
            <text:p>Late</text:p>
          </table:table-cell>
          <table:table-cell table:number-columns-repeated="1016"/>
        </table:table-row>
        <table:table-row table:style-name="ro1">
          <table:table-cell office:value-type="string">
            <text:p>Epoch</text:p>
          </table:table-cell>
          <table:table-cell office:value-type="float" office:value="470000000">
            <text:p>470000000</text:p>
          </table:table-cell>
          <table:table-cell office:value-type="float" office:value="1400000">
            <text:p>1400000</text:p>
          </table:table-cell>
          <table:table-cell/>
          <table:table-cell office:value-type="float" office:value="458400000">
            <text:p>458400000</text:p>
          </table:table-cell>
          <table:table-cell office:value-type="float" office:value="900000">
            <text:p>900000</text:p>
          </table:table-cell>
          <table:table-cell/>
          <table:table-cell office:value-type="string">
            <text:p>Middle</text:p>
          </table:table-cell>
          <table:table-cell table:number-columns-repeated="1016"/>
        </table:table-row>
        <table:table-row table:style-name="ro1">
          <table:table-cell office:value-type="string">
            <text:p>Epoch</text:p>
          </table:table-cell>
          <table:table-cell office:value-type="float" office:value="485400000">
            <text:p>485400000</text:p>
          </table:table-cell>
          <table:table-cell office:value-type="float" office:value="1900000">
            <text:p>1900000</text:p>
          </table:table-cell>
          <table:table-cell/>
          <table:table-cell office:value-type="float" office:value="470000000">
            <text:p>470000000</text:p>
          </table:table-cell>
          <table:table-cell office:value-type="float" office:value="1400000">
            <text:p>1400000</text:p>
          </table:table-cell>
          <table:table-cell/>
          <table:table-cell office:value-type="string">
            <text:p>Early</text:p>
          </table:table-cell>
          <table:table-cell table:number-columns-repeated="1016"/>
        </table:table-row>
        <table:table-row table:style-name="ro1">
          <table:table-cell office:value-type="string">
            <text:p>Epoch</text:p>
          </table:table-cell>
          <table:table-cell office:value-type="float" office:value="497000000">
            <text:p>497000000</text:p>
          </table:table-cell>
          <table:table-cell/>
          <table:table-cell office:value-type="string">
            <text:p>c</text:p>
          </table:table-cell>
          <table:table-cell office:value-type="float" office:value="485400000">
            <text:p>485400000</text:p>
          </table:table-cell>
          <table:table-cell office:value-type="float" office:value="1900000">
            <text:p>1900000</text:p>
          </table:table-cell>
          <table:table-cell/>
          <table:table-cell office:value-type="string">
            <text:p>Furongian</text:p>
          </table:table-cell>
          <table:table-cell table:number-columns-repeated="1016"/>
        </table:table-row>
        <table:table-row table:style-name="ro1">
          <table:table-cell office:value-type="string">
            <text:p>Epoch</text:p>
          </table:table-cell>
          <table:table-cell office:value-type="float" office:value="509000000">
            <text:p>509000000</text:p>
          </table:table-cell>
          <table:table-cell/>
          <table:table-cell office:value-type="string">
            <text:p>c</text:p>
          </table:table-cell>
          <table:table-cell office:value-type="float" office:value="497000000">
            <text:p>497000000</text:p>
          </table:table-cell>
          <table:table-cell/>
          <table:table-cell office:value-type="string">
            <text:p>c</text:p>
          </table:table-cell>
          <table:table-cell office:value-type="string">
            <text:p>Series 3</text:p>
          </table:table-cell>
          <table:table-cell table:number-columns-repeated="1016"/>
        </table:table-row>
        <table:table-row table:style-name="ro1">
          <table:table-cell office:value-type="string">
            <text:p>Epoch</text:p>
          </table:table-cell>
          <table:table-cell office:value-type="float" office:value="521000000">
            <text:p>521000000</text:p>
          </table:table-cell>
          <table:table-cell/>
          <table:table-cell office:value-type="string">
            <text:p>c</text:p>
          </table:table-cell>
          <table:table-cell office:value-type="float" office:value="509000000">
            <text:p>509000000</text:p>
          </table:table-cell>
          <table:table-cell/>
          <table:table-cell office:value-type="string">
            <text:p>c</text:p>
          </table:table-cell>
          <table:table-cell office:value-type="string">
            <text:p>Series 2</text:p>
          </table:table-cell>
          <table:table-cell table:number-columns-repeated="1016"/>
        </table:table-row>
        <table:table-row table:style-name="ro1">
          <table:table-cell office:value-type="string">
            <text:p>Epoch</text:p>
          </table:table-cell>
          <table:table-cell office:value-type="float" office:value="541000000">
            <text:p>541000000</text:p>
          </table:table-cell>
          <table:table-cell office:value-type="float" office:value="1000000">
            <text:p>1000000</text:p>
          </table:table-cell>
          <table:table-cell/>
          <table:table-cell office:value-type="float" office:value="521000000">
            <text:p>521000000</text:p>
          </table:table-cell>
          <table:table-cell/>
          <table:table-cell office:value-type="string">
            <text:p>c</text:p>
          </table:table-cell>
          <table:table-cell office:value-type="string">
            <text:p>Terreneuvian</text:p>
          </table:table-cell>
          <table:table-cell table:number-columns-repeated="1016"/>
        </table:table-row>
        <table:table-row table:style-name="ro1">
          <table:table-cell office:value-type="string">
            <text:p>Age</text:p>
          </table:table-cell>
          <table:table-cell office:value-type="float" office:value="11700">
            <text:p>11700</text:p>
          </table:table-cell>
          <table:table-cell table:number-columns-repeated="2"/>
          <table:table-cell office:value-type="float" office:value="0">
            <text:p>0</text:p>
          </table:table-cell>
          <table:table-cell table:number-columns-repeated="2"/>
          <table:table-cell office:value-type="string">
            <text:p>chrons: Subatlantic ·Subboreal · Atlantic ·Boreal · Preboreal</text:p>
          </table:table-cell>
          <table:table-cell table:number-columns-repeated="1016"/>
        </table:table-row>
        <table:table-row table:style-name="ro1">
          <table:table-cell office:value-type="string">
            <text:p>Age</text:p>
          </table:table-cell>
          <table:table-cell office:value-type="float" office:value="126000">
            <text:p>126000</text:p>
          </table:table-cell>
          <table:table-cell table:number-columns-repeated="2"/>
          <table:table-cell office:value-type="float" office:value="11700">
            <text:p>11700</text:p>
          </table:table-cell>
          <table:table-cell table:number-columns-repeated="2"/>
          <table:table-cell office:value-type="string">
            <text:p>Late (locally Tarantian ·Tyrrhenian · Eemian ·Sangamonian)</text:p>
          </table:table-cell>
          <table:table-cell table:number-columns-repeated="1016"/>
        </table:table-row>
        <table:table-row table:style-name="ro1">
          <table:table-cell office:value-type="string">
            <text:p>Age</text:p>
          </table:table-cell>
          <table:table-cell office:value-type="float" office:value="781000">
            <text:p>781000</text:p>
          </table:table-cell>
          <table:table-cell table:number-columns-repeated="2"/>
          <table:table-cell office:value-type="float" office:value="126000">
            <text:p>126000</text:p>
          </table:table-cell>
          <table:table-cell table:number-columns-repeated="2"/>
          <table:table-cell office:value-type="string">
            <text:p>Middle (formerly Ionian)</text:p>
          </table:table-cell>
          <table:table-cell table:number-columns-repeated="1016"/>
        </table:table-row>
        <table:table-row table:style-name="ro1">
          <table:table-cell office:value-type="string">
            <text:p>Age</text:p>
          </table:table-cell>
          <table:table-cell office:value-type="float" office:value="1806000">
            <text:p>1806000</text:p>
          </table:table-cell>
          <table:table-cell table:number-columns-repeated="2"/>
          <table:table-cell office:value-type="float" office:value="781000">
            <text:p>781000</text:p>
          </table:table-cell>
          <table:table-cell table:number-columns-repeated="2"/>
          <table:table-cell office:value-type="string">
            <text:p>Calabrian</text:p>
          </table:table-cell>
          <table:table-cell table:number-columns-repeated="1016"/>
        </table:table-row>
        <table:table-row table:style-name="ro1">
          <table:table-cell office:value-type="string">
            <text:p>Age</text:p>
          </table:table-cell>
          <table:table-cell office:value-type="float" office:value="2588000">
            <text:p>2588000</text:p>
          </table:table-cell>
          <table:table-cell table:number-columns-repeated="2"/>
          <table:table-cell office:value-type="float" office:value="1806000">
            <text:p>1806000</text:p>
          </table:table-cell>
          <table:table-cell table:number-columns-repeated="2"/>
          <table:table-cell office:value-type="string">
            <text:p>Gelasian</text:p>
          </table:table-cell>
          <table:table-cell table:number-columns-repeated="1016"/>
        </table:table-row>
        <table:table-row table:style-name="ro1">
          <table:table-cell office:value-type="string">
            <text:p>Age</text:p>
          </table:table-cell>
          <table:table-cell office:value-type="float" office:value="3600000">
            <text:p>3600000</text:p>
          </table:table-cell>
          <table:table-cell table:number-columns-repeated="2"/>
          <table:table-cell office:value-type="float" office:value="2588000">
            <text:p>2588000</text:p>
          </table:table-cell>
          <table:table-cell table:number-columns-repeated="2"/>
          <table:table-cell office:value-type="string">
            <text:p>Piacenzian/Blancan</text:p>
          </table:table-cell>
          <table:table-cell table:number-columns-repeated="1016"/>
        </table:table-row>
        <table:table-row table:style-name="ro1">
          <table:table-cell office:value-type="string">
            <text:p>Age</text:p>
          </table:table-cell>
          <table:table-cell office:value-type="float" office:value="5333000">
            <text:p>5333000</text:p>
          </table:table-cell>
          <table:table-cell table:number-columns-repeated="2"/>
          <table:table-cell office:value-type="float" office:value="3600000">
            <text:p>3600000</text:p>
          </table:table-cell>
          <table:table-cell table:number-columns-repeated="2"/>
          <table:table-cell office:value-type="string">
            <text:p>Zanclean</text:p>
          </table:table-cell>
          <table:table-cell table:number-columns-repeated="1016"/>
        </table:table-row>
        <table:table-row table:style-name="ro1">
          <table:table-cell office:value-type="string">
            <text:p>Age</text:p>
          </table:table-cell>
          <table:table-cell office:value-type="float" office:value="7246000">
            <text:p>7246000</text:p>
          </table:table-cell>
          <table:table-cell table:number-columns-repeated="2"/>
          <table:table-cell office:value-type="float" office:value="5333000">
            <text:p>5333000</text:p>
          </table:table-cell>
          <table:table-cell table:number-columns-repeated="2"/>
          <table:table-cell office:value-type="string">
            <text:p>Messinian</text:p>
          </table:table-cell>
          <table:table-cell table:number-columns-repeated="1016"/>
        </table:table-row>
        <table:table-row table:style-name="ro1">
          <table:table-cell office:value-type="string">
            <text:p>Age</text:p>
          </table:table-cell>
          <table:table-cell office:value-type="float" office:value="11620000">
            <text:p>11620000</text:p>
          </table:table-cell>
          <table:table-cell table:number-columns-repeated="2"/>
          <table:table-cell office:value-type="float" office:value="7246000">
            <text:p>7246000</text:p>
          </table:table-cell>
          <table:table-cell table:number-columns-repeated="2"/>
          <table:table-cell office:value-type="string">
            <text:p>Tortonian</text:p>
          </table:table-cell>
          <table:table-cell table:number-columns-repeated="1016"/>
        </table:table-row>
        <table:table-row table:style-name="ro1">
          <table:table-cell office:value-type="string">
            <text:p>Age</text:p>
          </table:table-cell>
          <table:table-cell office:value-type="float" office:value="13820000">
            <text:p>13820000</text:p>
          </table:table-cell>
          <table:table-cell table:number-columns-repeated="2"/>
          <table:table-cell office:value-type="float" office:value="11620000">
            <text:p>11620000</text:p>
          </table:table-cell>
          <table:table-cell table:number-columns-repeated="2"/>
          <table:table-cell office:value-type="string">
            <text:p>Serravallian</text:p>
          </table:table-cell>
          <table:table-cell table:number-columns-repeated="1016"/>
        </table:table-row>
        <table:table-row table:style-name="ro1">
          <table:table-cell office:value-type="string">
            <text:p>Age</text:p>
          </table:table-cell>
          <table:table-cell office:value-type="float" office:value="15970000">
            <text:p>15970000</text:p>
          </table:table-cell>
          <table:table-cell table:number-columns-repeated="2"/>
          <table:table-cell office:value-type="float" office:value="13820000">
            <text:p>13820000</text:p>
          </table:table-cell>
          <table:table-cell table:number-columns-repeated="2"/>
          <table:table-cell office:value-type="string">
            <text:p>Langhian</text:p>
          </table:table-cell>
          <table:table-cell table:number-columns-repeated="1016"/>
        </table:table-row>
        <table:table-row table:style-name="ro1">
          <table:table-cell office:value-type="string">
            <text:p>Age</text:p>
          </table:table-cell>
          <table:table-cell office:value-type="float" office:value="20440000">
            <text:p>20440000</text:p>
          </table:table-cell>
          <table:table-cell table:number-columns-repeated="2"/>
          <table:table-cell office:value-type="float" office:value="15970000">
            <text:p>15970000</text:p>
          </table:table-cell>
          <table:table-cell table:number-columns-repeated="2"/>
          <table:table-cell office:value-type="string">
            <text:p>Burdigalian</text:p>
          </table:table-cell>
          <table:table-cell table:number-columns-repeated="1016"/>
        </table:table-row>
        <table:table-row table:style-name="ro1">
          <table:table-cell office:value-type="string">
            <text:p>Age</text:p>
          </table:table-cell>
          <table:table-cell office:value-type="float" office:value="23030000">
            <text:p>23030000</text:p>
          </table:table-cell>
          <table:table-cell table:number-columns-repeated="2"/>
          <table:table-cell office:value-type="float" office:value="20440000">
            <text:p>20440000</text:p>
          </table:table-cell>
          <table:table-cell table:number-columns-repeated="2"/>
          <table:table-cell office:value-type="string">
            <text:p>Aquitanian</text:p>
          </table:table-cell>
          <table:table-cell table:number-columns-repeated="1016"/>
        </table:table-row>
        <table:table-row table:style-name="ro1">
          <table:table-cell office:value-type="string">
            <text:p>Age</text:p>
          </table:table-cell>
          <table:table-cell office:value-type="float" office:value="28100000">
            <text:p>28100000</text:p>
          </table:table-cell>
          <table:table-cell table:number-columns-repeated="2"/>
          <table:table-cell office:value-type="float" office:value="23030000">
            <text:p>23030000</text:p>
          </table:table-cell>
          <table:table-cell table:number-columns-repeated="2"/>
          <table:table-cell office:value-type="string">
            <text:p>Chattian</text:p>
          </table:table-cell>
          <table:table-cell table:number-columns-repeated="1016"/>
        </table:table-row>
        <table:table-row table:style-name="ro1">
          <table:table-cell office:value-type="string">
            <text:p>Age</text:p>
          </table:table-cell>
          <table:table-cell office:value-type="float" office:value="33900000">
            <text:p>33900000</text:p>
          </table:table-cell>
          <table:table-cell table:number-columns-repeated="2"/>
          <table:table-cell office:value-type="float" office:value="28100000">
            <text:p>28100000</text:p>
          </table:table-cell>
          <table:table-cell table:number-columns-repeated="2"/>
          <table:table-cell office:value-type="string">
            <text:p>Rupelian</text:p>
          </table:table-cell>
          <table:table-cell table:number-columns-repeated="1016"/>
        </table:table-row>
        <table:table-row table:style-name="ro1">
          <table:table-cell office:value-type="string">
            <text:p>Age</text:p>
          </table:table-cell>
          <table:table-cell office:value-type="float" office:value="38000000">
            <text:p>38000000</text:p>
          </table:table-cell>
          <table:table-cell table:number-columns-repeated="2"/>
          <table:table-cell office:value-type="float" office:value="33900000">
            <text:p>33900000</text:p>
          </table:table-cell>
          <table:table-cell table:number-columns-repeated="2"/>
          <table:table-cell office:value-type="string">
            <text:p>Priabonian</text:p>
          </table:table-cell>
          <table:table-cell table:number-columns-repeated="1016"/>
        </table:table-row>
        <table:table-row table:style-name="ro1">
          <table:table-cell office:value-type="string">
            <text:p>Age</text:p>
          </table:table-cell>
          <table:table-cell office:value-type="float" office:value="41300000">
            <text:p>41300000</text:p>
          </table:table-cell>
          <table:table-cell table:number-columns-repeated="2"/>
          <table:table-cell office:value-type="float" office:value="38000000">
            <text:p>38000000</text:p>
          </table:table-cell>
          <table:table-cell table:number-columns-repeated="2"/>
          <table:table-cell office:value-type="string">
            <text:p>Bartonian</text:p>
          </table:table-cell>
          <table:table-cell table:number-columns-repeated="1016"/>
        </table:table-row>
        <table:table-row table:style-name="ro1">
          <table:table-cell office:value-type="string">
            <text:p>Age</text:p>
          </table:table-cell>
          <table:table-cell office:value-type="float" office:value="47800000">
            <text:p>47800000</text:p>
          </table:table-cell>
          <table:table-cell table:number-columns-repeated="2"/>
          <table:table-cell office:value-type="float" office:value="41300000">
            <text:p>41300000</text:p>
          </table:table-cell>
          <table:table-cell table:number-columns-repeated="2"/>
          <table:table-cell office:value-type="string">
            <text:p>Lutetian</text:p>
          </table:table-cell>
          <table:table-cell table:number-columns-repeated="1016"/>
        </table:table-row>
        <table:table-row table:style-name="ro1">
          <table:table-cell office:value-type="string">
            <text:p>Age</text:p>
          </table:table-cell>
          <table:table-cell office:value-type="float" office:value="56000000">
            <text:p>56000000</text:p>
          </table:table-cell>
          <table:table-cell table:number-columns-repeated="2"/>
          <table:table-cell office:value-type="float" office:value="47800000">
            <text:p>47800000</text:p>
          </table:table-cell>
          <table:table-cell table:number-columns-repeated="2"/>
          <table:table-cell office:value-type="string">
            <text:p>Ypresian</text:p>
          </table:table-cell>
          <table:table-cell table:number-columns-repeated="1016"/>
        </table:table-row>
        <table:table-row table:style-name="ro1">
          <table:table-cell office:value-type="string">
            <text:p>Age</text:p>
          </table:table-cell>
          <table:table-cell office:value-type="float" office:value="59200000">
            <text:p>59200000</text:p>
          </table:table-cell>
          <table:table-cell table:number-columns-repeated="2"/>
          <table:table-cell office:value-type="float" office:value="56000000">
            <text:p>56000000</text:p>
          </table:table-cell>
          <table:table-cell table:number-columns-repeated="2"/>
          <table:table-cell office:value-type="string">
            <text:p>Thanetian</text:p>
          </table:table-cell>
          <table:table-cell table:number-columns-repeated="1016"/>
        </table:table-row>
        <table:table-row table:style-name="ro1">
          <table:table-cell office:value-type="string">
            <text:p>Age</text:p>
          </table:table-cell>
          <table:table-cell office:value-type="float" office:value="61600000">
            <text:p>61600000</text:p>
          </table:table-cell>
          <table:table-cell table:number-columns-repeated="2"/>
          <table:table-cell office:value-type="float" office:value="59200000">
            <text:p>59200000</text:p>
          </table:table-cell>
          <table:table-cell table:number-columns-repeated="2"/>
          <table:table-cell office:value-type="string">
            <text:p>Selandian</text:p>
          </table:table-cell>
          <table:table-cell table:number-columns-repeated="1016"/>
        </table:table-row>
        <table:table-row table:style-name="ro1">
          <table:table-cell office:value-type="string">
            <text:p>Age</text:p>
          </table:table-cell>
          <table:table-cell office:value-type="float" office:value="66000000">
            <text:p>66000000</text:p>
          </table:table-cell>
          <table:table-cell table:number-columns-repeated="2"/>
          <table:table-cell office:value-type="float" office:value="61600000">
            <text:p>61600000</text:p>
          </table:table-cell>
          <table:table-cell table:number-columns-repeated="2"/>
          <table:table-cell office:value-type="string">
            <text:p>Danian</text:p>
          </table:table-cell>
          <table:table-cell table:number-columns-repeated="1016"/>
        </table:table-row>
        <table:table-row table:style-name="ro1">
          <table:table-cell office:value-type="string">
            <text:p>Age</text:p>
          </table:table-cell>
          <table:table-cell office:value-type="float" office:value="72100000">
            <text:p>72100000</text:p>
          </table:table-cell>
          <table:table-cell table:number-columns-repeated="2"/>
          <table:table-cell office:value-type="float" office:value="66000000">
            <text:p>66000000</text:p>
          </table:table-cell>
          <table:table-cell table:number-columns-repeated="2"/>
          <table:table-cell office:value-type="string">
            <text:p>Maastrichtian</text:p>
          </table:table-cell>
          <table:table-cell table:number-columns-repeated="1016"/>
        </table:table-row>
        <table:table-row table:style-name="ro1">
          <table:table-cell office:value-type="string">
            <text:p>Age</text:p>
          </table:table-cell>
          <table:table-cell office:value-type="float" office:value="83600000">
            <text:p>83600000</text:p>
          </table:table-cell>
          <table:table-cell office:value-type="float" office:value="200000">
            <text:p>200000</text:p>
          </table:table-cell>
          <table:table-cell/>
          <table:table-cell office:value-type="float" office:value="72100000">
            <text:p>72100000</text:p>
          </table:table-cell>
          <table:table-cell table:number-columns-repeated="2"/>
          <table:table-cell office:value-type="string">
            <text:p>Campanian</text:p>
          </table:table-cell>
          <table:table-cell table:number-columns-repeated="1016"/>
        </table:table-row>
        <table:table-row table:style-name="ro1">
          <table:table-cell office:value-type="string">
            <text:p>Age</text:p>
          </table:table-cell>
          <table:table-cell office:value-type="float" office:value="86300000">
            <text:p>86300000</text:p>
          </table:table-cell>
          <table:table-cell office:value-type="float" office:value="500000">
            <text:p>500000</text:p>
          </table:table-cell>
          <table:table-cell/>
          <table:table-cell office:value-type="float" office:value="83600000">
            <text:p>83600000</text:p>
          </table:table-cell>
          <table:table-cell office:value-type="float" office:value="200000">
            <text:p>200000</text:p>
          </table:table-cell>
          <table:table-cell/>
          <table:table-cell office:value-type="string">
            <text:p>Santonian</text:p>
          </table:table-cell>
          <table:table-cell table:number-columns-repeated="1016"/>
        </table:table-row>
        <table:table-row table:style-name="ro1">
          <table:table-cell office:value-type="string">
            <text:p>Age</text:p>
          </table:table-cell>
          <table:table-cell office:value-type="float" office:value="89800000">
            <text:p>89800000</text:p>
          </table:table-cell>
          <table:table-cell office:value-type="float" office:value="300000">
            <text:p>300000</text:p>
          </table:table-cell>
          <table:table-cell/>
          <table:table-cell office:value-type="float" office:value="86300000">
            <text:p>86300000</text:p>
          </table:table-cell>
          <table:table-cell office:value-type="float" office:value="500000">
            <text:p>500000</text:p>
          </table:table-cell>
          <table:table-cell/>
          <table:table-cell office:value-type="string">
            <text:p>Coniacian</text:p>
          </table:table-cell>
          <table:table-cell table:number-columns-repeated="1016"/>
        </table:table-row>
        <table:table-row table:style-name="ro1">
          <table:table-cell office:value-type="string">
            <text:p>Age</text:p>
          </table:table-cell>
          <table:table-cell office:value-type="float" office:value="93900000">
            <text:p>93900000</text:p>
          </table:table-cell>
          <table:table-cell table:number-columns-repeated="2"/>
          <table:table-cell office:value-type="float" office:value="89800000">
            <text:p>89800000</text:p>
          </table:table-cell>
          <table:table-cell office:value-type="float" office:value="300000">
            <text:p>300000</text:p>
          </table:table-cell>
          <table:table-cell/>
          <table:table-cell office:value-type="string">
            <text:p>Turonian</text:p>
          </table:table-cell>
          <table:table-cell table:number-columns-repeated="1016"/>
        </table:table-row>
        <table:table-row table:style-name="ro1">
          <table:table-cell office:value-type="string">
            <text:p>Age</text:p>
          </table:table-cell>
          <table:table-cell office:value-type="float" office:value="100500000">
            <text:p>100500000</text:p>
          </table:table-cell>
          <table:table-cell table:number-columns-repeated="2"/>
          <table:table-cell office:value-type="float" office:value="93900000">
            <text:p>93900000</text:p>
          </table:table-cell>
          <table:table-cell table:number-columns-repeated="2"/>
          <table:table-cell office:value-type="string">
            <text:p>Cenomanian</text:p>
          </table:table-cell>
          <table:table-cell table:number-columns-repeated="1016"/>
        </table:table-row>
        <table:table-row table:style-name="ro1">
          <table:table-cell office:value-type="string">
            <text:p>Age</text:p>
          </table:table-cell>
          <table:table-cell office:value-type="float" office:value="113000000">
            <text:p>113000000</text:p>
          </table:table-cell>
          <table:table-cell/>
          <table:table-cell office:value-type="string">
            <text:p>c</text:p>
          </table:table-cell>
          <table:table-cell office:value-type="float" office:value="100500000">
            <text:p>100500000</text:p>
          </table:table-cell>
          <table:table-cell table:number-columns-repeated="2"/>
          <table:table-cell office:value-type="string">
            <text:p>Albian</text:p>
          </table:table-cell>
          <table:table-cell table:number-columns-repeated="1016"/>
        </table:table-row>
        <table:table-row table:style-name="ro1">
          <table:table-cell office:value-type="string">
            <text:p>Age</text:p>
          </table:table-cell>
          <table:table-cell office:value-type="float" office:value="125000000">
            <text:p>125000000</text:p>
          </table:table-cell>
          <table:table-cell/>
          <table:table-cell office:value-type="string">
            <text:p>c</text:p>
          </table:table-cell>
          <table:table-cell office:value-type="float" office:value="113000000">
            <text:p>113000000</text:p>
          </table:table-cell>
          <table:table-cell/>
          <table:table-cell office:value-type="string">
            <text:p>c</text:p>
          </table:table-cell>
          <table:table-cell office:value-type="string">
            <text:p>Aptian</text:p>
          </table:table-cell>
          <table:table-cell table:number-columns-repeated="1016"/>
        </table:table-row>
        <table:table-row table:style-name="ro1">
          <table:table-cell office:value-type="string">
            <text:p>Age</text:p>
          </table:table-cell>
          <table:table-cell office:value-type="float" office:value="129400000">
            <text:p>129400000</text:p>
          </table:table-cell>
          <table:table-cell/>
          <table:table-cell office:value-type="string">
            <text:p>c</text:p>
          </table:table-cell>
          <table:table-cell office:value-type="float" office:value="125000000">
            <text:p>125000000</text:p>
          </table:table-cell>
          <table:table-cell/>
          <table:table-cell office:value-type="string">
            <text:p>c</text:p>
          </table:table-cell>
          <table:table-cell office:value-type="string">
            <text:p>Barremian</text:p>
          </table:table-cell>
          <table:table-cell table:number-columns-repeated="1016"/>
        </table:table-row>
        <table:table-row table:style-name="ro1">
          <table:table-cell office:value-type="string">
            <text:p>Age</text:p>
          </table:table-cell>
          <table:table-cell office:value-type="float" office:value="132900000">
            <text:p>132900000</text:p>
          </table:table-cell>
          <table:table-cell/>
          <table:table-cell office:value-type="string">
            <text:p>c</text:p>
          </table:table-cell>
          <table:table-cell office:value-type="float" office:value="129400000">
            <text:p>129400000</text:p>
          </table:table-cell>
          <table:table-cell/>
          <table:table-cell office:value-type="string">
            <text:p>c</text:p>
          </table:table-cell>
          <table:table-cell office:value-type="string">
            <text:p>Hauterivian</text:p>
          </table:table-cell>
          <table:table-cell table:number-columns-repeated="1016"/>
        </table:table-row>
        <table:table-row table:style-name="ro1">
          <table:table-cell office:value-type="string">
            <text:p>Age</text:p>
          </table:table-cell>
          <table:table-cell office:value-type="float" office:value="139800000">
            <text:p>139800000</text:p>
          </table:table-cell>
          <table:table-cell/>
          <table:table-cell office:value-type="string">
            <text:p>c</text:p>
          </table:table-cell>
          <table:table-cell office:value-type="float" office:value="132900000">
            <text:p>132900000</text:p>
          </table:table-cell>
          <table:table-cell/>
          <table:table-cell office:value-type="string">
            <text:p>c</text:p>
          </table:table-cell>
          <table:table-cell office:value-type="string">
            <text:p>Valanginian</text:p>
          </table:table-cell>
          <table:table-cell table:number-columns-repeated="1016"/>
        </table:table-row>
        <table:table-row table:style-name="ro1">
          <table:table-cell office:value-type="string">
            <text:p>Age</text:p>
          </table:table-cell>
          <table:table-cell office:value-type="float" office:value="145000000">
            <text:p>145000000</text:p>
          </table:table-cell>
          <table:table-cell/>
          <table:table-cell office:value-type="string">
            <text:p>c</text:p>
          </table:table-cell>
          <table:table-cell office:value-type="float" office:value="139800000">
            <text:p>139800000</text:p>
          </table:table-cell>
          <table:table-cell/>
          <table:table-cell office:value-type="string">
            <text:p>c</text:p>
          </table:table-cell>
          <table:table-cell office:value-type="string">
            <text:p>Berriasian</text:p>
          </table:table-cell>
          <table:table-cell table:number-columns-repeated="1016"/>
        </table:table-row>
        <table:table-row table:style-name="ro1">
          <table:table-cell office:value-type="string">
            <text:p>Age</text:p>
          </table:table-cell>
          <table:table-cell office:value-type="float" office:value="152100000">
            <text:p>152100000</text:p>
          </table:table-cell>
          <table:table-cell office:value-type="float" office:value="900000">
            <text:p>900000</text:p>
          </table:table-cell>
          <table:table-cell/>
          <table:table-cell office:value-type="float" office:value="145000000">
            <text:p>145000000</text:p>
          </table:table-cell>
          <table:table-cell/>
          <table:table-cell office:value-type="string">
            <text:p>c</text:p>
          </table:table-cell>
          <table:table-cell office:value-type="string">
            <text:p>Tithonian</text:p>
          </table:table-cell>
          <table:table-cell table:number-columns-repeated="1016"/>
        </table:table-row>
        <table:table-row table:style-name="ro1">
          <table:table-cell office:value-type="string">
            <text:p>Age</text:p>
          </table:table-cell>
          <table:table-cell office:value-type="float" office:value="157300000">
            <text:p>157300000</text:p>
          </table:table-cell>
          <table:table-cell office:value-type="float" office:value="1000000">
            <text:p>1000000</text:p>
          </table:table-cell>
          <table:table-cell/>
          <table:table-cell office:value-type="float" office:value="152100000">
            <text:p>152100000</text:p>
          </table:table-cell>
          <table:table-cell office:value-type="float" office:value="900000">
            <text:p>900000</text:p>
          </table:table-cell>
          <table:table-cell/>
          <table:table-cell office:value-type="string">
            <text:p>Kimmeridgian</text:p>
          </table:table-cell>
          <table:table-cell table:number-columns-repeated="1016"/>
        </table:table-row>
        <table:table-row table:style-name="ro1">
          <table:table-cell office:value-type="string">
            <text:p>Age</text:p>
          </table:table-cell>
          <table:table-cell office:value-type="float" office:value="163500000">
            <text:p>163500000</text:p>
          </table:table-cell>
          <table:table-cell office:value-type="float" office:value="1000000">
            <text:p>1000000</text:p>
          </table:table-cell>
          <table:table-cell/>
          <table:table-cell office:value-type="float" office:value="157300000">
            <text:p>157300000</text:p>
          </table:table-cell>
          <table:table-cell office:value-type="float" office:value="1000000">
            <text:p>1000000</text:p>
          </table:table-cell>
          <table:table-cell/>
          <table:table-cell office:value-type="string">
            <text:p>Oxfordian</text:p>
          </table:table-cell>
          <table:table-cell table:number-columns-repeated="1016"/>
        </table:table-row>
        <table:table-row table:style-name="ro1">
          <table:table-cell office:value-type="string">
            <text:p>Age</text:p>
          </table:table-cell>
          <table:table-cell office:value-type="float" office:value="166100000">
            <text:p>166100000</text:p>
          </table:table-cell>
          <table:table-cell office:value-type="float" office:value="1200000">
            <text:p>1200000</text:p>
          </table:table-cell>
          <table:table-cell/>
          <table:table-cell office:value-type="float" office:value="163500000">
            <text:p>163500000</text:p>
          </table:table-cell>
          <table:table-cell office:value-type="float" office:value="1000000">
            <text:p>1000000</text:p>
          </table:table-cell>
          <table:table-cell/>
          <table:table-cell office:value-type="string">
            <text:p>Callovian</text:p>
          </table:table-cell>
          <table:table-cell table:number-columns-repeated="1016"/>
        </table:table-row>
        <table:table-row table:style-name="ro1">
          <table:table-cell office:value-type="string">
            <text:p>Age</text:p>
          </table:table-cell>
          <table:table-cell office:value-type="float" office:value="168300000">
            <text:p>168300000</text:p>
          </table:table-cell>
          <table:table-cell office:value-type="float" office:value="1300000">
            <text:p>1300000</text:p>
          </table:table-cell>
          <table:table-cell/>
          <table:table-cell office:value-type="float" office:value="166100000">
            <text:p>166100000</text:p>
          </table:table-cell>
          <table:table-cell office:value-type="float" office:value="1200000">
            <text:p>1200000</text:p>
          </table:table-cell>
          <table:table-cell/>
          <table:table-cell office:value-type="string">
            <text:p>Bathonian</text:p>
          </table:table-cell>
          <table:table-cell table:number-columns-repeated="1016"/>
        </table:table-row>
        <table:table-row table:style-name="ro1">
          <table:table-cell office:value-type="string">
            <text:p>Age</text:p>
          </table:table-cell>
          <table:table-cell office:value-type="float" office:value="170300000">
            <text:p>170300000</text:p>
          </table:table-cell>
          <table:table-cell office:value-type="float" office:value="1400000">
            <text:p>1400000</text:p>
          </table:table-cell>
          <table:table-cell/>
          <table:table-cell office:value-type="float" office:value="168300000">
            <text:p>168300000</text:p>
          </table:table-cell>
          <table:table-cell office:value-type="float" office:value="1300000">
            <text:p>1300000</text:p>
          </table:table-cell>
          <table:table-cell/>
          <table:table-cell office:value-type="string">
            <text:p>Bajocian</text:p>
          </table:table-cell>
          <table:table-cell table:number-columns-repeated="1016"/>
        </table:table-row>
        <table:table-row table:style-name="ro1">
          <table:table-cell office:value-type="string">
            <text:p>Age</text:p>
          </table:table-cell>
          <table:table-cell office:value-type="float" office:value="174100000">
            <text:p>174100000</text:p>
          </table:table-cell>
          <table:table-cell office:value-type="float" office:value="1000000">
            <text:p>1000000</text:p>
          </table:table-cell>
          <table:table-cell/>
          <table:table-cell office:value-type="float" office:value="170300000">
            <text:p>170300000</text:p>
          </table:table-cell>
          <table:table-cell office:value-type="float" office:value="1400000">
            <text:p>1400000</text:p>
          </table:table-cell>
          <table:table-cell/>
          <table:table-cell office:value-type="string">
            <text:p>Aalenian</text:p>
          </table:table-cell>
          <table:table-cell table:number-columns-repeated="1016"/>
        </table:table-row>
        <table:table-row table:style-name="ro1">
          <table:table-cell office:value-type="string">
            <text:p>Age</text:p>
          </table:table-cell>
          <table:table-cell office:value-type="float" office:value="182700000">
            <text:p>182700000</text:p>
          </table:table-cell>
          <table:table-cell office:value-type="float" office:value="700000">
            <text:p>700000</text:p>
          </table:table-cell>
          <table:table-cell/>
          <table:table-cell office:value-type="float" office:value="174100000">
            <text:p>174100000</text:p>
          </table:table-cell>
          <table:table-cell office:value-type="float" office:value="1000000">
            <text:p>1000000</text:p>
          </table:table-cell>
          <table:table-cell/>
          <table:table-cell office:value-type="string">
            <text:p>Toarcian</text:p>
          </table:table-cell>
          <table:table-cell table:number-columns-repeated="1016"/>
        </table:table-row>
        <table:table-row table:style-name="ro1">
          <table:table-cell office:value-type="string">
            <text:p>Age</text:p>
          </table:table-cell>
          <table:table-cell office:value-type="float" office:value="190800000">
            <text:p>190800000</text:p>
          </table:table-cell>
          <table:table-cell office:value-type="float" office:value="1000000">
            <text:p>1000000</text:p>
          </table:table-cell>
          <table:table-cell/>
          <table:table-cell office:value-type="float" office:value="182700000">
            <text:p>182700000</text:p>
          </table:table-cell>
          <table:table-cell office:value-type="float" office:value="700000">
            <text:p>700000</text:p>
          </table:table-cell>
          <table:table-cell/>
          <table:table-cell office:value-type="string">
            <text:p>Pliensbachian</text:p>
          </table:table-cell>
          <table:table-cell table:number-columns-repeated="1016"/>
        </table:table-row>
        <table:table-row table:style-name="ro1">
          <table:table-cell office:value-type="string">
            <text:p>Age</text:p>
          </table:table-cell>
          <table:table-cell office:value-type="float" office:value="199300000">
            <text:p>199300000</text:p>
          </table:table-cell>
          <table:table-cell office:value-type="float" office:value="300000">
            <text:p>300000</text:p>
          </table:table-cell>
          <table:table-cell/>
          <table:table-cell office:value-type="float" office:value="190800000">
            <text:p>190800000</text:p>
          </table:table-cell>
          <table:table-cell office:value-type="float" office:value="1000000">
            <text:p>1000000</text:p>
          </table:table-cell>
          <table:table-cell/>
          <table:table-cell office:value-type="string">
            <text:p>Sinemurian</text:p>
          </table:table-cell>
          <table:table-cell table:number-columns-repeated="1016"/>
        </table:table-row>
        <table:table-row table:style-name="ro1">
          <table:table-cell office:value-type="string">
            <text:p>Age</text:p>
          </table:table-cell>
          <table:table-cell office:value-type="float" office:value="201300000">
            <text:p>201300000</text:p>
          </table:table-cell>
          <table:table-cell office:value-type="float" office:value="200000">
            <text:p>200000</text:p>
          </table:table-cell>
          <table:table-cell/>
          <table:table-cell office:value-type="float" office:value="199300000">
            <text:p>199300000</text:p>
          </table:table-cell>
          <table:table-cell office:value-type="float" office:value="300000">
            <text:p>300000</text:p>
          </table:table-cell>
          <table:table-cell/>
          <table:table-cell office:value-type="string">
            <text:p>Hettangian</text:p>
          </table:table-cell>
          <table:table-cell table:number-columns-repeated="1016"/>
        </table:table-row>
        <table:table-row table:style-name="ro1">
          <table:table-cell office:value-type="string">
            <text:p>Age</text:p>
          </table:table-cell>
          <table:table-cell office:value-type="float" office:value="208500000">
            <text:p>208500000</text:p>
          </table:table-cell>
          <table:table-cell/>
          <table:table-cell office:value-type="string">
            <text:p>c</text:p>
          </table:table-cell>
          <table:table-cell office:value-type="float" office:value="201300000">
            <text:p>201300000</text:p>
          </table:table-cell>
          <table:table-cell office:value-type="float" office:value="200000">
            <text:p>200000</text:p>
          </table:table-cell>
          <table:table-cell/>
          <table:table-cell office:value-type="string">
            <text:p>Rhaetian</text:p>
          </table:table-cell>
          <table:table-cell table:number-columns-repeated="1016"/>
        </table:table-row>
        <table:table-row table:style-name="ro1">
          <table:table-cell office:value-type="string">
            <text:p>Age</text:p>
          </table:table-cell>
          <table:table-cell office:value-type="float" office:value="228000000">
            <text:p>228000000</text:p>
          </table:table-cell>
          <table:table-cell/>
          <table:table-cell office:value-type="string">
            <text:p>c</text:p>
          </table:table-cell>
          <table:table-cell office:value-type="float" office:value="208500000">
            <text:p>208500000</text:p>
          </table:table-cell>
          <table:table-cell/>
          <table:table-cell office:value-type="string">
            <text:p>c</text:p>
          </table:table-cell>
          <table:table-cell office:value-type="string">
            <text:p>Norian</text:p>
          </table:table-cell>
          <table:table-cell table:number-columns-repeated="1016"/>
        </table:table-row>
        <table:table-row table:style-name="ro1">
          <table:table-cell office:value-type="string">
            <text:p>Age</text:p>
          </table:table-cell>
          <table:table-cell office:value-type="float" office:value="235000000">
            <text:p>235000000</text:p>
          </table:table-cell>
          <table:table-cell/>
          <table:table-cell office:value-type="string">
            <text:p>c</text:p>
          </table:table-cell>
          <table:table-cell office:value-type="float" office:value="228000000">
            <text:p>228000000</text:p>
          </table:table-cell>
          <table:table-cell/>
          <table:table-cell office:value-type="string">
            <text:p>c</text:p>
          </table:table-cell>
          <table:table-cell office:value-type="string">
            <text:p>Carnian</text:p>
          </table:table-cell>
          <table:table-cell table:number-columns-repeated="1016"/>
        </table:table-row>
        <table:table-row table:style-name="ro1">
          <table:table-cell office:value-type="string">
            <text:p>Age</text:p>
          </table:table-cell>
          <table:table-cell office:value-type="float" office:value="242000000">
            <text:p>242000000</text:p>
          </table:table-cell>
          <table:table-cell/>
          <table:table-cell office:value-type="string">
            <text:p>c</text:p>
          </table:table-cell>
          <table:table-cell office:value-type="float" office:value="235000000">
            <text:p>235000000</text:p>
          </table:table-cell>
          <table:table-cell/>
          <table:table-cell office:value-type="string">
            <text:p>c</text:p>
          </table:table-cell>
          <table:table-cell office:value-type="string">
            <text:p>Ladinian</text:p>
          </table:table-cell>
          <table:table-cell table:number-columns-repeated="1016"/>
        </table:table-row>
        <table:table-row table:style-name="ro1">
          <table:table-cell office:value-type="string">
            <text:p>Age</text:p>
          </table:table-cell>
          <table:table-cell office:value-type="float" office:value="247200000">
            <text:p>247200000</text:p>
          </table:table-cell>
          <table:table-cell table:number-columns-repeated="2"/>
          <table:table-cell office:value-type="float" office:value="242000000">
            <text:p>242000000</text:p>
          </table:table-cell>
          <table:table-cell/>
          <table:table-cell office:value-type="string">
            <text:p>c</text:p>
          </table:table-cell>
          <table:table-cell office:value-type="string">
            <text:p>Anisian</text:p>
          </table:table-cell>
          <table:table-cell table:number-columns-repeated="1016"/>
        </table:table-row>
        <table:table-row table:style-name="ro1">
          <table:table-cell office:value-type="string">
            <text:p>Age</text:p>
          </table:table-cell>
          <table:table-cell office:value-type="float" office:value="251200000">
            <text:p>251200000</text:p>
          </table:table-cell>
          <table:table-cell table:number-columns-repeated="2"/>
          <table:table-cell office:value-type="float" office:value="247200000">
            <text:p>247200000</text:p>
          </table:table-cell>
          <table:table-cell table:number-columns-repeated="2"/>
          <table:table-cell office:value-type="string">
            <text:p>Olenekian</text:p>
          </table:table-cell>
          <table:table-cell table:number-columns-repeated="1016"/>
        </table:table-row>
        <table:table-row table:style-name="ro1">
          <table:table-cell office:value-type="string">
            <text:p>Age</text:p>
          </table:table-cell>
          <table:table-cell office:value-type="float" office:value="252200000">
            <text:p>252200000</text:p>
          </table:table-cell>
          <table:table-cell office:value-type="float" office:value="500000">
            <text:p>500000</text:p>
          </table:table-cell>
          <table:table-cell/>
          <table:table-cell office:value-type="float" office:value="251200000">
            <text:p>251200000</text:p>
          </table:table-cell>
          <table:table-cell table:number-columns-repeated="2"/>
          <table:table-cell office:value-type="string">
            <text:p>Induan</text:p>
          </table:table-cell>
          <table:table-cell table:number-columns-repeated="1016"/>
        </table:table-row>
        <table:table-row table:style-name="ro1">
          <table:table-cell office:value-type="string">
            <text:p>Age</text:p>
          </table:table-cell>
          <table:table-cell office:value-type="float" office:value="254200000">
            <text:p>254200000</text:p>
          </table:table-cell>
          <table:table-cell office:value-type="float" office:value="100000">
            <text:p>100000</text:p>
          </table:table-cell>
          <table:table-cell/>
          <table:table-cell office:value-type="float" office:value="252200000">
            <text:p>252200000</text:p>
          </table:table-cell>
          <table:table-cell office:value-type="float" office:value="500000">
            <text:p>500000</text:p>
          </table:table-cell>
          <table:table-cell/>
          <table:table-cell office:value-type="string">
            <text:p>Changhsingian</text:p>
          </table:table-cell>
          <table:table-cell table:number-columns-repeated="1016"/>
        </table:table-row>
        <table:table-row table:style-name="ro1">
          <table:table-cell office:value-type="string">
            <text:p>Age</text:p>
          </table:table-cell>
          <table:table-cell office:value-type="float" office:value="259900000">
            <text:p>259900000</text:p>
          </table:table-cell>
          <table:table-cell office:value-type="float" office:value="400000">
            <text:p>400000</text:p>
          </table:table-cell>
          <table:table-cell/>
          <table:table-cell office:value-type="float" office:value="254200000">
            <text:p>254200000</text:p>
          </table:table-cell>
          <table:table-cell office:value-type="float" office:value="100000">
            <text:p>100000</text:p>
          </table:table-cell>
          <table:table-cell/>
          <table:table-cell office:value-type="string">
            <text:p>Wuchiapingian</text:p>
          </table:table-cell>
          <table:table-cell table:number-columns-repeated="1016"/>
        </table:table-row>
        <table:table-row table:style-name="ro1">
          <table:table-cell office:value-type="string">
            <text:p>Age</text:p>
          </table:table-cell>
          <table:table-cell office:value-type="float" office:value="265100000">
            <text:p>265100000</text:p>
          </table:table-cell>
          <table:table-cell office:value-type="float" office:value="400000">
            <text:p>400000</text:p>
          </table:table-cell>
          <table:table-cell/>
          <table:table-cell office:value-type="float" office:value="259900000">
            <text:p>259900000</text:p>
          </table:table-cell>
          <table:table-cell office:value-type="float" office:value="400000">
            <text:p>400000</text:p>
          </table:table-cell>
          <table:table-cell/>
          <table:table-cell office:value-type="string">
            <text:p>Capitanian</text:p>
          </table:table-cell>
          <table:table-cell table:number-columns-repeated="1016"/>
        </table:table-row>
        <table:table-row table:style-name="ro1">
          <table:table-cell office:value-type="string">
            <text:p>Age</text:p>
          </table:table-cell>
          <table:table-cell office:value-type="float" office:value="268800000">
            <text:p>268800000</text:p>
          </table:table-cell>
          <table:table-cell office:value-type="float" office:value="500000">
            <text:p>500000</text:p>
          </table:table-cell>
          <table:table-cell/>
          <table:table-cell office:value-type="float" office:value="265100000">
            <text:p>265100000</text:p>
          </table:table-cell>
          <table:table-cell office:value-type="float" office:value="400000">
            <text:p>400000</text:p>
          </table:table-cell>
          <table:table-cell/>
          <table:table-cell office:value-type="string">
            <text:p>Wordian/Kazanian</text:p>
          </table:table-cell>
          <table:table-cell table:number-columns-repeated="1016"/>
        </table:table-row>
        <table:table-row table:style-name="ro1">
          <table:table-cell office:value-type="string">
            <text:p>Age</text:p>
          </table:table-cell>
          <table:table-cell office:value-type="float" office:value="272300000">
            <text:p>272300000</text:p>
          </table:table-cell>
          <table:table-cell office:value-type="float" office:value="500000">
            <text:p>500000</text:p>
          </table:table-cell>
          <table:table-cell/>
          <table:table-cell office:value-type="float" office:value="268800000">
            <text:p>268800000</text:p>
          </table:table-cell>
          <table:table-cell office:value-type="float" office:value="500000">
            <text:p>500000</text:p>
          </table:table-cell>
          <table:table-cell/>
          <table:table-cell office:value-type="string">
            <text:p>Roadian/Ufimian</text:p>
          </table:table-cell>
          <table:table-cell table:number-columns-repeated="1016"/>
        </table:table-row>
        <table:table-row table:style-name="ro1">
          <table:table-cell office:value-type="string">
            <text:p>Age</text:p>
          </table:table-cell>
          <table:table-cell office:value-type="float" office:value="279300000">
            <text:p>279300000</text:p>
          </table:table-cell>
          <table:table-cell office:value-type="float" office:value="600000">
            <text:p>600000</text:p>
          </table:table-cell>
          <table:table-cell/>
          <table:table-cell office:value-type="float" office:value="272300000">
            <text:p>272300000</text:p>
          </table:table-cell>
          <table:table-cell office:value-type="float" office:value="500000">
            <text:p>500000</text:p>
          </table:table-cell>
          <table:table-cell/>
          <table:table-cell office:value-type="string">
            <text:p>Kungurian</text:p>
          </table:table-cell>
          <table:table-cell table:number-columns-repeated="1016"/>
        </table:table-row>
        <table:table-row table:style-name="ro1">
          <table:table-cell office:value-type="string">
            <text:p>Age</text:p>
          </table:table-cell>
          <table:table-cell office:value-type="float" office:value="290100000">
            <text:p>290100000</text:p>
          </table:table-cell>
          <table:table-cell office:value-type="float" office:value="100000">
            <text:p>100000</text:p>
          </table:table-cell>
          <table:table-cell/>
          <table:table-cell office:value-type="float" office:value="279300000">
            <text:p>279300000</text:p>
          </table:table-cell>
          <table:table-cell office:value-type="float" office:value="600000">
            <text:p>600000</text:p>
          </table:table-cell>
          <table:table-cell/>
          <table:table-cell office:value-type="string">
            <text:p>Artinskian</text:p>
          </table:table-cell>
          <table:table-cell table:number-columns-repeated="1016"/>
        </table:table-row>
        <table:table-row table:style-name="ro1">
          <table:table-cell office:value-type="string">
            <text:p>Age</text:p>
          </table:table-cell>
          <table:table-cell office:value-type="float" office:value="295500000">
            <text:p>295500000</text:p>
          </table:table-cell>
          <table:table-cell office:value-type="float" office:value="400000">
            <text:p>400000</text:p>
          </table:table-cell>
          <table:table-cell/>
          <table:table-cell office:value-type="float" office:value="290100000">
            <text:p>290100000</text:p>
          </table:table-cell>
          <table:table-cell office:value-type="float" office:value="100000">
            <text:p>100000</text:p>
          </table:table-cell>
          <table:table-cell/>
          <table:table-cell office:value-type="string">
            <text:p>Sakmarian</text:p>
          </table:table-cell>
          <table:table-cell table:number-columns-repeated="1016"/>
        </table:table-row>
        <table:table-row table:style-name="ro1">
          <table:table-cell office:value-type="string">
            <text:p>Age</text:p>
          </table:table-cell>
          <table:table-cell office:value-type="float" office:value="298900000">
            <text:p>298900000</text:p>
          </table:table-cell>
          <table:table-cell office:value-type="float" office:value="200000">
            <text:p>200000</text:p>
          </table:table-cell>
          <table:table-cell/>
          <table:table-cell office:value-type="float" office:value="295500000">
            <text:p>295500000</text:p>
          </table:table-cell>
          <table:table-cell office:value-type="float" office:value="400000">
            <text:p>400000</text:p>
          </table:table-cell>
          <table:table-cell/>
          <table:table-cell office:value-type="string">
            <text:p>Asselian</text:p>
          </table:table-cell>
          <table:table-cell table:number-columns-repeated="1016"/>
        </table:table-row>
        <table:table-row table:style-name="ro1">
          <table:table-cell office:value-type="string">
            <text:p>Age</text:p>
          </table:table-cell>
          <table:table-cell office:value-type="float" office:value="303700000">
            <text:p>303700000</text:p>
          </table:table-cell>
          <table:table-cell office:value-type="float" office:value="100000">
            <text:p>100000</text:p>
          </table:table-cell>
          <table:table-cell/>
          <table:table-cell office:value-type="float" office:value="298900000">
            <text:p>298900000</text:p>
          </table:table-cell>
          <table:table-cell office:value-type="float" office:value="200000">
            <text:p>200000</text:p>
          </table:table-cell>
          <table:table-cell/>
          <table:table-cell office:value-type="string">
            <text:p>Gzhelian</text:p>
          </table:table-cell>
          <table:table-cell table:number-columns-repeated="1016"/>
        </table:table-row>
        <table:table-row table:style-name="ro1">
          <table:table-cell office:value-type="string">
            <text:p>Age</text:p>
          </table:table-cell>
          <table:table-cell office:value-type="float" office:value="307000000">
            <text:p>307000000</text:p>
          </table:table-cell>
          <table:table-cell office:value-type="float" office:value="100000">
            <text:p>100000</text:p>
          </table:table-cell>
          <table:table-cell/>
          <table:table-cell office:value-type="float" office:value="303700000">
            <text:p>303700000</text:p>
          </table:table-cell>
          <table:table-cell office:value-type="float" office:value="100000">
            <text:p>100000</text:p>
          </table:table-cell>
          <table:table-cell/>
          <table:table-cell office:value-type="string">
            <text:p>Kasimovian</text:p>
          </table:table-cell>
          <table:table-cell table:number-columns-repeated="1016"/>
        </table:table-row>
        <table:table-row table:style-name="ro1">
          <table:table-cell office:value-type="string">
            <text:p>Age</text:p>
          </table:table-cell>
          <table:table-cell office:value-type="float" office:value="315200000">
            <text:p>315200000</text:p>
          </table:table-cell>
          <table:table-cell office:value-type="float" office:value="200000">
            <text:p>200000</text:p>
          </table:table-cell>
          <table:table-cell/>
          <table:table-cell office:value-type="float" office:value="307000000">
            <text:p>307000000</text:p>
          </table:table-cell>
          <table:table-cell office:value-type="float" office:value="100000">
            <text:p>100000</text:p>
          </table:table-cell>
          <table:table-cell/>
          <table:table-cell office:value-type="string">
            <text:p>Moscovian</text:p>
          </table:table-cell>
          <table:table-cell table:number-columns-repeated="1016"/>
        </table:table-row>
        <table:table-row table:style-name="ro1">
          <table:table-cell office:value-type="string">
            <text:p>Age</text:p>
          </table:table-cell>
          <table:table-cell office:value-type="float" office:value="323200000">
            <text:p>323200000</text:p>
          </table:table-cell>
          <table:table-cell office:value-type="float" office:value="400000">
            <text:p>400000</text:p>
          </table:table-cell>
          <table:table-cell/>
          <table:table-cell office:value-type="float" office:value="315200000">
            <text:p>315200000</text:p>
          </table:table-cell>
          <table:table-cell office:value-type="float" office:value="200000">
            <text:p>200000</text:p>
          </table:table-cell>
          <table:table-cell/>
          <table:table-cell office:value-type="string">
            <text:p>Bashkirian</text:p>
          </table:table-cell>
          <table:table-cell table:number-columns-repeated="1016"/>
        </table:table-row>
        <table:table-row table:style-name="ro1">
          <table:table-cell office:value-type="string">
            <text:p>Age</text:p>
          </table:table-cell>
          <table:table-cell office:value-type="float" office:value="330900000">
            <text:p>330900000</text:p>
          </table:table-cell>
          <table:table-cell office:value-type="float" office:value="200000">
            <text:p>200000</text:p>
          </table:table-cell>
          <table:table-cell/>
          <table:table-cell office:value-type="float" office:value="323200000">
            <text:p>323200000</text:p>
          </table:table-cell>
          <table:table-cell office:value-type="float" office:value="400000">
            <text:p>400000</text:p>
          </table:table-cell>
          <table:table-cell/>
          <table:table-cell office:value-type="string">
            <text:p>Serpukhovian</text:p>
          </table:table-cell>
          <table:table-cell table:number-columns-repeated="1016"/>
        </table:table-row>
        <table:table-row table:style-name="ro1">
          <table:table-cell office:value-type="string">
            <text:p>Age</text:p>
          </table:table-cell>
          <table:table-cell office:value-type="float" office:value="346700000">
            <text:p>346700000</text:p>
          </table:table-cell>
          <table:table-cell office:value-type="float" office:value="400000">
            <text:p>400000</text:p>
          </table:table-cell>
          <table:table-cell/>
          <table:table-cell office:value-type="float" office:value="330900000">
            <text:p>330900000</text:p>
          </table:table-cell>
          <table:table-cell office:value-type="float" office:value="200000">
            <text:p>200000</text:p>
          </table:table-cell>
          <table:table-cell/>
          <table:table-cell office:value-type="string">
            <text:p>Viséan</text:p>
          </table:table-cell>
          <table:table-cell table:number-columns-repeated="1016"/>
        </table:table-row>
        <table:table-row table:style-name="ro1">
          <table:table-cell office:value-type="string">
            <text:p>Age</text:p>
          </table:table-cell>
          <table:table-cell office:value-type="float" office:value="358900000">
            <text:p>358900000</text:p>
          </table:table-cell>
          <table:table-cell office:value-type="float" office:value="400000">
            <text:p>400000</text:p>
          </table:table-cell>
          <table:table-cell/>
          <table:table-cell office:value-type="float" office:value="346700000">
            <text:p>346700000</text:p>
          </table:table-cell>
          <table:table-cell office:value-type="float" office:value="400000">
            <text:p>400000</text:p>
          </table:table-cell>
          <table:table-cell/>
          <table:table-cell office:value-type="string">
            <text:p>Tournaisian</text:p>
          </table:table-cell>
          <table:table-cell table:number-columns-repeated="1016"/>
        </table:table-row>
        <table:table-row table:style-name="ro1">
          <table:table-cell office:value-type="string">
            <text:p>Age</text:p>
          </table:table-cell>
          <table:table-cell office:value-type="float" office:value="372200000">
            <text:p>372200000</text:p>
          </table:table-cell>
          <table:table-cell office:value-type="float" office:value="1600000">
            <text:p>1600000</text:p>
          </table:table-cell>
          <table:table-cell/>
          <table:table-cell office:value-type="float" office:value="358900000">
            <text:p>358900000</text:p>
          </table:table-cell>
          <table:table-cell office:value-type="float" office:value="400000">
            <text:p>400000</text:p>
          </table:table-cell>
          <table:table-cell/>
          <table:table-cell office:value-type="string">
            <text:p>Famennian</text:p>
          </table:table-cell>
          <table:table-cell table:number-columns-repeated="1016"/>
        </table:table-row>
        <table:table-row table:style-name="ro1">
          <table:table-cell office:value-type="string">
            <text:p>Age</text:p>
          </table:table-cell>
          <table:table-cell office:value-type="float" office:value="382700000">
            <text:p>382700000</text:p>
          </table:table-cell>
          <table:table-cell office:value-type="float" office:value="1600000">
            <text:p>1600000</text:p>
          </table:table-cell>
          <table:table-cell/>
          <table:table-cell office:value-type="float" office:value="372200000">
            <text:p>372200000</text:p>
          </table:table-cell>
          <table:table-cell office:value-type="float" office:value="1600000">
            <text:p>1600000</text:p>
          </table:table-cell>
          <table:table-cell/>
          <table:table-cell office:value-type="string">
            <text:p>Frasnian</text:p>
          </table:table-cell>
          <table:table-cell table:number-columns-repeated="1016"/>
        </table:table-row>
        <table:table-row table:style-name="ro1">
          <table:table-cell office:value-type="string">
            <text:p>Age</text:p>
          </table:table-cell>
          <table:table-cell office:value-type="float" office:value="387700000">
            <text:p>387700000</text:p>
          </table:table-cell>
          <table:table-cell office:value-type="float" office:value="800000">
            <text:p>800000</text:p>
          </table:table-cell>
          <table:table-cell/>
          <table:table-cell office:value-type="float" office:value="382700000">
            <text:p>382700000</text:p>
          </table:table-cell>
          <table:table-cell office:value-type="float" office:value="1600000">
            <text:p>1600000</text:p>
          </table:table-cell>
          <table:table-cell/>
          <table:table-cell office:value-type="string">
            <text:p>Givetian</text:p>
          </table:table-cell>
          <table:table-cell table:number-columns-repeated="1016"/>
        </table:table-row>
        <table:table-row table:style-name="ro1">
          <table:table-cell office:value-type="string">
            <text:p>Age</text:p>
          </table:table-cell>
          <table:table-cell office:value-type="float" office:value="393300000">
            <text:p>393300000</text:p>
          </table:table-cell>
          <table:table-cell office:value-type="float" office:value="1200000">
            <text:p>1200000</text:p>
          </table:table-cell>
          <table:table-cell/>
          <table:table-cell office:value-type="float" office:value="387700000">
            <text:p>387700000</text:p>
          </table:table-cell>
          <table:table-cell office:value-type="float" office:value="800000">
            <text:p>800000</text:p>
          </table:table-cell>
          <table:table-cell/>
          <table:table-cell office:value-type="string">
            <text:p>Eifelian</text:p>
          </table:table-cell>
          <table:table-cell table:number-columns-repeated="1016"/>
        </table:table-row>
        <table:table-row table:style-name="ro1">
          <table:table-cell office:value-type="string">
            <text:p>Age</text:p>
          </table:table-cell>
          <table:table-cell office:value-type="float" office:value="407600000">
            <text:p>407600000</text:p>
          </table:table-cell>
          <table:table-cell office:value-type="float" office:value="2600000">
            <text:p>2600000</text:p>
          </table:table-cell>
          <table:table-cell/>
          <table:table-cell office:value-type="float" office:value="393300000">
            <text:p>393300000</text:p>
          </table:table-cell>
          <table:table-cell office:value-type="float" office:value="1200000">
            <text:p>1200000</text:p>
          </table:table-cell>
          <table:table-cell/>
          <table:table-cell office:value-type="string">
            <text:p>Emsian</text:p>
          </table:table-cell>
          <table:table-cell table:number-columns-repeated="1016"/>
        </table:table-row>
        <table:table-row table:style-name="ro1">
          <table:table-cell office:value-type="string">
            <text:p>Age</text:p>
          </table:table-cell>
          <table:table-cell office:value-type="float" office:value="410800000">
            <text:p>410800000</text:p>
          </table:table-cell>
          <table:table-cell office:value-type="float" office:value="2800000">
            <text:p>2800000</text:p>
          </table:table-cell>
          <table:table-cell/>
          <table:table-cell office:value-type="float" office:value="407600000">
            <text:p>407600000</text:p>
          </table:table-cell>
          <table:table-cell office:value-type="float" office:value="2600000">
            <text:p>2600000</text:p>
          </table:table-cell>
          <table:table-cell/>
          <table:table-cell office:value-type="string">
            <text:p>Pragian</text:p>
          </table:table-cell>
          <table:table-cell table:number-columns-repeated="1016"/>
        </table:table-row>
        <table:table-row table:style-name="ro1">
          <table:table-cell office:value-type="string">
            <text:p>Age</text:p>
          </table:table-cell>
          <table:table-cell office:value-type="float" office:value="419200000">
            <text:p>419200000</text:p>
          </table:table-cell>
          <table:table-cell office:value-type="float" office:value="3200000">
            <text:p>3200000</text:p>
          </table:table-cell>
          <table:table-cell/>
          <table:table-cell office:value-type="float" office:value="410800000">
            <text:p>410800000</text:p>
          </table:table-cell>
          <table:table-cell office:value-type="float" office:value="2800000">
            <text:p>2800000</text:p>
          </table:table-cell>
          <table:table-cell/>
          <table:table-cell office:value-type="string">
            <text:p>Lochkovian</text:p>
          </table:table-cell>
          <table:table-cell table:number-columns-repeated="1016"/>
        </table:table-row>
        <table:table-row table:style-name="ro1">
          <table:table-cell office:value-type="string">
            <text:p>Age</text:p>
          </table:table-cell>
          <table:table-cell office:value-type="float" office:value="423000000">
            <text:p>423000000</text:p>
          </table:table-cell>
          <table:table-cell office:value-type="float" office:value="2300000">
            <text:p>2300000</text:p>
          </table:table-cell>
          <table:table-cell/>
          <table:table-cell office:value-type="float" office:value="419200000">
            <text:p>419200000</text:p>
          </table:table-cell>
          <table:table-cell office:value-type="float" office:value="3200000">
            <text:p>3200000</text:p>
          </table:table-cell>
          <table:table-cell/>
          <table:table-cell office:value-type="string">
            <text:p>Pridoli</text:p>
          </table:table-cell>
          <table:table-cell table:number-columns-repeated="1016"/>
        </table:table-row>
        <table:table-row table:style-name="ro1">
          <table:table-cell office:value-type="string">
            <text:p>Age</text:p>
          </table:table-cell>
          <table:table-cell office:value-type="float" office:value="425600000">
            <text:p>425600000</text:p>
          </table:table-cell>
          <table:table-cell office:value-type="float" office:value="900000">
            <text:p>900000</text:p>
          </table:table-cell>
          <table:table-cell/>
          <table:table-cell office:value-type="float" office:value="423000000">
            <text:p>423000000</text:p>
          </table:table-cell>
          <table:table-cell office:value-type="float" office:value="2300000">
            <text:p>2300000</text:p>
          </table:table-cell>
          <table:table-cell/>
          <table:table-cell office:value-type="string">
            <text:p>Ludfordian</text:p>
          </table:table-cell>
          <table:table-cell table:number-columns-repeated="1016"/>
        </table:table-row>
        <table:table-row table:style-name="ro1">
          <table:table-cell office:value-type="string">
            <text:p>Age</text:p>
          </table:table-cell>
          <table:table-cell office:value-type="float" office:value="427400000">
            <text:p>427400000</text:p>
          </table:table-cell>
          <table:table-cell office:value-type="float" office:value="500000">
            <text:p>500000</text:p>
          </table:table-cell>
          <table:table-cell/>
          <table:table-cell office:value-type="float" office:value="425600000">
            <text:p>425600000</text:p>
          </table:table-cell>
          <table:table-cell office:value-type="float" office:value="900000">
            <text:p>900000</text:p>
          </table:table-cell>
          <table:table-cell/>
          <table:table-cell office:value-type="string">
            <text:p>Gorstian</text:p>
          </table:table-cell>
          <table:table-cell table:number-columns-repeated="1016"/>
        </table:table-row>
        <table:table-row table:style-name="ro1">
          <table:table-cell office:value-type="string">
            <text:p>Age</text:p>
          </table:table-cell>
          <table:table-cell office:value-type="float" office:value="430500000">
            <text:p>430500000</text:p>
          </table:table-cell>
          <table:table-cell office:value-type="float" office:value="700000">
            <text:p>700000</text:p>
          </table:table-cell>
          <table:table-cell/>
          <table:table-cell office:value-type="float" office:value="427400000">
            <text:p>427400000</text:p>
          </table:table-cell>
          <table:table-cell office:value-type="float" office:value="500000">
            <text:p>500000</text:p>
          </table:table-cell>
          <table:table-cell/>
          <table:table-cell office:value-type="string">
            <text:p>Homerian/Lockportian</text:p>
          </table:table-cell>
          <table:table-cell table:number-columns-repeated="1016"/>
        </table:table-row>
        <table:table-row table:style-name="ro1">
          <table:table-cell office:value-type="string">
            <text:p>Age</text:p>
          </table:table-cell>
          <table:table-cell office:value-type="float" office:value="433400000">
            <text:p>433400000</text:p>
          </table:table-cell>
          <table:table-cell office:value-type="float" office:value="800000">
            <text:p>800000</text:p>
          </table:table-cell>
          <table:table-cell/>
          <table:table-cell office:value-type="float" office:value="430500000">
            <text:p>430500000</text:p>
          </table:table-cell>
          <table:table-cell office:value-type="float" office:value="700000">
            <text:p>700000</text:p>
          </table:table-cell>
          <table:table-cell/>
          <table:table-cell office:value-type="string">
            <text:p>Sheinwoodian/Tonawandan</text:p>
          </table:table-cell>
          <table:table-cell table:number-columns-repeated="1016"/>
        </table:table-row>
        <table:table-row table:style-name="ro1">
          <table:table-cell office:value-type="string">
            <text:p>Age</text:p>
          </table:table-cell>
          <table:table-cell office:value-type="float" office:value="438500000">
            <text:p>438500000</text:p>
          </table:table-cell>
          <table:table-cell office:value-type="float" office:value="1100000">
            <text:p>1100000</text:p>
          </table:table-cell>
          <table:table-cell/>
          <table:table-cell office:value-type="float" office:value="433400000">
            <text:p>433400000</text:p>
          </table:table-cell>
          <table:table-cell office:value-type="float" office:value="800000">
            <text:p>800000</text:p>
          </table:table-cell>
          <table:table-cell/>
          <table:table-cell office:value-type="string">
            <text:p>Telychian/Ontarian</text:p>
          </table:table-cell>
          <table:table-cell table:number-columns-repeated="1016"/>
        </table:table-row>
        <table:table-row table:style-name="ro1">
          <table:table-cell office:value-type="string">
            <text:p>Age</text:p>
          </table:table-cell>
          <table:table-cell office:value-type="float" office:value="440800000">
            <text:p>440800000</text:p>
          </table:table-cell>
          <table:table-cell office:value-type="float" office:value="1200000">
            <text:p>1200000</text:p>
          </table:table-cell>
          <table:table-cell/>
          <table:table-cell office:value-type="float" office:value="438500000">
            <text:p>438500000</text:p>
          </table:table-cell>
          <table:table-cell office:value-type="float" office:value="1100000">
            <text:p>1100000</text:p>
          </table:table-cell>
          <table:table-cell/>
          <table:table-cell office:value-type="string">
            <text:p>Aeronian</text:p>
          </table:table-cell>
          <table:table-cell table:number-columns-repeated="1016"/>
        </table:table-row>
        <table:table-row table:style-name="ro1">
          <table:table-cell office:value-type="string">
            <text:p>Age</text:p>
          </table:table-cell>
          <table:table-cell office:value-type="float" office:value="443400000">
            <text:p>443400000</text:p>
          </table:table-cell>
          <table:table-cell office:value-type="float" office:value="1500000">
            <text:p>1500000</text:p>
          </table:table-cell>
          <table:table-cell/>
          <table:table-cell office:value-type="float" office:value="440800000">
            <text:p>440800000</text:p>
          </table:table-cell>
          <table:table-cell office:value-type="float" office:value="1200000">
            <text:p>1200000</text:p>
          </table:table-cell>
          <table:table-cell/>
          <table:table-cell office:value-type="string">
            <text:p>Rhuddanian</text:p>
          </table:table-cell>
          <table:table-cell table:number-columns-repeated="1016"/>
        </table:table-row>
        <table:table-row table:style-name="ro1">
          <table:table-cell office:value-type="string">
            <text:p>Age</text:p>
          </table:table-cell>
          <table:table-cell office:value-type="float" office:value="445200000">
            <text:p>445200000</text:p>
          </table:table-cell>
          <table:table-cell office:value-type="float" office:value="1400000">
            <text:p>1400000</text:p>
          </table:table-cell>
          <table:table-cell/>
          <table:table-cell office:value-type="float" office:value="443400000">
            <text:p>443400000</text:p>
          </table:table-cell>
          <table:table-cell office:value-type="float" office:value="1500000">
            <text:p>1500000</text:p>
          </table:table-cell>
          <table:table-cell/>
          <table:table-cell office:value-type="string">
            <text:p>Hirnantian</text:p>
          </table:table-cell>
          <table:table-cell table:number-columns-repeated="1016"/>
        </table:table-row>
        <table:table-row table:style-name="ro1">
          <table:table-cell office:value-type="string">
            <text:p>Age</text:p>
          </table:table-cell>
          <table:table-cell office:value-type="float" office:value="453000000">
            <text:p>453000000</text:p>
          </table:table-cell>
          <table:table-cell office:value-type="float" office:value="700000">
            <text:p>700000</text:p>
          </table:table-cell>
          <table:table-cell/>
          <table:table-cell office:value-type="float" office:value="445200000">
            <text:p>445200000</text:p>
          </table:table-cell>
          <table:table-cell office:value-type="float" office:value="1400000">
            <text:p>1400000</text:p>
          </table:table-cell>
          <table:table-cell/>
          <table:table-cell office:value-type="string">
            <text:p>Katian</text:p>
          </table:table-cell>
          <table:table-cell table:number-columns-repeated="1016"/>
        </table:table-row>
        <table:table-row table:style-name="ro1">
          <table:table-cell office:value-type="string">
            <text:p>Age</text:p>
          </table:table-cell>
          <table:table-cell office:value-type="float" office:value="458400000">
            <text:p>458400000</text:p>
          </table:table-cell>
          <table:table-cell office:value-type="float" office:value="900000">
            <text:p>900000</text:p>
          </table:table-cell>
          <table:table-cell/>
          <table:table-cell office:value-type="float" office:value="453000000">
            <text:p>453000000</text:p>
          </table:table-cell>
          <table:table-cell office:value-type="float" office:value="700000">
            <text:p>700000</text:p>
          </table:table-cell>
          <table:table-cell/>
          <table:table-cell office:value-type="string">
            <text:p>Sandbian</text:p>
          </table:table-cell>
          <table:table-cell table:number-columns-repeated="1016"/>
        </table:table-row>
        <table:table-row table:style-name="ro1">
          <table:table-cell office:value-type="string">
            <text:p>Age</text:p>
          </table:table-cell>
          <table:table-cell office:value-type="float" office:value="467300000">
            <text:p>467300000</text:p>
          </table:table-cell>
          <table:table-cell office:value-type="float" office:value="1100000">
            <text:p>1100000</text:p>
          </table:table-cell>
          <table:table-cell/>
          <table:table-cell office:value-type="float" office:value="458400000">
            <text:p>458400000</text:p>
          </table:table-cell>
          <table:table-cell office:value-type="float" office:value="900000">
            <text:p>900000</text:p>
          </table:table-cell>
          <table:table-cell/>
          <table:table-cell office:value-type="string">
            <text:p>Darriwilian</text:p>
          </table:table-cell>
          <table:table-cell table:number-columns-repeated="1016"/>
        </table:table-row>
        <table:table-row table:style-name="ro1">
          <table:table-cell office:value-type="string">
            <text:p>Age</text:p>
          </table:table-cell>
          <table:table-cell office:value-type="float" office:value="470000000">
            <text:p>470000000</text:p>
          </table:table-cell>
          <table:table-cell office:value-type="float" office:value="1400000">
            <text:p>1400000</text:p>
          </table:table-cell>
          <table:table-cell/>
          <table:table-cell office:value-type="float" office:value="467300000">
            <text:p>467300000</text:p>
          </table:table-cell>
          <table:table-cell office:value-type="float" office:value="1100000">
            <text:p>1100000</text:p>
          </table:table-cell>
          <table:table-cell/>
          <table:table-cell office:value-type="string">
            <text:p>Dapingian</text:p>
          </table:table-cell>
          <table:table-cell table:number-columns-repeated="1016"/>
        </table:table-row>
        <table:table-row table:style-name="ro1">
          <table:table-cell office:value-type="string">
            <text:p>Age</text:p>
          </table:table-cell>
          <table:table-cell office:value-type="float" office:value="477700000">
            <text:p>477700000</text:p>
          </table:table-cell>
          <table:table-cell office:value-type="float" office:value="1400000">
            <text:p>1400000</text:p>
          </table:table-cell>
          <table:table-cell/>
          <table:table-cell office:value-type="float" office:value="470000000">
            <text:p>470000000</text:p>
          </table:table-cell>
          <table:table-cell office:value-type="float" office:value="1400000">
            <text:p>1400000</text:p>
          </table:table-cell>
          <table:table-cell/>
          <table:table-cell office:value-type="string">
            <text:p>Floian (formerly Arenig)</text:p>
          </table:table-cell>
          <table:table-cell table:number-columns-repeated="1016"/>
        </table:table-row>
        <table:table-row table:style-name="ro1">
          <table:table-cell office:value-type="string">
            <text:p>Age</text:p>
          </table:table-cell>
          <table:table-cell office:value-type="float" office:value="485400000">
            <text:p>485400000</text:p>
          </table:table-cell>
          <table:table-cell office:value-type="float" office:value="1900000">
            <text:p>1900000</text:p>
          </table:table-cell>
          <table:table-cell/>
          <table:table-cell office:value-type="float" office:value="477700000">
            <text:p>477700000</text:p>
          </table:table-cell>
          <table:table-cell office:value-type="float" office:value="1400000">
            <text:p>1400000</text:p>
          </table:table-cell>
          <table:table-cell/>
          <table:table-cell office:value-type="string">
            <text:p>Tremadocian</text:p>
          </table:table-cell>
          <table:table-cell table:number-columns-repeated="1016"/>
        </table:table-row>
        <table:table-row table:style-name="ro1">
          <table:table-cell office:value-type="string">
            <text:p>Age</text:p>
          </table:table-cell>
          <table:table-cell office:value-type="float" office:value="489500000">
            <text:p>489500000</text:p>
          </table:table-cell>
          <table:table-cell/>
          <table:table-cell office:value-type="string">
            <text:p>c</text:p>
          </table:table-cell>
          <table:table-cell office:value-type="float" office:value="485400000">
            <text:p>485400000</text:p>
          </table:table-cell>
          <table:table-cell office:value-type="float" office:value="1900000">
            <text:p>1900000</text:p>
          </table:table-cell>
          <table:table-cell/>
          <table:table-cell office:value-type="string">
            <text:p>Stage 10</text:p>
          </table:table-cell>
          <table:table-cell table:number-columns-repeated="1016"/>
        </table:table-row>
        <table:table-row table:style-name="ro1">
          <table:table-cell office:value-type="string">
            <text:p>Age</text:p>
          </table:table-cell>
          <table:table-cell office:value-type="float" office:value="494000000">
            <text:p>494000000</text:p>
          </table:table-cell>
          <table:table-cell/>
          <table:table-cell office:value-type="string">
            <text:p>c</text:p>
          </table:table-cell>
          <table:table-cell office:value-type="float" office:value="489500000">
            <text:p>489500000</text:p>
          </table:table-cell>
          <table:table-cell/>
          <table:table-cell office:value-type="string">
            <text:p>c</text:p>
          </table:table-cell>
          <table:table-cell office:value-type="string">
            <text:p>Jiangshanian</text:p>
          </table:table-cell>
          <table:table-cell table:number-columns-repeated="1016"/>
        </table:table-row>
        <table:table-row table:style-name="ro1">
          <table:table-cell office:value-type="string">
            <text:p>Age</text:p>
          </table:table-cell>
          <table:table-cell office:value-type="float" office:value="497000000">
            <text:p>497000000</text:p>
          </table:table-cell>
          <table:table-cell/>
          <table:table-cell office:value-type="string">
            <text:p>c</text:p>
          </table:table-cell>
          <table:table-cell office:value-type="float" office:value="494000000">
            <text:p>494000000</text:p>
          </table:table-cell>
          <table:table-cell/>
          <table:table-cell office:value-type="string">
            <text:p>c</text:p>
          </table:table-cell>
          <table:table-cell office:value-type="string">
            <text:p>Paibian</text:p>
          </table:table-cell>
          <table:table-cell table:number-columns-repeated="1016"/>
        </table:table-row>
        <table:table-row table:style-name="ro1">
          <table:table-cell office:value-type="string">
            <text:p>Age</text:p>
          </table:table-cell>
          <table:table-cell office:value-type="float" office:value="500500000">
            <text:p>500500000</text:p>
          </table:table-cell>
          <table:table-cell/>
          <table:table-cell office:value-type="string">
            <text:p>c</text:p>
          </table:table-cell>
          <table:table-cell office:value-type="float" office:value="497000000">
            <text:p>497000000</text:p>
          </table:table-cell>
          <table:table-cell/>
          <table:table-cell office:value-type="string">
            <text:p>c</text:p>
          </table:table-cell>
          <table:table-cell office:value-type="string">
            <text:p>Guzhangian</text:p>
          </table:table-cell>
          <table:table-cell table:number-columns-repeated="1016"/>
        </table:table-row>
        <table:table-row table:style-name="ro1">
          <table:table-cell office:value-type="string">
            <text:p>Age</text:p>
          </table:table-cell>
          <table:table-cell office:value-type="float" office:value="504500000">
            <text:p>504500000</text:p>
          </table:table-cell>
          <table:table-cell/>
          <table:table-cell office:value-type="string">
            <text:p>c</text:p>
          </table:table-cell>
          <table:table-cell office:value-type="float" office:value="500500000">
            <text:p>500500000</text:p>
          </table:table-cell>
          <table:table-cell/>
          <table:table-cell office:value-type="string">
            <text:p>c</text:p>
          </table:table-cell>
          <table:table-cell office:value-type="string">
            <text:p>Drumian</text:p>
          </table:table-cell>
          <table:table-cell table:number-columns-repeated="1016"/>
        </table:table-row>
        <table:table-row table:style-name="ro1">
          <table:table-cell office:value-type="string">
            <text:p>Age</text:p>
          </table:table-cell>
          <table:table-cell office:value-type="float" office:value="509000000">
            <text:p>509000000</text:p>
          </table:table-cell>
          <table:table-cell/>
          <table:table-cell office:value-type="string">
            <text:p>c</text:p>
          </table:table-cell>
          <table:table-cell office:value-type="float" office:value="504500000">
            <text:p>504500000</text:p>
          </table:table-cell>
          <table:table-cell/>
          <table:table-cell office:value-type="string">
            <text:p>c</text:p>
          </table:table-cell>
          <table:table-cell office:value-type="string">
            <text:p>Stage 5</text:p>
          </table:table-cell>
          <table:table-cell table:number-columns-repeated="1016"/>
        </table:table-row>
        <table:table-row table:style-name="ro1">
          <table:table-cell office:value-type="string">
            <text:p>Age</text:p>
          </table:table-cell>
          <table:table-cell office:value-type="float" office:value="514000000">
            <text:p>514000000</text:p>
          </table:table-cell>
          <table:table-cell/>
          <table:table-cell office:value-type="string">
            <text:p>c</text:p>
          </table:table-cell>
          <table:table-cell office:value-type="float" office:value="509000000">
            <text:p>509000000</text:p>
          </table:table-cell>
          <table:table-cell/>
          <table:table-cell office:value-type="string">
            <text:p>c</text:p>
          </table:table-cell>
          <table:table-cell office:value-type="string">
            <text:p>Stage 4</text:p>
          </table:table-cell>
          <table:table-cell table:number-columns-repeated="1016"/>
        </table:table-row>
        <table:table-row table:style-name="ro1">
          <table:table-cell office:value-type="string">
            <text:p>Age</text:p>
          </table:table-cell>
          <table:table-cell office:value-type="float" office:value="521000000">
            <text:p>521000000</text:p>
          </table:table-cell>
          <table:table-cell/>
          <table:table-cell office:value-type="string">
            <text:p>c</text:p>
          </table:table-cell>
          <table:table-cell office:value-type="float" office:value="514000000">
            <text:p>514000000</text:p>
          </table:table-cell>
          <table:table-cell/>
          <table:table-cell office:value-type="string">
            <text:p>c</text:p>
          </table:table-cell>
          <table:table-cell office:value-type="string">
            <text:p>Stage 3</text:p>
          </table:table-cell>
          <table:table-cell table:number-columns-repeated="1016"/>
        </table:table-row>
        <table:table-row table:style-name="ro1">
          <table:table-cell office:value-type="string">
            <text:p>Age</text:p>
          </table:table-cell>
          <table:table-cell office:value-type="float" office:value="529000000">
            <text:p>529000000</text:p>
          </table:table-cell>
          <table:table-cell/>
          <table:table-cell office:value-type="string">
            <text:p>c</text:p>
          </table:table-cell>
          <table:table-cell office:value-type="float" office:value="521000000">
            <text:p>521000000</text:p>
          </table:table-cell>
          <table:table-cell/>
          <table:table-cell office:value-type="string">
            <text:p>c</text:p>
          </table:table-cell>
          <table:table-cell office:value-type="string">
            <text:p>Stage 2</text:p>
          </table:table-cell>
          <table:table-cell table:number-columns-repeated="1016"/>
        </table:table-row>
        <table:table-row table:style-name="ro1">
          <table:table-cell office:value-type="string">
            <text:p>Age</text:p>
          </table:table-cell>
          <table:table-cell office:value-type="float" office:value="541000000">
            <text:p>541000000</text:p>
          </table:table-cell>
          <table:table-cell office:value-type="float" office:value="1000000">
            <text:p>1000000</text:p>
          </table:table-cell>
          <table:table-cell/>
          <table:table-cell office:value-type="float" office:value="529000000">
            <text:p>529000000</text:p>
          </table:table-cell>
          <table:table-cell/>
          <table:table-cell office:value-type="string">
            <text:p>c</text:p>
          </table:table-cell>
          <table:table-cell office:value-type="string">
            <text:p>Fortunian</text:p>
          </table:table-cell>
          <table:table-cell table:number-columns-repeated="1016"/>
        </table:table-row>
      </table:table>
      <table:table table:name="Geologic Table_2" table:style-name="ta1" table:print="false">
        <office:forms form:automatic-focus="false" form:apply-design-mode="false"/>
        <table:table-column table:style-name="co3" table:number-columns-repeated="14" table:default-cell-style-name="Default"/>
        <table:table-column table:style-name="co24" table:number-columns-repeated="2" table:default-cell-style-name="Default"/>
        <table:table-column table:style-name="co25" table:number-columns-repeated="2" table:default-cell-style-name="Default"/>
        <table:table-column table:style-name="co3" table:number-columns-repeated="1006" table:default-cell-style-name="Default"/>
        <table:table-row table:style-name="ro1">
          <table:table-cell table:style-name="ce2" table:number-columns-repeated="3"/>
          <table:table-cell table:style-name="ce2" office:value-type="string">
            <text:p>Scale</text:p>
          </table:table-cell>
          <table:table-cell table:style-name="ce2"/>
          <table:table-cell table:style-name="ce2" office:value-type="string">
            <text:p>Start Year</text:p>
          </table:table-cell>
          <table:table-cell table:style-name="ce2"/>
          <table:table-cell table:style-name="ce2" office:value-type="string">
            <text:p>Start StDev</text:p>
          </table:table-cell>
          <table:table-cell table:style-name="ce2" office:value-type="string">
            <text:p>Start Note</text:p>
          </table:table-cell>
          <table:table-cell table:style-name="ce2"/>
          <table:table-cell table:style-name="ce2" office:value-type="string">
            <text:p>End Year</text:p>
          </table:table-cell>
          <table:table-cell table:style-name="ce2"/>
          <table:table-cell table:style-name="ce2" office:value-type="string">
            <text:p>End StDev</text:p>
          </table:table-cell>
          <table:table-cell table:style-name="ce2" office:value-type="string">
            <text:p>End Note</text:p>
          </table:table-cell>
          <table:table-cell table:style-name="ce2"/>
          <table:table-cell table:style-name="ce2" office:value-type="string">
            <text:p>Headline</text:p>
          </table:table-cell>
          <table:table-cell table:style-name="ce2"/>
          <table:table-cell table:style-name="ce2" office:value-type="string">
            <text:p>Story</text:p>
          </table:table-cell>
          <table:table-cell table:style-name="ce2" table:number-columns-repeated="1006"/>
        </table:table-row>
        <table:table-row table:style-name="ro1">
          <table:table-cell office:value-type="string">
            <text:p>,</text:p>
          </table:table-cell>
          <table:table-cell office:value-type="float" office:value="1001">
            <text:p>1001</text:p>
          </table:table-cell>
          <table:table-cell office:value-type="string">
            <text:p>:{s:'</text:p>
          </table:table-cell>
          <table:table-cell office:value-type="string">
            <text:p>SuperEon</text:p>
          </table:table-cell>
          <table:table-cell office:value-type="string">
            <text:p>,b:</text:p>
          </table:table-cell>
          <table:table-cell office:value-type="float" office:value="4567000000">
            <text:p>4567000000</text:p>
          </table:table-cell>
          <table:table-cell office:value-type="string">
            <text:p>,bsd:</text:p>
          </table:table-cell>
          <table:table-cell/>
          <table:table-cell office:value-type="string">
            <text:p>c</text:p>
          </table:table-cell>
          <table:table-cell office:value-type="string">
            <text:p>,e:</text:p>
          </table:table-cell>
          <table:table-cell office:value-type="float" office:value="635000000">
            <text:p>635000000</text:p>
          </table:table-cell>
          <table:table-cell office:value-type="string">
            <text:p>,esd:</text:p>
          </table:table-cell>
          <table:table-cell/>
          <table:table-cell office:value-type="string">
            <text:p>c</text:p>
          </table:table-cell>
          <table:table-cell office:value-type="string">
            <text:p>,h:'</text:p>
          </table:table-cell>
          <table:table-cell office:value-type="string">
            <text:p>Precambr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02">
            <text:p>1002</text:p>
          </table:table-cell>
          <table:table-cell office:value-type="string">
            <text:p>:{s:'</text:p>
          </table:table-cell>
          <table:table-cell office:value-type="string">
            <text:p>Eon</text:p>
          </table:table-cell>
          <table:table-cell office:value-type="string">
            <text:p>,b:</text:p>
          </table:table-cell>
          <table:table-cell office:value-type="float" office:value="11700">
            <text:p>11700</text:p>
          </table:table-cell>
          <table:table-cell office:value-type="string">
            <text:p>,bsd:</text:p>
          </table:table-cell>
          <table:table-cell table:number-columns-repeated="2"/>
          <table:table-cell office:value-type="string">
            <text:p>,e:</text:p>
          </table:table-cell>
          <table:table-cell office:value-type="float" office:value="0">
            <text:p>0</text:p>
          </table:table-cell>
          <table:table-cell office:value-type="string">
            <text:p>,esd:</text:p>
          </table:table-cell>
          <table:table-cell table:number-columns-repeated="2"/>
          <table:table-cell office:value-type="string">
            <text:p>,h:'</text:p>
          </table:table-cell>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03">
            <text:p>1003</text:p>
          </table:table-cell>
          <table:table-cell office:value-type="string">
            <text:p>:{s:'</text:p>
          </table:table-cell>
          <table:table-cell office:value-type="string">
            <text:p>Eon</text:p>
          </table:table-cell>
          <table:table-cell office:value-type="string">
            <text:p>,b:</text:p>
          </table:table-cell>
          <table:table-cell office:value-type="float" office:value="541000000">
            <text:p>541000000</text:p>
          </table:table-cell>
          <table:table-cell office:value-type="string">
            <text:p>,bsd:</text:p>
          </table:table-cell>
          <table:table-cell office:value-type="float" office:value="1000000">
            <text:p>1000000</text:p>
          </table:table-cell>
          <table:table-cell/>
          <table:table-cell office:value-type="string">
            <text:p>,e:</text:p>
          </table:table-cell>
          <table:table-cell office:value-type="float" office:value="11700">
            <text:p>11700</text:p>
          </table:table-cell>
          <table:table-cell office:value-type="string">
            <text:p>,esd:</text:p>
          </table:table-cell>
          <table:table-cell table:number-columns-repeated="2"/>
          <table:table-cell office:value-type="string">
            <text:p>,h:'</text:p>
          </table:table-cell>
          <table:table-cell office:value-type="string">
            <text:p>Phanerozoic</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04">
            <text:p>1004</text:p>
          </table:table-cell>
          <table:table-cell office:value-type="string">
            <text:p>:{s:'</text:p>
          </table:table-cell>
          <table:table-cell office:value-type="string">
            <text:p>Eon</text:p>
          </table:table-cell>
          <table:table-cell office:value-type="string">
            <text:p>,b:</text:p>
          </table:table-cell>
          <table:table-cell office:value-type="float" office:value="2500000000">
            <text:p>2500000000</text:p>
          </table:table-cell>
          <table:table-cell office:value-type="string">
            <text:p>,bsd:</text:p>
          </table:table-cell>
          <table:table-cell/>
          <table:table-cell office:value-type="string">
            <text:p>GSSA</text:p>
          </table:table-cell>
          <table:table-cell office:value-type="string">
            <text:p>,e:</text:p>
          </table:table-cell>
          <table:table-cell office:value-type="float" office:value="541000000">
            <text:p>541000000</text:p>
          </table:table-cell>
          <table:table-cell office:value-type="string">
            <text:p>,esd:</text:p>
          </table:table-cell>
          <table:table-cell office:value-type="float" office:value="1000000">
            <text:p>1000000</text:p>
          </table:table-cell>
          <table:table-cell/>
          <table:table-cell office:value-type="string">
            <text:p>,h:'</text:p>
          </table:table-cell>
          <table:table-cell office:value-type="string">
            <text:p>Proter-ozoic</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05">
            <text:p>1005</text:p>
          </table:table-cell>
          <table:table-cell office:value-type="string">
            <text:p>:{s:'</text:p>
          </table:table-cell>
          <table:table-cell office:value-type="string">
            <text:p>Eon</text:p>
          </table:table-cell>
          <table:table-cell office:value-type="string">
            <text:p>,b:</text:p>
          </table:table-cell>
          <table:table-cell office:value-type="float" office:value="4000000000">
            <text:p>4000000000</text:p>
          </table:table-cell>
          <table:table-cell office:value-type="string">
            <text:p>,bsd:</text:p>
          </table:table-cell>
          <table:table-cell table:number-columns-repeated="2"/>
          <table:table-cell office:value-type="string">
            <text:p>,e:</text:p>
          </table:table-cell>
          <table:table-cell office:value-type="float" office:value="2500000000">
            <text:p>2500000000</text:p>
          </table:table-cell>
          <table:table-cell office:value-type="string">
            <text:p>,esd:</text:p>
          </table:table-cell>
          <table:table-cell/>
          <table:table-cell office:value-type="string">
            <text:p>GSSA</text:p>
          </table:table-cell>
          <table:table-cell office:value-type="string">
            <text:p>,h:'</text:p>
          </table:table-cell>
          <table:table-cell office:value-type="string">
            <text:p>Arche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06">
            <text:p>1006</text:p>
          </table:table-cell>
          <table:table-cell office:value-type="string">
            <text:p>:{s:'</text:p>
          </table:table-cell>
          <table:table-cell office:value-type="string">
            <text:p>Eon</text:p>
          </table:table-cell>
          <table:table-cell office:value-type="string">
            <text:p>,b:</text:p>
          </table:table-cell>
          <table:table-cell office:value-type="float" office:value="4567000000">
            <text:p>4567000000</text:p>
          </table:table-cell>
          <table:table-cell office:value-type="string">
            <text:p>,bsd:</text:p>
          </table:table-cell>
          <table:table-cell/>
          <table:table-cell office:value-type="string">
            <text:p>c</text:p>
          </table:table-cell>
          <table:table-cell office:value-type="string">
            <text:p>,e:</text:p>
          </table:table-cell>
          <table:table-cell office:value-type="float" office:value="4000000000">
            <text:p>4000000000</text:p>
          </table:table-cell>
          <table:table-cell office:value-type="string">
            <text:p>,esd:</text:p>
          </table:table-cell>
          <table:table-cell table:number-columns-repeated="2"/>
          <table:table-cell office:value-type="string">
            <text:p>,h:'</text:p>
          </table:table-cell>
          <table:table-cell office:value-type="string">
            <text:p>Hade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07">
            <text:p>1007</text:p>
          </table:table-cell>
          <table:table-cell office:value-type="string">
            <text:p>:{s:'</text:p>
          </table:table-cell>
          <table:table-cell office:value-type="string">
            <text:p>Era</text:p>
          </table:table-cell>
          <table:table-cell office:value-type="string">
            <text:p>,b:</text:p>
          </table:table-cell>
          <table:table-cell office:value-type="float" office:value="66000000">
            <text:p>66000000</text:p>
          </table:table-cell>
          <table:table-cell office:value-type="string">
            <text:p>,bsd:</text:p>
          </table:table-cell>
          <table:table-cell table:number-columns-repeated="2"/>
          <table:table-cell office:value-type="string">
            <text:p>,e:</text:p>
          </table:table-cell>
          <table:table-cell office:value-type="float" office:value="0">
            <text:p>0</text:p>
          </table:table-cell>
          <table:table-cell office:value-type="string">
            <text:p>,esd:</text:p>
          </table:table-cell>
          <table:table-cell table:number-columns-repeated="2"/>
          <table:table-cell office:value-type="string">
            <text:p>,h:'</text:p>
          </table:table-cell>
          <table:table-cell office:value-type="string">
            <text:p>Cenozoic</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08">
            <text:p>1008</text:p>
          </table:table-cell>
          <table:table-cell office:value-type="string">
            <text:p>:{s:'</text:p>
          </table:table-cell>
          <table:table-cell office:value-type="string">
            <text:p>Era</text:p>
          </table:table-cell>
          <table:table-cell office:value-type="string">
            <text:p>,b:</text:p>
          </table:table-cell>
          <table:table-cell office:value-type="float" office:value="252200000">
            <text:p>252200000</text:p>
          </table:table-cell>
          <table:table-cell office:value-type="string">
            <text:p>,bsd:</text:p>
          </table:table-cell>
          <table:table-cell office:value-type="float" office:value="500000">
            <text:p>500000</text:p>
          </table:table-cell>
          <table:table-cell/>
          <table:table-cell office:value-type="string">
            <text:p>,e:</text:p>
          </table:table-cell>
          <table:table-cell office:value-type="float" office:value="66000000">
            <text:p>66000000</text:p>
          </table:table-cell>
          <table:table-cell office:value-type="string">
            <text:p>,esd:</text:p>
          </table:table-cell>
          <table:table-cell table:number-columns-repeated="2"/>
          <table:table-cell office:value-type="string">
            <text:p>,h:'</text:p>
          </table:table-cell>
          <table:table-cell office:value-type="string">
            <text:p>Mesozoic</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09">
            <text:p>1009</text:p>
          </table:table-cell>
          <table:table-cell office:value-type="string">
            <text:p>:{s:'</text:p>
          </table:table-cell>
          <table:table-cell office:value-type="string">
            <text:p>Era</text:p>
          </table:table-cell>
          <table:table-cell office:value-type="string">
            <text:p>,b:</text:p>
          </table:table-cell>
          <table:table-cell office:value-type="float" office:value="541000000">
            <text:p>541000000</text:p>
          </table:table-cell>
          <table:table-cell office:value-type="string">
            <text:p>,bsd:</text:p>
          </table:table-cell>
          <table:table-cell office:value-type="float" office:value="1000000">
            <text:p>1000000</text:p>
          </table:table-cell>
          <table:table-cell/>
          <table:table-cell office:value-type="string">
            <text:p>,e:</text:p>
          </table:table-cell>
          <table:table-cell office:value-type="float" office:value="252200000">
            <text:p>252200000</text:p>
          </table:table-cell>
          <table:table-cell office:value-type="string">
            <text:p>,esd:</text:p>
          </table:table-cell>
          <table:table-cell office:value-type="float" office:value="500000">
            <text:p>500000</text:p>
          </table:table-cell>
          <table:table-cell/>
          <table:table-cell office:value-type="string">
            <text:p>,h:'</text:p>
          </table:table-cell>
          <table:table-cell office:value-type="string">
            <text:p>Paleozoic</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10">
            <text:p>1010</text:p>
          </table:table-cell>
          <table:table-cell office:value-type="string">
            <text:p>:{s:'</text:p>
          </table:table-cell>
          <table:table-cell office:value-type="string">
            <text:p>Era</text:p>
          </table:table-cell>
          <table:table-cell office:value-type="string">
            <text:p>,b:</text:p>
          </table:table-cell>
          <table:table-cell office:value-type="float" office:value="1000000000">
            <text:p>1000000000</text:p>
          </table:table-cell>
          <table:table-cell office:value-type="string">
            <text:p>,bsd:</text:p>
          </table:table-cell>
          <table:table-cell/>
          <table:table-cell office:value-type="string">
            <text:p>GSSA</text:p>
          </table:table-cell>
          <table:table-cell office:value-type="string">
            <text:p>,e:</text:p>
          </table:table-cell>
          <table:table-cell office:value-type="float" office:value="541000000">
            <text:p>541000000</text:p>
          </table:table-cell>
          <table:table-cell office:value-type="string">
            <text:p>,esd:</text:p>
          </table:table-cell>
          <table:table-cell office:value-type="float" office:value="1000000">
            <text:p>1000000</text:p>
          </table:table-cell>
          <table:table-cell/>
          <table:table-cell office:value-type="string">
            <text:p>,h:'</text:p>
          </table:table-cell>
          <table:table-cell office:value-type="string">
            <text:p>Neo-proterozoic</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11">
            <text:p>1011</text:p>
          </table:table-cell>
          <table:table-cell office:value-type="string">
            <text:p>:{s:'</text:p>
          </table:table-cell>
          <table:table-cell office:value-type="string">
            <text:p>Era</text:p>
          </table:table-cell>
          <table:table-cell office:value-type="string">
            <text:p>,b:</text:p>
          </table:table-cell>
          <table:table-cell office:value-type="float" office:value="1600000000">
            <text:p>1600000000</text:p>
          </table:table-cell>
          <table:table-cell office:value-type="string">
            <text:p>,bsd:</text:p>
          </table:table-cell>
          <table:table-cell/>
          <table:table-cell office:value-type="string">
            <text:p>GSSA</text:p>
          </table:table-cell>
          <table:table-cell office:value-type="string">
            <text:p>,e:</text:p>
          </table:table-cell>
          <table:table-cell office:value-type="float" office:value="1000000000">
            <text:p>1000000000</text:p>
          </table:table-cell>
          <table:table-cell office:value-type="string">
            <text:p>,esd:</text:p>
          </table:table-cell>
          <table:table-cell/>
          <table:table-cell office:value-type="string">
            <text:p>GSSA</text:p>
          </table:table-cell>
          <table:table-cell office:value-type="string">
            <text:p>,h:'</text:p>
          </table:table-cell>
          <table:table-cell office:value-type="string">
            <text:p>Meso-proterozoic</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12">
            <text:p>1012</text:p>
          </table:table-cell>
          <table:table-cell office:value-type="string">
            <text:p>:{s:'</text:p>
          </table:table-cell>
          <table:table-cell office:value-type="string">
            <text:p>Era</text:p>
          </table:table-cell>
          <table:table-cell office:value-type="string">
            <text:p>,b:</text:p>
          </table:table-cell>
          <table:table-cell office:value-type="float" office:value="2500000000">
            <text:p>2500000000</text:p>
          </table:table-cell>
          <table:table-cell office:value-type="string">
            <text:p>,bsd:</text:p>
          </table:table-cell>
          <table:table-cell/>
          <table:table-cell office:value-type="string">
            <text:p>GSSA</text:p>
          </table:table-cell>
          <table:table-cell office:value-type="string">
            <text:p>,e:</text:p>
          </table:table-cell>
          <table:table-cell office:value-type="float" office:value="1600000000">
            <text:p>1600000000</text:p>
          </table:table-cell>
          <table:table-cell office:value-type="string">
            <text:p>,esd:</text:p>
          </table:table-cell>
          <table:table-cell/>
          <table:table-cell office:value-type="string">
            <text:p>GSSA</text:p>
          </table:table-cell>
          <table:table-cell office:value-type="string">
            <text:p>,h:'</text:p>
          </table:table-cell>
          <table:table-cell office:value-type="string">
            <text:p>Paleo-proterozoic</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13">
            <text:p>1013</text:p>
          </table:table-cell>
          <table:table-cell office:value-type="string">
            <text:p>:{s:'</text:p>
          </table:table-cell>
          <table:table-cell office:value-type="string">
            <text:p>Era</text:p>
          </table:table-cell>
          <table:table-cell office:value-type="string">
            <text:p>,b:</text:p>
          </table:table-cell>
          <table:table-cell office:value-type="float" office:value="2800000000">
            <text:p>2800000000</text:p>
          </table:table-cell>
          <table:table-cell office:value-type="string">
            <text:p>,bsd:</text:p>
          </table:table-cell>
          <table:table-cell/>
          <table:table-cell office:value-type="string">
            <text:p>GSSA</text:p>
          </table:table-cell>
          <table:table-cell office:value-type="string">
            <text:p>,e:</text:p>
          </table:table-cell>
          <table:table-cell office:value-type="float" office:value="2500000000">
            <text:p>2500000000</text:p>
          </table:table-cell>
          <table:table-cell office:value-type="string">
            <text:p>,esd:</text:p>
          </table:table-cell>
          <table:table-cell/>
          <table:table-cell office:value-type="string">
            <text:p>GSSA</text:p>
          </table:table-cell>
          <table:table-cell office:value-type="string">
            <text:p>,h:'</text:p>
          </table:table-cell>
          <table:table-cell office:value-type="string">
            <text:p>Neoarchean</text:p>
          </table:table-cell>
          <table:table-cell office:value-type="string">
            <text:p>,s:'</text:p>
          </table:table-cell>
          <table:table-cell office:value-type="string">
            <text:p>Stabilization of most modern cratons; possible mantle overturn event. Insell Orogeny, 2650 ± 150 Ma. Abitibi greenstone belt in present-day Ontario and Quebec begins to form, stabilizes by 2600 Ma.</text:p>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14">
            <text:p>1014</text:p>
          </table:table-cell>
          <table:table-cell office:value-type="string">
            <text:p>:{s:'</text:p>
          </table:table-cell>
          <table:table-cell office:value-type="string">
            <text:p>Era</text:p>
          </table:table-cell>
          <table:table-cell office:value-type="string">
            <text:p>,b:</text:p>
          </table:table-cell>
          <table:table-cell office:value-type="float" office:value="3200000000">
            <text:p>3200000000</text:p>
          </table:table-cell>
          <table:table-cell office:value-type="string">
            <text:p>,bsd:</text:p>
          </table:table-cell>
          <table:table-cell/>
          <table:table-cell office:value-type="string">
            <text:p>GSSA</text:p>
          </table:table-cell>
          <table:table-cell office:value-type="string">
            <text:p>,e:</text:p>
          </table:table-cell>
          <table:table-cell office:value-type="float" office:value="2800000000">
            <text:p>2800000000</text:p>
          </table:table-cell>
          <table:table-cell office:value-type="string">
            <text:p>,esd:</text:p>
          </table:table-cell>
          <table:table-cell/>
          <table:table-cell office:value-type="string">
            <text:p>GSSA</text:p>
          </table:table-cell>
          <table:table-cell office:value-type="string">
            <text:p>,h:'</text:p>
          </table:table-cell>
          <table:table-cell office:value-type="string">
            <text:p>Mesoarchean</text:p>
          </table:table-cell>
          <table:table-cell office:value-type="string">
            <text:p>,s:'</text:p>
          </table:table-cell>
          <table:table-cell office:value-type="string">
            <text:p>First stromatolites (probably colonial cyanobacteria). Oldest macrofossils. Humboldt Orogeny in Antarctica.Blake River Megacaldera Complex begins to form in present-day Ontario and Quebec, ends by roughly 2696Ma.</text:p>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15">
            <text:p>1015</text:p>
          </table:table-cell>
          <table:table-cell office:value-type="string">
            <text:p>:{s:'</text:p>
          </table:table-cell>
          <table:table-cell office:value-type="string">
            <text:p>Era</text:p>
          </table:table-cell>
          <table:table-cell office:value-type="string">
            <text:p>,b:</text:p>
          </table:table-cell>
          <table:table-cell office:value-type="float" office:value="3600000000">
            <text:p>3600000000</text:p>
          </table:table-cell>
          <table:table-cell office:value-type="string">
            <text:p>,bsd:</text:p>
          </table:table-cell>
          <table:table-cell/>
          <table:table-cell office:value-type="string">
            <text:p>GSSA</text:p>
          </table:table-cell>
          <table:table-cell office:value-type="string">
            <text:p>,e:</text:p>
          </table:table-cell>
          <table:table-cell office:value-type="float" office:value="3200000000">
            <text:p>3200000000</text:p>
          </table:table-cell>
          <table:table-cell office:value-type="string">
            <text:p>,esd:</text:p>
          </table:table-cell>
          <table:table-cell/>
          <table:table-cell office:value-type="string">
            <text:p>GSSA</text:p>
          </table:table-cell>
          <table:table-cell office:value-type="string">
            <text:p>,h:'</text:p>
          </table:table-cell>
          <table:table-cell office:value-type="string">
            <text:p>Paleoarchean</text:p>
          </table:table-cell>
          <table:table-cell office:value-type="string">
            <text:p>,s:'</text:p>
          </table:table-cell>
          <table:table-cell office:value-type="string">
            <text:p>First known oxygen-producing bacteria. Oldest definitive microfossils. Oldest cratons on Earth (such as theCanadian Shield and the Pilbara Craton) may have formed during this period[31]. Rayner Orogeny in Antarctica.</text:p>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16">
            <text:p>1016</text:p>
          </table:table-cell>
          <table:table-cell office:value-type="string">
            <text:p>:{s:'</text:p>
          </table:table-cell>
          <table:table-cell office:value-type="string">
            <text:p>Era</text:p>
          </table:table-cell>
          <table:table-cell office:value-type="string">
            <text:p>,b:</text:p>
          </table:table-cell>
          <table:table-cell office:value-type="float" office:value="4000000000">
            <text:p>4000000000</text:p>
          </table:table-cell>
          <table:table-cell office:value-type="string">
            <text:p>,bsd:</text:p>
          </table:table-cell>
          <table:table-cell table:number-columns-repeated="2"/>
          <table:table-cell office:value-type="string">
            <text:p>,e:</text:p>
          </table:table-cell>
          <table:table-cell office:value-type="float" office:value="3600000000">
            <text:p>3600000000</text:p>
          </table:table-cell>
          <table:table-cell office:value-type="string">
            <text:p>,esd:</text:p>
          </table:table-cell>
          <table:table-cell/>
          <table:table-cell office:value-type="string">
            <text:p>GSSA</text:p>
          </table:table-cell>
          <table:table-cell office:value-type="string">
            <text:p>,h:'</text:p>
          </table:table-cell>
          <table:table-cell office:value-type="string">
            <text:p>Eoarchean</text:p>
          </table:table-cell>
          <table:table-cell office:value-type="string">
            <text:p>,s:'</text:p>
          </table:table-cell>
          <table:table-cell office:value-type="string">
            <text:p>Simple single-celled life (probably bacteria and archaea). Oldest probable microfossils.</text:p>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17">
            <text:p>1017</text:p>
          </table:table-cell>
          <table:table-cell office:value-type="string">
            <text:p>:{s:'</text:p>
          </table:table-cell>
          <table:table-cell office:value-type="string">
            <text:p>Era</text:p>
          </table:table-cell>
          <table:table-cell office:value-type="string">
            <text:p>,b:</text:p>
          </table:table-cell>
          <table:table-cell office:value-type="float" office:value="4100000000">
            <text:p>4100000000</text:p>
          </table:table-cell>
          <table:table-cell office:value-type="string">
            <text:p>,bsd:</text:p>
          </table:table-cell>
          <table:table-cell/>
          <table:table-cell office:value-type="string">
            <text:p>c</text:p>
          </table:table-cell>
          <table:table-cell office:value-type="string">
            <text:p>,e:</text:p>
          </table:table-cell>
          <table:table-cell office:value-type="float" office:value="4000000000">
            <text:p>4000000000</text:p>
          </table:table-cell>
          <table:table-cell office:value-type="string">
            <text:p>,esd:</text:p>
          </table:table-cell>
          <table:table-cell table:number-columns-repeated="2"/>
          <table:table-cell office:value-type="string">
            <text:p>,h:'</text:p>
          </table:table-cell>
          <table:table-cell office:value-type="string">
            <text:p>Early Imbrian</text:p>
          </table:table-cell>
          <table:table-cell office:value-type="string">
            <text:p>,s:'</text:p>
          </table:table-cell>
          <table:table-cell office:value-type="string">
            <text:p>Indirect photosynthetic evidence (e.g., kerogen) of primordial life. This era overlaps the end of the Late Heavy Bombardment of the inner solar system.</text:p>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18">
            <text:p>1018</text:p>
          </table:table-cell>
          <table:table-cell office:value-type="string">
            <text:p>:{s:'</text:p>
          </table:table-cell>
          <table:table-cell office:value-type="string">
            <text:p>Era</text:p>
          </table:table-cell>
          <table:table-cell office:value-type="string">
            <text:p>,b:</text:p>
          </table:table-cell>
          <table:table-cell office:value-type="float" office:value="4300000000">
            <text:p>4300000000</text:p>
          </table:table-cell>
          <table:table-cell office:value-type="string">
            <text:p>,bsd:</text:p>
          </table:table-cell>
          <table:table-cell/>
          <table:table-cell office:value-type="string">
            <text:p>c</text:p>
          </table:table-cell>
          <table:table-cell office:value-type="string">
            <text:p>,e:</text:p>
          </table:table-cell>
          <table:table-cell office:value-type="float" office:value="4100000000">
            <text:p>4100000000</text:p>
          </table:table-cell>
          <table:table-cell office:value-type="string">
            <text:p>,esd:</text:p>
          </table:table-cell>
          <table:table-cell/>
          <table:table-cell office:value-type="string">
            <text:p>c</text:p>
          </table:table-cell>
          <table:table-cell office:value-type="string">
            <text:p>,h:'</text:p>
          </table:table-cell>
          <table:table-cell office:value-type="string">
            <text:p>Nectarian</text:p>
          </table:table-cell>
          <table:table-cell office:value-type="string">
            <text:p>,s:'</text:p>
          </table:table-cell>
          <table:table-cell office:value-type="string">
            <text:p>This unit gets its name from the lunar geologic timescale when the Nectaris Basin and other greater lunar basins form by big impact events.</text:p>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19">
            <text:p>1019</text:p>
          </table:table-cell>
          <table:table-cell office:value-type="string">
            <text:p>:{s:'</text:p>
          </table:table-cell>
          <table:table-cell office:value-type="string">
            <text:p>Era</text:p>
          </table:table-cell>
          <table:table-cell office:value-type="string">
            <text:p>,b:</text:p>
          </table:table-cell>
          <table:table-cell office:value-type="float" office:value="4500000000">
            <text:p>4500000000</text:p>
          </table:table-cell>
          <table:table-cell office:value-type="string">
            <text:p>,bsd:</text:p>
          </table:table-cell>
          <table:table-cell/>
          <table:table-cell office:value-type="string">
            <text:p>c</text:p>
          </table:table-cell>
          <table:table-cell office:value-type="string">
            <text:p>,e:</text:p>
          </table:table-cell>
          <table:table-cell office:value-type="float" office:value="4300000000">
            <text:p>4300000000</text:p>
          </table:table-cell>
          <table:table-cell office:value-type="string">
            <text:p>,esd:</text:p>
          </table:table-cell>
          <table:table-cell/>
          <table:table-cell office:value-type="string">
            <text:p>c</text:p>
          </table:table-cell>
          <table:table-cell office:value-type="string">
            <text:p>,h:'</text:p>
          </table:table-cell>
          <table:table-cell office:value-type="string">
            <text:p>Basin Groups</text:p>
          </table:table-cell>
          <table:table-cell office:value-type="string">
            <text:p>,s:'</text:p>
          </table:table-cell>
          <table:table-cell office:value-type="string">
            <text:p>Oldest known rock (4030 Ma)[34]. The first life forms and self-replicating RNA molecules evolve around 4000 Ma, after the Late Heavy Bombardment ends on Earth. Napier Orogeny in Antarctica, 4000 ± 200 Ma.</text:p>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20">
            <text:p>1020</text:p>
          </table:table-cell>
          <table:table-cell office:value-type="string">
            <text:p>:{s:'</text:p>
          </table:table-cell>
          <table:table-cell office:value-type="string">
            <text:p>Era</text:p>
          </table:table-cell>
          <table:table-cell office:value-type="string">
            <text:p>,b:</text:p>
          </table:table-cell>
          <table:table-cell office:value-type="float" office:value="4567000000">
            <text:p>4567000000</text:p>
          </table:table-cell>
          <table:table-cell office:value-type="string">
            <text:p>,bsd:</text:p>
          </table:table-cell>
          <table:table-cell/>
          <table:table-cell office:value-type="string">
            <text:p>c</text:p>
          </table:table-cell>
          <table:table-cell office:value-type="string">
            <text:p>,e:</text:p>
          </table:table-cell>
          <table:table-cell office:value-type="float" office:value="4500000000">
            <text:p>4500000000</text:p>
          </table:table-cell>
          <table:table-cell office:value-type="string">
            <text:p>,esd:</text:p>
          </table:table-cell>
          <table:table-cell/>
          <table:table-cell office:value-type="string">
            <text:p>c</text:p>
          </table:table-cell>
          <table:table-cell office:value-type="string">
            <text:p>,h:'</text:p>
          </table:table-cell>
          <table:table-cell office:value-type="string">
            <text:p>Cryptic</text:p>
          </table:table-cell>
          <table:table-cell office:value-type="string">
            <text:p>,s:'</text:p>
          </table:table-cell>
          <table:table-cell office:value-type="string">
            <text:p>Oldest known mineral (Zircon, 4404 ± 8 Ma).[35] Formation of Moon(4533 Ma), probably from giant impact. Formation of Earth (4567.17 to 4570Ma)</text:p>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21">
            <text:p>1021</text:p>
          </table:table-cell>
          <table:table-cell office:value-type="string">
            <text:p>:{s:'</text:p>
          </table:table-cell>
          <table:table-cell office:value-type="string">
            <text:p>Period</text:p>
          </table:table-cell>
          <table:table-cell office:value-type="string">
            <text:p>,b:</text:p>
          </table:table-cell>
          <table:table-cell office:value-type="float" office:value="2588000">
            <text:p>2588000</text:p>
          </table:table-cell>
          <table:table-cell office:value-type="string">
            <text:p>,bsd:</text:p>
          </table:table-cell>
          <table:table-cell table:number-columns-repeated="2"/>
          <table:table-cell office:value-type="string">
            <text:p>,e:</text:p>
          </table:table-cell>
          <table:table-cell office:value-type="float" office:value="0">
            <text:p>0</text:p>
          </table:table-cell>
          <table:table-cell office:value-type="string">
            <text:p>,esd:</text:p>
          </table:table-cell>
          <table:table-cell table:number-columns-repeated="2"/>
          <table:table-cell office:value-type="string">
            <text:p>,h:'</text:p>
          </table:table-cell>
          <table:table-cell office:value-type="string">
            <text:p>Quaternary</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22">
            <text:p>1022</text:p>
          </table:table-cell>
          <table:table-cell office:value-type="string">
            <text:p>:{s:'</text:p>
          </table:table-cell>
          <table:table-cell office:value-type="string">
            <text:p>Period</text:p>
          </table:table-cell>
          <table:table-cell office:value-type="string">
            <text:p>,b:</text:p>
          </table:table-cell>
          <table:table-cell office:value-type="float" office:value="23030000">
            <text:p>23030000</text:p>
          </table:table-cell>
          <table:table-cell office:value-type="string">
            <text:p>,bsd:</text:p>
          </table:table-cell>
          <table:table-cell table:number-columns-repeated="2"/>
          <table:table-cell office:value-type="string">
            <text:p>,e:</text:p>
          </table:table-cell>
          <table:table-cell office:value-type="float" office:value="2588000">
            <text:p>2588000</text:p>
          </table:table-cell>
          <table:table-cell office:value-type="string">
            <text:p>,esd:</text:p>
          </table:table-cell>
          <table:table-cell table:number-columns-repeated="2"/>
          <table:table-cell office:value-type="string">
            <text:p>,h:'</text:p>
          </table:table-cell>
          <table:table-cell office:value-type="string">
            <text:p>Neogene</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23">
            <text:p>1023</text:p>
          </table:table-cell>
          <table:table-cell office:value-type="string">
            <text:p>:{s:'</text:p>
          </table:table-cell>
          <table:table-cell office:value-type="string">
            <text:p>Period</text:p>
          </table:table-cell>
          <table:table-cell office:value-type="string">
            <text:p>,b:</text:p>
          </table:table-cell>
          <table:table-cell office:value-type="float" office:value="66000000">
            <text:p>66000000</text:p>
          </table:table-cell>
          <table:table-cell office:value-type="string">
            <text:p>,bsd:</text:p>
          </table:table-cell>
          <table:table-cell table:number-columns-repeated="2"/>
          <table:table-cell office:value-type="string">
            <text:p>,e:</text:p>
          </table:table-cell>
          <table:table-cell office:value-type="float" office:value="23030000">
            <text:p>23030000</text:p>
          </table:table-cell>
          <table:table-cell office:value-type="string">
            <text:p>,esd:</text:p>
          </table:table-cell>
          <table:table-cell table:number-columns-repeated="2"/>
          <table:table-cell office:value-type="string">
            <text:p>,h:'</text:p>
          </table:table-cell>
          <table:table-cell office:value-type="string">
            <text:p>Paleogene</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24">
            <text:p>1024</text:p>
          </table:table-cell>
          <table:table-cell office:value-type="string">
            <text:p>:{s:'</text:p>
          </table:table-cell>
          <table:table-cell office:value-type="string">
            <text:p>Period</text:p>
          </table:table-cell>
          <table:table-cell office:value-type="string">
            <text:p>,b:</text:p>
          </table:table-cell>
          <table:table-cell office:value-type="float" office:value="145000000">
            <text:p>145000000</text:p>
          </table:table-cell>
          <table:table-cell office:value-type="string">
            <text:p>,bsd:</text:p>
          </table:table-cell>
          <table:table-cell/>
          <table:table-cell office:value-type="string">
            <text:p>c</text:p>
          </table:table-cell>
          <table:table-cell office:value-type="string">
            <text:p>,e:</text:p>
          </table:table-cell>
          <table:table-cell office:value-type="float" office:value="66000000">
            <text:p>66000000</text:p>
          </table:table-cell>
          <table:table-cell office:value-type="string">
            <text:p>,esd:</text:p>
          </table:table-cell>
          <table:table-cell table:number-columns-repeated="2"/>
          <table:table-cell office:value-type="string">
            <text:p>,h:'</text:p>
          </table:table-cell>
          <table:table-cell office:value-type="string">
            <text:p>Cretaceous</text:p>
          </table:table-cell>
          <table:table-cell office:value-type="string">
            <text:p>,s:'</text:p>
          </table:table-cell>
          <table:table-cell office:value-type="string">
            <text:p>Flowering plants proliferate, along with new types ofinsects. More modern teleost fish begin to appear.Ammonoidea, belemnites, rudist bivalves, echinoidsand sponges all common. Many new types ofdinosaurs (e.g. Tyrannosaurs, Titanosaurs, duck bills, and horned dinosaurs) evolve on land, as doEusuchia (modern crocodilians); and mosasaursand modern sharks appear in the sea. Primitivebirds gradually replace pterosaurs. Monotremes,marsupials and placental mammals appear. Break up of Gondwana. Beginning of Laramide and Sevier Orogenies of the Rocky Mountains. AtmosphericCO2 close to present-day levels.</text:p>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25">
            <text:p>1025</text:p>
          </table:table-cell>
          <table:table-cell office:value-type="string">
            <text:p>:{s:'</text:p>
          </table:table-cell>
          <table:table-cell office:value-type="string">
            <text:p>Period</text:p>
          </table:table-cell>
          <table:table-cell office:value-type="string">
            <text:p>,b:</text:p>
          </table:table-cell>
          <table:table-cell office:value-type="float" office:value="201300000">
            <text:p>201300000</text:p>
          </table:table-cell>
          <table:table-cell office:value-type="string">
            <text:p>,bsd:</text:p>
          </table:table-cell>
          <table:table-cell office:value-type="float" office:value="200000">
            <text:p>200000</text:p>
          </table:table-cell>
          <table:table-cell/>
          <table:table-cell office:value-type="string">
            <text:p>,e:</text:p>
          </table:table-cell>
          <table:table-cell office:value-type="float" office:value="145000000">
            <text:p>145000000</text:p>
          </table:table-cell>
          <table:table-cell office:value-type="string">
            <text:p>,esd:</text:p>
          </table:table-cell>
          <table:table-cell/>
          <table:table-cell office:value-type="string">
            <text:p>c</text:p>
          </table:table-cell>
          <table:table-cell office:value-type="string">
            <text:p>,h:'</text:p>
          </table:table-cell>
          <table:table-cell office:value-type="string">
            <text:p>Jurassic</text:p>
          </table:table-cell>
          <table:table-cell office:value-type="string">
            <text:p>,s:'</text:p>
          </table:table-cell>
          <table:table-cell office:value-type="string">
            <text:p>Gymnosperms (especially conifers, Bennettitalesand cycads) and ferns common. Many types ofdinosaurs, such as sauropods, carnosaurs, andstegosaurs. Mammals common but small. Firstbirds and lizards. Ichthyosaurs and plesiosaursdiverse. Bivalves, Ammonites and belemnitesabundant. Sea urchins very common, along withcrinoids, starfish, sponges, and terebratulid andrhynchonellid brachiopods. Breakup of Pangaea intoGondwana and Laurasia. Nevadan orogeny in North America. Rantigata and Cimmerian Orogenies taper off. Atmospheric CO2 levels 4–5 times the present day levels (1200–1500 ppmv, compared to today's 385 ppmv[24][25]).</text:p>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26">
            <text:p>1026</text:p>
          </table:table-cell>
          <table:table-cell office:value-type="string">
            <text:p>:{s:'</text:p>
          </table:table-cell>
          <table:table-cell office:value-type="string">
            <text:p>Period</text:p>
          </table:table-cell>
          <table:table-cell office:value-type="string">
            <text:p>,b:</text:p>
          </table:table-cell>
          <table:table-cell office:value-type="float" office:value="252200000">
            <text:p>252200000</text:p>
          </table:table-cell>
          <table:table-cell office:value-type="string">
            <text:p>,bsd:</text:p>
          </table:table-cell>
          <table:table-cell office:value-type="float" office:value="500000">
            <text:p>500000</text:p>
          </table:table-cell>
          <table:table-cell/>
          <table:table-cell office:value-type="string">
            <text:p>,e:</text:p>
          </table:table-cell>
          <table:table-cell office:value-type="float" office:value="201300000">
            <text:p>201300000</text:p>
          </table:table-cell>
          <table:table-cell office:value-type="string">
            <text:p>,esd:</text:p>
          </table:table-cell>
          <table:table-cell office:value-type="float" office:value="200000">
            <text:p>200000</text:p>
          </table:table-cell>
          <table:table-cell/>
          <table:table-cell office:value-type="string">
            <text:p>,h:'</text:p>
          </table:table-cell>
          <table:table-cell office:value-type="string">
            <text:p>Triassic</text:p>
          </table:table-cell>
          <table:table-cell office:value-type="string">
            <text:p>,s:'</text:p>
          </table:table-cell>
          <table:table-cell office:value-type="string">
            <text:p>Archosaurs dominant on land as dinosaurs, in the oceans as Ichthyosaurs and nothosaurs, and in the air as pterosaurs. Cynodonts become smaller and more mammal-like, while first mammals andcrocodilia appear. Dicroidiumflora common on land. Many large aquatic temnospondyl amphibians.Ceratitic ammonoids extremely common. Modern corals and teleost fish appear, as do many moderninsect clades. Andean Orogeny in South America.Cimmerian Orogeny in Asia. Rangitata Orogenybegins in New Zealand. Hunter-Bowen Orogeny inNorthern Australia, Queensland and New South Wales ends, (c. 260–225 Ma)</text:p>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27">
            <text:p>1027</text:p>
          </table:table-cell>
          <table:table-cell office:value-type="string">
            <text:p>:{s:'</text:p>
          </table:table-cell>
          <table:table-cell office:value-type="string">
            <text:p>Period</text:p>
          </table:table-cell>
          <table:table-cell office:value-type="string">
            <text:p>,b:</text:p>
          </table:table-cell>
          <table:table-cell office:value-type="float" office:value="298900000">
            <text:p>298900000</text:p>
          </table:table-cell>
          <table:table-cell office:value-type="string">
            <text:p>,bsd:</text:p>
          </table:table-cell>
          <table:table-cell office:value-type="float" office:value="200000">
            <text:p>200000</text:p>
          </table:table-cell>
          <table:table-cell/>
          <table:table-cell office:value-type="string">
            <text:p>,e:</text:p>
          </table:table-cell>
          <table:table-cell office:value-type="float" office:value="252200000">
            <text:p>252200000</text:p>
          </table:table-cell>
          <table:table-cell office:value-type="string">
            <text:p>,esd:</text:p>
          </table:table-cell>
          <table:table-cell office:value-type="float" office:value="500000">
            <text:p>500000</text:p>
          </table:table-cell>
          <table:table-cell/>
          <table:table-cell office:value-type="string">
            <text:p>,h:'</text:p>
          </table:table-cell>
          <table:table-cell office:value-type="string">
            <text:p>Permian</text:p>
          </table:table-cell>
          <table:table-cell office:value-type="string">
            <text:p>,s:'</text:p>
          </table:table-cell>
          <table:table-cell office:value-type="string">
            <text:p>Landmasses unite into supercontinent Pangaea, creating the Appalachians. End of Permo-Carboniferous glaciation. Synapsid reptiles(pelycosaurs and therapsids) become plentiful, while parareptiles and temnospondyl amphibiansremain common. In the mid-Permian, coal-age flora are replaced by cone-bearing gymnosperms (the first true seed plants) and by the first true mosses.Beetles and flies evolve. Marine life flourishes in warm shallow reefs; productid and spiriferidbrachiopods, bivalves, forams, and ammonoids all abundant. Permian-Triassic extinction event occurs 251Ma: 95% of life on Earth becomes extinct, including all trilobites, graptolites, and blastoids.Ouachita and Innuitian orogenies in North America.Uralian orogeny in Europe/Asia tapers off. Altaidorogeny in Asia. Hunter-Bowen Orogeny onAustralian Continent begins (c. 260–225 Ma), forming the MacDonnell Ranges.</text:p>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28">
            <text:p>1028</text:p>
          </table:table-cell>
          <table:table-cell office:value-type="string">
            <text:p>:{s:'</text:p>
          </table:table-cell>
          <table:table-cell office:value-type="string">
            <text:p>Period</text:p>
          </table:table-cell>
          <table:table-cell office:value-type="string">
            <text:p>,b:</text:p>
          </table:table-cell>
          <table:table-cell office:value-type="float" office:value="358900000">
            <text:p>358900000</text:p>
          </table:table-cell>
          <table:table-cell office:value-type="string">
            <text:p>,bsd:</text:p>
          </table:table-cell>
          <table:table-cell office:value-type="float" office:value="400000">
            <text:p>400000</text:p>
          </table:table-cell>
          <table:table-cell/>
          <table:table-cell office:value-type="string">
            <text:p>,e:</text:p>
          </table:table-cell>
          <table:table-cell office:value-type="float" office:value="298900000">
            <text:p>298900000</text:p>
          </table:table-cell>
          <table:table-cell office:value-type="string">
            <text:p>,esd:</text:p>
          </table:table-cell>
          <table:table-cell office:value-type="float" office:value="200000">
            <text:p>200000</text:p>
          </table:table-cell>
          <table:table-cell/>
          <table:table-cell office:value-type="string">
            <text:p>,h:'</text:p>
          </table:table-cell>
          <table:table-cell office:value-type="string">
            <text:p>Carboniferous</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29">
            <text:p>1029</text:p>
          </table:table-cell>
          <table:table-cell office:value-type="string">
            <text:p>:{s:'</text:p>
          </table:table-cell>
          <table:table-cell office:value-type="string">
            <text:p>Period</text:p>
          </table:table-cell>
          <table:table-cell office:value-type="string">
            <text:p>,b:</text:p>
          </table:table-cell>
          <table:table-cell office:value-type="float" office:value="419200000">
            <text:p>419200000</text:p>
          </table:table-cell>
          <table:table-cell office:value-type="string">
            <text:p>,bsd:</text:p>
          </table:table-cell>
          <table:table-cell office:value-type="float" office:value="3200000">
            <text:p>3200000</text:p>
          </table:table-cell>
          <table:table-cell/>
          <table:table-cell office:value-type="string">
            <text:p>,e:</text:p>
          </table:table-cell>
          <table:table-cell office:value-type="float" office:value="358900000">
            <text:p>358900000</text:p>
          </table:table-cell>
          <table:table-cell office:value-type="string">
            <text:p>,esd:</text:p>
          </table:table-cell>
          <table:table-cell office:value-type="float" office:value="400000">
            <text:p>400000</text:p>
          </table:table-cell>
          <table:table-cell/>
          <table:table-cell office:value-type="string">
            <text:p>,h:'</text:p>
          </table:table-cell>
          <table:table-cell office:value-type="string">
            <text:p>Devonian</text:p>
          </table:table-cell>
          <table:table-cell office:value-type="string">
            <text:p>,s:'</text:p>
          </table:table-cell>
          <table:table-cell office:value-type="string">
            <text:p>First clubmosses, horsetails and ferns appear, as do the first seed-bearing plants (progymnosperms), first trees (the progymnosperm Archaeopteris), and first (wingless) insects. Strophomenid and atrypidbrachiopods, rugose and tabulate corals, andcrinoids are all abundant in the oceans. Goniatiteammonoids are plentiful, while squid-like coleoidsarise. Trilobites and armoured agnaths decline, while jawed fishes (placoderms, lobe-finned andray-finned fish, and early sharks) rule the seas. Firstamphibians still aquatic. "Old Red Continent" ofEuramerica. Beginning of Acadian Orogeny for Anti-Atlas Mountains of North Africa, and Appalachian Mountains of North America, also the Antler,Variscan, and Tuhua Orogeny in New Zealand.</text:p>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30">
            <text:p>1030</text:p>
          </table:table-cell>
          <table:table-cell office:value-type="string">
            <text:p>:{s:'</text:p>
          </table:table-cell>
          <table:table-cell office:value-type="string">
            <text:p>Period</text:p>
          </table:table-cell>
          <table:table-cell office:value-type="string">
            <text:p>,b:</text:p>
          </table:table-cell>
          <table:table-cell office:value-type="float" office:value="443400000">
            <text:p>443400000</text:p>
          </table:table-cell>
          <table:table-cell office:value-type="string">
            <text:p>,bsd:</text:p>
          </table:table-cell>
          <table:table-cell office:value-type="float" office:value="1500000">
            <text:p>1500000</text:p>
          </table:table-cell>
          <table:table-cell/>
          <table:table-cell office:value-type="string">
            <text:p>,e:</text:p>
          </table:table-cell>
          <table:table-cell office:value-type="float" office:value="419200000">
            <text:p>419200000</text:p>
          </table:table-cell>
          <table:table-cell office:value-type="string">
            <text:p>,esd:</text:p>
          </table:table-cell>
          <table:table-cell office:value-type="float" office:value="3200000">
            <text:p>3200000</text:p>
          </table:table-cell>
          <table:table-cell/>
          <table:table-cell office:value-type="string">
            <text:p>,h:'</text:p>
          </table:table-cell>
          <table:table-cell office:value-type="string">
            <text:p>Silurian</text:p>
          </table:table-cell>
          <table:table-cell office:value-type="string">
            <text:p>,s:'</text:p>
          </table:table-cell>
          <table:table-cell office:value-type="string">
            <text:p>First Vascular plants (the rhyniophytes and their relatives), first millipedes and arthropleurids on land. First jawed fishes, as well as many armouredjawless fish, populate the seas. Sea-scorpionsreach large size. Tabulate and rugose corals,brachiopods (Pentamerida, Rhynchonellida, etc.), and crinoids all abundant. Trilobites and mollusksdiverse; graptolites not as varied. Beginning ofCaledonian Orogeny for hills in England, Ireland, Wales, Scotland, and the Scandinavian Mountains. Also continued into Devonian period as the Acadian Orogeny, above. Taconic Orogeny tapers off. Lachlan Orogeny on Australian Continent tapers off.</text:p>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31">
            <text:p>1031</text:p>
          </table:table-cell>
          <table:table-cell office:value-type="string">
            <text:p>:{s:'</text:p>
          </table:table-cell>
          <table:table-cell office:value-type="string">
            <text:p>Period</text:p>
          </table:table-cell>
          <table:table-cell office:value-type="string">
            <text:p>,b:</text:p>
          </table:table-cell>
          <table:table-cell office:value-type="float" office:value="485400000">
            <text:p>485400000</text:p>
          </table:table-cell>
          <table:table-cell office:value-type="string">
            <text:p>,bsd:</text:p>
          </table:table-cell>
          <table:table-cell office:value-type="float" office:value="1900000">
            <text:p>1900000</text:p>
          </table:table-cell>
          <table:table-cell/>
          <table:table-cell office:value-type="string">
            <text:p>,e:</text:p>
          </table:table-cell>
          <table:table-cell office:value-type="float" office:value="443400000">
            <text:p>443400000</text:p>
          </table:table-cell>
          <table:table-cell office:value-type="string">
            <text:p>,esd:</text:p>
          </table:table-cell>
          <table:table-cell office:value-type="float" office:value="1500000">
            <text:p>1500000</text:p>
          </table:table-cell>
          <table:table-cell/>
          <table:table-cell office:value-type="string">
            <text:p>,h:'</text:p>
          </table:table-cell>
          <table:table-cell office:value-type="string">
            <text:p>Ordovician</text:p>
          </table:table-cell>
          <table:table-cell office:value-type="string">
            <text:p>,s:'</text:p>
          </table:table-cell>
          <table:table-cell office:value-type="string">
            <text:p>Invertebrates diversify into many new types (e.g., long straight-shelled cephalopods). Early corals, articulate brachiopods (Orthida, Strophomenida, etc.), bivalves, nautiloids, trilobites, ostracods,bryozoa, many types of echinoderms (crinoids,cystoids, starfish, etc.), branched graptolites, and other taxa all common. Conodonts (early planktonicvertebrates) appear. First green plants and fungi on land. Ice age at end of period.</text:p>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32">
            <text:p>1032</text:p>
          </table:table-cell>
          <table:table-cell office:value-type="string">
            <text:p>:{s:'</text:p>
          </table:table-cell>
          <table:table-cell office:value-type="string">
            <text:p>Period</text:p>
          </table:table-cell>
          <table:table-cell office:value-type="string">
            <text:p>,b:</text:p>
          </table:table-cell>
          <table:table-cell office:value-type="float" office:value="541000000">
            <text:p>541000000</text:p>
          </table:table-cell>
          <table:table-cell office:value-type="string">
            <text:p>,bsd:</text:p>
          </table:table-cell>
          <table:table-cell office:value-type="float" office:value="1000000">
            <text:p>1000000</text:p>
          </table:table-cell>
          <table:table-cell/>
          <table:table-cell office:value-type="string">
            <text:p>,e:</text:p>
          </table:table-cell>
          <table:table-cell office:value-type="float" office:value="485400000">
            <text:p>485400000</text:p>
          </table:table-cell>
          <table:table-cell office:value-type="string">
            <text:p>,esd:</text:p>
          </table:table-cell>
          <table:table-cell office:value-type="float" office:value="1900000">
            <text:p>1900000</text:p>
          </table:table-cell>
          <table:table-cell/>
          <table:table-cell office:value-type="string">
            <text:p>,h:'</text:p>
          </table:table-cell>
          <table:table-cell office:value-type="string">
            <text:p>Cambrian</text:p>
          </table:table-cell>
          <table:table-cell office:value-type="string">
            <text:p>,s:'</text:p>
          </table:table-cell>
          <table:table-cell office:value-type="string">
            <text:p>Major diversification of life in the Cambrian Explosion. Numerous fossils; most modern animalphyla appear. First chordates appear, along with a number of extinct, problematic phyla. Reef-buildingArchaeocyatha abundant; then vanish. Trilobites,priapulid worms, sponges, inarticulate brachiopods(unhinged lampshells), and many other animals numerous. Anomalocarids are giant predators, while many Ediacaran fauna die out. Prokaryotes,protists (e.g., forams), fungi and algae continue to present day. Gondwana emerges. Petermann Orogeny on the Australian Continent tapers off (550–535 Ma). Ross Orogeny in Antarctica. Adelaide Geosyncline (Delamerian Orogeny), majority of orogenic activity from 514–500Ma. Lachlan Orogenyon Australian Continent, c. 540–440Ma. AtmosphericCO2 content roughly 20–35 times present-day (Holocene) levels (6000 ppmv compared to today's 385 ppmv)[24][25]</text:p>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33">
            <text:p>1033</text:p>
          </table:table-cell>
          <table:table-cell office:value-type="string">
            <text:p>:{s:'</text:p>
          </table:table-cell>
          <table:table-cell office:value-type="string">
            <text:p>Period</text:p>
          </table:table-cell>
          <table:table-cell office:value-type="string">
            <text:p>,b:</text:p>
          </table:table-cell>
          <table:table-cell office:value-type="float" office:value="635000000">
            <text:p>635000000</text:p>
          </table:table-cell>
          <table:table-cell office:value-type="string">
            <text:p>,bsd:</text:p>
          </table:table-cell>
          <table:table-cell/>
          <table:table-cell office:value-type="string">
            <text:p>c</text:p>
          </table:table-cell>
          <table:table-cell office:value-type="string">
            <text:p>,e:</text:p>
          </table:table-cell>
          <table:table-cell office:value-type="float" office:value="541000000">
            <text:p>541000000</text:p>
          </table:table-cell>
          <table:table-cell office:value-type="string">
            <text:p>,esd:</text:p>
          </table:table-cell>
          <table:table-cell office:value-type="float" office:value="1000000">
            <text:p>1000000</text:p>
          </table:table-cell>
          <table:table-cell/>
          <table:table-cell office:value-type="string">
            <text:p>,h:'</text:p>
          </table:table-cell>
          <table:table-cell office:value-type="string">
            <text:p>Ediacaran</text:p>
          </table:table-cell>
          <table:table-cell office:value-type="string">
            <text:p>,s:'</text:p>
          </table:table-cell>
          <table:table-cell office:value-type="string">
            <text:p>Good fossils of the first multi-celled animals. Ediacaran biota flourish worldwide in seas. Simpletrace fossils of possible worm-like Trichophycus, etc. First sponges and trilobitomorphs. Enigmatic forms include many soft-jellied creatures shaped like bags, disks, or quilts (likeDickinsonia).Taconic Orogeny in North America. Aravalli Range orogeny in Indian Subcontinent. Beginning ofPetermann Orogeny on Australian Continent. Beardmore Orogeny in Antarctica, 633–620Ma.</text:p>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34">
            <text:p>1034</text:p>
          </table:table-cell>
          <table:table-cell office:value-type="string">
            <text:p>:{s:'</text:p>
          </table:table-cell>
          <table:table-cell office:value-type="string">
            <text:p>Period</text:p>
          </table:table-cell>
          <table:table-cell office:value-type="string">
            <text:p>,b:</text:p>
          </table:table-cell>
          <table:table-cell office:value-type="float" office:value="850000000">
            <text:p>850000000</text:p>
          </table:table-cell>
          <table:table-cell office:value-type="string">
            <text:p>,bsd:</text:p>
          </table:table-cell>
          <table:table-cell/>
          <table:table-cell office:value-type="string">
            <text:p>GSSA</text:p>
          </table:table-cell>
          <table:table-cell office:value-type="string">
            <text:p>,e:</text:p>
          </table:table-cell>
          <table:table-cell office:value-type="float" office:value="635000000">
            <text:p>635000000</text:p>
          </table:table-cell>
          <table:table-cell office:value-type="string">
            <text:p>,esd:</text:p>
          </table:table-cell>
          <table:table-cell/>
          <table:table-cell office:value-type="string">
            <text:p>c</text:p>
          </table:table-cell>
          <table:table-cell office:value-type="string">
            <text:p>,h:'</text:p>
          </table:table-cell>
          <table:table-cell office:value-type="string">
            <text:p>Cryogenian</text:p>
          </table:table-cell>
          <table:table-cell office:value-type="string">
            <text:p>,s:'</text:p>
          </table:table-cell>
          <table:table-cell office:value-type="string">
            <text:p>Possible "Snowball Earth" period. Fossils still rare. Rodinia landmass begins to break up. Late Ruker / Nimrod Orogeny in Antarctica tapers off.</text:p>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35">
            <text:p>1035</text:p>
          </table:table-cell>
          <table:table-cell office:value-type="string">
            <text:p>:{s:'</text:p>
          </table:table-cell>
          <table:table-cell office:value-type="string">
            <text:p>Period</text:p>
          </table:table-cell>
          <table:table-cell office:value-type="string">
            <text:p>,b:</text:p>
          </table:table-cell>
          <table:table-cell office:value-type="float" office:value="1000000000">
            <text:p>1000000000</text:p>
          </table:table-cell>
          <table:table-cell office:value-type="string">
            <text:p>,bsd:</text:p>
          </table:table-cell>
          <table:table-cell/>
          <table:table-cell office:value-type="string">
            <text:p>GSSA</text:p>
          </table:table-cell>
          <table:table-cell office:value-type="string">
            <text:p>,e:</text:p>
          </table:table-cell>
          <table:table-cell office:value-type="float" office:value="850000000">
            <text:p>850000000</text:p>
          </table:table-cell>
          <table:table-cell office:value-type="string">
            <text:p>,esd:</text:p>
          </table:table-cell>
          <table:table-cell/>
          <table:table-cell office:value-type="string">
            <text:p>GSSA</text:p>
          </table:table-cell>
          <table:table-cell office:value-type="string">
            <text:p>,h:'</text:p>
          </table:table-cell>
          <table:table-cell office:value-type="string">
            <text:p>Tonian</text:p>
          </table:table-cell>
          <table:table-cell office:value-type="string">
            <text:p>,s:'</text:p>
          </table:table-cell>
          <table:table-cell office:value-type="string">
            <text:p>Rodinia supercontinent persists. Trace fossils of simple multi-celled eukaryotes. First radiation ofdinoflagellate-like acritarchs. Grenville Orogeny tapers off in North America. Pan-African orogeny in Africa. Lake Ruker / Nimrod Orogeny in Antarctica, 1000 ± 150 Ma. Edmundian Orogeny (c. 920 - 850Ma), Gascoyne Complex, Western Australia. Adelaide Geosyncline laid down on Australian Continent, beginning of Adelaide Geosyncline (Delamerian Orogeny) in that continent.</text:p>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36">
            <text:p>1036</text:p>
          </table:table-cell>
          <table:table-cell office:value-type="string">
            <text:p>:{s:'</text:p>
          </table:table-cell>
          <table:table-cell office:value-type="string">
            <text:p>Period</text:p>
          </table:table-cell>
          <table:table-cell office:value-type="string">
            <text:p>,b:</text:p>
          </table:table-cell>
          <table:table-cell office:value-type="float" office:value="1200000000">
            <text:p>1200000000</text:p>
          </table:table-cell>
          <table:table-cell office:value-type="string">
            <text:p>,bsd:</text:p>
          </table:table-cell>
          <table:table-cell/>
          <table:table-cell office:value-type="string">
            <text:p>GSSA</text:p>
          </table:table-cell>
          <table:table-cell office:value-type="string">
            <text:p>,e:</text:p>
          </table:table-cell>
          <table:table-cell office:value-type="float" office:value="1000000000">
            <text:p>1000000000</text:p>
          </table:table-cell>
          <table:table-cell office:value-type="string">
            <text:p>,esd:</text:p>
          </table:table-cell>
          <table:table-cell/>
          <table:table-cell office:value-type="string">
            <text:p>GSSA</text:p>
          </table:table-cell>
          <table:table-cell office:value-type="string">
            <text:p>,h:'</text:p>
          </table:table-cell>
          <table:table-cell office:value-type="string">
            <text:p>Stenian</text:p>
          </table:table-cell>
          <table:table-cell office:value-type="string">
            <text:p>,s:'</text:p>
          </table:table-cell>
          <table:table-cell office:value-type="string">
            <text:p>Narrow highly metamorphic belts due to orogeny as Rodinia forms. Late Ruker / Nimrod Orogeny in Antarctica possibly begins. Musgrave Orogeny (c. 1080 Ma), Musgrave Block, Central Australia.</text:p>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37">
            <text:p>1037</text:p>
          </table:table-cell>
          <table:table-cell office:value-type="string">
            <text:p>:{s:'</text:p>
          </table:table-cell>
          <table:table-cell office:value-type="string">
            <text:p>Period</text:p>
          </table:table-cell>
          <table:table-cell office:value-type="string">
            <text:p>,b:</text:p>
          </table:table-cell>
          <table:table-cell office:value-type="float" office:value="1400000000">
            <text:p>1400000000</text:p>
          </table:table-cell>
          <table:table-cell office:value-type="string">
            <text:p>,bsd:</text:p>
          </table:table-cell>
          <table:table-cell/>
          <table:table-cell office:value-type="string">
            <text:p>GSSA</text:p>
          </table:table-cell>
          <table:table-cell office:value-type="string">
            <text:p>,e:</text:p>
          </table:table-cell>
          <table:table-cell office:value-type="float" office:value="1200000000">
            <text:p>1200000000</text:p>
          </table:table-cell>
          <table:table-cell office:value-type="string">
            <text:p>,esd:</text:p>
          </table:table-cell>
          <table:table-cell/>
          <table:table-cell office:value-type="string">
            <text:p>GSSA</text:p>
          </table:table-cell>
          <table:table-cell office:value-type="string">
            <text:p>,h:'</text:p>
          </table:table-cell>
          <table:table-cell office:value-type="string">
            <text:p>Ectasian</text:p>
          </table:table-cell>
          <table:table-cell office:value-type="string">
            <text:p>,s:'</text:p>
          </table:table-cell>
          <table:table-cell office:value-type="string">
            <text:p>Platform covers continue to expand. Green algae colonies in the seas. Grenville Orogeny in North America.</text:p>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38">
            <text:p>1038</text:p>
          </table:table-cell>
          <table:table-cell office:value-type="string">
            <text:p>:{s:'</text:p>
          </table:table-cell>
          <table:table-cell office:value-type="string">
            <text:p>Period</text:p>
          </table:table-cell>
          <table:table-cell office:value-type="string">
            <text:p>,b:</text:p>
          </table:table-cell>
          <table:table-cell office:value-type="float" office:value="1600000000">
            <text:p>1600000000</text:p>
          </table:table-cell>
          <table:table-cell office:value-type="string">
            <text:p>,bsd:</text:p>
          </table:table-cell>
          <table:table-cell/>
          <table:table-cell office:value-type="string">
            <text:p>GSSA</text:p>
          </table:table-cell>
          <table:table-cell office:value-type="string">
            <text:p>,e:</text:p>
          </table:table-cell>
          <table:table-cell office:value-type="float" office:value="1400000000">
            <text:p>1400000000</text:p>
          </table:table-cell>
          <table:table-cell office:value-type="string">
            <text:p>,esd:</text:p>
          </table:table-cell>
          <table:table-cell/>
          <table:table-cell office:value-type="string">
            <text:p>GSSA</text:p>
          </table:table-cell>
          <table:table-cell office:value-type="string">
            <text:p>,h:'</text:p>
          </table:table-cell>
          <table:table-cell office:value-type="string">
            <text:p>Calymmian</text:p>
          </table:table-cell>
          <table:table-cell office:value-type="string">
            <text:p>,s:'</text:p>
          </table:table-cell>
          <table:table-cell office:value-type="string">
            <text:p>Platform covers expand. Barramundi Orogeny, McArthur Basin, Northern Australia, and Isan Orogeny, c.1600 Ma, Mount Isa Block, Queensland</text:p>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39">
            <text:p>1039</text:p>
          </table:table-cell>
          <table:table-cell office:value-type="string">
            <text:p>:{s:'</text:p>
          </table:table-cell>
          <table:table-cell office:value-type="string">
            <text:p>Period</text:p>
          </table:table-cell>
          <table:table-cell office:value-type="string">
            <text:p>,b:</text:p>
          </table:table-cell>
          <table:table-cell office:value-type="float" office:value="1800000000">
            <text:p>1800000000</text:p>
          </table:table-cell>
          <table:table-cell office:value-type="string">
            <text:p>,bsd:</text:p>
          </table:table-cell>
          <table:table-cell/>
          <table:table-cell office:value-type="string">
            <text:p>GSSA</text:p>
          </table:table-cell>
          <table:table-cell office:value-type="string">
            <text:p>,e:</text:p>
          </table:table-cell>
          <table:table-cell office:value-type="float" office:value="1600000000">
            <text:p>1600000000</text:p>
          </table:table-cell>
          <table:table-cell office:value-type="string">
            <text:p>,esd:</text:p>
          </table:table-cell>
          <table:table-cell/>
          <table:table-cell office:value-type="string">
            <text:p>GSSA</text:p>
          </table:table-cell>
          <table:table-cell office:value-type="string">
            <text:p>,h:'</text:p>
          </table:table-cell>
          <table:table-cell office:value-type="string">
            <text:p>Statherian</text:p>
          </table:table-cell>
          <table:table-cell office:value-type="string">
            <text:p>,s:'</text:p>
          </table:table-cell>
          <table:table-cell office:value-type="string">
            <text:p>First complex single-celled life: protists with nuclei. Columbia is the primordial supercontinent. Kimban Orogeny in Australian Continent ends. Yapungku Orogeny on Yilgarn craton, in Western Australia. Mangaroon Orogeny, 1680–1620 Ma, on the Gascoyne Complex in Western Australia. Kararan Orogeny (1650-Ma), Gawler Craton, South Australia.</text:p>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40">
            <text:p>1040</text:p>
          </table:table-cell>
          <table:table-cell office:value-type="string">
            <text:p>:{s:'</text:p>
          </table:table-cell>
          <table:table-cell office:value-type="string">
            <text:p>Period</text:p>
          </table:table-cell>
          <table:table-cell office:value-type="string">
            <text:p>,b:</text:p>
          </table:table-cell>
          <table:table-cell office:value-type="float" office:value="2050000000">
            <text:p>2050000000</text:p>
          </table:table-cell>
          <table:table-cell office:value-type="string">
            <text:p>,bsd:</text:p>
          </table:table-cell>
          <table:table-cell/>
          <table:table-cell office:value-type="string">
            <text:p>GSSA</text:p>
          </table:table-cell>
          <table:table-cell office:value-type="string">
            <text:p>,e:</text:p>
          </table:table-cell>
          <table:table-cell office:value-type="float" office:value="1800000000">
            <text:p>1800000000</text:p>
          </table:table-cell>
          <table:table-cell office:value-type="string">
            <text:p>,esd:</text:p>
          </table:table-cell>
          <table:table-cell/>
          <table:table-cell office:value-type="string">
            <text:p>GSSA</text:p>
          </table:table-cell>
          <table:table-cell office:value-type="string">
            <text:p>,h:'</text:p>
          </table:table-cell>
          <table:table-cell office:value-type="string">
            <text:p>Orosirian</text:p>
          </table:table-cell>
          <table:table-cell office:value-type="string">
            <text:p>,s:'</text:p>
          </table:table-cell>
          <table:table-cell office:value-type="string">
            <text:p>The atmosphere becomes oxygenic. Vredefort and Sudbury Basin asteroid impacts. Much orogeny.Penokean and Trans-Hudsonian Orogenies in North America. Early Ruker Orogeny in Antarctica, 2000 - 1700 Ma. Glenburgh Orogeny, Glenburgh Terrane, Australian Continent c. 2005–1920 Ma. Kimban Orogeny, Gawler craton in Australian Continent begins.</text:p>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41">
            <text:p>1041</text:p>
          </table:table-cell>
          <table:table-cell office:value-type="string">
            <text:p>:{s:'</text:p>
          </table:table-cell>
          <table:table-cell office:value-type="string">
            <text:p>Period</text:p>
          </table:table-cell>
          <table:table-cell office:value-type="string">
            <text:p>,b:</text:p>
          </table:table-cell>
          <table:table-cell office:value-type="float" office:value="2300000000">
            <text:p>2300000000</text:p>
          </table:table-cell>
          <table:table-cell office:value-type="string">
            <text:p>,bsd:</text:p>
          </table:table-cell>
          <table:table-cell/>
          <table:table-cell office:value-type="string">
            <text:p>GSSA</text:p>
          </table:table-cell>
          <table:table-cell office:value-type="string">
            <text:p>,e:</text:p>
          </table:table-cell>
          <table:table-cell office:value-type="float" office:value="2050000000">
            <text:p>2050000000</text:p>
          </table:table-cell>
          <table:table-cell office:value-type="string">
            <text:p>,esd:</text:p>
          </table:table-cell>
          <table:table-cell/>
          <table:table-cell office:value-type="string">
            <text:p>GSSA</text:p>
          </table:table-cell>
          <table:table-cell office:value-type="string">
            <text:p>,h:'</text:p>
          </table:table-cell>
          <table:table-cell office:value-type="string">
            <text:p>Rhyacian</text:p>
          </table:table-cell>
          <table:table-cell office:value-type="string">
            <text:p>,s:'</text:p>
          </table:table-cell>
          <table:table-cell office:value-type="string">
            <text:p>Bushveld Igneous Complex forms. Huronian glaciation.</text:p>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42">
            <text:p>1042</text:p>
          </table:table-cell>
          <table:table-cell office:value-type="string">
            <text:p>:{s:'</text:p>
          </table:table-cell>
          <table:table-cell office:value-type="string">
            <text:p>Period</text:p>
          </table:table-cell>
          <table:table-cell office:value-type="string">
            <text:p>,b:</text:p>
          </table:table-cell>
          <table:table-cell office:value-type="float" office:value="2500000000">
            <text:p>2500000000</text:p>
          </table:table-cell>
          <table:table-cell office:value-type="string">
            <text:p>,bsd:</text:p>
          </table:table-cell>
          <table:table-cell/>
          <table:table-cell office:value-type="string">
            <text:p>GSSA</text:p>
          </table:table-cell>
          <table:table-cell office:value-type="string">
            <text:p>,e:</text:p>
          </table:table-cell>
          <table:table-cell office:value-type="float" office:value="2300000000">
            <text:p>2300000000</text:p>
          </table:table-cell>
          <table:table-cell office:value-type="string">
            <text:p>,esd:</text:p>
          </table:table-cell>
          <table:table-cell/>
          <table:table-cell office:value-type="string">
            <text:p>GSSA</text:p>
          </table:table-cell>
          <table:table-cell office:value-type="string">
            <text:p>,h:'</text:p>
          </table:table-cell>
          <table:table-cell office:value-type="string">
            <text:p>Siderian</text:p>
          </table:table-cell>
          <table:table-cell office:value-type="string">
            <text:p>,s:'</text:p>
          </table:table-cell>
          <table:table-cell office:value-type="string">
            <text:p>Oxygen catastrophe: banded iron formations forms. Sleaford Orogeny on Australian Continent,Gawler Craton 2440–2420 Ma.</text:p>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43">
            <text:p>1043</text:p>
          </table:table-cell>
          <table:table-cell office:value-type="string">
            <text:p>:{s:'</text:p>
          </table:table-cell>
          <table:table-cell office:value-type="string">
            <text:p>Epoch</text:p>
          </table:table-cell>
          <table:table-cell office:value-type="string">
            <text:p>,b:</text:p>
          </table:table-cell>
          <table:table-cell office:value-type="float" office:value="11700">
            <text:p>11700</text:p>
          </table:table-cell>
          <table:table-cell office:value-type="string">
            <text:p>,bsd:</text:p>
          </table:table-cell>
          <table:table-cell table:number-columns-repeated="2"/>
          <table:table-cell office:value-type="string">
            <text:p>,e:</text:p>
          </table:table-cell>
          <table:table-cell office:value-type="float" office:value="0">
            <text:p>0</text:p>
          </table:table-cell>
          <table:table-cell office:value-type="string">
            <text:p>,esd:</text:p>
          </table:table-cell>
          <table:table-cell table:number-columns-repeated="2"/>
          <table:table-cell office:value-type="string">
            <text:p>,h:'</text:p>
          </table:table-cell>
          <table:table-cell office:value-type="string">
            <text:p>Holocene</text:p>
          </table:table-cell>
          <table:table-cell office:value-type="string">
            <text:p>,s:'</text:p>
          </table:table-cell>
          <table:table-cell office:value-type="string">
            <text:p>Quaternary Ice Age recedes, and the currentinterglacial begins; rise of human civilization. Saharaforms from savannah, and agriculture begins. Stone Age cultures give way to Bronze Age (3300 BC) andIron Age (1200 BC), giving rise to many pre-historic cultures throughout the world. Little Ice Age (stadial) causes brief cooling in Northern Hemisphere from 1400 to 1850. Following the Industrial Revolution,Atmospheric CO2 levels rise from around 280 parts per million volume (ppmv) to the current level of 400[23] ppmv.[24][25]</text:p>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44">
            <text:p>1044</text:p>
          </table:table-cell>
          <table:table-cell office:value-type="string">
            <text:p>:{s:'</text:p>
          </table:table-cell>
          <table:table-cell office:value-type="string">
            <text:p>Epoch</text:p>
          </table:table-cell>
          <table:table-cell office:value-type="string">
            <text:p>,b:</text:p>
          </table:table-cell>
          <table:table-cell office:value-type="float" office:value="2588000">
            <text:p>2588000</text:p>
          </table:table-cell>
          <table:table-cell office:value-type="string">
            <text:p>,bsd:</text:p>
          </table:table-cell>
          <table:table-cell table:number-columns-repeated="2"/>
          <table:table-cell office:value-type="string">
            <text:p>,e:</text:p>
          </table:table-cell>
          <table:table-cell office:value-type="float" office:value="11700">
            <text:p>11700</text:p>
          </table:table-cell>
          <table:table-cell office:value-type="string">
            <text:p>,esd:</text:p>
          </table:table-cell>
          <table:table-cell table:number-columns-repeated="2"/>
          <table:table-cell office:value-type="string">
            <text:p>,h:'</text:p>
          </table:table-cell>
          <table:table-cell office:value-type="string">
            <text:p>Pleistocene</text:p>
          </table:table-cell>
          <table:table-cell office:value-type="string">
            <text:p>,s:'</text:p>
          </table:table-cell>
          <table:table-cell office:value-type="string">
            <text:p>Flourishing and then extinction of many largemammals (Pleistocene megafauna). Evolution of anatomically modern humans. Quaternary Ice Agecontinues with glaciations and interstadials (and the accompanying fluctuations from 100 to 300 ppmv inatmospheric CO2 levels[24][25]), further intensification of Icehouse Earth conditions, roughly 1.6 Ma. Last glacial maximum (30000 years ago),last glacial period (18000–15000 years ago). Dawn of human stone-age cultures, with increasing technical complexity relative to previous ice age cultures, such as engravings and clay statues (e.g.Venus of Lespugue), particularly in theMediterranean and Europe. Lake Toba supervolcanoerupts 75000 years before present, causing avolcanic winter that pushes humanity to the brink of extinction. Pleistocene ends with Oldest Dryas,Older Dryas/Allerød and Younger Dryas climate events, with Younger Dryas forming the boundary with the Holocene.</text:p>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45">
            <text:p>1045</text:p>
          </table:table-cell>
          <table:table-cell office:value-type="string">
            <text:p>:{s:'</text:p>
          </table:table-cell>
          <table:table-cell office:value-type="string">
            <text:p>Epoch</text:p>
          </table:table-cell>
          <table:table-cell office:value-type="string">
            <text:p>,b:</text:p>
          </table:table-cell>
          <table:table-cell office:value-type="float" office:value="5333000">
            <text:p>5333000</text:p>
          </table:table-cell>
          <table:table-cell office:value-type="string">
            <text:p>,bsd:</text:p>
          </table:table-cell>
          <table:table-cell table:number-columns-repeated="2"/>
          <table:table-cell office:value-type="string">
            <text:p>,e:</text:p>
          </table:table-cell>
          <table:table-cell office:value-type="float" office:value="2588000">
            <text:p>2588000</text:p>
          </table:table-cell>
          <table:table-cell office:value-type="string">
            <text:p>,esd:</text:p>
          </table:table-cell>
          <table:table-cell table:number-columns-repeated="2"/>
          <table:table-cell office:value-type="string">
            <text:p>,h:'</text:p>
          </table:table-cell>
          <table:table-cell office:value-type="string">
            <text:p>Pliocene</text:p>
          </table:table-cell>
          <table:table-cell office:value-type="string">
            <text:p>,s:'</text:p>
          </table:table-cell>
          <table:table-cell office:value-type="string">
            <text:p>Intensification of present Icehouse conditions,present (Quaternary) ice age begins roughly 2.58 Ma; cool and dry climate. Australopithecines, many of the existing genera of mammals, and recentmollusks appear. Homo habilis appears.</text:p>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46">
            <text:p>1046</text:p>
          </table:table-cell>
          <table:table-cell office:value-type="string">
            <text:p>:{s:'</text:p>
          </table:table-cell>
          <table:table-cell office:value-type="string">
            <text:p>Epoch</text:p>
          </table:table-cell>
          <table:table-cell office:value-type="string">
            <text:p>,b:</text:p>
          </table:table-cell>
          <table:table-cell office:value-type="float" office:value="23030000">
            <text:p>23030000</text:p>
          </table:table-cell>
          <table:table-cell office:value-type="string">
            <text:p>,bsd:</text:p>
          </table:table-cell>
          <table:table-cell table:number-columns-repeated="2"/>
          <table:table-cell office:value-type="string">
            <text:p>,e:</text:p>
          </table:table-cell>
          <table:table-cell office:value-type="float" office:value="5333000">
            <text:p>5333000</text:p>
          </table:table-cell>
          <table:table-cell office:value-type="string">
            <text:p>,esd:</text:p>
          </table:table-cell>
          <table:table-cell table:number-columns-repeated="2"/>
          <table:table-cell office:value-type="string">
            <text:p>,h:'</text:p>
          </table:table-cell>
          <table:table-cell office:value-type="string">
            <text:p>Miocene</text:p>
          </table:table-cell>
          <table:table-cell office:value-type="string">
            <text:p>,s:'</text:p>
          </table:table-cell>
          <table:table-cell office:value-type="string">
            <text:p>Moderate Icehouse climate, punctuated by ice ages;Orogeny in northern hemisphere. Modern mammaland bird families become recognizable. Horses andmastodons diverse. Grasses become ubiquitous. First apes appear (for reference see the article: "Sahelanthropus tchadensis"). Kaikoura Orogenyforms Southern Alps in New Zealand, continues today. Orogeny of the Alps in Europe slows, but continues to this day. Carpathian orogeny formsCarpathian Mountains in Central and Eastern Europe. Hellenic orogeny in Greece and Aegean Sea slows, but continues to this day. Middle Miocene Disruption occurs. Widespread forests slowly draw in massive amounts of CO2, gradually lowering the level of atmospheric CO2 from 650 ppmv down to around 100 ppmv.[24][25]</text:p>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47">
            <text:p>1047</text:p>
          </table:table-cell>
          <table:table-cell office:value-type="string">
            <text:p>:{s:'</text:p>
          </table:table-cell>
          <table:table-cell office:value-type="string">
            <text:p>Epoch</text:p>
          </table:table-cell>
          <table:table-cell office:value-type="string">
            <text:p>,b:</text:p>
          </table:table-cell>
          <table:table-cell office:value-type="float" office:value="33900000">
            <text:p>33900000</text:p>
          </table:table-cell>
          <table:table-cell office:value-type="string">
            <text:p>,bsd:</text:p>
          </table:table-cell>
          <table:table-cell table:number-columns-repeated="2"/>
          <table:table-cell office:value-type="string">
            <text:p>,e:</text:p>
          </table:table-cell>
          <table:table-cell office:value-type="float" office:value="23030000">
            <text:p>23030000</text:p>
          </table:table-cell>
          <table:table-cell office:value-type="string">
            <text:p>,esd:</text:p>
          </table:table-cell>
          <table:table-cell table:number-columns-repeated="2"/>
          <table:table-cell office:value-type="string">
            <text:p>,h:'</text:p>
          </table:table-cell>
          <table:table-cell office:value-type="string">
            <text:p>Oligocene</text:p>
          </table:table-cell>
          <table:table-cell office:value-type="string">
            <text:p>,s:'</text:p>
          </table:table-cell>
          <table:table-cell office:value-type="string">
            <text:p>Warm but cooling climate, moving towards Icehouse; Rapid evolution and diversification of fauna, especially mammals. Major evolution and dispersal of modern types of flowering plants</text:p>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48">
            <text:p>1048</text:p>
          </table:table-cell>
          <table:table-cell office:value-type="string">
            <text:p>:{s:'</text:p>
          </table:table-cell>
          <table:table-cell office:value-type="string">
            <text:p>Epoch</text:p>
          </table:table-cell>
          <table:table-cell office:value-type="string">
            <text:p>,b:</text:p>
          </table:table-cell>
          <table:table-cell office:value-type="float" office:value="56000000">
            <text:p>56000000</text:p>
          </table:table-cell>
          <table:table-cell office:value-type="string">
            <text:p>,bsd:</text:p>
          </table:table-cell>
          <table:table-cell table:number-columns-repeated="2"/>
          <table:table-cell office:value-type="string">
            <text:p>,e:</text:p>
          </table:table-cell>
          <table:table-cell office:value-type="float" office:value="33900000">
            <text:p>33900000</text:p>
          </table:table-cell>
          <table:table-cell office:value-type="string">
            <text:p>,esd:</text:p>
          </table:table-cell>
          <table:table-cell table:number-columns-repeated="2"/>
          <table:table-cell office:value-type="string">
            <text:p>,h:'</text:p>
          </table:table-cell>
          <table:table-cell office:value-type="string">
            <text:p>Eocene</text:p>
          </table:table-cell>
          <table:table-cell office:value-type="string">
            <text:p>,s:'</text:p>
          </table:table-cell>
          <table:table-cell office:value-type="string">
            <text:p>Moderate, cooling climate. Archaic mammals (e.g.Creodonts, Condylarths, Uintatheres, etc.) flourish and continue to develop during the epoch. Appearance of several "modern" mammal families. Primitive whales diversify. First grasses. Reglaciation of Antarctica and formation of its ice cap; Azolla event triggers ice age, and the Icehouse Earth climate that would follow it to this day, from the settlement and decay of seafloor algae drawing in massive amounts of atmospheric carbon dioxide,[24][25] lowering it from 3800 ppmv down to 650 ppmv. End of Laramide and Sevier Orogenies of the Rocky Mountains in North America. Orogeny of the Alps in Europe begins. Hellenic Orogeny begins in Greece and Aegean Sea.</text:p>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49">
            <text:p>1049</text:p>
          </table:table-cell>
          <table:table-cell office:value-type="string">
            <text:p>:{s:'</text:p>
          </table:table-cell>
          <table:table-cell office:value-type="string">
            <text:p>Epoch</text:p>
          </table:table-cell>
          <table:table-cell office:value-type="string">
            <text:p>,b:</text:p>
          </table:table-cell>
          <table:table-cell office:value-type="float" office:value="66000000">
            <text:p>66000000</text:p>
          </table:table-cell>
          <table:table-cell office:value-type="string">
            <text:p>,bsd:</text:p>
          </table:table-cell>
          <table:table-cell table:number-columns-repeated="2"/>
          <table:table-cell office:value-type="string">
            <text:p>,e:</text:p>
          </table:table-cell>
          <table:table-cell office:value-type="float" office:value="56000000">
            <text:p>56000000</text:p>
          </table:table-cell>
          <table:table-cell office:value-type="string">
            <text:p>,esd:</text:p>
          </table:table-cell>
          <table:table-cell table:number-columns-repeated="2"/>
          <table:table-cell office:value-type="string">
            <text:p>,h:'</text:p>
          </table:table-cell>
          <table:table-cell office:value-type="string">
            <text:p>Paleocene</text:p>
          </table:table-cell>
          <table:table-cell office:value-type="string">
            <text:p>,s:'</text:p>
          </table:table-cell>
          <table:table-cell office:value-type="string">
            <text:p>Climate tropical. Modern plants appear; Mammalsdiversify into a number of primitive lineages following the extinction of the dinosaurs. First large mammals (up to bear or small hippo size). Alpine orogeny in Europe and Asia begins. Indian Subcontinent collides with Asia 55 Ma, Himalayan Orogeny starts between 52 and 48 Ma.</text:p>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50">
            <text:p>1050</text:p>
          </table:table-cell>
          <table:table-cell office:value-type="string">
            <text:p>:{s:'</text:p>
          </table:table-cell>
          <table:table-cell office:value-type="string">
            <text:p>Epoch</text:p>
          </table:table-cell>
          <table:table-cell office:value-type="string">
            <text:p>,b:</text:p>
          </table:table-cell>
          <table:table-cell office:value-type="float" office:value="100500000">
            <text:p>100500000</text:p>
          </table:table-cell>
          <table:table-cell office:value-type="string">
            <text:p>,bsd:</text:p>
          </table:table-cell>
          <table:table-cell table:number-columns-repeated="2"/>
          <table:table-cell office:value-type="string">
            <text:p>,e:</text:p>
          </table:table-cell>
          <table:table-cell office:value-type="float" office:value="66000000">
            <text:p>66000000</text:p>
          </table:table-cell>
          <table:table-cell office:value-type="string">
            <text:p>,esd:</text:p>
          </table:table-cell>
          <table:table-cell table:number-columns-repeated="2"/>
          <table:table-cell office:value-type="string">
            <text:p>,h:'</text:p>
          </table:table-cell>
          <table:table-cell office:value-type="string">
            <text:p>Late</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51">
            <text:p>1051</text:p>
          </table:table-cell>
          <table:table-cell office:value-type="string">
            <text:p>:{s:'</text:p>
          </table:table-cell>
          <table:table-cell office:value-type="string">
            <text:p>Epoch</text:p>
          </table:table-cell>
          <table:table-cell office:value-type="string">
            <text:p>,b:</text:p>
          </table:table-cell>
          <table:table-cell office:value-type="float" office:value="145000000">
            <text:p>145000000</text:p>
          </table:table-cell>
          <table:table-cell office:value-type="string">
            <text:p>,bsd:</text:p>
          </table:table-cell>
          <table:table-cell/>
          <table:table-cell office:value-type="string">
            <text:p>c</text:p>
          </table:table-cell>
          <table:table-cell office:value-type="string">
            <text:p>,e:</text:p>
          </table:table-cell>
          <table:table-cell office:value-type="float" office:value="100500000">
            <text:p>100500000</text:p>
          </table:table-cell>
          <table:table-cell office:value-type="string">
            <text:p>,esd:</text:p>
          </table:table-cell>
          <table:table-cell table:number-columns-repeated="2"/>
          <table:table-cell office:value-type="string">
            <text:p>,h:'</text:p>
          </table:table-cell>
          <table:table-cell office:value-type="string">
            <text:p>Early</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52">
            <text:p>1052</text:p>
          </table:table-cell>
          <table:table-cell office:value-type="string">
            <text:p>:{s:'</text:p>
          </table:table-cell>
          <table:table-cell office:value-type="string">
            <text:p>Epoch</text:p>
          </table:table-cell>
          <table:table-cell office:value-type="string">
            <text:p>,b:</text:p>
          </table:table-cell>
          <table:table-cell office:value-type="float" office:value="163500000">
            <text:p>163500000</text:p>
          </table:table-cell>
          <table:table-cell office:value-type="string">
            <text:p>,bsd:</text:p>
          </table:table-cell>
          <table:table-cell office:value-type="float" office:value="1000000">
            <text:p>1000000</text:p>
          </table:table-cell>
          <table:table-cell/>
          <table:table-cell office:value-type="string">
            <text:p>,e:</text:p>
          </table:table-cell>
          <table:table-cell office:value-type="float" office:value="145000000">
            <text:p>145000000</text:p>
          </table:table-cell>
          <table:table-cell office:value-type="string">
            <text:p>,esd:</text:p>
          </table:table-cell>
          <table:table-cell/>
          <table:table-cell office:value-type="string">
            <text:p>c</text:p>
          </table:table-cell>
          <table:table-cell office:value-type="string">
            <text:p>,h:'</text:p>
          </table:table-cell>
          <table:table-cell office:value-type="string">
            <text:p>Late</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53">
            <text:p>1053</text:p>
          </table:table-cell>
          <table:table-cell office:value-type="string">
            <text:p>:{s:'</text:p>
          </table:table-cell>
          <table:table-cell office:value-type="string">
            <text:p>Epoch</text:p>
          </table:table-cell>
          <table:table-cell office:value-type="string">
            <text:p>,b:</text:p>
          </table:table-cell>
          <table:table-cell office:value-type="float" office:value="174100000">
            <text:p>174100000</text:p>
          </table:table-cell>
          <table:table-cell office:value-type="string">
            <text:p>,bsd:</text:p>
          </table:table-cell>
          <table:table-cell office:value-type="float" office:value="1000000">
            <text:p>1000000</text:p>
          </table:table-cell>
          <table:table-cell/>
          <table:table-cell office:value-type="string">
            <text:p>,e:</text:p>
          </table:table-cell>
          <table:table-cell office:value-type="float" office:value="163500000">
            <text:p>163500000</text:p>
          </table:table-cell>
          <table:table-cell office:value-type="string">
            <text:p>,esd:</text:p>
          </table:table-cell>
          <table:table-cell office:value-type="float" office:value="1000000">
            <text:p>1000000</text:p>
          </table:table-cell>
          <table:table-cell/>
          <table:table-cell office:value-type="string">
            <text:p>,h:'</text:p>
          </table:table-cell>
          <table:table-cell office:value-type="string">
            <text:p>Middle</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54">
            <text:p>1054</text:p>
          </table:table-cell>
          <table:table-cell office:value-type="string">
            <text:p>:{s:'</text:p>
          </table:table-cell>
          <table:table-cell office:value-type="string">
            <text:p>Epoch</text:p>
          </table:table-cell>
          <table:table-cell office:value-type="string">
            <text:p>,b:</text:p>
          </table:table-cell>
          <table:table-cell office:value-type="float" office:value="201300000">
            <text:p>201300000</text:p>
          </table:table-cell>
          <table:table-cell office:value-type="string">
            <text:p>,bsd:</text:p>
          </table:table-cell>
          <table:table-cell office:value-type="float" office:value="200000">
            <text:p>200000</text:p>
          </table:table-cell>
          <table:table-cell/>
          <table:table-cell office:value-type="string">
            <text:p>,e:</text:p>
          </table:table-cell>
          <table:table-cell office:value-type="float" office:value="174100000">
            <text:p>174100000</text:p>
          </table:table-cell>
          <table:table-cell office:value-type="string">
            <text:p>,esd:</text:p>
          </table:table-cell>
          <table:table-cell office:value-type="float" office:value="1000000">
            <text:p>1000000</text:p>
          </table:table-cell>
          <table:table-cell/>
          <table:table-cell office:value-type="string">
            <text:p>,h:'</text:p>
          </table:table-cell>
          <table:table-cell office:value-type="string">
            <text:p>Early</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55">
            <text:p>1055</text:p>
          </table:table-cell>
          <table:table-cell office:value-type="string">
            <text:p>:{s:'</text:p>
          </table:table-cell>
          <table:table-cell office:value-type="string">
            <text:p>Epoch</text:p>
          </table:table-cell>
          <table:table-cell office:value-type="string">
            <text:p>,b:</text:p>
          </table:table-cell>
          <table:table-cell office:value-type="float" office:value="235000000">
            <text:p>235000000</text:p>
          </table:table-cell>
          <table:table-cell office:value-type="string">
            <text:p>,bsd:</text:p>
          </table:table-cell>
          <table:table-cell/>
          <table:table-cell office:value-type="string">
            <text:p>c</text:p>
          </table:table-cell>
          <table:table-cell office:value-type="string">
            <text:p>,e:</text:p>
          </table:table-cell>
          <table:table-cell office:value-type="float" office:value="201300000">
            <text:p>201300000</text:p>
          </table:table-cell>
          <table:table-cell office:value-type="string">
            <text:p>,esd:</text:p>
          </table:table-cell>
          <table:table-cell office:value-type="float" office:value="200000">
            <text:p>200000</text:p>
          </table:table-cell>
          <table:table-cell/>
          <table:table-cell office:value-type="string">
            <text:p>,h:'</text:p>
          </table:table-cell>
          <table:table-cell office:value-type="string">
            <text:p>Late</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56">
            <text:p>1056</text:p>
          </table:table-cell>
          <table:table-cell office:value-type="string">
            <text:p>:{s:'</text:p>
          </table:table-cell>
          <table:table-cell office:value-type="string">
            <text:p>Epoch</text:p>
          </table:table-cell>
          <table:table-cell office:value-type="string">
            <text:p>,b:</text:p>
          </table:table-cell>
          <table:table-cell office:value-type="float" office:value="247200000">
            <text:p>247200000</text:p>
          </table:table-cell>
          <table:table-cell office:value-type="string">
            <text:p>,bsd:</text:p>
          </table:table-cell>
          <table:table-cell table:number-columns-repeated="2"/>
          <table:table-cell office:value-type="string">
            <text:p>,e:</text:p>
          </table:table-cell>
          <table:table-cell office:value-type="float" office:value="235000000">
            <text:p>235000000</text:p>
          </table:table-cell>
          <table:table-cell office:value-type="string">
            <text:p>,esd:</text:p>
          </table:table-cell>
          <table:table-cell/>
          <table:table-cell office:value-type="string">
            <text:p>c</text:p>
          </table:table-cell>
          <table:table-cell office:value-type="string">
            <text:p>,h:'</text:p>
          </table:table-cell>
          <table:table-cell office:value-type="string">
            <text:p>Middle</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57">
            <text:p>1057</text:p>
          </table:table-cell>
          <table:table-cell office:value-type="string">
            <text:p>:{s:'</text:p>
          </table:table-cell>
          <table:table-cell office:value-type="string">
            <text:p>Epoch</text:p>
          </table:table-cell>
          <table:table-cell office:value-type="string">
            <text:p>,b:</text:p>
          </table:table-cell>
          <table:table-cell office:value-type="float" office:value="252200000">
            <text:p>252200000</text:p>
          </table:table-cell>
          <table:table-cell office:value-type="string">
            <text:p>,bsd:</text:p>
          </table:table-cell>
          <table:table-cell office:value-type="float" office:value="500000">
            <text:p>500000</text:p>
          </table:table-cell>
          <table:table-cell/>
          <table:table-cell office:value-type="string">
            <text:p>,e:</text:p>
          </table:table-cell>
          <table:table-cell office:value-type="float" office:value="247200000">
            <text:p>247200000</text:p>
          </table:table-cell>
          <table:table-cell office:value-type="string">
            <text:p>,esd:</text:p>
          </table:table-cell>
          <table:table-cell table:number-columns-repeated="2"/>
          <table:table-cell office:value-type="string">
            <text:p>,h:'</text:p>
          </table:table-cell>
          <table:table-cell office:value-type="string">
            <text:p>Early</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58">
            <text:p>1058</text:p>
          </table:table-cell>
          <table:table-cell office:value-type="string">
            <text:p>:{s:'</text:p>
          </table:table-cell>
          <table:table-cell office:value-type="string">
            <text:p>Epoch</text:p>
          </table:table-cell>
          <table:table-cell office:value-type="string">
            <text:p>,b:</text:p>
          </table:table-cell>
          <table:table-cell office:value-type="float" office:value="259900000">
            <text:p>259900000</text:p>
          </table:table-cell>
          <table:table-cell office:value-type="string">
            <text:p>,bsd:</text:p>
          </table:table-cell>
          <table:table-cell office:value-type="float" office:value="400000">
            <text:p>400000</text:p>
          </table:table-cell>
          <table:table-cell/>
          <table:table-cell office:value-type="string">
            <text:p>,e:</text:p>
          </table:table-cell>
          <table:table-cell office:value-type="float" office:value="252200000">
            <text:p>252200000</text:p>
          </table:table-cell>
          <table:table-cell office:value-type="string">
            <text:p>,esd:</text:p>
          </table:table-cell>
          <table:table-cell office:value-type="float" office:value="500000">
            <text:p>500000</text:p>
          </table:table-cell>
          <table:table-cell/>
          <table:table-cell office:value-type="string">
            <text:p>,h:'</text:p>
          </table:table-cell>
          <table:table-cell office:value-type="string">
            <text:p>Loping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59">
            <text:p>1059</text:p>
          </table:table-cell>
          <table:table-cell office:value-type="string">
            <text:p>:{s:'</text:p>
          </table:table-cell>
          <table:table-cell office:value-type="string">
            <text:p>Epoch</text:p>
          </table:table-cell>
          <table:table-cell office:value-type="string">
            <text:p>,b:</text:p>
          </table:table-cell>
          <table:table-cell office:value-type="float" office:value="272300000">
            <text:p>272300000</text:p>
          </table:table-cell>
          <table:table-cell office:value-type="string">
            <text:p>,bsd:</text:p>
          </table:table-cell>
          <table:table-cell office:value-type="float" office:value="500000">
            <text:p>500000</text:p>
          </table:table-cell>
          <table:table-cell/>
          <table:table-cell office:value-type="string">
            <text:p>,e:</text:p>
          </table:table-cell>
          <table:table-cell office:value-type="float" office:value="259900000">
            <text:p>259900000</text:p>
          </table:table-cell>
          <table:table-cell office:value-type="string">
            <text:p>,esd:</text:p>
          </table:table-cell>
          <table:table-cell office:value-type="float" office:value="400000">
            <text:p>400000</text:p>
          </table:table-cell>
          <table:table-cell/>
          <table:table-cell office:value-type="string">
            <text:p>,h:'</text:p>
          </table:table-cell>
          <table:table-cell office:value-type="string">
            <text:p>Guadalup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60">
            <text:p>1060</text:p>
          </table:table-cell>
          <table:table-cell office:value-type="string">
            <text:p>:{s:'</text:p>
          </table:table-cell>
          <table:table-cell office:value-type="string">
            <text:p>Epoch</text:p>
          </table:table-cell>
          <table:table-cell office:value-type="string">
            <text:p>,b:</text:p>
          </table:table-cell>
          <table:table-cell office:value-type="float" office:value="298900000">
            <text:p>298900000</text:p>
          </table:table-cell>
          <table:table-cell office:value-type="string">
            <text:p>,bsd:</text:p>
          </table:table-cell>
          <table:table-cell office:value-type="float" office:value="200000">
            <text:p>200000</text:p>
          </table:table-cell>
          <table:table-cell/>
          <table:table-cell office:value-type="string">
            <text:p>,e:</text:p>
          </table:table-cell>
          <table:table-cell office:value-type="float" office:value="272300000">
            <text:p>272300000</text:p>
          </table:table-cell>
          <table:table-cell office:value-type="string">
            <text:p>,esd:</text:p>
          </table:table-cell>
          <table:table-cell office:value-type="float" office:value="500000">
            <text:p>500000</text:p>
          </table:table-cell>
          <table:table-cell/>
          <table:table-cell office:value-type="string">
            <text:p>,h:'</text:p>
          </table:table-cell>
          <table:table-cell office:value-type="string">
            <text:p>Cisural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61">
            <text:p>1061</text:p>
          </table:table-cell>
          <table:table-cell office:value-type="string">
            <text:p>:{s:'</text:p>
          </table:table-cell>
          <table:table-cell office:value-type="string">
            <text:p>Epoch</text:p>
          </table:table-cell>
          <table:table-cell office:value-type="string">
            <text:p>,b:</text:p>
          </table:table-cell>
          <table:table-cell office:value-type="float" office:value="323200000">
            <text:p>323200000</text:p>
          </table:table-cell>
          <table:table-cell office:value-type="string">
            <text:p>,bsd:</text:p>
          </table:table-cell>
          <table:table-cell office:value-type="float" office:value="400000">
            <text:p>400000</text:p>
          </table:table-cell>
          <table:table-cell/>
          <table:table-cell office:value-type="string">
            <text:p>,e:</text:p>
          </table:table-cell>
          <table:table-cell office:value-type="float" office:value="298900000">
            <text:p>298900000</text:p>
          </table:table-cell>
          <table:table-cell office:value-type="string">
            <text:p>,esd:</text:p>
          </table:table-cell>
          <table:table-cell office:value-type="float" office:value="200000">
            <text:p>200000</text:p>
          </table:table-cell>
          <table:table-cell/>
          <table:table-cell office:value-type="string">
            <text:p>,h:'</text:p>
          </table:table-cell>
          <table:table-cell office:value-type="string">
            <text:p>Pennsylvanian</text:p>
          </table:table-cell>
          <table:table-cell office:value-type="string">
            <text:p>,s:'</text:p>
          </table:table-cell>
          <table:table-cell office:value-type="string">
            <text:p>Winged insects radiate suddenly; some (esp.Protodonata and Palaeodictyoptera) are quite large.Amphibians common and diverse. First reptiles andcoal forests (scale trees, ferns, club trees, giant horsetails, Cordaites, etc.). Highest-everatmospheric oxygen levels. Goniatites, brachiopods, bryozoa, bivalves, and corals plentiful in the seas and oceans. Testate forams proliferate. Uralian orogeny in Europe and Asia. Variscan orogenyoccurs towards middle and late Mississippian Periods.</text:p>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62">
            <text:p>1062</text:p>
          </table:table-cell>
          <table:table-cell office:value-type="string">
            <text:p>:{s:'</text:p>
          </table:table-cell>
          <table:table-cell office:value-type="string">
            <text:p>Epoch</text:p>
          </table:table-cell>
          <table:table-cell office:value-type="string">
            <text:p>,b:</text:p>
          </table:table-cell>
          <table:table-cell office:value-type="float" office:value="358900000">
            <text:p>358900000</text:p>
          </table:table-cell>
          <table:table-cell office:value-type="string">
            <text:p>,bsd:</text:p>
          </table:table-cell>
          <table:table-cell office:value-type="float" office:value="400000">
            <text:p>400000</text:p>
          </table:table-cell>
          <table:table-cell/>
          <table:table-cell office:value-type="string">
            <text:p>,e:</text:p>
          </table:table-cell>
          <table:table-cell office:value-type="float" office:value="323200000">
            <text:p>323200000</text:p>
          </table:table-cell>
          <table:table-cell office:value-type="string">
            <text:p>,esd:</text:p>
          </table:table-cell>
          <table:table-cell office:value-type="float" office:value="400000">
            <text:p>400000</text:p>
          </table:table-cell>
          <table:table-cell/>
          <table:table-cell office:value-type="string">
            <text:p>,h:'</text:p>
          </table:table-cell>
          <table:table-cell office:value-type="string">
            <text:p>Mississippian</text:p>
          </table:table-cell>
          <table:table-cell office:value-type="string">
            <text:p>,s:'</text:p>
          </table:table-cell>
          <table:table-cell office:value-type="string">
            <text:p>Large primitive trees, first land vertebrates, and amphibious sea-scorpions live amid coal-forming coastal swamps. Lobe-finned rhizodonts are dominant big fresh-water predators. In the oceans, early sharks are common and quite diverse;echinoderms (especially crinoids and blastoids) abundant. Corals, bryozoa, goniatites and brachiopods (Productida, Spiriferida, etc.) very common, but trilobites and nautiloids decline.Glaciation in East Gondwana. Tuhua Orogeny in New Zealand tapers off.</text:p>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63">
            <text:p>1063</text:p>
          </table:table-cell>
          <table:table-cell office:value-type="string">
            <text:p>:{s:'</text:p>
          </table:table-cell>
          <table:table-cell office:value-type="string">
            <text:p>Epoch</text:p>
          </table:table-cell>
          <table:table-cell office:value-type="string">
            <text:p>,b:</text:p>
          </table:table-cell>
          <table:table-cell office:value-type="float" office:value="382700000">
            <text:p>382700000</text:p>
          </table:table-cell>
          <table:table-cell office:value-type="string">
            <text:p>,bsd:</text:p>
          </table:table-cell>
          <table:table-cell office:value-type="float" office:value="1600000">
            <text:p>1600000</text:p>
          </table:table-cell>
          <table:table-cell/>
          <table:table-cell office:value-type="string">
            <text:p>,e:</text:p>
          </table:table-cell>
          <table:table-cell office:value-type="float" office:value="358900000">
            <text:p>358900000</text:p>
          </table:table-cell>
          <table:table-cell office:value-type="string">
            <text:p>,esd:</text:p>
          </table:table-cell>
          <table:table-cell office:value-type="float" office:value="400000">
            <text:p>400000</text:p>
          </table:table-cell>
          <table:table-cell/>
          <table:table-cell office:value-type="string">
            <text:p>,h:'</text:p>
          </table:table-cell>
          <table:table-cell office:value-type="string">
            <text:p>Late</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64">
            <text:p>1064</text:p>
          </table:table-cell>
          <table:table-cell office:value-type="string">
            <text:p>:{s:'</text:p>
          </table:table-cell>
          <table:table-cell office:value-type="string">
            <text:p>Epoch</text:p>
          </table:table-cell>
          <table:table-cell office:value-type="string">
            <text:p>,b:</text:p>
          </table:table-cell>
          <table:table-cell office:value-type="float" office:value="393300000">
            <text:p>393300000</text:p>
          </table:table-cell>
          <table:table-cell office:value-type="string">
            <text:p>,bsd:</text:p>
          </table:table-cell>
          <table:table-cell office:value-type="float" office:value="1200000">
            <text:p>1200000</text:p>
          </table:table-cell>
          <table:table-cell/>
          <table:table-cell office:value-type="string">
            <text:p>,e:</text:p>
          </table:table-cell>
          <table:table-cell office:value-type="float" office:value="382700000">
            <text:p>382700000</text:p>
          </table:table-cell>
          <table:table-cell office:value-type="string">
            <text:p>,esd:</text:p>
          </table:table-cell>
          <table:table-cell office:value-type="float" office:value="1600000">
            <text:p>1600000</text:p>
          </table:table-cell>
          <table:table-cell/>
          <table:table-cell office:value-type="string">
            <text:p>,h:'</text:p>
          </table:table-cell>
          <table:table-cell office:value-type="string">
            <text:p>Middle</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65">
            <text:p>1065</text:p>
          </table:table-cell>
          <table:table-cell office:value-type="string">
            <text:p>:{s:'</text:p>
          </table:table-cell>
          <table:table-cell office:value-type="string">
            <text:p>Epoch</text:p>
          </table:table-cell>
          <table:table-cell office:value-type="string">
            <text:p>,b:</text:p>
          </table:table-cell>
          <table:table-cell office:value-type="float" office:value="419200000">
            <text:p>419200000</text:p>
          </table:table-cell>
          <table:table-cell office:value-type="string">
            <text:p>,bsd:</text:p>
          </table:table-cell>
          <table:table-cell office:value-type="float" office:value="3200000">
            <text:p>3200000</text:p>
          </table:table-cell>
          <table:table-cell/>
          <table:table-cell office:value-type="string">
            <text:p>,e:</text:p>
          </table:table-cell>
          <table:table-cell office:value-type="float" office:value="393300000">
            <text:p>393300000</text:p>
          </table:table-cell>
          <table:table-cell office:value-type="string">
            <text:p>,esd:</text:p>
          </table:table-cell>
          <table:table-cell office:value-type="float" office:value="1200000">
            <text:p>1200000</text:p>
          </table:table-cell>
          <table:table-cell/>
          <table:table-cell office:value-type="string">
            <text:p>,h:'</text:p>
          </table:table-cell>
          <table:table-cell office:value-type="string">
            <text:p>Early</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66">
            <text:p>1066</text:p>
          </table:table-cell>
          <table:table-cell office:value-type="string">
            <text:p>:{s:'</text:p>
          </table:table-cell>
          <table:table-cell office:value-type="string">
            <text:p>Epoch</text:p>
          </table:table-cell>
          <table:table-cell office:value-type="string">
            <text:p>,b:</text:p>
          </table:table-cell>
          <table:table-cell office:value-type="float" office:value="423000000">
            <text:p>423000000</text:p>
          </table:table-cell>
          <table:table-cell office:value-type="string">
            <text:p>,bsd:</text:p>
          </table:table-cell>
          <table:table-cell office:value-type="float" office:value="2300000">
            <text:p>2300000</text:p>
          </table:table-cell>
          <table:table-cell/>
          <table:table-cell office:value-type="string">
            <text:p>,e:</text:p>
          </table:table-cell>
          <table:table-cell office:value-type="float" office:value="419200000">
            <text:p>419200000</text:p>
          </table:table-cell>
          <table:table-cell office:value-type="string">
            <text:p>,esd:</text:p>
          </table:table-cell>
          <table:table-cell office:value-type="float" office:value="3200000">
            <text:p>3200000</text:p>
          </table:table-cell>
          <table:table-cell/>
          <table:table-cell office:value-type="string">
            <text:p>,h:'</text:p>
          </table:table-cell>
          <table:table-cell office:value-type="string">
            <text:p>Pridoli</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67">
            <text:p>1067</text:p>
          </table:table-cell>
          <table:table-cell office:value-type="string">
            <text:p>:{s:'</text:p>
          </table:table-cell>
          <table:table-cell office:value-type="string">
            <text:p>Epoch</text:p>
          </table:table-cell>
          <table:table-cell office:value-type="string">
            <text:p>,b:</text:p>
          </table:table-cell>
          <table:table-cell office:value-type="float" office:value="427400000">
            <text:p>427400000</text:p>
          </table:table-cell>
          <table:table-cell office:value-type="string">
            <text:p>,bsd:</text:p>
          </table:table-cell>
          <table:table-cell office:value-type="float" office:value="500000">
            <text:p>500000</text:p>
          </table:table-cell>
          <table:table-cell/>
          <table:table-cell office:value-type="string">
            <text:p>,e:</text:p>
          </table:table-cell>
          <table:table-cell office:value-type="float" office:value="423000000">
            <text:p>423000000</text:p>
          </table:table-cell>
          <table:table-cell office:value-type="string">
            <text:p>,esd:</text:p>
          </table:table-cell>
          <table:table-cell office:value-type="float" office:value="2300000">
            <text:p>2300000</text:p>
          </table:table-cell>
          <table:table-cell/>
          <table:table-cell office:value-type="string">
            <text:p>,h:'</text:p>
          </table:table-cell>
          <table:table-cell office:value-type="string">
            <text:p>Ludlow/Cayug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68">
            <text:p>1068</text:p>
          </table:table-cell>
          <table:table-cell office:value-type="string">
            <text:p>:{s:'</text:p>
          </table:table-cell>
          <table:table-cell office:value-type="string">
            <text:p>Epoch</text:p>
          </table:table-cell>
          <table:table-cell office:value-type="string">
            <text:p>,b:</text:p>
          </table:table-cell>
          <table:table-cell office:value-type="float" office:value="433400000">
            <text:p>433400000</text:p>
          </table:table-cell>
          <table:table-cell office:value-type="string">
            <text:p>,bsd:</text:p>
          </table:table-cell>
          <table:table-cell office:value-type="float" office:value="800000">
            <text:p>800000</text:p>
          </table:table-cell>
          <table:table-cell/>
          <table:table-cell office:value-type="string">
            <text:p>,e:</text:p>
          </table:table-cell>
          <table:table-cell office:value-type="float" office:value="427400000">
            <text:p>427400000</text:p>
          </table:table-cell>
          <table:table-cell office:value-type="string">
            <text:p>,esd:</text:p>
          </table:table-cell>
          <table:table-cell office:value-type="float" office:value="500000">
            <text:p>500000</text:p>
          </table:table-cell>
          <table:table-cell/>
          <table:table-cell office:value-type="string">
            <text:p>,h:'</text:p>
          </table:table-cell>
          <table:table-cell office:value-type="string">
            <text:p>Wenlock</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69">
            <text:p>1069</text:p>
          </table:table-cell>
          <table:table-cell office:value-type="string">
            <text:p>:{s:'</text:p>
          </table:table-cell>
          <table:table-cell office:value-type="string">
            <text:p>Epoch</text:p>
          </table:table-cell>
          <table:table-cell office:value-type="string">
            <text:p>,b:</text:p>
          </table:table-cell>
          <table:table-cell office:value-type="float" office:value="443400000">
            <text:p>443400000</text:p>
          </table:table-cell>
          <table:table-cell office:value-type="string">
            <text:p>,bsd:</text:p>
          </table:table-cell>
          <table:table-cell office:value-type="float" office:value="1500000">
            <text:p>1500000</text:p>
          </table:table-cell>
          <table:table-cell/>
          <table:table-cell office:value-type="string">
            <text:p>,e:</text:p>
          </table:table-cell>
          <table:table-cell office:value-type="float" office:value="433400000">
            <text:p>433400000</text:p>
          </table:table-cell>
          <table:table-cell office:value-type="string">
            <text:p>,esd:</text:p>
          </table:table-cell>
          <table:table-cell office:value-type="float" office:value="800000">
            <text:p>800000</text:p>
          </table:table-cell>
          <table:table-cell/>
          <table:table-cell office:value-type="string">
            <text:p>,h:'</text:p>
          </table:table-cell>
          <table:table-cell office:value-type="string">
            <text:p>Llandovery/Alexandr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70">
            <text:p>1070</text:p>
          </table:table-cell>
          <table:table-cell office:value-type="string">
            <text:p>:{s:'</text:p>
          </table:table-cell>
          <table:table-cell office:value-type="string">
            <text:p>Epoch</text:p>
          </table:table-cell>
          <table:table-cell office:value-type="string">
            <text:p>,b:</text:p>
          </table:table-cell>
          <table:table-cell office:value-type="float" office:value="458400000">
            <text:p>458400000</text:p>
          </table:table-cell>
          <table:table-cell office:value-type="string">
            <text:p>,bsd:</text:p>
          </table:table-cell>
          <table:table-cell office:value-type="float" office:value="900000">
            <text:p>900000</text:p>
          </table:table-cell>
          <table:table-cell/>
          <table:table-cell office:value-type="string">
            <text:p>,e:</text:p>
          </table:table-cell>
          <table:table-cell office:value-type="float" office:value="443400000">
            <text:p>443400000</text:p>
          </table:table-cell>
          <table:table-cell office:value-type="string">
            <text:p>,esd:</text:p>
          </table:table-cell>
          <table:table-cell office:value-type="float" office:value="1500000">
            <text:p>1500000</text:p>
          </table:table-cell>
          <table:table-cell/>
          <table:table-cell office:value-type="string">
            <text:p>,h:'</text:p>
          </table:table-cell>
          <table:table-cell office:value-type="string">
            <text:p>Late</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71">
            <text:p>1071</text:p>
          </table:table-cell>
          <table:table-cell office:value-type="string">
            <text:p>:{s:'</text:p>
          </table:table-cell>
          <table:table-cell office:value-type="string">
            <text:p>Epoch</text:p>
          </table:table-cell>
          <table:table-cell office:value-type="string">
            <text:p>,b:</text:p>
          </table:table-cell>
          <table:table-cell office:value-type="float" office:value="470000000">
            <text:p>470000000</text:p>
          </table:table-cell>
          <table:table-cell office:value-type="string">
            <text:p>,bsd:</text:p>
          </table:table-cell>
          <table:table-cell office:value-type="float" office:value="1400000">
            <text:p>1400000</text:p>
          </table:table-cell>
          <table:table-cell/>
          <table:table-cell office:value-type="string">
            <text:p>,e:</text:p>
          </table:table-cell>
          <table:table-cell office:value-type="float" office:value="458400000">
            <text:p>458400000</text:p>
          </table:table-cell>
          <table:table-cell office:value-type="string">
            <text:p>,esd:</text:p>
          </table:table-cell>
          <table:table-cell office:value-type="float" office:value="900000">
            <text:p>900000</text:p>
          </table:table-cell>
          <table:table-cell/>
          <table:table-cell office:value-type="string">
            <text:p>,h:'</text:p>
          </table:table-cell>
          <table:table-cell office:value-type="string">
            <text:p>Middle</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72">
            <text:p>1072</text:p>
          </table:table-cell>
          <table:table-cell office:value-type="string">
            <text:p>:{s:'</text:p>
          </table:table-cell>
          <table:table-cell office:value-type="string">
            <text:p>Epoch</text:p>
          </table:table-cell>
          <table:table-cell office:value-type="string">
            <text:p>,b:</text:p>
          </table:table-cell>
          <table:table-cell office:value-type="float" office:value="485400000">
            <text:p>485400000</text:p>
          </table:table-cell>
          <table:table-cell office:value-type="string">
            <text:p>,bsd:</text:p>
          </table:table-cell>
          <table:table-cell office:value-type="float" office:value="1900000">
            <text:p>1900000</text:p>
          </table:table-cell>
          <table:table-cell/>
          <table:table-cell office:value-type="string">
            <text:p>,e:</text:p>
          </table:table-cell>
          <table:table-cell office:value-type="float" office:value="470000000">
            <text:p>470000000</text:p>
          </table:table-cell>
          <table:table-cell office:value-type="string">
            <text:p>,esd:</text:p>
          </table:table-cell>
          <table:table-cell office:value-type="float" office:value="1400000">
            <text:p>1400000</text:p>
          </table:table-cell>
          <table:table-cell/>
          <table:table-cell office:value-type="string">
            <text:p>,h:'</text:p>
          </table:table-cell>
          <table:table-cell office:value-type="string">
            <text:p>Early</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73">
            <text:p>1073</text:p>
          </table:table-cell>
          <table:table-cell office:value-type="string">
            <text:p>:{s:'</text:p>
          </table:table-cell>
          <table:table-cell office:value-type="string">
            <text:p>Epoch</text:p>
          </table:table-cell>
          <table:table-cell office:value-type="string">
            <text:p>,b:</text:p>
          </table:table-cell>
          <table:table-cell office:value-type="float" office:value="497000000">
            <text:p>497000000</text:p>
          </table:table-cell>
          <table:table-cell office:value-type="string">
            <text:p>,bsd:</text:p>
          </table:table-cell>
          <table:table-cell/>
          <table:table-cell office:value-type="string">
            <text:p>c</text:p>
          </table:table-cell>
          <table:table-cell office:value-type="string">
            <text:p>,e:</text:p>
          </table:table-cell>
          <table:table-cell office:value-type="float" office:value="485400000">
            <text:p>485400000</text:p>
          </table:table-cell>
          <table:table-cell office:value-type="string">
            <text:p>,esd:</text:p>
          </table:table-cell>
          <table:table-cell office:value-type="float" office:value="1900000">
            <text:p>1900000</text:p>
          </table:table-cell>
          <table:table-cell/>
          <table:table-cell office:value-type="string">
            <text:p>,h:'</text:p>
          </table:table-cell>
          <table:table-cell office:value-type="string">
            <text:p>Furong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74">
            <text:p>1074</text:p>
          </table:table-cell>
          <table:table-cell office:value-type="string">
            <text:p>:{s:'</text:p>
          </table:table-cell>
          <table:table-cell office:value-type="string">
            <text:p>Epoch</text:p>
          </table:table-cell>
          <table:table-cell office:value-type="string">
            <text:p>,b:</text:p>
          </table:table-cell>
          <table:table-cell office:value-type="float" office:value="509000000">
            <text:p>509000000</text:p>
          </table:table-cell>
          <table:table-cell office:value-type="string">
            <text:p>,bsd:</text:p>
          </table:table-cell>
          <table:table-cell/>
          <table:table-cell office:value-type="string">
            <text:p>c</text:p>
          </table:table-cell>
          <table:table-cell office:value-type="string">
            <text:p>,e:</text:p>
          </table:table-cell>
          <table:table-cell office:value-type="float" office:value="497000000">
            <text:p>497000000</text:p>
          </table:table-cell>
          <table:table-cell office:value-type="string">
            <text:p>,esd:</text:p>
          </table:table-cell>
          <table:table-cell/>
          <table:table-cell office:value-type="string">
            <text:p>c</text:p>
          </table:table-cell>
          <table:table-cell office:value-type="string">
            <text:p>,h:'</text:p>
          </table:table-cell>
          <table:table-cell office:value-type="string">
            <text:p>Series 3</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75">
            <text:p>1075</text:p>
          </table:table-cell>
          <table:table-cell office:value-type="string">
            <text:p>:{s:'</text:p>
          </table:table-cell>
          <table:table-cell office:value-type="string">
            <text:p>Epoch</text:p>
          </table:table-cell>
          <table:table-cell office:value-type="string">
            <text:p>,b:</text:p>
          </table:table-cell>
          <table:table-cell office:value-type="float" office:value="521000000">
            <text:p>521000000</text:p>
          </table:table-cell>
          <table:table-cell office:value-type="string">
            <text:p>,bsd:</text:p>
          </table:table-cell>
          <table:table-cell/>
          <table:table-cell office:value-type="string">
            <text:p>c</text:p>
          </table:table-cell>
          <table:table-cell office:value-type="string">
            <text:p>,e:</text:p>
          </table:table-cell>
          <table:table-cell office:value-type="float" office:value="509000000">
            <text:p>509000000</text:p>
          </table:table-cell>
          <table:table-cell office:value-type="string">
            <text:p>,esd:</text:p>
          </table:table-cell>
          <table:table-cell/>
          <table:table-cell office:value-type="string">
            <text:p>c</text:p>
          </table:table-cell>
          <table:table-cell office:value-type="string">
            <text:p>,h:'</text:p>
          </table:table-cell>
          <table:table-cell office:value-type="string">
            <text:p>Series 2</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76">
            <text:p>1076</text:p>
          </table:table-cell>
          <table:table-cell office:value-type="string">
            <text:p>:{s:'</text:p>
          </table:table-cell>
          <table:table-cell office:value-type="string">
            <text:p>Epoch</text:p>
          </table:table-cell>
          <table:table-cell office:value-type="string">
            <text:p>,b:</text:p>
          </table:table-cell>
          <table:table-cell office:value-type="float" office:value="541000000">
            <text:p>541000000</text:p>
          </table:table-cell>
          <table:table-cell office:value-type="string">
            <text:p>,bsd:</text:p>
          </table:table-cell>
          <table:table-cell office:value-type="float" office:value="1000000">
            <text:p>1000000</text:p>
          </table:table-cell>
          <table:table-cell/>
          <table:table-cell office:value-type="string">
            <text:p>,e:</text:p>
          </table:table-cell>
          <table:table-cell office:value-type="float" office:value="521000000">
            <text:p>521000000</text:p>
          </table:table-cell>
          <table:table-cell office:value-type="string">
            <text:p>,esd:</text:p>
          </table:table-cell>
          <table:table-cell/>
          <table:table-cell office:value-type="string">
            <text:p>c</text:p>
          </table:table-cell>
          <table:table-cell office:value-type="string">
            <text:p>,h:'</text:p>
          </table:table-cell>
          <table:table-cell office:value-type="string">
            <text:p>Terreneuv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77">
            <text:p>1077</text:p>
          </table:table-cell>
          <table:table-cell office:value-type="string">
            <text:p>:{s:'</text:p>
          </table:table-cell>
          <table:table-cell office:value-type="string">
            <text:p>Age</text:p>
          </table:table-cell>
          <table:table-cell office:value-type="string">
            <text:p>,b:</text:p>
          </table:table-cell>
          <table:table-cell office:value-type="float" office:value="11700">
            <text:p>11700</text:p>
          </table:table-cell>
          <table:table-cell office:value-type="string">
            <text:p>,bsd:</text:p>
          </table:table-cell>
          <table:table-cell table:number-columns-repeated="2"/>
          <table:table-cell office:value-type="string">
            <text:p>,e:</text:p>
          </table:table-cell>
          <table:table-cell office:value-type="float" office:value="0">
            <text:p>0</text:p>
          </table:table-cell>
          <table:table-cell office:value-type="string">
            <text:p>,esd:</text:p>
          </table:table-cell>
          <table:table-cell table:number-columns-repeated="2"/>
          <table:table-cell office:value-type="string">
            <text:p>,h:'</text:p>
          </table:table-cell>
          <table:table-cell office:value-type="string">
            <text:p>chrons: Subatlantic ·Subboreal · Atlantic ·Boreal · Preboreal</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78">
            <text:p>1078</text:p>
          </table:table-cell>
          <table:table-cell office:value-type="string">
            <text:p>:{s:'</text:p>
          </table:table-cell>
          <table:table-cell office:value-type="string">
            <text:p>Age</text:p>
          </table:table-cell>
          <table:table-cell office:value-type="string">
            <text:p>,b:</text:p>
          </table:table-cell>
          <table:table-cell office:value-type="float" office:value="126000">
            <text:p>126000</text:p>
          </table:table-cell>
          <table:table-cell office:value-type="string">
            <text:p>,bsd:</text:p>
          </table:table-cell>
          <table:table-cell table:number-columns-repeated="2"/>
          <table:table-cell office:value-type="string">
            <text:p>,e:</text:p>
          </table:table-cell>
          <table:table-cell office:value-type="float" office:value="11700">
            <text:p>11700</text:p>
          </table:table-cell>
          <table:table-cell office:value-type="string">
            <text:p>,esd:</text:p>
          </table:table-cell>
          <table:table-cell table:number-columns-repeated="2"/>
          <table:table-cell office:value-type="string">
            <text:p>,h:'</text:p>
          </table:table-cell>
          <table:table-cell office:value-type="string">
            <text:p>Late (locally Tarantian ·Tyrrhenian · Eemian ·Sangamon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79">
            <text:p>1079</text:p>
          </table:table-cell>
          <table:table-cell office:value-type="string">
            <text:p>:{s:'</text:p>
          </table:table-cell>
          <table:table-cell office:value-type="string">
            <text:p>Age</text:p>
          </table:table-cell>
          <table:table-cell office:value-type="string">
            <text:p>,b:</text:p>
          </table:table-cell>
          <table:table-cell office:value-type="float" office:value="781000">
            <text:p>781000</text:p>
          </table:table-cell>
          <table:table-cell office:value-type="string">
            <text:p>,bsd:</text:p>
          </table:table-cell>
          <table:table-cell table:number-columns-repeated="2"/>
          <table:table-cell office:value-type="string">
            <text:p>,e:</text:p>
          </table:table-cell>
          <table:table-cell office:value-type="float" office:value="126000">
            <text:p>126000</text:p>
          </table:table-cell>
          <table:table-cell office:value-type="string">
            <text:p>,esd:</text:p>
          </table:table-cell>
          <table:table-cell table:number-columns-repeated="2"/>
          <table:table-cell office:value-type="string">
            <text:p>,h:'</text:p>
          </table:table-cell>
          <table:table-cell office:value-type="string">
            <text:p>Middle (formerly Ion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80">
            <text:p>1080</text:p>
          </table:table-cell>
          <table:table-cell office:value-type="string">
            <text:p>:{s:'</text:p>
          </table:table-cell>
          <table:table-cell office:value-type="string">
            <text:p>Age</text:p>
          </table:table-cell>
          <table:table-cell office:value-type="string">
            <text:p>,b:</text:p>
          </table:table-cell>
          <table:table-cell office:value-type="float" office:value="1806000">
            <text:p>1806000</text:p>
          </table:table-cell>
          <table:table-cell office:value-type="string">
            <text:p>,bsd:</text:p>
          </table:table-cell>
          <table:table-cell table:number-columns-repeated="2"/>
          <table:table-cell office:value-type="string">
            <text:p>,e:</text:p>
          </table:table-cell>
          <table:table-cell office:value-type="float" office:value="781000">
            <text:p>781000</text:p>
          </table:table-cell>
          <table:table-cell office:value-type="string">
            <text:p>,esd:</text:p>
          </table:table-cell>
          <table:table-cell table:number-columns-repeated="2"/>
          <table:table-cell office:value-type="string">
            <text:p>,h:'</text:p>
          </table:table-cell>
          <table:table-cell office:value-type="string">
            <text:p>Calabr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81">
            <text:p>1081</text:p>
          </table:table-cell>
          <table:table-cell office:value-type="string">
            <text:p>:{s:'</text:p>
          </table:table-cell>
          <table:table-cell office:value-type="string">
            <text:p>Age</text:p>
          </table:table-cell>
          <table:table-cell office:value-type="string">
            <text:p>,b:</text:p>
          </table:table-cell>
          <table:table-cell office:value-type="float" office:value="2588000">
            <text:p>2588000</text:p>
          </table:table-cell>
          <table:table-cell office:value-type="string">
            <text:p>,bsd:</text:p>
          </table:table-cell>
          <table:table-cell table:number-columns-repeated="2"/>
          <table:table-cell office:value-type="string">
            <text:p>,e:</text:p>
          </table:table-cell>
          <table:table-cell office:value-type="float" office:value="1806000">
            <text:p>1806000</text:p>
          </table:table-cell>
          <table:table-cell office:value-type="string">
            <text:p>,esd:</text:p>
          </table:table-cell>
          <table:table-cell table:number-columns-repeated="2"/>
          <table:table-cell office:value-type="string">
            <text:p>,h:'</text:p>
          </table:table-cell>
          <table:table-cell office:value-type="string">
            <text:p>Gelas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82">
            <text:p>1082</text:p>
          </table:table-cell>
          <table:table-cell office:value-type="string">
            <text:p>:{s:'</text:p>
          </table:table-cell>
          <table:table-cell office:value-type="string">
            <text:p>Age</text:p>
          </table:table-cell>
          <table:table-cell office:value-type="string">
            <text:p>,b:</text:p>
          </table:table-cell>
          <table:table-cell office:value-type="float" office:value="3600000">
            <text:p>3600000</text:p>
          </table:table-cell>
          <table:table-cell office:value-type="string">
            <text:p>,bsd:</text:p>
          </table:table-cell>
          <table:table-cell table:number-columns-repeated="2"/>
          <table:table-cell office:value-type="string">
            <text:p>,e:</text:p>
          </table:table-cell>
          <table:table-cell office:value-type="float" office:value="2588000">
            <text:p>2588000</text:p>
          </table:table-cell>
          <table:table-cell office:value-type="string">
            <text:p>,esd:</text:p>
          </table:table-cell>
          <table:table-cell table:number-columns-repeated="2"/>
          <table:table-cell office:value-type="string">
            <text:p>,h:'</text:p>
          </table:table-cell>
          <table:table-cell office:value-type="string">
            <text:p>Piacenzian/Blanc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83">
            <text:p>1083</text:p>
          </table:table-cell>
          <table:table-cell office:value-type="string">
            <text:p>:{s:'</text:p>
          </table:table-cell>
          <table:table-cell office:value-type="string">
            <text:p>Age</text:p>
          </table:table-cell>
          <table:table-cell office:value-type="string">
            <text:p>,b:</text:p>
          </table:table-cell>
          <table:table-cell office:value-type="float" office:value="5333000">
            <text:p>5333000</text:p>
          </table:table-cell>
          <table:table-cell office:value-type="string">
            <text:p>,bsd:</text:p>
          </table:table-cell>
          <table:table-cell table:number-columns-repeated="2"/>
          <table:table-cell office:value-type="string">
            <text:p>,e:</text:p>
          </table:table-cell>
          <table:table-cell office:value-type="float" office:value="3600000">
            <text:p>3600000</text:p>
          </table:table-cell>
          <table:table-cell office:value-type="string">
            <text:p>,esd:</text:p>
          </table:table-cell>
          <table:table-cell table:number-columns-repeated="2"/>
          <table:table-cell office:value-type="string">
            <text:p>,h:'</text:p>
          </table:table-cell>
          <table:table-cell office:value-type="string">
            <text:p>Zancle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84">
            <text:p>1084</text:p>
          </table:table-cell>
          <table:table-cell office:value-type="string">
            <text:p>:{s:'</text:p>
          </table:table-cell>
          <table:table-cell office:value-type="string">
            <text:p>Age</text:p>
          </table:table-cell>
          <table:table-cell office:value-type="string">
            <text:p>,b:</text:p>
          </table:table-cell>
          <table:table-cell office:value-type="float" office:value="7246000">
            <text:p>7246000</text:p>
          </table:table-cell>
          <table:table-cell office:value-type="string">
            <text:p>,bsd:</text:p>
          </table:table-cell>
          <table:table-cell table:number-columns-repeated="2"/>
          <table:table-cell office:value-type="string">
            <text:p>,e:</text:p>
          </table:table-cell>
          <table:table-cell office:value-type="float" office:value="5333000">
            <text:p>5333000</text:p>
          </table:table-cell>
          <table:table-cell office:value-type="string">
            <text:p>,esd:</text:p>
          </table:table-cell>
          <table:table-cell table:number-columns-repeated="2"/>
          <table:table-cell office:value-type="string">
            <text:p>,h:'</text:p>
          </table:table-cell>
          <table:table-cell office:value-type="string">
            <text:p>Messin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85">
            <text:p>1085</text:p>
          </table:table-cell>
          <table:table-cell office:value-type="string">
            <text:p>:{s:'</text:p>
          </table:table-cell>
          <table:table-cell office:value-type="string">
            <text:p>Age</text:p>
          </table:table-cell>
          <table:table-cell office:value-type="string">
            <text:p>,b:</text:p>
          </table:table-cell>
          <table:table-cell office:value-type="float" office:value="11620000">
            <text:p>11620000</text:p>
          </table:table-cell>
          <table:table-cell office:value-type="string">
            <text:p>,bsd:</text:p>
          </table:table-cell>
          <table:table-cell table:number-columns-repeated="2"/>
          <table:table-cell office:value-type="string">
            <text:p>,e:</text:p>
          </table:table-cell>
          <table:table-cell office:value-type="float" office:value="7246000">
            <text:p>7246000</text:p>
          </table:table-cell>
          <table:table-cell office:value-type="string">
            <text:p>,esd:</text:p>
          </table:table-cell>
          <table:table-cell table:number-columns-repeated="2"/>
          <table:table-cell office:value-type="string">
            <text:p>,h:'</text:p>
          </table:table-cell>
          <table:table-cell office:value-type="string">
            <text:p>Torton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86">
            <text:p>1086</text:p>
          </table:table-cell>
          <table:table-cell office:value-type="string">
            <text:p>:{s:'</text:p>
          </table:table-cell>
          <table:table-cell office:value-type="string">
            <text:p>Age</text:p>
          </table:table-cell>
          <table:table-cell office:value-type="string">
            <text:p>,b:</text:p>
          </table:table-cell>
          <table:table-cell office:value-type="float" office:value="13820000">
            <text:p>13820000</text:p>
          </table:table-cell>
          <table:table-cell office:value-type="string">
            <text:p>,bsd:</text:p>
          </table:table-cell>
          <table:table-cell table:number-columns-repeated="2"/>
          <table:table-cell office:value-type="string">
            <text:p>,e:</text:p>
          </table:table-cell>
          <table:table-cell office:value-type="float" office:value="11620000">
            <text:p>11620000</text:p>
          </table:table-cell>
          <table:table-cell office:value-type="string">
            <text:p>,esd:</text:p>
          </table:table-cell>
          <table:table-cell table:number-columns-repeated="2"/>
          <table:table-cell office:value-type="string">
            <text:p>,h:'</text:p>
          </table:table-cell>
          <table:table-cell office:value-type="string">
            <text:p>Serravall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87">
            <text:p>1087</text:p>
          </table:table-cell>
          <table:table-cell office:value-type="string">
            <text:p>:{s:'</text:p>
          </table:table-cell>
          <table:table-cell office:value-type="string">
            <text:p>Age</text:p>
          </table:table-cell>
          <table:table-cell office:value-type="string">
            <text:p>,b:</text:p>
          </table:table-cell>
          <table:table-cell office:value-type="float" office:value="15970000">
            <text:p>15970000</text:p>
          </table:table-cell>
          <table:table-cell office:value-type="string">
            <text:p>,bsd:</text:p>
          </table:table-cell>
          <table:table-cell table:number-columns-repeated="2"/>
          <table:table-cell office:value-type="string">
            <text:p>,e:</text:p>
          </table:table-cell>
          <table:table-cell office:value-type="float" office:value="13820000">
            <text:p>13820000</text:p>
          </table:table-cell>
          <table:table-cell office:value-type="string">
            <text:p>,esd:</text:p>
          </table:table-cell>
          <table:table-cell table:number-columns-repeated="2"/>
          <table:table-cell office:value-type="string">
            <text:p>,h:'</text:p>
          </table:table-cell>
          <table:table-cell office:value-type="string">
            <text:p>Langh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88">
            <text:p>1088</text:p>
          </table:table-cell>
          <table:table-cell office:value-type="string">
            <text:p>:{s:'</text:p>
          </table:table-cell>
          <table:table-cell office:value-type="string">
            <text:p>Age</text:p>
          </table:table-cell>
          <table:table-cell office:value-type="string">
            <text:p>,b:</text:p>
          </table:table-cell>
          <table:table-cell office:value-type="float" office:value="20440000">
            <text:p>20440000</text:p>
          </table:table-cell>
          <table:table-cell office:value-type="string">
            <text:p>,bsd:</text:p>
          </table:table-cell>
          <table:table-cell table:number-columns-repeated="2"/>
          <table:table-cell office:value-type="string">
            <text:p>,e:</text:p>
          </table:table-cell>
          <table:table-cell office:value-type="float" office:value="15970000">
            <text:p>15970000</text:p>
          </table:table-cell>
          <table:table-cell office:value-type="string">
            <text:p>,esd:</text:p>
          </table:table-cell>
          <table:table-cell table:number-columns-repeated="2"/>
          <table:table-cell office:value-type="string">
            <text:p>,h:'</text:p>
          </table:table-cell>
          <table:table-cell office:value-type="string">
            <text:p>Burdigal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89">
            <text:p>1089</text:p>
          </table:table-cell>
          <table:table-cell office:value-type="string">
            <text:p>:{s:'</text:p>
          </table:table-cell>
          <table:table-cell office:value-type="string">
            <text:p>Age</text:p>
          </table:table-cell>
          <table:table-cell office:value-type="string">
            <text:p>,b:</text:p>
          </table:table-cell>
          <table:table-cell office:value-type="float" office:value="23030000">
            <text:p>23030000</text:p>
          </table:table-cell>
          <table:table-cell office:value-type="string">
            <text:p>,bsd:</text:p>
          </table:table-cell>
          <table:table-cell table:number-columns-repeated="2"/>
          <table:table-cell office:value-type="string">
            <text:p>,e:</text:p>
          </table:table-cell>
          <table:table-cell office:value-type="float" office:value="20440000">
            <text:p>20440000</text:p>
          </table:table-cell>
          <table:table-cell office:value-type="string">
            <text:p>,esd:</text:p>
          </table:table-cell>
          <table:table-cell table:number-columns-repeated="2"/>
          <table:table-cell office:value-type="string">
            <text:p>,h:'</text:p>
          </table:table-cell>
          <table:table-cell office:value-type="string">
            <text:p>Aquitan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90">
            <text:p>1090</text:p>
          </table:table-cell>
          <table:table-cell office:value-type="string">
            <text:p>:{s:'</text:p>
          </table:table-cell>
          <table:table-cell office:value-type="string">
            <text:p>Age</text:p>
          </table:table-cell>
          <table:table-cell office:value-type="string">
            <text:p>,b:</text:p>
          </table:table-cell>
          <table:table-cell office:value-type="float" office:value="28100000">
            <text:p>28100000</text:p>
          </table:table-cell>
          <table:table-cell office:value-type="string">
            <text:p>,bsd:</text:p>
          </table:table-cell>
          <table:table-cell table:number-columns-repeated="2"/>
          <table:table-cell office:value-type="string">
            <text:p>,e:</text:p>
          </table:table-cell>
          <table:table-cell office:value-type="float" office:value="23030000">
            <text:p>23030000</text:p>
          </table:table-cell>
          <table:table-cell office:value-type="string">
            <text:p>,esd:</text:p>
          </table:table-cell>
          <table:table-cell table:number-columns-repeated="2"/>
          <table:table-cell office:value-type="string">
            <text:p>,h:'</text:p>
          </table:table-cell>
          <table:table-cell office:value-type="string">
            <text:p>Chatt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91">
            <text:p>1091</text:p>
          </table:table-cell>
          <table:table-cell office:value-type="string">
            <text:p>:{s:'</text:p>
          </table:table-cell>
          <table:table-cell office:value-type="string">
            <text:p>Age</text:p>
          </table:table-cell>
          <table:table-cell office:value-type="string">
            <text:p>,b:</text:p>
          </table:table-cell>
          <table:table-cell office:value-type="float" office:value="33900000">
            <text:p>33900000</text:p>
          </table:table-cell>
          <table:table-cell office:value-type="string">
            <text:p>,bsd:</text:p>
          </table:table-cell>
          <table:table-cell table:number-columns-repeated="2"/>
          <table:table-cell office:value-type="string">
            <text:p>,e:</text:p>
          </table:table-cell>
          <table:table-cell office:value-type="float" office:value="28100000">
            <text:p>28100000</text:p>
          </table:table-cell>
          <table:table-cell office:value-type="string">
            <text:p>,esd:</text:p>
          </table:table-cell>
          <table:table-cell table:number-columns-repeated="2"/>
          <table:table-cell office:value-type="string">
            <text:p>,h:'</text:p>
          </table:table-cell>
          <table:table-cell office:value-type="string">
            <text:p>Rupel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92">
            <text:p>1092</text:p>
          </table:table-cell>
          <table:table-cell office:value-type="string">
            <text:p>:{s:'</text:p>
          </table:table-cell>
          <table:table-cell office:value-type="string">
            <text:p>Age</text:p>
          </table:table-cell>
          <table:table-cell office:value-type="string">
            <text:p>,b:</text:p>
          </table:table-cell>
          <table:table-cell office:value-type="float" office:value="38000000">
            <text:p>38000000</text:p>
          </table:table-cell>
          <table:table-cell office:value-type="string">
            <text:p>,bsd:</text:p>
          </table:table-cell>
          <table:table-cell table:number-columns-repeated="2"/>
          <table:table-cell office:value-type="string">
            <text:p>,e:</text:p>
          </table:table-cell>
          <table:table-cell office:value-type="float" office:value="33900000">
            <text:p>33900000</text:p>
          </table:table-cell>
          <table:table-cell office:value-type="string">
            <text:p>,esd:</text:p>
          </table:table-cell>
          <table:table-cell table:number-columns-repeated="2"/>
          <table:table-cell office:value-type="string">
            <text:p>,h:'</text:p>
          </table:table-cell>
          <table:table-cell office:value-type="string">
            <text:p>Priabon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93">
            <text:p>1093</text:p>
          </table:table-cell>
          <table:table-cell office:value-type="string">
            <text:p>:{s:'</text:p>
          </table:table-cell>
          <table:table-cell office:value-type="string">
            <text:p>Age</text:p>
          </table:table-cell>
          <table:table-cell office:value-type="string">
            <text:p>,b:</text:p>
          </table:table-cell>
          <table:table-cell office:value-type="float" office:value="41300000">
            <text:p>41300000</text:p>
          </table:table-cell>
          <table:table-cell office:value-type="string">
            <text:p>,bsd:</text:p>
          </table:table-cell>
          <table:table-cell table:number-columns-repeated="2"/>
          <table:table-cell office:value-type="string">
            <text:p>,e:</text:p>
          </table:table-cell>
          <table:table-cell office:value-type="float" office:value="38000000">
            <text:p>38000000</text:p>
          </table:table-cell>
          <table:table-cell office:value-type="string">
            <text:p>,esd:</text:p>
          </table:table-cell>
          <table:table-cell table:number-columns-repeated="2"/>
          <table:table-cell office:value-type="string">
            <text:p>,h:'</text:p>
          </table:table-cell>
          <table:table-cell office:value-type="string">
            <text:p>Barton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94">
            <text:p>1094</text:p>
          </table:table-cell>
          <table:table-cell office:value-type="string">
            <text:p>:{s:'</text:p>
          </table:table-cell>
          <table:table-cell office:value-type="string">
            <text:p>Age</text:p>
          </table:table-cell>
          <table:table-cell office:value-type="string">
            <text:p>,b:</text:p>
          </table:table-cell>
          <table:table-cell office:value-type="float" office:value="47800000">
            <text:p>47800000</text:p>
          </table:table-cell>
          <table:table-cell office:value-type="string">
            <text:p>,bsd:</text:p>
          </table:table-cell>
          <table:table-cell table:number-columns-repeated="2"/>
          <table:table-cell office:value-type="string">
            <text:p>,e:</text:p>
          </table:table-cell>
          <table:table-cell office:value-type="float" office:value="41300000">
            <text:p>41300000</text:p>
          </table:table-cell>
          <table:table-cell office:value-type="string">
            <text:p>,esd:</text:p>
          </table:table-cell>
          <table:table-cell table:number-columns-repeated="2"/>
          <table:table-cell office:value-type="string">
            <text:p>,h:'</text:p>
          </table:table-cell>
          <table:table-cell office:value-type="string">
            <text:p>Lutet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95">
            <text:p>1095</text:p>
          </table:table-cell>
          <table:table-cell office:value-type="string">
            <text:p>:{s:'</text:p>
          </table:table-cell>
          <table:table-cell office:value-type="string">
            <text:p>Age</text:p>
          </table:table-cell>
          <table:table-cell office:value-type="string">
            <text:p>,b:</text:p>
          </table:table-cell>
          <table:table-cell office:value-type="float" office:value="56000000">
            <text:p>56000000</text:p>
          </table:table-cell>
          <table:table-cell office:value-type="string">
            <text:p>,bsd:</text:p>
          </table:table-cell>
          <table:table-cell table:number-columns-repeated="2"/>
          <table:table-cell office:value-type="string">
            <text:p>,e:</text:p>
          </table:table-cell>
          <table:table-cell office:value-type="float" office:value="47800000">
            <text:p>47800000</text:p>
          </table:table-cell>
          <table:table-cell office:value-type="string">
            <text:p>,esd:</text:p>
          </table:table-cell>
          <table:table-cell table:number-columns-repeated="2"/>
          <table:table-cell office:value-type="string">
            <text:p>,h:'</text:p>
          </table:table-cell>
          <table:table-cell office:value-type="string">
            <text:p>Ypres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96">
            <text:p>1096</text:p>
          </table:table-cell>
          <table:table-cell office:value-type="string">
            <text:p>:{s:'</text:p>
          </table:table-cell>
          <table:table-cell office:value-type="string">
            <text:p>Age</text:p>
          </table:table-cell>
          <table:table-cell office:value-type="string">
            <text:p>,b:</text:p>
          </table:table-cell>
          <table:table-cell office:value-type="float" office:value="59200000">
            <text:p>59200000</text:p>
          </table:table-cell>
          <table:table-cell office:value-type="string">
            <text:p>,bsd:</text:p>
          </table:table-cell>
          <table:table-cell table:number-columns-repeated="2"/>
          <table:table-cell office:value-type="string">
            <text:p>,e:</text:p>
          </table:table-cell>
          <table:table-cell office:value-type="float" office:value="56000000">
            <text:p>56000000</text:p>
          </table:table-cell>
          <table:table-cell office:value-type="string">
            <text:p>,esd:</text:p>
          </table:table-cell>
          <table:table-cell table:number-columns-repeated="2"/>
          <table:table-cell office:value-type="string">
            <text:p>,h:'</text:p>
          </table:table-cell>
          <table:table-cell office:value-type="string">
            <text:p>Thanet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97">
            <text:p>1097</text:p>
          </table:table-cell>
          <table:table-cell office:value-type="string">
            <text:p>:{s:'</text:p>
          </table:table-cell>
          <table:table-cell office:value-type="string">
            <text:p>Age</text:p>
          </table:table-cell>
          <table:table-cell office:value-type="string">
            <text:p>,b:</text:p>
          </table:table-cell>
          <table:table-cell office:value-type="float" office:value="61600000">
            <text:p>61600000</text:p>
          </table:table-cell>
          <table:table-cell office:value-type="string">
            <text:p>,bsd:</text:p>
          </table:table-cell>
          <table:table-cell table:number-columns-repeated="2"/>
          <table:table-cell office:value-type="string">
            <text:p>,e:</text:p>
          </table:table-cell>
          <table:table-cell office:value-type="float" office:value="59200000">
            <text:p>59200000</text:p>
          </table:table-cell>
          <table:table-cell office:value-type="string">
            <text:p>,esd:</text:p>
          </table:table-cell>
          <table:table-cell table:number-columns-repeated="2"/>
          <table:table-cell office:value-type="string">
            <text:p>,h:'</text:p>
          </table:table-cell>
          <table:table-cell office:value-type="string">
            <text:p>Seland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98">
            <text:p>1098</text:p>
          </table:table-cell>
          <table:table-cell office:value-type="string">
            <text:p>:{s:'</text:p>
          </table:table-cell>
          <table:table-cell office:value-type="string">
            <text:p>Age</text:p>
          </table:table-cell>
          <table:table-cell office:value-type="string">
            <text:p>,b:</text:p>
          </table:table-cell>
          <table:table-cell office:value-type="float" office:value="66000000">
            <text:p>66000000</text:p>
          </table:table-cell>
          <table:table-cell office:value-type="string">
            <text:p>,bsd:</text:p>
          </table:table-cell>
          <table:table-cell table:number-columns-repeated="2"/>
          <table:table-cell office:value-type="string">
            <text:p>,e:</text:p>
          </table:table-cell>
          <table:table-cell office:value-type="float" office:value="61600000">
            <text:p>61600000</text:p>
          </table:table-cell>
          <table:table-cell office:value-type="string">
            <text:p>,esd:</text:p>
          </table:table-cell>
          <table:table-cell table:number-columns-repeated="2"/>
          <table:table-cell office:value-type="string">
            <text:p>,h:'</text:p>
          </table:table-cell>
          <table:table-cell office:value-type="string">
            <text:p>Dan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099">
            <text:p>1099</text:p>
          </table:table-cell>
          <table:table-cell office:value-type="string">
            <text:p>:{s:'</text:p>
          </table:table-cell>
          <table:table-cell office:value-type="string">
            <text:p>Age</text:p>
          </table:table-cell>
          <table:table-cell office:value-type="string">
            <text:p>,b:</text:p>
          </table:table-cell>
          <table:table-cell office:value-type="float" office:value="72100000">
            <text:p>72100000</text:p>
          </table:table-cell>
          <table:table-cell office:value-type="string">
            <text:p>,bsd:</text:p>
          </table:table-cell>
          <table:table-cell table:number-columns-repeated="2"/>
          <table:table-cell office:value-type="string">
            <text:p>,e:</text:p>
          </table:table-cell>
          <table:table-cell office:value-type="float" office:value="66000000">
            <text:p>66000000</text:p>
          </table:table-cell>
          <table:table-cell office:value-type="string">
            <text:p>,esd:</text:p>
          </table:table-cell>
          <table:table-cell table:number-columns-repeated="2"/>
          <table:table-cell office:value-type="string">
            <text:p>,h:'</text:p>
          </table:table-cell>
          <table:table-cell office:value-type="string">
            <text:p>Maastricht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00">
            <text:p>1100</text:p>
          </table:table-cell>
          <table:table-cell office:value-type="string">
            <text:p>:{s:'</text:p>
          </table:table-cell>
          <table:table-cell office:value-type="string">
            <text:p>Age</text:p>
          </table:table-cell>
          <table:table-cell office:value-type="string">
            <text:p>,b:</text:p>
          </table:table-cell>
          <table:table-cell office:value-type="float" office:value="83600000">
            <text:p>83600000</text:p>
          </table:table-cell>
          <table:table-cell office:value-type="string">
            <text:p>,bsd:</text:p>
          </table:table-cell>
          <table:table-cell office:value-type="float" office:value="200000">
            <text:p>200000</text:p>
          </table:table-cell>
          <table:table-cell/>
          <table:table-cell office:value-type="string">
            <text:p>,e:</text:p>
          </table:table-cell>
          <table:table-cell office:value-type="float" office:value="72100000">
            <text:p>72100000</text:p>
          </table:table-cell>
          <table:table-cell office:value-type="string">
            <text:p>,esd:</text:p>
          </table:table-cell>
          <table:table-cell table:number-columns-repeated="2"/>
          <table:table-cell office:value-type="string">
            <text:p>,h:'</text:p>
          </table:table-cell>
          <table:table-cell office:value-type="string">
            <text:p>Campan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01">
            <text:p>1101</text:p>
          </table:table-cell>
          <table:table-cell office:value-type="string">
            <text:p>:{s:'</text:p>
          </table:table-cell>
          <table:table-cell office:value-type="string">
            <text:p>Age</text:p>
          </table:table-cell>
          <table:table-cell office:value-type="string">
            <text:p>,b:</text:p>
          </table:table-cell>
          <table:table-cell office:value-type="float" office:value="86300000">
            <text:p>86300000</text:p>
          </table:table-cell>
          <table:table-cell office:value-type="string">
            <text:p>,bsd:</text:p>
          </table:table-cell>
          <table:table-cell office:value-type="float" office:value="500000">
            <text:p>500000</text:p>
          </table:table-cell>
          <table:table-cell/>
          <table:table-cell office:value-type="string">
            <text:p>,e:</text:p>
          </table:table-cell>
          <table:table-cell office:value-type="float" office:value="83600000">
            <text:p>83600000</text:p>
          </table:table-cell>
          <table:table-cell office:value-type="string">
            <text:p>,esd:</text:p>
          </table:table-cell>
          <table:table-cell office:value-type="float" office:value="200000">
            <text:p>200000</text:p>
          </table:table-cell>
          <table:table-cell/>
          <table:table-cell office:value-type="string">
            <text:p>,h:'</text:p>
          </table:table-cell>
          <table:table-cell office:value-type="string">
            <text:p>Santon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02">
            <text:p>1102</text:p>
          </table:table-cell>
          <table:table-cell office:value-type="string">
            <text:p>:{s:'</text:p>
          </table:table-cell>
          <table:table-cell office:value-type="string">
            <text:p>Age</text:p>
          </table:table-cell>
          <table:table-cell office:value-type="string">
            <text:p>,b:</text:p>
          </table:table-cell>
          <table:table-cell office:value-type="float" office:value="89800000">
            <text:p>89800000</text:p>
          </table:table-cell>
          <table:table-cell office:value-type="string">
            <text:p>,bsd:</text:p>
          </table:table-cell>
          <table:table-cell office:value-type="float" office:value="300000">
            <text:p>300000</text:p>
          </table:table-cell>
          <table:table-cell/>
          <table:table-cell office:value-type="string">
            <text:p>,e:</text:p>
          </table:table-cell>
          <table:table-cell office:value-type="float" office:value="86300000">
            <text:p>86300000</text:p>
          </table:table-cell>
          <table:table-cell office:value-type="string">
            <text:p>,esd:</text:p>
          </table:table-cell>
          <table:table-cell office:value-type="float" office:value="500000">
            <text:p>500000</text:p>
          </table:table-cell>
          <table:table-cell/>
          <table:table-cell office:value-type="string">
            <text:p>,h:'</text:p>
          </table:table-cell>
          <table:table-cell office:value-type="string">
            <text:p>Coniac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03">
            <text:p>1103</text:p>
          </table:table-cell>
          <table:table-cell office:value-type="string">
            <text:p>:{s:'</text:p>
          </table:table-cell>
          <table:table-cell office:value-type="string">
            <text:p>Age</text:p>
          </table:table-cell>
          <table:table-cell office:value-type="string">
            <text:p>,b:</text:p>
          </table:table-cell>
          <table:table-cell office:value-type="float" office:value="93900000">
            <text:p>93900000</text:p>
          </table:table-cell>
          <table:table-cell office:value-type="string">
            <text:p>,bsd:</text:p>
          </table:table-cell>
          <table:table-cell table:number-columns-repeated="2"/>
          <table:table-cell office:value-type="string">
            <text:p>,e:</text:p>
          </table:table-cell>
          <table:table-cell office:value-type="float" office:value="89800000">
            <text:p>89800000</text:p>
          </table:table-cell>
          <table:table-cell office:value-type="string">
            <text:p>,esd:</text:p>
          </table:table-cell>
          <table:table-cell office:value-type="float" office:value="300000">
            <text:p>300000</text:p>
          </table:table-cell>
          <table:table-cell/>
          <table:table-cell office:value-type="string">
            <text:p>,h:'</text:p>
          </table:table-cell>
          <table:table-cell office:value-type="string">
            <text:p>Turon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04">
            <text:p>1104</text:p>
          </table:table-cell>
          <table:table-cell office:value-type="string">
            <text:p>:{s:'</text:p>
          </table:table-cell>
          <table:table-cell office:value-type="string">
            <text:p>Age</text:p>
          </table:table-cell>
          <table:table-cell office:value-type="string">
            <text:p>,b:</text:p>
          </table:table-cell>
          <table:table-cell office:value-type="float" office:value="100500000">
            <text:p>100500000</text:p>
          </table:table-cell>
          <table:table-cell office:value-type="string">
            <text:p>,bsd:</text:p>
          </table:table-cell>
          <table:table-cell table:number-columns-repeated="2"/>
          <table:table-cell office:value-type="string">
            <text:p>,e:</text:p>
          </table:table-cell>
          <table:table-cell office:value-type="float" office:value="93900000">
            <text:p>93900000</text:p>
          </table:table-cell>
          <table:table-cell office:value-type="string">
            <text:p>,esd:</text:p>
          </table:table-cell>
          <table:table-cell table:number-columns-repeated="2"/>
          <table:table-cell office:value-type="string">
            <text:p>,h:'</text:p>
          </table:table-cell>
          <table:table-cell office:value-type="string">
            <text:p>Cenoman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05">
            <text:p>1105</text:p>
          </table:table-cell>
          <table:table-cell office:value-type="string">
            <text:p>:{s:'</text:p>
          </table:table-cell>
          <table:table-cell office:value-type="string">
            <text:p>Age</text:p>
          </table:table-cell>
          <table:table-cell office:value-type="string">
            <text:p>,b:</text:p>
          </table:table-cell>
          <table:table-cell office:value-type="float" office:value="113000000">
            <text:p>113000000</text:p>
          </table:table-cell>
          <table:table-cell office:value-type="string">
            <text:p>,bsd:</text:p>
          </table:table-cell>
          <table:table-cell/>
          <table:table-cell office:value-type="string">
            <text:p>c</text:p>
          </table:table-cell>
          <table:table-cell office:value-type="string">
            <text:p>,e:</text:p>
          </table:table-cell>
          <table:table-cell office:value-type="float" office:value="100500000">
            <text:p>100500000</text:p>
          </table:table-cell>
          <table:table-cell office:value-type="string">
            <text:p>,esd:</text:p>
          </table:table-cell>
          <table:table-cell table:number-columns-repeated="2"/>
          <table:table-cell office:value-type="string">
            <text:p>,h:'</text:p>
          </table:table-cell>
          <table:table-cell office:value-type="string">
            <text:p>Alb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06">
            <text:p>1106</text:p>
          </table:table-cell>
          <table:table-cell office:value-type="string">
            <text:p>:{s:'</text:p>
          </table:table-cell>
          <table:table-cell office:value-type="string">
            <text:p>Age</text:p>
          </table:table-cell>
          <table:table-cell office:value-type="string">
            <text:p>,b:</text:p>
          </table:table-cell>
          <table:table-cell office:value-type="float" office:value="125000000">
            <text:p>125000000</text:p>
          </table:table-cell>
          <table:table-cell office:value-type="string">
            <text:p>,bsd:</text:p>
          </table:table-cell>
          <table:table-cell/>
          <table:table-cell office:value-type="string">
            <text:p>c</text:p>
          </table:table-cell>
          <table:table-cell office:value-type="string">
            <text:p>,e:</text:p>
          </table:table-cell>
          <table:table-cell office:value-type="float" office:value="113000000">
            <text:p>113000000</text:p>
          </table:table-cell>
          <table:table-cell office:value-type="string">
            <text:p>,esd:</text:p>
          </table:table-cell>
          <table:table-cell/>
          <table:table-cell office:value-type="string">
            <text:p>c</text:p>
          </table:table-cell>
          <table:table-cell office:value-type="string">
            <text:p>,h:'</text:p>
          </table:table-cell>
          <table:table-cell office:value-type="string">
            <text:p>Apt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07">
            <text:p>1107</text:p>
          </table:table-cell>
          <table:table-cell office:value-type="string">
            <text:p>:{s:'</text:p>
          </table:table-cell>
          <table:table-cell office:value-type="string">
            <text:p>Age</text:p>
          </table:table-cell>
          <table:table-cell office:value-type="string">
            <text:p>,b:</text:p>
          </table:table-cell>
          <table:table-cell office:value-type="float" office:value="129400000">
            <text:p>129400000</text:p>
          </table:table-cell>
          <table:table-cell office:value-type="string">
            <text:p>,bsd:</text:p>
          </table:table-cell>
          <table:table-cell/>
          <table:table-cell office:value-type="string">
            <text:p>c</text:p>
          </table:table-cell>
          <table:table-cell office:value-type="string">
            <text:p>,e:</text:p>
          </table:table-cell>
          <table:table-cell office:value-type="float" office:value="125000000">
            <text:p>125000000</text:p>
          </table:table-cell>
          <table:table-cell office:value-type="string">
            <text:p>,esd:</text:p>
          </table:table-cell>
          <table:table-cell/>
          <table:table-cell office:value-type="string">
            <text:p>c</text:p>
          </table:table-cell>
          <table:table-cell office:value-type="string">
            <text:p>,h:'</text:p>
          </table:table-cell>
          <table:table-cell office:value-type="string">
            <text:p>Barrem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08">
            <text:p>1108</text:p>
          </table:table-cell>
          <table:table-cell office:value-type="string">
            <text:p>:{s:'</text:p>
          </table:table-cell>
          <table:table-cell office:value-type="string">
            <text:p>Age</text:p>
          </table:table-cell>
          <table:table-cell office:value-type="string">
            <text:p>,b:</text:p>
          </table:table-cell>
          <table:table-cell office:value-type="float" office:value="132900000">
            <text:p>132900000</text:p>
          </table:table-cell>
          <table:table-cell office:value-type="string">
            <text:p>,bsd:</text:p>
          </table:table-cell>
          <table:table-cell/>
          <table:table-cell office:value-type="string">
            <text:p>c</text:p>
          </table:table-cell>
          <table:table-cell office:value-type="string">
            <text:p>,e:</text:p>
          </table:table-cell>
          <table:table-cell office:value-type="float" office:value="129400000">
            <text:p>129400000</text:p>
          </table:table-cell>
          <table:table-cell office:value-type="string">
            <text:p>,esd:</text:p>
          </table:table-cell>
          <table:table-cell/>
          <table:table-cell office:value-type="string">
            <text:p>c</text:p>
          </table:table-cell>
          <table:table-cell office:value-type="string">
            <text:p>,h:'</text:p>
          </table:table-cell>
          <table:table-cell office:value-type="string">
            <text:p>Hauteriv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09">
            <text:p>1109</text:p>
          </table:table-cell>
          <table:table-cell office:value-type="string">
            <text:p>:{s:'</text:p>
          </table:table-cell>
          <table:table-cell office:value-type="string">
            <text:p>Age</text:p>
          </table:table-cell>
          <table:table-cell office:value-type="string">
            <text:p>,b:</text:p>
          </table:table-cell>
          <table:table-cell office:value-type="float" office:value="139800000">
            <text:p>139800000</text:p>
          </table:table-cell>
          <table:table-cell office:value-type="string">
            <text:p>,bsd:</text:p>
          </table:table-cell>
          <table:table-cell/>
          <table:table-cell office:value-type="string">
            <text:p>c</text:p>
          </table:table-cell>
          <table:table-cell office:value-type="string">
            <text:p>,e:</text:p>
          </table:table-cell>
          <table:table-cell office:value-type="float" office:value="132900000">
            <text:p>132900000</text:p>
          </table:table-cell>
          <table:table-cell office:value-type="string">
            <text:p>,esd:</text:p>
          </table:table-cell>
          <table:table-cell/>
          <table:table-cell office:value-type="string">
            <text:p>c</text:p>
          </table:table-cell>
          <table:table-cell office:value-type="string">
            <text:p>,h:'</text:p>
          </table:table-cell>
          <table:table-cell office:value-type="string">
            <text:p>Valangin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10">
            <text:p>1110</text:p>
          </table:table-cell>
          <table:table-cell office:value-type="string">
            <text:p>:{s:'</text:p>
          </table:table-cell>
          <table:table-cell office:value-type="string">
            <text:p>Age</text:p>
          </table:table-cell>
          <table:table-cell office:value-type="string">
            <text:p>,b:</text:p>
          </table:table-cell>
          <table:table-cell office:value-type="float" office:value="145000000">
            <text:p>145000000</text:p>
          </table:table-cell>
          <table:table-cell office:value-type="string">
            <text:p>,bsd:</text:p>
          </table:table-cell>
          <table:table-cell/>
          <table:table-cell office:value-type="string">
            <text:p>c</text:p>
          </table:table-cell>
          <table:table-cell office:value-type="string">
            <text:p>,e:</text:p>
          </table:table-cell>
          <table:table-cell office:value-type="float" office:value="139800000">
            <text:p>139800000</text:p>
          </table:table-cell>
          <table:table-cell office:value-type="string">
            <text:p>,esd:</text:p>
          </table:table-cell>
          <table:table-cell/>
          <table:table-cell office:value-type="string">
            <text:p>c</text:p>
          </table:table-cell>
          <table:table-cell office:value-type="string">
            <text:p>,h:'</text:p>
          </table:table-cell>
          <table:table-cell office:value-type="string">
            <text:p>Berrias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11">
            <text:p>1111</text:p>
          </table:table-cell>
          <table:table-cell office:value-type="string">
            <text:p>:{s:'</text:p>
          </table:table-cell>
          <table:table-cell office:value-type="string">
            <text:p>Age</text:p>
          </table:table-cell>
          <table:table-cell office:value-type="string">
            <text:p>,b:</text:p>
          </table:table-cell>
          <table:table-cell office:value-type="float" office:value="152100000">
            <text:p>152100000</text:p>
          </table:table-cell>
          <table:table-cell office:value-type="string">
            <text:p>,bsd:</text:p>
          </table:table-cell>
          <table:table-cell office:value-type="float" office:value="900000">
            <text:p>900000</text:p>
          </table:table-cell>
          <table:table-cell/>
          <table:table-cell office:value-type="string">
            <text:p>,e:</text:p>
          </table:table-cell>
          <table:table-cell office:value-type="float" office:value="145000000">
            <text:p>145000000</text:p>
          </table:table-cell>
          <table:table-cell office:value-type="string">
            <text:p>,esd:</text:p>
          </table:table-cell>
          <table:table-cell/>
          <table:table-cell office:value-type="string">
            <text:p>c</text:p>
          </table:table-cell>
          <table:table-cell office:value-type="string">
            <text:p>,h:'</text:p>
          </table:table-cell>
          <table:table-cell office:value-type="string">
            <text:p>Tithon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12">
            <text:p>1112</text:p>
          </table:table-cell>
          <table:table-cell office:value-type="string">
            <text:p>:{s:'</text:p>
          </table:table-cell>
          <table:table-cell office:value-type="string">
            <text:p>Age</text:p>
          </table:table-cell>
          <table:table-cell office:value-type="string">
            <text:p>,b:</text:p>
          </table:table-cell>
          <table:table-cell office:value-type="float" office:value="157300000">
            <text:p>157300000</text:p>
          </table:table-cell>
          <table:table-cell office:value-type="string">
            <text:p>,bsd:</text:p>
          </table:table-cell>
          <table:table-cell office:value-type="float" office:value="1000000">
            <text:p>1000000</text:p>
          </table:table-cell>
          <table:table-cell/>
          <table:table-cell office:value-type="string">
            <text:p>,e:</text:p>
          </table:table-cell>
          <table:table-cell office:value-type="float" office:value="152100000">
            <text:p>152100000</text:p>
          </table:table-cell>
          <table:table-cell office:value-type="string">
            <text:p>,esd:</text:p>
          </table:table-cell>
          <table:table-cell office:value-type="float" office:value="900000">
            <text:p>900000</text:p>
          </table:table-cell>
          <table:table-cell/>
          <table:table-cell office:value-type="string">
            <text:p>,h:'</text:p>
          </table:table-cell>
          <table:table-cell office:value-type="string">
            <text:p>Kimmeridg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13">
            <text:p>1113</text:p>
          </table:table-cell>
          <table:table-cell office:value-type="string">
            <text:p>:{s:'</text:p>
          </table:table-cell>
          <table:table-cell office:value-type="string">
            <text:p>Age</text:p>
          </table:table-cell>
          <table:table-cell office:value-type="string">
            <text:p>,b:</text:p>
          </table:table-cell>
          <table:table-cell office:value-type="float" office:value="163500000">
            <text:p>163500000</text:p>
          </table:table-cell>
          <table:table-cell office:value-type="string">
            <text:p>,bsd:</text:p>
          </table:table-cell>
          <table:table-cell office:value-type="float" office:value="1000000">
            <text:p>1000000</text:p>
          </table:table-cell>
          <table:table-cell/>
          <table:table-cell office:value-type="string">
            <text:p>,e:</text:p>
          </table:table-cell>
          <table:table-cell office:value-type="float" office:value="157300000">
            <text:p>157300000</text:p>
          </table:table-cell>
          <table:table-cell office:value-type="string">
            <text:p>,esd:</text:p>
          </table:table-cell>
          <table:table-cell office:value-type="float" office:value="1000000">
            <text:p>1000000</text:p>
          </table:table-cell>
          <table:table-cell/>
          <table:table-cell office:value-type="string">
            <text:p>,h:'</text:p>
          </table:table-cell>
          <table:table-cell office:value-type="string">
            <text:p>Oxford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14">
            <text:p>1114</text:p>
          </table:table-cell>
          <table:table-cell office:value-type="string">
            <text:p>:{s:'</text:p>
          </table:table-cell>
          <table:table-cell office:value-type="string">
            <text:p>Age</text:p>
          </table:table-cell>
          <table:table-cell office:value-type="string">
            <text:p>,b:</text:p>
          </table:table-cell>
          <table:table-cell office:value-type="float" office:value="166100000">
            <text:p>166100000</text:p>
          </table:table-cell>
          <table:table-cell office:value-type="string">
            <text:p>,bsd:</text:p>
          </table:table-cell>
          <table:table-cell office:value-type="float" office:value="1200000">
            <text:p>1200000</text:p>
          </table:table-cell>
          <table:table-cell/>
          <table:table-cell office:value-type="string">
            <text:p>,e:</text:p>
          </table:table-cell>
          <table:table-cell office:value-type="float" office:value="163500000">
            <text:p>163500000</text:p>
          </table:table-cell>
          <table:table-cell office:value-type="string">
            <text:p>,esd:</text:p>
          </table:table-cell>
          <table:table-cell office:value-type="float" office:value="1000000">
            <text:p>1000000</text:p>
          </table:table-cell>
          <table:table-cell/>
          <table:table-cell office:value-type="string">
            <text:p>,h:'</text:p>
          </table:table-cell>
          <table:table-cell office:value-type="string">
            <text:p>Callov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15">
            <text:p>1115</text:p>
          </table:table-cell>
          <table:table-cell office:value-type="string">
            <text:p>:{s:'</text:p>
          </table:table-cell>
          <table:table-cell office:value-type="string">
            <text:p>Age</text:p>
          </table:table-cell>
          <table:table-cell office:value-type="string">
            <text:p>,b:</text:p>
          </table:table-cell>
          <table:table-cell office:value-type="float" office:value="168300000">
            <text:p>168300000</text:p>
          </table:table-cell>
          <table:table-cell office:value-type="string">
            <text:p>,bsd:</text:p>
          </table:table-cell>
          <table:table-cell office:value-type="float" office:value="1300000">
            <text:p>1300000</text:p>
          </table:table-cell>
          <table:table-cell/>
          <table:table-cell office:value-type="string">
            <text:p>,e:</text:p>
          </table:table-cell>
          <table:table-cell office:value-type="float" office:value="166100000">
            <text:p>166100000</text:p>
          </table:table-cell>
          <table:table-cell office:value-type="string">
            <text:p>,esd:</text:p>
          </table:table-cell>
          <table:table-cell office:value-type="float" office:value="1200000">
            <text:p>1200000</text:p>
          </table:table-cell>
          <table:table-cell/>
          <table:table-cell office:value-type="string">
            <text:p>,h:'</text:p>
          </table:table-cell>
          <table:table-cell office:value-type="string">
            <text:p>Bathon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16">
            <text:p>1116</text:p>
          </table:table-cell>
          <table:table-cell office:value-type="string">
            <text:p>:{s:'</text:p>
          </table:table-cell>
          <table:table-cell office:value-type="string">
            <text:p>Age</text:p>
          </table:table-cell>
          <table:table-cell office:value-type="string">
            <text:p>,b:</text:p>
          </table:table-cell>
          <table:table-cell office:value-type="float" office:value="170300000">
            <text:p>170300000</text:p>
          </table:table-cell>
          <table:table-cell office:value-type="string">
            <text:p>,bsd:</text:p>
          </table:table-cell>
          <table:table-cell office:value-type="float" office:value="1400000">
            <text:p>1400000</text:p>
          </table:table-cell>
          <table:table-cell/>
          <table:table-cell office:value-type="string">
            <text:p>,e:</text:p>
          </table:table-cell>
          <table:table-cell office:value-type="float" office:value="168300000">
            <text:p>168300000</text:p>
          </table:table-cell>
          <table:table-cell office:value-type="string">
            <text:p>,esd:</text:p>
          </table:table-cell>
          <table:table-cell office:value-type="float" office:value="1300000">
            <text:p>1300000</text:p>
          </table:table-cell>
          <table:table-cell/>
          <table:table-cell office:value-type="string">
            <text:p>,h:'</text:p>
          </table:table-cell>
          <table:table-cell office:value-type="string">
            <text:p>Bajoc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17">
            <text:p>1117</text:p>
          </table:table-cell>
          <table:table-cell office:value-type="string">
            <text:p>:{s:'</text:p>
          </table:table-cell>
          <table:table-cell office:value-type="string">
            <text:p>Age</text:p>
          </table:table-cell>
          <table:table-cell office:value-type="string">
            <text:p>,b:</text:p>
          </table:table-cell>
          <table:table-cell office:value-type="float" office:value="174100000">
            <text:p>174100000</text:p>
          </table:table-cell>
          <table:table-cell office:value-type="string">
            <text:p>,bsd:</text:p>
          </table:table-cell>
          <table:table-cell office:value-type="float" office:value="1000000">
            <text:p>1000000</text:p>
          </table:table-cell>
          <table:table-cell/>
          <table:table-cell office:value-type="string">
            <text:p>,e:</text:p>
          </table:table-cell>
          <table:table-cell office:value-type="float" office:value="170300000">
            <text:p>170300000</text:p>
          </table:table-cell>
          <table:table-cell office:value-type="string">
            <text:p>,esd:</text:p>
          </table:table-cell>
          <table:table-cell office:value-type="float" office:value="1400000">
            <text:p>1400000</text:p>
          </table:table-cell>
          <table:table-cell/>
          <table:table-cell office:value-type="string">
            <text:p>,h:'</text:p>
          </table:table-cell>
          <table:table-cell office:value-type="string">
            <text:p>Aalen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18">
            <text:p>1118</text:p>
          </table:table-cell>
          <table:table-cell office:value-type="string">
            <text:p>:{s:'</text:p>
          </table:table-cell>
          <table:table-cell office:value-type="string">
            <text:p>Age</text:p>
          </table:table-cell>
          <table:table-cell office:value-type="string">
            <text:p>,b:</text:p>
          </table:table-cell>
          <table:table-cell office:value-type="float" office:value="182700000">
            <text:p>182700000</text:p>
          </table:table-cell>
          <table:table-cell office:value-type="string">
            <text:p>,bsd:</text:p>
          </table:table-cell>
          <table:table-cell office:value-type="float" office:value="700000">
            <text:p>700000</text:p>
          </table:table-cell>
          <table:table-cell/>
          <table:table-cell office:value-type="string">
            <text:p>,e:</text:p>
          </table:table-cell>
          <table:table-cell office:value-type="float" office:value="174100000">
            <text:p>174100000</text:p>
          </table:table-cell>
          <table:table-cell office:value-type="string">
            <text:p>,esd:</text:p>
          </table:table-cell>
          <table:table-cell office:value-type="float" office:value="1000000">
            <text:p>1000000</text:p>
          </table:table-cell>
          <table:table-cell/>
          <table:table-cell office:value-type="string">
            <text:p>,h:'</text:p>
          </table:table-cell>
          <table:table-cell office:value-type="string">
            <text:p>Toarc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19">
            <text:p>1119</text:p>
          </table:table-cell>
          <table:table-cell office:value-type="string">
            <text:p>:{s:'</text:p>
          </table:table-cell>
          <table:table-cell office:value-type="string">
            <text:p>Age</text:p>
          </table:table-cell>
          <table:table-cell office:value-type="string">
            <text:p>,b:</text:p>
          </table:table-cell>
          <table:table-cell office:value-type="float" office:value="190800000">
            <text:p>190800000</text:p>
          </table:table-cell>
          <table:table-cell office:value-type="string">
            <text:p>,bsd:</text:p>
          </table:table-cell>
          <table:table-cell office:value-type="float" office:value="1000000">
            <text:p>1000000</text:p>
          </table:table-cell>
          <table:table-cell/>
          <table:table-cell office:value-type="string">
            <text:p>,e:</text:p>
          </table:table-cell>
          <table:table-cell office:value-type="float" office:value="182700000">
            <text:p>182700000</text:p>
          </table:table-cell>
          <table:table-cell office:value-type="string">
            <text:p>,esd:</text:p>
          </table:table-cell>
          <table:table-cell office:value-type="float" office:value="700000">
            <text:p>700000</text:p>
          </table:table-cell>
          <table:table-cell/>
          <table:table-cell office:value-type="string">
            <text:p>,h:'</text:p>
          </table:table-cell>
          <table:table-cell office:value-type="string">
            <text:p>Pliensbach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20">
            <text:p>1120</text:p>
          </table:table-cell>
          <table:table-cell office:value-type="string">
            <text:p>:{s:'</text:p>
          </table:table-cell>
          <table:table-cell office:value-type="string">
            <text:p>Age</text:p>
          </table:table-cell>
          <table:table-cell office:value-type="string">
            <text:p>,b:</text:p>
          </table:table-cell>
          <table:table-cell office:value-type="float" office:value="199300000">
            <text:p>199300000</text:p>
          </table:table-cell>
          <table:table-cell office:value-type="string">
            <text:p>,bsd:</text:p>
          </table:table-cell>
          <table:table-cell office:value-type="float" office:value="300000">
            <text:p>300000</text:p>
          </table:table-cell>
          <table:table-cell/>
          <table:table-cell office:value-type="string">
            <text:p>,e:</text:p>
          </table:table-cell>
          <table:table-cell office:value-type="float" office:value="190800000">
            <text:p>190800000</text:p>
          </table:table-cell>
          <table:table-cell office:value-type="string">
            <text:p>,esd:</text:p>
          </table:table-cell>
          <table:table-cell office:value-type="float" office:value="1000000">
            <text:p>1000000</text:p>
          </table:table-cell>
          <table:table-cell/>
          <table:table-cell office:value-type="string">
            <text:p>,h:'</text:p>
          </table:table-cell>
          <table:table-cell office:value-type="string">
            <text:p>Sinemur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21">
            <text:p>1121</text:p>
          </table:table-cell>
          <table:table-cell office:value-type="string">
            <text:p>:{s:'</text:p>
          </table:table-cell>
          <table:table-cell office:value-type="string">
            <text:p>Age</text:p>
          </table:table-cell>
          <table:table-cell office:value-type="string">
            <text:p>,b:</text:p>
          </table:table-cell>
          <table:table-cell office:value-type="float" office:value="201300000">
            <text:p>201300000</text:p>
          </table:table-cell>
          <table:table-cell office:value-type="string">
            <text:p>,bsd:</text:p>
          </table:table-cell>
          <table:table-cell office:value-type="float" office:value="200000">
            <text:p>200000</text:p>
          </table:table-cell>
          <table:table-cell/>
          <table:table-cell office:value-type="string">
            <text:p>,e:</text:p>
          </table:table-cell>
          <table:table-cell office:value-type="float" office:value="199300000">
            <text:p>199300000</text:p>
          </table:table-cell>
          <table:table-cell office:value-type="string">
            <text:p>,esd:</text:p>
          </table:table-cell>
          <table:table-cell office:value-type="float" office:value="300000">
            <text:p>300000</text:p>
          </table:table-cell>
          <table:table-cell/>
          <table:table-cell office:value-type="string">
            <text:p>,h:'</text:p>
          </table:table-cell>
          <table:table-cell office:value-type="string">
            <text:p>Hettang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22">
            <text:p>1122</text:p>
          </table:table-cell>
          <table:table-cell office:value-type="string">
            <text:p>:{s:'</text:p>
          </table:table-cell>
          <table:table-cell office:value-type="string">
            <text:p>Age</text:p>
          </table:table-cell>
          <table:table-cell office:value-type="string">
            <text:p>,b:</text:p>
          </table:table-cell>
          <table:table-cell office:value-type="float" office:value="208500000">
            <text:p>208500000</text:p>
          </table:table-cell>
          <table:table-cell office:value-type="string">
            <text:p>,bsd:</text:p>
          </table:table-cell>
          <table:table-cell/>
          <table:table-cell office:value-type="string">
            <text:p>c</text:p>
          </table:table-cell>
          <table:table-cell office:value-type="string">
            <text:p>,e:</text:p>
          </table:table-cell>
          <table:table-cell office:value-type="float" office:value="201300000">
            <text:p>201300000</text:p>
          </table:table-cell>
          <table:table-cell office:value-type="string">
            <text:p>,esd:</text:p>
          </table:table-cell>
          <table:table-cell office:value-type="float" office:value="200000">
            <text:p>200000</text:p>
          </table:table-cell>
          <table:table-cell/>
          <table:table-cell office:value-type="string">
            <text:p>,h:'</text:p>
          </table:table-cell>
          <table:table-cell office:value-type="string">
            <text:p>Rhaet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23">
            <text:p>1123</text:p>
          </table:table-cell>
          <table:table-cell office:value-type="string">
            <text:p>:{s:'</text:p>
          </table:table-cell>
          <table:table-cell office:value-type="string">
            <text:p>Age</text:p>
          </table:table-cell>
          <table:table-cell office:value-type="string">
            <text:p>,b:</text:p>
          </table:table-cell>
          <table:table-cell office:value-type="float" office:value="228000000">
            <text:p>228000000</text:p>
          </table:table-cell>
          <table:table-cell office:value-type="string">
            <text:p>,bsd:</text:p>
          </table:table-cell>
          <table:table-cell/>
          <table:table-cell office:value-type="string">
            <text:p>c</text:p>
          </table:table-cell>
          <table:table-cell office:value-type="string">
            <text:p>,e:</text:p>
          </table:table-cell>
          <table:table-cell office:value-type="float" office:value="208500000">
            <text:p>208500000</text:p>
          </table:table-cell>
          <table:table-cell office:value-type="string">
            <text:p>,esd:</text:p>
          </table:table-cell>
          <table:table-cell/>
          <table:table-cell office:value-type="string">
            <text:p>c</text:p>
          </table:table-cell>
          <table:table-cell office:value-type="string">
            <text:p>,h:'</text:p>
          </table:table-cell>
          <table:table-cell office:value-type="string">
            <text:p>Nor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24">
            <text:p>1124</text:p>
          </table:table-cell>
          <table:table-cell office:value-type="string">
            <text:p>:{s:'</text:p>
          </table:table-cell>
          <table:table-cell office:value-type="string">
            <text:p>Age</text:p>
          </table:table-cell>
          <table:table-cell office:value-type="string">
            <text:p>,b:</text:p>
          </table:table-cell>
          <table:table-cell office:value-type="float" office:value="235000000">
            <text:p>235000000</text:p>
          </table:table-cell>
          <table:table-cell office:value-type="string">
            <text:p>,bsd:</text:p>
          </table:table-cell>
          <table:table-cell/>
          <table:table-cell office:value-type="string">
            <text:p>c</text:p>
          </table:table-cell>
          <table:table-cell office:value-type="string">
            <text:p>,e:</text:p>
          </table:table-cell>
          <table:table-cell office:value-type="float" office:value="228000000">
            <text:p>228000000</text:p>
          </table:table-cell>
          <table:table-cell office:value-type="string">
            <text:p>,esd:</text:p>
          </table:table-cell>
          <table:table-cell/>
          <table:table-cell office:value-type="string">
            <text:p>c</text:p>
          </table:table-cell>
          <table:table-cell office:value-type="string">
            <text:p>,h:'</text:p>
          </table:table-cell>
          <table:table-cell office:value-type="string">
            <text:p>Carn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25">
            <text:p>1125</text:p>
          </table:table-cell>
          <table:table-cell office:value-type="string">
            <text:p>:{s:'</text:p>
          </table:table-cell>
          <table:table-cell office:value-type="string">
            <text:p>Age</text:p>
          </table:table-cell>
          <table:table-cell office:value-type="string">
            <text:p>,b:</text:p>
          </table:table-cell>
          <table:table-cell office:value-type="float" office:value="242000000">
            <text:p>242000000</text:p>
          </table:table-cell>
          <table:table-cell office:value-type="string">
            <text:p>,bsd:</text:p>
          </table:table-cell>
          <table:table-cell/>
          <table:table-cell office:value-type="string">
            <text:p>c</text:p>
          </table:table-cell>
          <table:table-cell office:value-type="string">
            <text:p>,e:</text:p>
          </table:table-cell>
          <table:table-cell office:value-type="float" office:value="235000000">
            <text:p>235000000</text:p>
          </table:table-cell>
          <table:table-cell office:value-type="string">
            <text:p>,esd:</text:p>
          </table:table-cell>
          <table:table-cell/>
          <table:table-cell office:value-type="string">
            <text:p>c</text:p>
          </table:table-cell>
          <table:table-cell office:value-type="string">
            <text:p>,h:'</text:p>
          </table:table-cell>
          <table:table-cell office:value-type="string">
            <text:p>Ladin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26">
            <text:p>1126</text:p>
          </table:table-cell>
          <table:table-cell office:value-type="string">
            <text:p>:{s:'</text:p>
          </table:table-cell>
          <table:table-cell office:value-type="string">
            <text:p>Age</text:p>
          </table:table-cell>
          <table:table-cell office:value-type="string">
            <text:p>,b:</text:p>
          </table:table-cell>
          <table:table-cell office:value-type="float" office:value="247200000">
            <text:p>247200000</text:p>
          </table:table-cell>
          <table:table-cell office:value-type="string">
            <text:p>,bsd:</text:p>
          </table:table-cell>
          <table:table-cell table:number-columns-repeated="2"/>
          <table:table-cell office:value-type="string">
            <text:p>,e:</text:p>
          </table:table-cell>
          <table:table-cell office:value-type="float" office:value="242000000">
            <text:p>242000000</text:p>
          </table:table-cell>
          <table:table-cell office:value-type="string">
            <text:p>,esd:</text:p>
          </table:table-cell>
          <table:table-cell/>
          <table:table-cell office:value-type="string">
            <text:p>c</text:p>
          </table:table-cell>
          <table:table-cell office:value-type="string">
            <text:p>,h:'</text:p>
          </table:table-cell>
          <table:table-cell office:value-type="string">
            <text:p>Anis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27">
            <text:p>1127</text:p>
          </table:table-cell>
          <table:table-cell office:value-type="string">
            <text:p>:{s:'</text:p>
          </table:table-cell>
          <table:table-cell office:value-type="string">
            <text:p>Age</text:p>
          </table:table-cell>
          <table:table-cell office:value-type="string">
            <text:p>,b:</text:p>
          </table:table-cell>
          <table:table-cell office:value-type="float" office:value="251200000">
            <text:p>251200000</text:p>
          </table:table-cell>
          <table:table-cell office:value-type="string">
            <text:p>,bsd:</text:p>
          </table:table-cell>
          <table:table-cell table:number-columns-repeated="2"/>
          <table:table-cell office:value-type="string">
            <text:p>,e:</text:p>
          </table:table-cell>
          <table:table-cell office:value-type="float" office:value="247200000">
            <text:p>247200000</text:p>
          </table:table-cell>
          <table:table-cell office:value-type="string">
            <text:p>,esd:</text:p>
          </table:table-cell>
          <table:table-cell table:number-columns-repeated="2"/>
          <table:table-cell office:value-type="string">
            <text:p>,h:'</text:p>
          </table:table-cell>
          <table:table-cell office:value-type="string">
            <text:p>Olenek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28">
            <text:p>1128</text:p>
          </table:table-cell>
          <table:table-cell office:value-type="string">
            <text:p>:{s:'</text:p>
          </table:table-cell>
          <table:table-cell office:value-type="string">
            <text:p>Age</text:p>
          </table:table-cell>
          <table:table-cell office:value-type="string">
            <text:p>,b:</text:p>
          </table:table-cell>
          <table:table-cell office:value-type="float" office:value="252200000">
            <text:p>252200000</text:p>
          </table:table-cell>
          <table:table-cell office:value-type="string">
            <text:p>,bsd:</text:p>
          </table:table-cell>
          <table:table-cell office:value-type="float" office:value="500000">
            <text:p>500000</text:p>
          </table:table-cell>
          <table:table-cell/>
          <table:table-cell office:value-type="string">
            <text:p>,e:</text:p>
          </table:table-cell>
          <table:table-cell office:value-type="float" office:value="251200000">
            <text:p>251200000</text:p>
          </table:table-cell>
          <table:table-cell office:value-type="string">
            <text:p>,esd:</text:p>
          </table:table-cell>
          <table:table-cell table:number-columns-repeated="2"/>
          <table:table-cell office:value-type="string">
            <text:p>,h:'</text:p>
          </table:table-cell>
          <table:table-cell office:value-type="string">
            <text:p>Indu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29">
            <text:p>1129</text:p>
          </table:table-cell>
          <table:table-cell office:value-type="string">
            <text:p>:{s:'</text:p>
          </table:table-cell>
          <table:table-cell office:value-type="string">
            <text:p>Age</text:p>
          </table:table-cell>
          <table:table-cell office:value-type="string">
            <text:p>,b:</text:p>
          </table:table-cell>
          <table:table-cell office:value-type="float" office:value="254200000">
            <text:p>254200000</text:p>
          </table:table-cell>
          <table:table-cell office:value-type="string">
            <text:p>,bsd:</text:p>
          </table:table-cell>
          <table:table-cell office:value-type="float" office:value="100000">
            <text:p>100000</text:p>
          </table:table-cell>
          <table:table-cell/>
          <table:table-cell office:value-type="string">
            <text:p>,e:</text:p>
          </table:table-cell>
          <table:table-cell office:value-type="float" office:value="252200000">
            <text:p>252200000</text:p>
          </table:table-cell>
          <table:table-cell office:value-type="string">
            <text:p>,esd:</text:p>
          </table:table-cell>
          <table:table-cell office:value-type="float" office:value="500000">
            <text:p>500000</text:p>
          </table:table-cell>
          <table:table-cell/>
          <table:table-cell office:value-type="string">
            <text:p>,h:'</text:p>
          </table:table-cell>
          <table:table-cell office:value-type="string">
            <text:p>Changhsing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30">
            <text:p>1130</text:p>
          </table:table-cell>
          <table:table-cell office:value-type="string">
            <text:p>:{s:'</text:p>
          </table:table-cell>
          <table:table-cell office:value-type="string">
            <text:p>Age</text:p>
          </table:table-cell>
          <table:table-cell office:value-type="string">
            <text:p>,b:</text:p>
          </table:table-cell>
          <table:table-cell office:value-type="float" office:value="259900000">
            <text:p>259900000</text:p>
          </table:table-cell>
          <table:table-cell office:value-type="string">
            <text:p>,bsd:</text:p>
          </table:table-cell>
          <table:table-cell office:value-type="float" office:value="400000">
            <text:p>400000</text:p>
          </table:table-cell>
          <table:table-cell/>
          <table:table-cell office:value-type="string">
            <text:p>,e:</text:p>
          </table:table-cell>
          <table:table-cell office:value-type="float" office:value="254200000">
            <text:p>254200000</text:p>
          </table:table-cell>
          <table:table-cell office:value-type="string">
            <text:p>,esd:</text:p>
          </table:table-cell>
          <table:table-cell office:value-type="float" office:value="100000">
            <text:p>100000</text:p>
          </table:table-cell>
          <table:table-cell/>
          <table:table-cell office:value-type="string">
            <text:p>,h:'</text:p>
          </table:table-cell>
          <table:table-cell office:value-type="string">
            <text:p>Wuchiaping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31">
            <text:p>1131</text:p>
          </table:table-cell>
          <table:table-cell office:value-type="string">
            <text:p>:{s:'</text:p>
          </table:table-cell>
          <table:table-cell office:value-type="string">
            <text:p>Age</text:p>
          </table:table-cell>
          <table:table-cell office:value-type="string">
            <text:p>,b:</text:p>
          </table:table-cell>
          <table:table-cell office:value-type="float" office:value="265100000">
            <text:p>265100000</text:p>
          </table:table-cell>
          <table:table-cell office:value-type="string">
            <text:p>,bsd:</text:p>
          </table:table-cell>
          <table:table-cell office:value-type="float" office:value="400000">
            <text:p>400000</text:p>
          </table:table-cell>
          <table:table-cell/>
          <table:table-cell office:value-type="string">
            <text:p>,e:</text:p>
          </table:table-cell>
          <table:table-cell office:value-type="float" office:value="259900000">
            <text:p>259900000</text:p>
          </table:table-cell>
          <table:table-cell office:value-type="string">
            <text:p>,esd:</text:p>
          </table:table-cell>
          <table:table-cell office:value-type="float" office:value="400000">
            <text:p>400000</text:p>
          </table:table-cell>
          <table:table-cell/>
          <table:table-cell office:value-type="string">
            <text:p>,h:'</text:p>
          </table:table-cell>
          <table:table-cell office:value-type="string">
            <text:p>Capitan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32">
            <text:p>1132</text:p>
          </table:table-cell>
          <table:table-cell office:value-type="string">
            <text:p>:{s:'</text:p>
          </table:table-cell>
          <table:table-cell office:value-type="string">
            <text:p>Age</text:p>
          </table:table-cell>
          <table:table-cell office:value-type="string">
            <text:p>,b:</text:p>
          </table:table-cell>
          <table:table-cell office:value-type="float" office:value="268800000">
            <text:p>268800000</text:p>
          </table:table-cell>
          <table:table-cell office:value-type="string">
            <text:p>,bsd:</text:p>
          </table:table-cell>
          <table:table-cell office:value-type="float" office:value="500000">
            <text:p>500000</text:p>
          </table:table-cell>
          <table:table-cell/>
          <table:table-cell office:value-type="string">
            <text:p>,e:</text:p>
          </table:table-cell>
          <table:table-cell office:value-type="float" office:value="265100000">
            <text:p>265100000</text:p>
          </table:table-cell>
          <table:table-cell office:value-type="string">
            <text:p>,esd:</text:p>
          </table:table-cell>
          <table:table-cell office:value-type="float" office:value="400000">
            <text:p>400000</text:p>
          </table:table-cell>
          <table:table-cell/>
          <table:table-cell office:value-type="string">
            <text:p>,h:'</text:p>
          </table:table-cell>
          <table:table-cell office:value-type="string">
            <text:p>Wordian/Kazan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33">
            <text:p>1133</text:p>
          </table:table-cell>
          <table:table-cell office:value-type="string">
            <text:p>:{s:'</text:p>
          </table:table-cell>
          <table:table-cell office:value-type="string">
            <text:p>Age</text:p>
          </table:table-cell>
          <table:table-cell office:value-type="string">
            <text:p>,b:</text:p>
          </table:table-cell>
          <table:table-cell office:value-type="float" office:value="272300000">
            <text:p>272300000</text:p>
          </table:table-cell>
          <table:table-cell office:value-type="string">
            <text:p>,bsd:</text:p>
          </table:table-cell>
          <table:table-cell office:value-type="float" office:value="500000">
            <text:p>500000</text:p>
          </table:table-cell>
          <table:table-cell/>
          <table:table-cell office:value-type="string">
            <text:p>,e:</text:p>
          </table:table-cell>
          <table:table-cell office:value-type="float" office:value="268800000">
            <text:p>268800000</text:p>
          </table:table-cell>
          <table:table-cell office:value-type="string">
            <text:p>,esd:</text:p>
          </table:table-cell>
          <table:table-cell office:value-type="float" office:value="500000">
            <text:p>500000</text:p>
          </table:table-cell>
          <table:table-cell/>
          <table:table-cell office:value-type="string">
            <text:p>,h:'</text:p>
          </table:table-cell>
          <table:table-cell office:value-type="string">
            <text:p>Roadian/Ufim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34">
            <text:p>1134</text:p>
          </table:table-cell>
          <table:table-cell office:value-type="string">
            <text:p>:{s:'</text:p>
          </table:table-cell>
          <table:table-cell office:value-type="string">
            <text:p>Age</text:p>
          </table:table-cell>
          <table:table-cell office:value-type="string">
            <text:p>,b:</text:p>
          </table:table-cell>
          <table:table-cell office:value-type="float" office:value="279300000">
            <text:p>279300000</text:p>
          </table:table-cell>
          <table:table-cell office:value-type="string">
            <text:p>,bsd:</text:p>
          </table:table-cell>
          <table:table-cell office:value-type="float" office:value="600000">
            <text:p>600000</text:p>
          </table:table-cell>
          <table:table-cell/>
          <table:table-cell office:value-type="string">
            <text:p>,e:</text:p>
          </table:table-cell>
          <table:table-cell office:value-type="float" office:value="272300000">
            <text:p>272300000</text:p>
          </table:table-cell>
          <table:table-cell office:value-type="string">
            <text:p>,esd:</text:p>
          </table:table-cell>
          <table:table-cell office:value-type="float" office:value="500000">
            <text:p>500000</text:p>
          </table:table-cell>
          <table:table-cell/>
          <table:table-cell office:value-type="string">
            <text:p>,h:'</text:p>
          </table:table-cell>
          <table:table-cell office:value-type="string">
            <text:p>Kungur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35">
            <text:p>1135</text:p>
          </table:table-cell>
          <table:table-cell office:value-type="string">
            <text:p>:{s:'</text:p>
          </table:table-cell>
          <table:table-cell office:value-type="string">
            <text:p>Age</text:p>
          </table:table-cell>
          <table:table-cell office:value-type="string">
            <text:p>,b:</text:p>
          </table:table-cell>
          <table:table-cell office:value-type="float" office:value="290100000">
            <text:p>290100000</text:p>
          </table:table-cell>
          <table:table-cell office:value-type="string">
            <text:p>,bsd:</text:p>
          </table:table-cell>
          <table:table-cell office:value-type="float" office:value="100000">
            <text:p>100000</text:p>
          </table:table-cell>
          <table:table-cell/>
          <table:table-cell office:value-type="string">
            <text:p>,e:</text:p>
          </table:table-cell>
          <table:table-cell office:value-type="float" office:value="279300000">
            <text:p>279300000</text:p>
          </table:table-cell>
          <table:table-cell office:value-type="string">
            <text:p>,esd:</text:p>
          </table:table-cell>
          <table:table-cell office:value-type="float" office:value="600000">
            <text:p>600000</text:p>
          </table:table-cell>
          <table:table-cell/>
          <table:table-cell office:value-type="string">
            <text:p>,h:'</text:p>
          </table:table-cell>
          <table:table-cell office:value-type="string">
            <text:p>Artinsk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36">
            <text:p>1136</text:p>
          </table:table-cell>
          <table:table-cell office:value-type="string">
            <text:p>:{s:'</text:p>
          </table:table-cell>
          <table:table-cell office:value-type="string">
            <text:p>Age</text:p>
          </table:table-cell>
          <table:table-cell office:value-type="string">
            <text:p>,b:</text:p>
          </table:table-cell>
          <table:table-cell office:value-type="float" office:value="295500000">
            <text:p>295500000</text:p>
          </table:table-cell>
          <table:table-cell office:value-type="string">
            <text:p>,bsd:</text:p>
          </table:table-cell>
          <table:table-cell office:value-type="float" office:value="400000">
            <text:p>400000</text:p>
          </table:table-cell>
          <table:table-cell/>
          <table:table-cell office:value-type="string">
            <text:p>,e:</text:p>
          </table:table-cell>
          <table:table-cell office:value-type="float" office:value="290100000">
            <text:p>290100000</text:p>
          </table:table-cell>
          <table:table-cell office:value-type="string">
            <text:p>,esd:</text:p>
          </table:table-cell>
          <table:table-cell office:value-type="float" office:value="100000">
            <text:p>100000</text:p>
          </table:table-cell>
          <table:table-cell/>
          <table:table-cell office:value-type="string">
            <text:p>,h:'</text:p>
          </table:table-cell>
          <table:table-cell office:value-type="string">
            <text:p>Sakmar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37">
            <text:p>1137</text:p>
          </table:table-cell>
          <table:table-cell office:value-type="string">
            <text:p>:{s:'</text:p>
          </table:table-cell>
          <table:table-cell office:value-type="string">
            <text:p>Age</text:p>
          </table:table-cell>
          <table:table-cell office:value-type="string">
            <text:p>,b:</text:p>
          </table:table-cell>
          <table:table-cell office:value-type="float" office:value="298900000">
            <text:p>298900000</text:p>
          </table:table-cell>
          <table:table-cell office:value-type="string">
            <text:p>,bsd:</text:p>
          </table:table-cell>
          <table:table-cell office:value-type="float" office:value="200000">
            <text:p>200000</text:p>
          </table:table-cell>
          <table:table-cell/>
          <table:table-cell office:value-type="string">
            <text:p>,e:</text:p>
          </table:table-cell>
          <table:table-cell office:value-type="float" office:value="295500000">
            <text:p>295500000</text:p>
          </table:table-cell>
          <table:table-cell office:value-type="string">
            <text:p>,esd:</text:p>
          </table:table-cell>
          <table:table-cell office:value-type="float" office:value="400000">
            <text:p>400000</text:p>
          </table:table-cell>
          <table:table-cell/>
          <table:table-cell office:value-type="string">
            <text:p>,h:'</text:p>
          </table:table-cell>
          <table:table-cell office:value-type="string">
            <text:p>Assel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38">
            <text:p>1138</text:p>
          </table:table-cell>
          <table:table-cell office:value-type="string">
            <text:p>:{s:'</text:p>
          </table:table-cell>
          <table:table-cell office:value-type="string">
            <text:p>Age</text:p>
          </table:table-cell>
          <table:table-cell office:value-type="string">
            <text:p>,b:</text:p>
          </table:table-cell>
          <table:table-cell office:value-type="float" office:value="303700000">
            <text:p>303700000</text:p>
          </table:table-cell>
          <table:table-cell office:value-type="string">
            <text:p>,bsd:</text:p>
          </table:table-cell>
          <table:table-cell office:value-type="float" office:value="100000">
            <text:p>100000</text:p>
          </table:table-cell>
          <table:table-cell/>
          <table:table-cell office:value-type="string">
            <text:p>,e:</text:p>
          </table:table-cell>
          <table:table-cell office:value-type="float" office:value="298900000">
            <text:p>298900000</text:p>
          </table:table-cell>
          <table:table-cell office:value-type="string">
            <text:p>,esd:</text:p>
          </table:table-cell>
          <table:table-cell office:value-type="float" office:value="200000">
            <text:p>200000</text:p>
          </table:table-cell>
          <table:table-cell/>
          <table:table-cell office:value-type="string">
            <text:p>,h:'</text:p>
          </table:table-cell>
          <table:table-cell office:value-type="string">
            <text:p>Gzhel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39">
            <text:p>1139</text:p>
          </table:table-cell>
          <table:table-cell office:value-type="string">
            <text:p>:{s:'</text:p>
          </table:table-cell>
          <table:table-cell office:value-type="string">
            <text:p>Age</text:p>
          </table:table-cell>
          <table:table-cell office:value-type="string">
            <text:p>,b:</text:p>
          </table:table-cell>
          <table:table-cell office:value-type="float" office:value="307000000">
            <text:p>307000000</text:p>
          </table:table-cell>
          <table:table-cell office:value-type="string">
            <text:p>,bsd:</text:p>
          </table:table-cell>
          <table:table-cell office:value-type="float" office:value="100000">
            <text:p>100000</text:p>
          </table:table-cell>
          <table:table-cell/>
          <table:table-cell office:value-type="string">
            <text:p>,e:</text:p>
          </table:table-cell>
          <table:table-cell office:value-type="float" office:value="303700000">
            <text:p>303700000</text:p>
          </table:table-cell>
          <table:table-cell office:value-type="string">
            <text:p>,esd:</text:p>
          </table:table-cell>
          <table:table-cell office:value-type="float" office:value="100000">
            <text:p>100000</text:p>
          </table:table-cell>
          <table:table-cell/>
          <table:table-cell office:value-type="string">
            <text:p>,h:'</text:p>
          </table:table-cell>
          <table:table-cell office:value-type="string">
            <text:p>Kasimov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40">
            <text:p>1140</text:p>
          </table:table-cell>
          <table:table-cell office:value-type="string">
            <text:p>:{s:'</text:p>
          </table:table-cell>
          <table:table-cell office:value-type="string">
            <text:p>Age</text:p>
          </table:table-cell>
          <table:table-cell office:value-type="string">
            <text:p>,b:</text:p>
          </table:table-cell>
          <table:table-cell office:value-type="float" office:value="315200000">
            <text:p>315200000</text:p>
          </table:table-cell>
          <table:table-cell office:value-type="string">
            <text:p>,bsd:</text:p>
          </table:table-cell>
          <table:table-cell office:value-type="float" office:value="200000">
            <text:p>200000</text:p>
          </table:table-cell>
          <table:table-cell/>
          <table:table-cell office:value-type="string">
            <text:p>,e:</text:p>
          </table:table-cell>
          <table:table-cell office:value-type="float" office:value="307000000">
            <text:p>307000000</text:p>
          </table:table-cell>
          <table:table-cell office:value-type="string">
            <text:p>,esd:</text:p>
          </table:table-cell>
          <table:table-cell office:value-type="float" office:value="100000">
            <text:p>100000</text:p>
          </table:table-cell>
          <table:table-cell/>
          <table:table-cell office:value-type="string">
            <text:p>,h:'</text:p>
          </table:table-cell>
          <table:table-cell office:value-type="string">
            <text:p>Moscov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41">
            <text:p>1141</text:p>
          </table:table-cell>
          <table:table-cell office:value-type="string">
            <text:p>:{s:'</text:p>
          </table:table-cell>
          <table:table-cell office:value-type="string">
            <text:p>Age</text:p>
          </table:table-cell>
          <table:table-cell office:value-type="string">
            <text:p>,b:</text:p>
          </table:table-cell>
          <table:table-cell office:value-type="float" office:value="323200000">
            <text:p>323200000</text:p>
          </table:table-cell>
          <table:table-cell office:value-type="string">
            <text:p>,bsd:</text:p>
          </table:table-cell>
          <table:table-cell office:value-type="float" office:value="400000">
            <text:p>400000</text:p>
          </table:table-cell>
          <table:table-cell/>
          <table:table-cell office:value-type="string">
            <text:p>,e:</text:p>
          </table:table-cell>
          <table:table-cell office:value-type="float" office:value="315200000">
            <text:p>315200000</text:p>
          </table:table-cell>
          <table:table-cell office:value-type="string">
            <text:p>,esd:</text:p>
          </table:table-cell>
          <table:table-cell office:value-type="float" office:value="200000">
            <text:p>200000</text:p>
          </table:table-cell>
          <table:table-cell/>
          <table:table-cell office:value-type="string">
            <text:p>,h:'</text:p>
          </table:table-cell>
          <table:table-cell office:value-type="string">
            <text:p>Bashkir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42">
            <text:p>1142</text:p>
          </table:table-cell>
          <table:table-cell office:value-type="string">
            <text:p>:{s:'</text:p>
          </table:table-cell>
          <table:table-cell office:value-type="string">
            <text:p>Age</text:p>
          </table:table-cell>
          <table:table-cell office:value-type="string">
            <text:p>,b:</text:p>
          </table:table-cell>
          <table:table-cell office:value-type="float" office:value="330900000">
            <text:p>330900000</text:p>
          </table:table-cell>
          <table:table-cell office:value-type="string">
            <text:p>,bsd:</text:p>
          </table:table-cell>
          <table:table-cell office:value-type="float" office:value="200000">
            <text:p>200000</text:p>
          </table:table-cell>
          <table:table-cell/>
          <table:table-cell office:value-type="string">
            <text:p>,e:</text:p>
          </table:table-cell>
          <table:table-cell office:value-type="float" office:value="323200000">
            <text:p>323200000</text:p>
          </table:table-cell>
          <table:table-cell office:value-type="string">
            <text:p>,esd:</text:p>
          </table:table-cell>
          <table:table-cell office:value-type="float" office:value="400000">
            <text:p>400000</text:p>
          </table:table-cell>
          <table:table-cell/>
          <table:table-cell office:value-type="string">
            <text:p>,h:'</text:p>
          </table:table-cell>
          <table:table-cell office:value-type="string">
            <text:p>Serpukhov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43">
            <text:p>1143</text:p>
          </table:table-cell>
          <table:table-cell office:value-type="string">
            <text:p>:{s:'</text:p>
          </table:table-cell>
          <table:table-cell office:value-type="string">
            <text:p>Age</text:p>
          </table:table-cell>
          <table:table-cell office:value-type="string">
            <text:p>,b:</text:p>
          </table:table-cell>
          <table:table-cell office:value-type="float" office:value="346700000">
            <text:p>346700000</text:p>
          </table:table-cell>
          <table:table-cell office:value-type="string">
            <text:p>,bsd:</text:p>
          </table:table-cell>
          <table:table-cell office:value-type="float" office:value="400000">
            <text:p>400000</text:p>
          </table:table-cell>
          <table:table-cell/>
          <table:table-cell office:value-type="string">
            <text:p>,e:</text:p>
          </table:table-cell>
          <table:table-cell office:value-type="float" office:value="330900000">
            <text:p>330900000</text:p>
          </table:table-cell>
          <table:table-cell office:value-type="string">
            <text:p>,esd:</text:p>
          </table:table-cell>
          <table:table-cell office:value-type="float" office:value="200000">
            <text:p>200000</text:p>
          </table:table-cell>
          <table:table-cell/>
          <table:table-cell office:value-type="string">
            <text:p>,h:'</text:p>
          </table:table-cell>
          <table:table-cell office:value-type="string">
            <text:p>Visé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44">
            <text:p>1144</text:p>
          </table:table-cell>
          <table:table-cell office:value-type="string">
            <text:p>:{s:'</text:p>
          </table:table-cell>
          <table:table-cell office:value-type="string">
            <text:p>Age</text:p>
          </table:table-cell>
          <table:table-cell office:value-type="string">
            <text:p>,b:</text:p>
          </table:table-cell>
          <table:table-cell office:value-type="float" office:value="358900000">
            <text:p>358900000</text:p>
          </table:table-cell>
          <table:table-cell office:value-type="string">
            <text:p>,bsd:</text:p>
          </table:table-cell>
          <table:table-cell office:value-type="float" office:value="400000">
            <text:p>400000</text:p>
          </table:table-cell>
          <table:table-cell/>
          <table:table-cell office:value-type="string">
            <text:p>,e:</text:p>
          </table:table-cell>
          <table:table-cell office:value-type="float" office:value="346700000">
            <text:p>346700000</text:p>
          </table:table-cell>
          <table:table-cell office:value-type="string">
            <text:p>,esd:</text:p>
          </table:table-cell>
          <table:table-cell office:value-type="float" office:value="400000">
            <text:p>400000</text:p>
          </table:table-cell>
          <table:table-cell/>
          <table:table-cell office:value-type="string">
            <text:p>,h:'</text:p>
          </table:table-cell>
          <table:table-cell office:value-type="string">
            <text:p>Tournais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45">
            <text:p>1145</text:p>
          </table:table-cell>
          <table:table-cell office:value-type="string">
            <text:p>:{s:'</text:p>
          </table:table-cell>
          <table:table-cell office:value-type="string">
            <text:p>Age</text:p>
          </table:table-cell>
          <table:table-cell office:value-type="string">
            <text:p>,b:</text:p>
          </table:table-cell>
          <table:table-cell office:value-type="float" office:value="372200000">
            <text:p>372200000</text:p>
          </table:table-cell>
          <table:table-cell office:value-type="string">
            <text:p>,bsd:</text:p>
          </table:table-cell>
          <table:table-cell office:value-type="float" office:value="1600000">
            <text:p>1600000</text:p>
          </table:table-cell>
          <table:table-cell/>
          <table:table-cell office:value-type="string">
            <text:p>,e:</text:p>
          </table:table-cell>
          <table:table-cell office:value-type="float" office:value="358900000">
            <text:p>358900000</text:p>
          </table:table-cell>
          <table:table-cell office:value-type="string">
            <text:p>,esd:</text:p>
          </table:table-cell>
          <table:table-cell office:value-type="float" office:value="400000">
            <text:p>400000</text:p>
          </table:table-cell>
          <table:table-cell/>
          <table:table-cell office:value-type="string">
            <text:p>,h:'</text:p>
          </table:table-cell>
          <table:table-cell office:value-type="string">
            <text:p>Famenn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46">
            <text:p>1146</text:p>
          </table:table-cell>
          <table:table-cell office:value-type="string">
            <text:p>:{s:'</text:p>
          </table:table-cell>
          <table:table-cell office:value-type="string">
            <text:p>Age</text:p>
          </table:table-cell>
          <table:table-cell office:value-type="string">
            <text:p>,b:</text:p>
          </table:table-cell>
          <table:table-cell office:value-type="float" office:value="382700000">
            <text:p>382700000</text:p>
          </table:table-cell>
          <table:table-cell office:value-type="string">
            <text:p>,bsd:</text:p>
          </table:table-cell>
          <table:table-cell office:value-type="float" office:value="1600000">
            <text:p>1600000</text:p>
          </table:table-cell>
          <table:table-cell/>
          <table:table-cell office:value-type="string">
            <text:p>,e:</text:p>
          </table:table-cell>
          <table:table-cell office:value-type="float" office:value="372200000">
            <text:p>372200000</text:p>
          </table:table-cell>
          <table:table-cell office:value-type="string">
            <text:p>,esd:</text:p>
          </table:table-cell>
          <table:table-cell office:value-type="float" office:value="1600000">
            <text:p>1600000</text:p>
          </table:table-cell>
          <table:table-cell/>
          <table:table-cell office:value-type="string">
            <text:p>,h:'</text:p>
          </table:table-cell>
          <table:table-cell office:value-type="string">
            <text:p>Frasn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47">
            <text:p>1147</text:p>
          </table:table-cell>
          <table:table-cell office:value-type="string">
            <text:p>:{s:'</text:p>
          </table:table-cell>
          <table:table-cell office:value-type="string">
            <text:p>Age</text:p>
          </table:table-cell>
          <table:table-cell office:value-type="string">
            <text:p>,b:</text:p>
          </table:table-cell>
          <table:table-cell office:value-type="float" office:value="387700000">
            <text:p>387700000</text:p>
          </table:table-cell>
          <table:table-cell office:value-type="string">
            <text:p>,bsd:</text:p>
          </table:table-cell>
          <table:table-cell office:value-type="float" office:value="800000">
            <text:p>800000</text:p>
          </table:table-cell>
          <table:table-cell/>
          <table:table-cell office:value-type="string">
            <text:p>,e:</text:p>
          </table:table-cell>
          <table:table-cell office:value-type="float" office:value="382700000">
            <text:p>382700000</text:p>
          </table:table-cell>
          <table:table-cell office:value-type="string">
            <text:p>,esd:</text:p>
          </table:table-cell>
          <table:table-cell office:value-type="float" office:value="1600000">
            <text:p>1600000</text:p>
          </table:table-cell>
          <table:table-cell/>
          <table:table-cell office:value-type="string">
            <text:p>,h:'</text:p>
          </table:table-cell>
          <table:table-cell office:value-type="string">
            <text:p>Givet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48">
            <text:p>1148</text:p>
          </table:table-cell>
          <table:table-cell office:value-type="string">
            <text:p>:{s:'</text:p>
          </table:table-cell>
          <table:table-cell office:value-type="string">
            <text:p>Age</text:p>
          </table:table-cell>
          <table:table-cell office:value-type="string">
            <text:p>,b:</text:p>
          </table:table-cell>
          <table:table-cell office:value-type="float" office:value="393300000">
            <text:p>393300000</text:p>
          </table:table-cell>
          <table:table-cell office:value-type="string">
            <text:p>,bsd:</text:p>
          </table:table-cell>
          <table:table-cell office:value-type="float" office:value="1200000">
            <text:p>1200000</text:p>
          </table:table-cell>
          <table:table-cell/>
          <table:table-cell office:value-type="string">
            <text:p>,e:</text:p>
          </table:table-cell>
          <table:table-cell office:value-type="float" office:value="387700000">
            <text:p>387700000</text:p>
          </table:table-cell>
          <table:table-cell office:value-type="string">
            <text:p>,esd:</text:p>
          </table:table-cell>
          <table:table-cell office:value-type="float" office:value="800000">
            <text:p>800000</text:p>
          </table:table-cell>
          <table:table-cell/>
          <table:table-cell office:value-type="string">
            <text:p>,h:'</text:p>
          </table:table-cell>
          <table:table-cell office:value-type="string">
            <text:p>Eifel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49">
            <text:p>1149</text:p>
          </table:table-cell>
          <table:table-cell office:value-type="string">
            <text:p>:{s:'</text:p>
          </table:table-cell>
          <table:table-cell office:value-type="string">
            <text:p>Age</text:p>
          </table:table-cell>
          <table:table-cell office:value-type="string">
            <text:p>,b:</text:p>
          </table:table-cell>
          <table:table-cell office:value-type="float" office:value="407600000">
            <text:p>407600000</text:p>
          </table:table-cell>
          <table:table-cell office:value-type="string">
            <text:p>,bsd:</text:p>
          </table:table-cell>
          <table:table-cell office:value-type="float" office:value="2600000">
            <text:p>2600000</text:p>
          </table:table-cell>
          <table:table-cell/>
          <table:table-cell office:value-type="string">
            <text:p>,e:</text:p>
          </table:table-cell>
          <table:table-cell office:value-type="float" office:value="393300000">
            <text:p>393300000</text:p>
          </table:table-cell>
          <table:table-cell office:value-type="string">
            <text:p>,esd:</text:p>
          </table:table-cell>
          <table:table-cell office:value-type="float" office:value="1200000">
            <text:p>1200000</text:p>
          </table:table-cell>
          <table:table-cell/>
          <table:table-cell office:value-type="string">
            <text:p>,h:'</text:p>
          </table:table-cell>
          <table:table-cell office:value-type="string">
            <text:p>Ems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50">
            <text:p>1150</text:p>
          </table:table-cell>
          <table:table-cell office:value-type="string">
            <text:p>:{s:'</text:p>
          </table:table-cell>
          <table:table-cell office:value-type="string">
            <text:p>Age</text:p>
          </table:table-cell>
          <table:table-cell office:value-type="string">
            <text:p>,b:</text:p>
          </table:table-cell>
          <table:table-cell office:value-type="float" office:value="410800000">
            <text:p>410800000</text:p>
          </table:table-cell>
          <table:table-cell office:value-type="string">
            <text:p>,bsd:</text:p>
          </table:table-cell>
          <table:table-cell office:value-type="float" office:value="2800000">
            <text:p>2800000</text:p>
          </table:table-cell>
          <table:table-cell/>
          <table:table-cell office:value-type="string">
            <text:p>,e:</text:p>
          </table:table-cell>
          <table:table-cell office:value-type="float" office:value="407600000">
            <text:p>407600000</text:p>
          </table:table-cell>
          <table:table-cell office:value-type="string">
            <text:p>,esd:</text:p>
          </table:table-cell>
          <table:table-cell office:value-type="float" office:value="2600000">
            <text:p>2600000</text:p>
          </table:table-cell>
          <table:table-cell/>
          <table:table-cell office:value-type="string">
            <text:p>,h:'</text:p>
          </table:table-cell>
          <table:table-cell office:value-type="string">
            <text:p>Prag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51">
            <text:p>1151</text:p>
          </table:table-cell>
          <table:table-cell office:value-type="string">
            <text:p>:{s:'</text:p>
          </table:table-cell>
          <table:table-cell office:value-type="string">
            <text:p>Age</text:p>
          </table:table-cell>
          <table:table-cell office:value-type="string">
            <text:p>,b:</text:p>
          </table:table-cell>
          <table:table-cell office:value-type="float" office:value="419200000">
            <text:p>419200000</text:p>
          </table:table-cell>
          <table:table-cell office:value-type="string">
            <text:p>,bsd:</text:p>
          </table:table-cell>
          <table:table-cell office:value-type="float" office:value="3200000">
            <text:p>3200000</text:p>
          </table:table-cell>
          <table:table-cell/>
          <table:table-cell office:value-type="string">
            <text:p>,e:</text:p>
          </table:table-cell>
          <table:table-cell office:value-type="float" office:value="410800000">
            <text:p>410800000</text:p>
          </table:table-cell>
          <table:table-cell office:value-type="string">
            <text:p>,esd:</text:p>
          </table:table-cell>
          <table:table-cell office:value-type="float" office:value="2800000">
            <text:p>2800000</text:p>
          </table:table-cell>
          <table:table-cell/>
          <table:table-cell office:value-type="string">
            <text:p>,h:'</text:p>
          </table:table-cell>
          <table:table-cell office:value-type="string">
            <text:p>Lochkov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52">
            <text:p>1152</text:p>
          </table:table-cell>
          <table:table-cell office:value-type="string">
            <text:p>:{s:'</text:p>
          </table:table-cell>
          <table:table-cell office:value-type="string">
            <text:p>Age</text:p>
          </table:table-cell>
          <table:table-cell office:value-type="string">
            <text:p>,b:</text:p>
          </table:table-cell>
          <table:table-cell office:value-type="float" office:value="423000000">
            <text:p>423000000</text:p>
          </table:table-cell>
          <table:table-cell office:value-type="string">
            <text:p>,bsd:</text:p>
          </table:table-cell>
          <table:table-cell office:value-type="float" office:value="2300000">
            <text:p>2300000</text:p>
          </table:table-cell>
          <table:table-cell/>
          <table:table-cell office:value-type="string">
            <text:p>,e:</text:p>
          </table:table-cell>
          <table:table-cell office:value-type="float" office:value="419200000">
            <text:p>419200000</text:p>
          </table:table-cell>
          <table:table-cell office:value-type="string">
            <text:p>,esd:</text:p>
          </table:table-cell>
          <table:table-cell office:value-type="float" office:value="3200000">
            <text:p>3200000</text:p>
          </table:table-cell>
          <table:table-cell/>
          <table:table-cell office:value-type="string">
            <text:p>,h:'</text:p>
          </table:table-cell>
          <table:table-cell office:value-type="string">
            <text:p>Pridoli</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53">
            <text:p>1153</text:p>
          </table:table-cell>
          <table:table-cell office:value-type="string">
            <text:p>:{s:'</text:p>
          </table:table-cell>
          <table:table-cell office:value-type="string">
            <text:p>Age</text:p>
          </table:table-cell>
          <table:table-cell office:value-type="string">
            <text:p>,b:</text:p>
          </table:table-cell>
          <table:table-cell office:value-type="float" office:value="425600000">
            <text:p>425600000</text:p>
          </table:table-cell>
          <table:table-cell office:value-type="string">
            <text:p>,bsd:</text:p>
          </table:table-cell>
          <table:table-cell office:value-type="float" office:value="900000">
            <text:p>900000</text:p>
          </table:table-cell>
          <table:table-cell/>
          <table:table-cell office:value-type="string">
            <text:p>,e:</text:p>
          </table:table-cell>
          <table:table-cell office:value-type="float" office:value="423000000">
            <text:p>423000000</text:p>
          </table:table-cell>
          <table:table-cell office:value-type="string">
            <text:p>,esd:</text:p>
          </table:table-cell>
          <table:table-cell office:value-type="float" office:value="2300000">
            <text:p>2300000</text:p>
          </table:table-cell>
          <table:table-cell/>
          <table:table-cell office:value-type="string">
            <text:p>,h:'</text:p>
          </table:table-cell>
          <table:table-cell office:value-type="string">
            <text:p>Ludford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54">
            <text:p>1154</text:p>
          </table:table-cell>
          <table:table-cell office:value-type="string">
            <text:p>:{s:'</text:p>
          </table:table-cell>
          <table:table-cell office:value-type="string">
            <text:p>Age</text:p>
          </table:table-cell>
          <table:table-cell office:value-type="string">
            <text:p>,b:</text:p>
          </table:table-cell>
          <table:table-cell office:value-type="float" office:value="427400000">
            <text:p>427400000</text:p>
          </table:table-cell>
          <table:table-cell office:value-type="string">
            <text:p>,bsd:</text:p>
          </table:table-cell>
          <table:table-cell office:value-type="float" office:value="500000">
            <text:p>500000</text:p>
          </table:table-cell>
          <table:table-cell/>
          <table:table-cell office:value-type="string">
            <text:p>,e:</text:p>
          </table:table-cell>
          <table:table-cell office:value-type="float" office:value="425600000">
            <text:p>425600000</text:p>
          </table:table-cell>
          <table:table-cell office:value-type="string">
            <text:p>,esd:</text:p>
          </table:table-cell>
          <table:table-cell office:value-type="float" office:value="900000">
            <text:p>900000</text:p>
          </table:table-cell>
          <table:table-cell/>
          <table:table-cell office:value-type="string">
            <text:p>,h:'</text:p>
          </table:table-cell>
          <table:table-cell office:value-type="string">
            <text:p>Gorst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55">
            <text:p>1155</text:p>
          </table:table-cell>
          <table:table-cell office:value-type="string">
            <text:p>:{s:'</text:p>
          </table:table-cell>
          <table:table-cell office:value-type="string">
            <text:p>Age</text:p>
          </table:table-cell>
          <table:table-cell office:value-type="string">
            <text:p>,b:</text:p>
          </table:table-cell>
          <table:table-cell office:value-type="float" office:value="430500000">
            <text:p>430500000</text:p>
          </table:table-cell>
          <table:table-cell office:value-type="string">
            <text:p>,bsd:</text:p>
          </table:table-cell>
          <table:table-cell office:value-type="float" office:value="700000">
            <text:p>700000</text:p>
          </table:table-cell>
          <table:table-cell/>
          <table:table-cell office:value-type="string">
            <text:p>,e:</text:p>
          </table:table-cell>
          <table:table-cell office:value-type="float" office:value="427400000">
            <text:p>427400000</text:p>
          </table:table-cell>
          <table:table-cell office:value-type="string">
            <text:p>,esd:</text:p>
          </table:table-cell>
          <table:table-cell office:value-type="float" office:value="500000">
            <text:p>500000</text:p>
          </table:table-cell>
          <table:table-cell/>
          <table:table-cell office:value-type="string">
            <text:p>,h:'</text:p>
          </table:table-cell>
          <table:table-cell office:value-type="string">
            <text:p>Homerian/Lockport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56">
            <text:p>1156</text:p>
          </table:table-cell>
          <table:table-cell office:value-type="string">
            <text:p>:{s:'</text:p>
          </table:table-cell>
          <table:table-cell office:value-type="string">
            <text:p>Age</text:p>
          </table:table-cell>
          <table:table-cell office:value-type="string">
            <text:p>,b:</text:p>
          </table:table-cell>
          <table:table-cell office:value-type="float" office:value="433400000">
            <text:p>433400000</text:p>
          </table:table-cell>
          <table:table-cell office:value-type="string">
            <text:p>,bsd:</text:p>
          </table:table-cell>
          <table:table-cell office:value-type="float" office:value="800000">
            <text:p>800000</text:p>
          </table:table-cell>
          <table:table-cell/>
          <table:table-cell office:value-type="string">
            <text:p>,e:</text:p>
          </table:table-cell>
          <table:table-cell office:value-type="float" office:value="430500000">
            <text:p>430500000</text:p>
          </table:table-cell>
          <table:table-cell office:value-type="string">
            <text:p>,esd:</text:p>
          </table:table-cell>
          <table:table-cell office:value-type="float" office:value="700000">
            <text:p>700000</text:p>
          </table:table-cell>
          <table:table-cell/>
          <table:table-cell office:value-type="string">
            <text:p>,h:'</text:p>
          </table:table-cell>
          <table:table-cell office:value-type="string">
            <text:p>Sheinwoodian/Tonawand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57">
            <text:p>1157</text:p>
          </table:table-cell>
          <table:table-cell office:value-type="string">
            <text:p>:{s:'</text:p>
          </table:table-cell>
          <table:table-cell office:value-type="string">
            <text:p>Age</text:p>
          </table:table-cell>
          <table:table-cell office:value-type="string">
            <text:p>,b:</text:p>
          </table:table-cell>
          <table:table-cell office:value-type="float" office:value="438500000">
            <text:p>438500000</text:p>
          </table:table-cell>
          <table:table-cell office:value-type="string">
            <text:p>,bsd:</text:p>
          </table:table-cell>
          <table:table-cell office:value-type="float" office:value="1100000">
            <text:p>1100000</text:p>
          </table:table-cell>
          <table:table-cell/>
          <table:table-cell office:value-type="string">
            <text:p>,e:</text:p>
          </table:table-cell>
          <table:table-cell office:value-type="float" office:value="433400000">
            <text:p>433400000</text:p>
          </table:table-cell>
          <table:table-cell office:value-type="string">
            <text:p>,esd:</text:p>
          </table:table-cell>
          <table:table-cell office:value-type="float" office:value="800000">
            <text:p>800000</text:p>
          </table:table-cell>
          <table:table-cell/>
          <table:table-cell office:value-type="string">
            <text:p>,h:'</text:p>
          </table:table-cell>
          <table:table-cell office:value-type="string">
            <text:p>Telychian/Ontar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58">
            <text:p>1158</text:p>
          </table:table-cell>
          <table:table-cell office:value-type="string">
            <text:p>:{s:'</text:p>
          </table:table-cell>
          <table:table-cell office:value-type="string">
            <text:p>Age</text:p>
          </table:table-cell>
          <table:table-cell office:value-type="string">
            <text:p>,b:</text:p>
          </table:table-cell>
          <table:table-cell office:value-type="float" office:value="440800000">
            <text:p>440800000</text:p>
          </table:table-cell>
          <table:table-cell office:value-type="string">
            <text:p>,bsd:</text:p>
          </table:table-cell>
          <table:table-cell office:value-type="float" office:value="1200000">
            <text:p>1200000</text:p>
          </table:table-cell>
          <table:table-cell/>
          <table:table-cell office:value-type="string">
            <text:p>,e:</text:p>
          </table:table-cell>
          <table:table-cell office:value-type="float" office:value="438500000">
            <text:p>438500000</text:p>
          </table:table-cell>
          <table:table-cell office:value-type="string">
            <text:p>,esd:</text:p>
          </table:table-cell>
          <table:table-cell office:value-type="float" office:value="1100000">
            <text:p>1100000</text:p>
          </table:table-cell>
          <table:table-cell/>
          <table:table-cell office:value-type="string">
            <text:p>,h:'</text:p>
          </table:table-cell>
          <table:table-cell office:value-type="string">
            <text:p>Aeron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59">
            <text:p>1159</text:p>
          </table:table-cell>
          <table:table-cell office:value-type="string">
            <text:p>:{s:'</text:p>
          </table:table-cell>
          <table:table-cell office:value-type="string">
            <text:p>Age</text:p>
          </table:table-cell>
          <table:table-cell office:value-type="string">
            <text:p>,b:</text:p>
          </table:table-cell>
          <table:table-cell office:value-type="float" office:value="443400000">
            <text:p>443400000</text:p>
          </table:table-cell>
          <table:table-cell office:value-type="string">
            <text:p>,bsd:</text:p>
          </table:table-cell>
          <table:table-cell office:value-type="float" office:value="1500000">
            <text:p>1500000</text:p>
          </table:table-cell>
          <table:table-cell/>
          <table:table-cell office:value-type="string">
            <text:p>,e:</text:p>
          </table:table-cell>
          <table:table-cell office:value-type="float" office:value="440800000">
            <text:p>440800000</text:p>
          </table:table-cell>
          <table:table-cell office:value-type="string">
            <text:p>,esd:</text:p>
          </table:table-cell>
          <table:table-cell office:value-type="float" office:value="1200000">
            <text:p>1200000</text:p>
          </table:table-cell>
          <table:table-cell/>
          <table:table-cell office:value-type="string">
            <text:p>,h:'</text:p>
          </table:table-cell>
          <table:table-cell office:value-type="string">
            <text:p>Rhuddan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60">
            <text:p>1160</text:p>
          </table:table-cell>
          <table:table-cell office:value-type="string">
            <text:p>:{s:'</text:p>
          </table:table-cell>
          <table:table-cell office:value-type="string">
            <text:p>Age</text:p>
          </table:table-cell>
          <table:table-cell office:value-type="string">
            <text:p>,b:</text:p>
          </table:table-cell>
          <table:table-cell office:value-type="float" office:value="445200000">
            <text:p>445200000</text:p>
          </table:table-cell>
          <table:table-cell office:value-type="string">
            <text:p>,bsd:</text:p>
          </table:table-cell>
          <table:table-cell office:value-type="float" office:value="1400000">
            <text:p>1400000</text:p>
          </table:table-cell>
          <table:table-cell/>
          <table:table-cell office:value-type="string">
            <text:p>,e:</text:p>
          </table:table-cell>
          <table:table-cell office:value-type="float" office:value="443400000">
            <text:p>443400000</text:p>
          </table:table-cell>
          <table:table-cell office:value-type="string">
            <text:p>,esd:</text:p>
          </table:table-cell>
          <table:table-cell office:value-type="float" office:value="1500000">
            <text:p>1500000</text:p>
          </table:table-cell>
          <table:table-cell/>
          <table:table-cell office:value-type="string">
            <text:p>,h:'</text:p>
          </table:table-cell>
          <table:table-cell office:value-type="string">
            <text:p>Hirnant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61">
            <text:p>1161</text:p>
          </table:table-cell>
          <table:table-cell office:value-type="string">
            <text:p>:{s:'</text:p>
          </table:table-cell>
          <table:table-cell office:value-type="string">
            <text:p>Age</text:p>
          </table:table-cell>
          <table:table-cell office:value-type="string">
            <text:p>,b:</text:p>
          </table:table-cell>
          <table:table-cell office:value-type="float" office:value="453000000">
            <text:p>453000000</text:p>
          </table:table-cell>
          <table:table-cell office:value-type="string">
            <text:p>,bsd:</text:p>
          </table:table-cell>
          <table:table-cell office:value-type="float" office:value="700000">
            <text:p>700000</text:p>
          </table:table-cell>
          <table:table-cell/>
          <table:table-cell office:value-type="string">
            <text:p>,e:</text:p>
          </table:table-cell>
          <table:table-cell office:value-type="float" office:value="445200000">
            <text:p>445200000</text:p>
          </table:table-cell>
          <table:table-cell office:value-type="string">
            <text:p>,esd:</text:p>
          </table:table-cell>
          <table:table-cell office:value-type="float" office:value="1400000">
            <text:p>1400000</text:p>
          </table:table-cell>
          <table:table-cell/>
          <table:table-cell office:value-type="string">
            <text:p>,h:'</text:p>
          </table:table-cell>
          <table:table-cell office:value-type="string">
            <text:p>Kat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62">
            <text:p>1162</text:p>
          </table:table-cell>
          <table:table-cell office:value-type="string">
            <text:p>:{s:'</text:p>
          </table:table-cell>
          <table:table-cell office:value-type="string">
            <text:p>Age</text:p>
          </table:table-cell>
          <table:table-cell office:value-type="string">
            <text:p>,b:</text:p>
          </table:table-cell>
          <table:table-cell office:value-type="float" office:value="458400000">
            <text:p>458400000</text:p>
          </table:table-cell>
          <table:table-cell office:value-type="string">
            <text:p>,bsd:</text:p>
          </table:table-cell>
          <table:table-cell office:value-type="float" office:value="900000">
            <text:p>900000</text:p>
          </table:table-cell>
          <table:table-cell/>
          <table:table-cell office:value-type="string">
            <text:p>,e:</text:p>
          </table:table-cell>
          <table:table-cell office:value-type="float" office:value="453000000">
            <text:p>453000000</text:p>
          </table:table-cell>
          <table:table-cell office:value-type="string">
            <text:p>,esd:</text:p>
          </table:table-cell>
          <table:table-cell office:value-type="float" office:value="700000">
            <text:p>700000</text:p>
          </table:table-cell>
          <table:table-cell/>
          <table:table-cell office:value-type="string">
            <text:p>,h:'</text:p>
          </table:table-cell>
          <table:table-cell office:value-type="string">
            <text:p>Sandb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63">
            <text:p>1163</text:p>
          </table:table-cell>
          <table:table-cell office:value-type="string">
            <text:p>:{s:'</text:p>
          </table:table-cell>
          <table:table-cell office:value-type="string">
            <text:p>Age</text:p>
          </table:table-cell>
          <table:table-cell office:value-type="string">
            <text:p>,b:</text:p>
          </table:table-cell>
          <table:table-cell office:value-type="float" office:value="467300000">
            <text:p>467300000</text:p>
          </table:table-cell>
          <table:table-cell office:value-type="string">
            <text:p>,bsd:</text:p>
          </table:table-cell>
          <table:table-cell office:value-type="float" office:value="1100000">
            <text:p>1100000</text:p>
          </table:table-cell>
          <table:table-cell/>
          <table:table-cell office:value-type="string">
            <text:p>,e:</text:p>
          </table:table-cell>
          <table:table-cell office:value-type="float" office:value="458400000">
            <text:p>458400000</text:p>
          </table:table-cell>
          <table:table-cell office:value-type="string">
            <text:p>,esd:</text:p>
          </table:table-cell>
          <table:table-cell office:value-type="float" office:value="900000">
            <text:p>900000</text:p>
          </table:table-cell>
          <table:table-cell/>
          <table:table-cell office:value-type="string">
            <text:p>,h:'</text:p>
          </table:table-cell>
          <table:table-cell office:value-type="string">
            <text:p>Darriwil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64">
            <text:p>1164</text:p>
          </table:table-cell>
          <table:table-cell office:value-type="string">
            <text:p>:{s:'</text:p>
          </table:table-cell>
          <table:table-cell office:value-type="string">
            <text:p>Age</text:p>
          </table:table-cell>
          <table:table-cell office:value-type="string">
            <text:p>,b:</text:p>
          </table:table-cell>
          <table:table-cell office:value-type="float" office:value="470000000">
            <text:p>470000000</text:p>
          </table:table-cell>
          <table:table-cell office:value-type="string">
            <text:p>,bsd:</text:p>
          </table:table-cell>
          <table:table-cell office:value-type="float" office:value="1400000">
            <text:p>1400000</text:p>
          </table:table-cell>
          <table:table-cell/>
          <table:table-cell office:value-type="string">
            <text:p>,e:</text:p>
          </table:table-cell>
          <table:table-cell office:value-type="float" office:value="467300000">
            <text:p>467300000</text:p>
          </table:table-cell>
          <table:table-cell office:value-type="string">
            <text:p>,esd:</text:p>
          </table:table-cell>
          <table:table-cell office:value-type="float" office:value="1100000">
            <text:p>1100000</text:p>
          </table:table-cell>
          <table:table-cell/>
          <table:table-cell office:value-type="string">
            <text:p>,h:'</text:p>
          </table:table-cell>
          <table:table-cell office:value-type="string">
            <text:p>Daping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65">
            <text:p>1165</text:p>
          </table:table-cell>
          <table:table-cell office:value-type="string">
            <text:p>:{s:'</text:p>
          </table:table-cell>
          <table:table-cell office:value-type="string">
            <text:p>Age</text:p>
          </table:table-cell>
          <table:table-cell office:value-type="string">
            <text:p>,b:</text:p>
          </table:table-cell>
          <table:table-cell office:value-type="float" office:value="477700000">
            <text:p>477700000</text:p>
          </table:table-cell>
          <table:table-cell office:value-type="string">
            <text:p>,bsd:</text:p>
          </table:table-cell>
          <table:table-cell office:value-type="float" office:value="1400000">
            <text:p>1400000</text:p>
          </table:table-cell>
          <table:table-cell/>
          <table:table-cell office:value-type="string">
            <text:p>,e:</text:p>
          </table:table-cell>
          <table:table-cell office:value-type="float" office:value="470000000">
            <text:p>470000000</text:p>
          </table:table-cell>
          <table:table-cell office:value-type="string">
            <text:p>,esd:</text:p>
          </table:table-cell>
          <table:table-cell office:value-type="float" office:value="1400000">
            <text:p>1400000</text:p>
          </table:table-cell>
          <table:table-cell/>
          <table:table-cell office:value-type="string">
            <text:p>,h:'</text:p>
          </table:table-cell>
          <table:table-cell office:value-type="string">
            <text:p>Floian (formerly Arenig)</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66">
            <text:p>1166</text:p>
          </table:table-cell>
          <table:table-cell office:value-type="string">
            <text:p>:{s:'</text:p>
          </table:table-cell>
          <table:table-cell office:value-type="string">
            <text:p>Age</text:p>
          </table:table-cell>
          <table:table-cell office:value-type="string">
            <text:p>,b:</text:p>
          </table:table-cell>
          <table:table-cell office:value-type="float" office:value="485400000">
            <text:p>485400000</text:p>
          </table:table-cell>
          <table:table-cell office:value-type="string">
            <text:p>,bsd:</text:p>
          </table:table-cell>
          <table:table-cell office:value-type="float" office:value="1900000">
            <text:p>1900000</text:p>
          </table:table-cell>
          <table:table-cell/>
          <table:table-cell office:value-type="string">
            <text:p>,e:</text:p>
          </table:table-cell>
          <table:table-cell office:value-type="float" office:value="477700000">
            <text:p>477700000</text:p>
          </table:table-cell>
          <table:table-cell office:value-type="string">
            <text:p>,esd:</text:p>
          </table:table-cell>
          <table:table-cell office:value-type="float" office:value="1400000">
            <text:p>1400000</text:p>
          </table:table-cell>
          <table:table-cell/>
          <table:table-cell office:value-type="string">
            <text:p>,h:'</text:p>
          </table:table-cell>
          <table:table-cell office:value-type="string">
            <text:p>Tremadoc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67">
            <text:p>1167</text:p>
          </table:table-cell>
          <table:table-cell office:value-type="string">
            <text:p>:{s:'</text:p>
          </table:table-cell>
          <table:table-cell office:value-type="string">
            <text:p>Age</text:p>
          </table:table-cell>
          <table:table-cell office:value-type="string">
            <text:p>,b:</text:p>
          </table:table-cell>
          <table:table-cell office:value-type="float" office:value="489500000">
            <text:p>489500000</text:p>
          </table:table-cell>
          <table:table-cell office:value-type="string">
            <text:p>,bsd:</text:p>
          </table:table-cell>
          <table:table-cell/>
          <table:table-cell office:value-type="string">
            <text:p>c</text:p>
          </table:table-cell>
          <table:table-cell office:value-type="string">
            <text:p>,e:</text:p>
          </table:table-cell>
          <table:table-cell office:value-type="float" office:value="485400000">
            <text:p>485400000</text:p>
          </table:table-cell>
          <table:table-cell office:value-type="string">
            <text:p>,esd:</text:p>
          </table:table-cell>
          <table:table-cell office:value-type="float" office:value="1900000">
            <text:p>1900000</text:p>
          </table:table-cell>
          <table:table-cell/>
          <table:table-cell office:value-type="string">
            <text:p>,h:'</text:p>
          </table:table-cell>
          <table:table-cell office:value-type="string">
            <text:p>Stage 10</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68">
            <text:p>1168</text:p>
          </table:table-cell>
          <table:table-cell office:value-type="string">
            <text:p>:{s:'</text:p>
          </table:table-cell>
          <table:table-cell office:value-type="string">
            <text:p>Age</text:p>
          </table:table-cell>
          <table:table-cell office:value-type="string">
            <text:p>,b:</text:p>
          </table:table-cell>
          <table:table-cell office:value-type="float" office:value="494000000">
            <text:p>494000000</text:p>
          </table:table-cell>
          <table:table-cell office:value-type="string">
            <text:p>,bsd:</text:p>
          </table:table-cell>
          <table:table-cell/>
          <table:table-cell office:value-type="string">
            <text:p>c</text:p>
          </table:table-cell>
          <table:table-cell office:value-type="string">
            <text:p>,e:</text:p>
          </table:table-cell>
          <table:table-cell office:value-type="float" office:value="489500000">
            <text:p>489500000</text:p>
          </table:table-cell>
          <table:table-cell office:value-type="string">
            <text:p>,esd:</text:p>
          </table:table-cell>
          <table:table-cell/>
          <table:table-cell office:value-type="string">
            <text:p>c</text:p>
          </table:table-cell>
          <table:table-cell office:value-type="string">
            <text:p>,h:'</text:p>
          </table:table-cell>
          <table:table-cell office:value-type="string">
            <text:p>Jiangshan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69">
            <text:p>1169</text:p>
          </table:table-cell>
          <table:table-cell office:value-type="string">
            <text:p>:{s:'</text:p>
          </table:table-cell>
          <table:table-cell office:value-type="string">
            <text:p>Age</text:p>
          </table:table-cell>
          <table:table-cell office:value-type="string">
            <text:p>,b:</text:p>
          </table:table-cell>
          <table:table-cell office:value-type="float" office:value="497000000">
            <text:p>497000000</text:p>
          </table:table-cell>
          <table:table-cell office:value-type="string">
            <text:p>,bsd:</text:p>
          </table:table-cell>
          <table:table-cell/>
          <table:table-cell office:value-type="string">
            <text:p>c</text:p>
          </table:table-cell>
          <table:table-cell office:value-type="string">
            <text:p>,e:</text:p>
          </table:table-cell>
          <table:table-cell office:value-type="float" office:value="494000000">
            <text:p>494000000</text:p>
          </table:table-cell>
          <table:table-cell office:value-type="string">
            <text:p>,esd:</text:p>
          </table:table-cell>
          <table:table-cell/>
          <table:table-cell office:value-type="string">
            <text:p>c</text:p>
          </table:table-cell>
          <table:table-cell office:value-type="string">
            <text:p>,h:'</text:p>
          </table:table-cell>
          <table:table-cell office:value-type="string">
            <text:p>Paib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70">
            <text:p>1170</text:p>
          </table:table-cell>
          <table:table-cell office:value-type="string">
            <text:p>:{s:'</text:p>
          </table:table-cell>
          <table:table-cell office:value-type="string">
            <text:p>Age</text:p>
          </table:table-cell>
          <table:table-cell office:value-type="string">
            <text:p>,b:</text:p>
          </table:table-cell>
          <table:table-cell office:value-type="float" office:value="500500000">
            <text:p>500500000</text:p>
          </table:table-cell>
          <table:table-cell office:value-type="string">
            <text:p>,bsd:</text:p>
          </table:table-cell>
          <table:table-cell/>
          <table:table-cell office:value-type="string">
            <text:p>c</text:p>
          </table:table-cell>
          <table:table-cell office:value-type="string">
            <text:p>,e:</text:p>
          </table:table-cell>
          <table:table-cell office:value-type="float" office:value="497000000">
            <text:p>497000000</text:p>
          </table:table-cell>
          <table:table-cell office:value-type="string">
            <text:p>,esd:</text:p>
          </table:table-cell>
          <table:table-cell/>
          <table:table-cell office:value-type="string">
            <text:p>c</text:p>
          </table:table-cell>
          <table:table-cell office:value-type="string">
            <text:p>,h:'</text:p>
          </table:table-cell>
          <table:table-cell office:value-type="string">
            <text:p>Guzhang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71">
            <text:p>1171</text:p>
          </table:table-cell>
          <table:table-cell office:value-type="string">
            <text:p>:{s:'</text:p>
          </table:table-cell>
          <table:table-cell office:value-type="string">
            <text:p>Age</text:p>
          </table:table-cell>
          <table:table-cell office:value-type="string">
            <text:p>,b:</text:p>
          </table:table-cell>
          <table:table-cell office:value-type="float" office:value="504500000">
            <text:p>504500000</text:p>
          </table:table-cell>
          <table:table-cell office:value-type="string">
            <text:p>,bsd:</text:p>
          </table:table-cell>
          <table:table-cell/>
          <table:table-cell office:value-type="string">
            <text:p>c</text:p>
          </table:table-cell>
          <table:table-cell office:value-type="string">
            <text:p>,e:</text:p>
          </table:table-cell>
          <table:table-cell office:value-type="float" office:value="500500000">
            <text:p>500500000</text:p>
          </table:table-cell>
          <table:table-cell office:value-type="string">
            <text:p>,esd:</text:p>
          </table:table-cell>
          <table:table-cell/>
          <table:table-cell office:value-type="string">
            <text:p>c</text:p>
          </table:table-cell>
          <table:table-cell office:value-type="string">
            <text:p>,h:'</text:p>
          </table:table-cell>
          <table:table-cell office:value-type="string">
            <text:p>Drumian</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72">
            <text:p>1172</text:p>
          </table:table-cell>
          <table:table-cell office:value-type="string">
            <text:p>:{s:'</text:p>
          </table:table-cell>
          <table:table-cell office:value-type="string">
            <text:p>Age</text:p>
          </table:table-cell>
          <table:table-cell office:value-type="string">
            <text:p>,b:</text:p>
          </table:table-cell>
          <table:table-cell office:value-type="float" office:value="509000000">
            <text:p>509000000</text:p>
          </table:table-cell>
          <table:table-cell office:value-type="string">
            <text:p>,bsd:</text:p>
          </table:table-cell>
          <table:table-cell/>
          <table:table-cell office:value-type="string">
            <text:p>c</text:p>
          </table:table-cell>
          <table:table-cell office:value-type="string">
            <text:p>,e:</text:p>
          </table:table-cell>
          <table:table-cell office:value-type="float" office:value="504500000">
            <text:p>504500000</text:p>
          </table:table-cell>
          <table:table-cell office:value-type="string">
            <text:p>,esd:</text:p>
          </table:table-cell>
          <table:table-cell/>
          <table:table-cell office:value-type="string">
            <text:p>c</text:p>
          </table:table-cell>
          <table:table-cell office:value-type="string">
            <text:p>,h:'</text:p>
          </table:table-cell>
          <table:table-cell office:value-type="string">
            <text:p>Stage 5</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73">
            <text:p>1173</text:p>
          </table:table-cell>
          <table:table-cell office:value-type="string">
            <text:p>:{s:'</text:p>
          </table:table-cell>
          <table:table-cell office:value-type="string">
            <text:p>Age</text:p>
          </table:table-cell>
          <table:table-cell office:value-type="string">
            <text:p>,b:</text:p>
          </table:table-cell>
          <table:table-cell office:value-type="float" office:value="514000000">
            <text:p>514000000</text:p>
          </table:table-cell>
          <table:table-cell office:value-type="string">
            <text:p>,bsd:</text:p>
          </table:table-cell>
          <table:table-cell/>
          <table:table-cell office:value-type="string">
            <text:p>c</text:p>
          </table:table-cell>
          <table:table-cell office:value-type="string">
            <text:p>,e:</text:p>
          </table:table-cell>
          <table:table-cell office:value-type="float" office:value="509000000">
            <text:p>509000000</text:p>
          </table:table-cell>
          <table:table-cell office:value-type="string">
            <text:p>,esd:</text:p>
          </table:table-cell>
          <table:table-cell/>
          <table:table-cell office:value-type="string">
            <text:p>c</text:p>
          </table:table-cell>
          <table:table-cell office:value-type="string">
            <text:p>,h:'</text:p>
          </table:table-cell>
          <table:table-cell office:value-type="string">
            <text:p>Stage 4</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74">
            <text:p>1174</text:p>
          </table:table-cell>
          <table:table-cell office:value-type="string">
            <text:p>:{s:'</text:p>
          </table:table-cell>
          <table:table-cell office:value-type="string">
            <text:p>Age</text:p>
          </table:table-cell>
          <table:table-cell office:value-type="string">
            <text:p>,b:</text:p>
          </table:table-cell>
          <table:table-cell office:value-type="float" office:value="521000000">
            <text:p>521000000</text:p>
          </table:table-cell>
          <table:table-cell office:value-type="string">
            <text:p>,bsd:</text:p>
          </table:table-cell>
          <table:table-cell/>
          <table:table-cell office:value-type="string">
            <text:p>c</text:p>
          </table:table-cell>
          <table:table-cell office:value-type="string">
            <text:p>,e:</text:p>
          </table:table-cell>
          <table:table-cell office:value-type="float" office:value="514000000">
            <text:p>514000000</text:p>
          </table:table-cell>
          <table:table-cell office:value-type="string">
            <text:p>,esd:</text:p>
          </table:table-cell>
          <table:table-cell/>
          <table:table-cell office:value-type="string">
            <text:p>c</text:p>
          </table:table-cell>
          <table:table-cell office:value-type="string">
            <text:p>,h:'</text:p>
          </table:table-cell>
          <table:table-cell office:value-type="string">
            <text:p>Stage 3</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75">
            <text:p>1175</text:p>
          </table:table-cell>
          <table:table-cell office:value-type="string">
            <text:p>:{s:'</text:p>
          </table:table-cell>
          <table:table-cell office:value-type="string">
            <text:p>Age</text:p>
          </table:table-cell>
          <table:table-cell office:value-type="string">
            <text:p>,b:</text:p>
          </table:table-cell>
          <table:table-cell office:value-type="float" office:value="529000000">
            <text:p>529000000</text:p>
          </table:table-cell>
          <table:table-cell office:value-type="string">
            <text:p>,bsd:</text:p>
          </table:table-cell>
          <table:table-cell/>
          <table:table-cell office:value-type="string">
            <text:p>c</text:p>
          </table:table-cell>
          <table:table-cell office:value-type="string">
            <text:p>,e:</text:p>
          </table:table-cell>
          <table:table-cell office:value-type="float" office:value="521000000">
            <text:p>521000000</text:p>
          </table:table-cell>
          <table:table-cell office:value-type="string">
            <text:p>,esd:</text:p>
          </table:table-cell>
          <table:table-cell/>
          <table:table-cell office:value-type="string">
            <text:p>c</text:p>
          </table:table-cell>
          <table:table-cell office:value-type="string">
            <text:p>,h:'</text:p>
          </table:table-cell>
          <table:table-cell office:value-type="string">
            <text:p>Stage 2</text:p>
          </table:table-cell>
          <table:table-cell office:value-type="string">
            <text:p>,s:'</text:p>
          </table:table-cell>
          <table:table-cell/>
          <table:table-cell office:value-type="string">
            <text:p>},</text:p>
          </table:table-cell>
          <table:table-cell table:number-columns-repeated="1005"/>
        </table:table-row>
        <table:table-row table:style-name="ro1">
          <table:table-cell office:value-type="string">
            <text:p>,</text:p>
          </table:table-cell>
          <table:table-cell office:value-type="float" office:value="1176">
            <text:p>1176</text:p>
          </table:table-cell>
          <table:table-cell office:value-type="string">
            <text:p>:{s:'</text:p>
          </table:table-cell>
          <table:table-cell office:value-type="string">
            <text:p>Age</text:p>
          </table:table-cell>
          <table:table-cell office:value-type="string">
            <text:p>,b:</text:p>
          </table:table-cell>
          <table:table-cell office:value-type="float" office:value="541000000">
            <text:p>541000000</text:p>
          </table:table-cell>
          <table:table-cell office:value-type="string">
            <text:p>,bsd:</text:p>
          </table:table-cell>
          <table:table-cell office:value-type="float" office:value="1000000">
            <text:p>1000000</text:p>
          </table:table-cell>
          <table:table-cell/>
          <table:table-cell office:value-type="string">
            <text:p>,e:</text:p>
          </table:table-cell>
          <table:table-cell office:value-type="float" office:value="529000000">
            <text:p>529000000</text:p>
          </table:table-cell>
          <table:table-cell office:value-type="string">
            <text:p>,esd:</text:p>
          </table:table-cell>
          <table:table-cell/>
          <table:table-cell office:value-type="string">
            <text:p>c</text:p>
          </table:table-cell>
          <table:table-cell office:value-type="string">
            <text:p>,h:'</text:p>
          </table:table-cell>
          <table:table-cell office:value-type="string">
            <text:p>Fortunian</text:p>
          </table:table-cell>
          <table:table-cell office:value-type="string">
            <text:p>,s:'</text:p>
          </table:table-cell>
          <table:table-cell/>
          <table:table-cell office:value-type="string">
            <text:p>},</text:p>
          </table:table-cell>
          <table:table-cell table:number-columns-repeated="100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5">03/25/2014</text:date>, <text:time>15:16: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4H15M56S</meta:editing-duration>
    <meta:editing-cycles>17</meta:editing-cycles>
    <meta:generator>OpenOffice.org/3.4.1$Win32 OpenOffice.org_project/341m1$Build-9593</meta:generator>
    <dc:date>2014-03-25T15:16:08.94</dc:date>
    <meta:document-statistic meta:table-count="10" meta:cell-count="5025" meta:object-count="0"/>
    <meta:user-defined meta:name="Info 1"/>
    <meta:user-defined meta:name="Info 2"/>
    <meta:user-defined meta:name="Info 3"/>
    <meta:user-defined meta:name="Info 4"/>
  </office:meta>
</office:document-meta>
</file>